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4.182cm"/>
    </style:style>
    <style:style style:name="co9" style:family="table-column">
      <style:table-column-properties fo:break-before="auto" style:column-width="3.886cm"/>
    </style:style>
    <style:style style:name="co10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1.312cm"/>
    </style:style>
    <style:style style:name="co13" style:family="table-column">
      <style:table-column-properties fo:break-before="auto" style:column-width="2.009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4.262cm"/>
    </style:style>
    <style:style style:name="co16" style:family="table-column">
      <style:table-column-properties fo:break-before="auto" style:column-width="4.637cm"/>
    </style:style>
    <style:style style:name="co17" style:family="table-column">
      <style:table-column-properties fo:break-before="auto" style:column-width="4.316cm"/>
    </style:style>
    <style:style style:name="co18" style:family="table-column">
      <style:table-column-properties fo:break-before="auto" style:column-width="4.69cm"/>
    </style:style>
    <style:style style:name="co19" style:family="table-column">
      <style:table-column-properties fo:break-before="auto" style:column-width="3.082cm"/>
    </style:style>
    <style:style style:name="co20" style:family="table-column">
      <style:table-column-properties fo:break-before="auto" style:column-width="3.27cm"/>
    </style:style>
    <style:style style:name="co21" style:family="table-column">
      <style:table-column-properties fo:break-before="auto" style:column-width="2.277cm"/>
    </style:style>
    <style:style style:name="co22" style:family="table-column">
      <style:table-column-properties fo:break-before="auto" style:column-width="7.534cm"/>
    </style:style>
    <style:style style:name="co23" style:family="table-column">
      <style:table-column-properties fo:break-before="auto" style:column-width="9.357cm"/>
    </style:style>
    <style:style style:name="co24" style:family="table-column">
      <style:table-column-properties fo:break-before="auto" style:column-width="9.278cm"/>
    </style:style>
    <style:style style:name="co25" style:family="table-column">
      <style:table-column-properties fo:break-before="auto" style:column-width="1.231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438cm"/>
    </style:style>
    <style:style style:name="co28" style:family="table-column">
      <style:table-column-properties fo:break-before="auto" style:column-width="2.84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1.928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3.029cm"/>
    </style:style>
    <style:style style:name="co34" style:family="table-column">
      <style:table-column-properties fo:break-before="auto" style:column-width="2.251cm"/>
    </style:style>
    <style:style style:name="co35" style:family="table-column">
      <style:table-column-properties fo:break-before="auto" style:column-width="3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745cm"/>
    </style:style>
    <style:style style:name="co38" style:family="table-column">
      <style:table-column-properties fo:break-before="auto" style:column-width="1.794cm"/>
    </style:style>
    <style:style style:name="co39" style:family="table-column">
      <style:table-column-properties fo:break-before="auto" style:column-width="6.89cm"/>
    </style:style>
    <style:style style:name="co40" style:family="table-column">
      <style:table-column-properties fo:break-before="auto" style:column-width="4.288cm"/>
    </style:style>
    <style:style style:name="co41" style:family="table-column">
      <style:table-column-properties fo:break-before="auto" style:column-width="24.809cm"/>
    </style:style>
    <style:style style:name="co42" style:family="table-column">
      <style:table-column-properties fo:break-before="auto" style:column-width="3.246cm"/>
    </style:style>
    <style:style style:name="co43" style:family="table-column">
      <style:table-column-properties fo:break-before="auto" style:column-width="4.306cm"/>
    </style:style>
    <style:style style:name="co44" style:family="table-column">
      <style:table-column-properties fo:break-before="auto" style:column-width="4.621cm"/>
    </style:style>
    <style:style style:name="co45" style:family="table-column">
      <style:table-column-properties fo:break-before="auto" style:column-width="5.329cm"/>
    </style:style>
    <style:style style:name="co46" style:family="table-column">
      <style:table-column-properties fo:break-before="auto" style:column-width="4.196cm"/>
    </style:style>
    <style:style style:name="co47" style:family="table-column">
      <style:table-column-properties fo:break-before="auto" style:column-width="2.845cm"/>
    </style:style>
    <style:style style:name="co48" style:family="table-column">
      <style:table-column-properties fo:break-before="auto" style:column-width="1.418cm"/>
    </style:style>
    <style:style style:name="co49" style:family="table-column">
      <style:table-column-properties fo:break-before="auto" style:column-width="2.006cm"/>
    </style:style>
    <style:style style:name="co50" style:family="table-column">
      <style:table-column-properties fo:break-before="auto" style:column-width="3.05cm"/>
    </style:style>
    <style:style style:name="co51" style:family="table-column">
      <style:table-column-properties fo:break-before="auto" style:column-width="3.023cm"/>
    </style:style>
    <style:style style:name="co52" style:family="table-column">
      <style:table-column-properties fo:break-before="auto" style:column-width="2.923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2.879cm"/>
    </style:style>
    <style:style style:name="co55" style:family="table-column">
      <style:table-column-properties fo:break-before="auto" style:column-width="3.304cm"/>
    </style:style>
    <style:style style:name="co56" style:family="table-column">
      <style:table-column-properties fo:break-before="auto" style:column-width="5.808cm"/>
    </style:style>
    <style:style style:name="co57" style:family="table-column">
      <style:table-column-properties fo:break-before="auto" style:column-width="4.551cm"/>
    </style:style>
    <style:style style:name="co58" style:family="table-column">
      <style:table-column-properties fo:break-before="auto" style:column-width="16.103cm"/>
    </style:style>
    <style:style style:name="co59" style:family="table-column">
      <style:table-column-properties fo:break-before="auto" style:column-width="5.911cm"/>
    </style:style>
    <style:style style:name="co60" style:family="table-column">
      <style:table-column-properties fo:break-before="auto" style:column-width="3.651cm"/>
    </style:style>
    <style:style style:name="co61" style:family="table-column">
      <style:table-column-properties fo:break-before="auto" style:column-width="3.706cm"/>
    </style:style>
    <style:style style:name="co62" style:family="table-column">
      <style:table-column-properties fo:break-before="auto" style:column-width="4.082cm"/>
    </style:style>
    <style:style style:name="co63" style:family="table-column">
      <style:table-column-properties fo:break-before="auto" style:column-width="2.096cm"/>
    </style:style>
    <style:style style:name="co64" style:family="table-column">
      <style:table-column-properties fo:break-before="auto" style:column-width="2.766cm"/>
    </style:style>
    <style:style style:name="co65" style:family="table-column">
      <style:table-column-properties fo:break-before="auto" style:column-width="1.207cm"/>
    </style:style>
    <style:style style:name="co66" style:family="table-column">
      <style:table-column-properties fo:break-before="auto" style:column-width="1.131cm"/>
    </style:style>
    <style:style style:name="co67" style:family="table-column">
      <style:table-column-properties fo:break-before="auto" style:column-width="5.475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4.456cm"/>
    </style:style>
    <style:style style:name="co70" style:family="table-column">
      <style:table-column-properties fo:break-before="auto" style:column-width="4.027cm"/>
    </style:style>
    <style:style style:name="co71" style:family="table-column">
      <style:table-column-properties fo:break-before="auto" style:column-width="4.747cm"/>
    </style:style>
    <style:style style:name="co72" style:family="table-column">
      <style:table-column-properties fo:break-before="auto" style:column-width="4.639cm"/>
    </style:style>
    <style:style style:name="co73" style:family="table-column">
      <style:table-column-properties fo:break-before="auto" style:column-width="11.919cm"/>
    </style:style>
    <style:style style:name="co74" style:family="table-column">
      <style:table-column-properties fo:break-before="auto" style:column-width="2.3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3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9cm" fo:break-before="auto" style:use-optimal-row-height="false"/>
    </style:style>
    <style:style style:name="ta1" style:family="table" style:master-page-name="PageStyle_5f_Nombres">
      <style:table-properties table:display="true" style:writing-mode="lr-tb"/>
    </style:style>
    <style:style style:name="ta2" style:family="table" style:master-page-name="PageStyle_5f_Empleado_5f_jefe">
      <style:table-properties table:display="true" style:writing-mode="lr-tb"/>
    </style:style>
    <style:style style:name="ta3" style:family="table" style:master-page-name="PageStyle_5f_Cuentas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666666"/>
    </style:style>
    <style:style style:name="ce24" style:family="table-cell" style:parent-style-name="Default">
      <style:text-properties fo:color="#66666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52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fo:border-bottom="0.06pt solid #000000" fo:border-left="none" fo:border-right="none" style:rotation-align="none" fo:border-top="non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rotation-align="none"/>
    </style:style>
    <style:style style:name="ce59" style:family="table-cell" style:parent-style-name="Default" style:data-style-name="N100">
      <style:table-cell-properties fo:border-bottom="0.06pt solid #000000" fo:border-left="none" fo:border-right="none" style:rotation-align="none" fo:border-top="none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66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0">
      <style:table-cell-properties fo:wrap-option="wrap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fo:border-bottom="none" fo:wrap-option="wrap" fo:border-left="none" fo:border-right="0.06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rotation-align="none" style:vertical-align="top"/>
      <style:text-properties fo:color="#666666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none" fo:border-right="none" style:rotation-align="none" fo:border-top="none"/>
      <style:text-properties fo:color="#666666"/>
    </style:style>
    <style:style style:name="ce109" style:family="table-cell" style:parent-style-name="Default">
      <style:table-cell-properties fo:border-bottom="none" fo:border-left="none" fo:border-right="none" fo:border-top="0.06pt solid #000000"/>
      <style:text-properties fo:color="#666666"/>
    </style:style>
    <style:style style:name="ce110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111" style:family="table-cell" style:parent-style-name="Default">
      <style:table-cell-properties style:vertical-align="top"/>
      <style:text-properties fo:color="#666666" fo:font-weight="bold" style:font-weight-asian="bold" style:font-weight-complex="bold"/>
    </style:style>
    <style:style style:name="ce113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color="#666666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color="#666666"/>
    </style:style>
    <style:style style:name="ce12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fo:color="#666666"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br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1" table:number-columns-repeated="4" table:default-cell-style-name="Default"/>
        <table:table-column table:style-name="co6" table:default-cell-style-name="ce49"/>
        <table:table-column table:style-name="co1" table:number-columns-repeated="52" table:default-cell-style-name="Default"/>
        <table:table-row table:style-name="ro1">
          <table:table-cell table:number-columns-repeated="2"/>
          <table:table-cell table:style-name="ce49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57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10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10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3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2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4-2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-14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8-6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9-17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6-11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4-5-5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23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4-27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14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4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5-2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5-17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5-1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4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6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2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3-23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4-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52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6-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1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6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6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5-24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8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5-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2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2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8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7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4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-18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3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11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5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0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6-21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2-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3-2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17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7-7-1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-23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1-4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4-18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5-2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7-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0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2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4-11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4-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5-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2-2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12-25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7-1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2-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22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6-21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8-1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9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12-15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-26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11-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7-7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9-2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6-25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5-4-1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1-13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9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6-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10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7-1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4-10-6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2-6-7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1-20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3-2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9-1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11-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1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1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0-7-2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25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14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11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12-1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11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8-3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5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6-21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6-16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3-4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10-27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3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5-2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12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19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2-4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21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1-12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9-2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2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3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0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3-21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12-16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6-9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28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0-10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22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5-2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9-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5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10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2-2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9-1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8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2-24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6-12-20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17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0-11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2-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7-18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5-1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7-1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3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5-2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3-5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3-19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12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5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4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2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10-18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2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2-17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1-1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9-14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12-20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2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2-23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6-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9-18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9-15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5-25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10-6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4-2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6-9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8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2-1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22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11-24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1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7-9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21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8-2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13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8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2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4-20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4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2-5-1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-2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4-5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8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9-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7-2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4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2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5-20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3-12-1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7-2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6-18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9-3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5-2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11-1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6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3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12-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5-1-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8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7-10-2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2-1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8-26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4-3-1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0-2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0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6-2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6-1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20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5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7-13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2-11-19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8-1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9-16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3-7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11-2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4-10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10-1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7-1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6-5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7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26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1-1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8-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9-7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1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-19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5-26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-24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3-20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2-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1-3-6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7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1-1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1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6-7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6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4-6-24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9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2-8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0-4-15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8-9-1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8-1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3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4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7-2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1-21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7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9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12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4-2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2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17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1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5-1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6-2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1-5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2-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0-12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2-2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4-2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4-21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8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0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1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-17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9-6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3-9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1-1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12-2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7-1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2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7-2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12-2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4-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6-1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8-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3-3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4-4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6-28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2-1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8-17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9-3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9-4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1-13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7-12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1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0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6-7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9-15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3-5-20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5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3-1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8-2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5-27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9-1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13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3-12-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9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5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8-19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8-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8-1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-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2-25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3-10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-2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5-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4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7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1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11-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8-2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2-20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1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5-3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-16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8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2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15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8-13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11-1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6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3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1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9-15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2-1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-3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1-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3-1-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9-9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2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5-12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11-26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6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2-19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-17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3-12-1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1-1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6-4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-20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1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7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3-1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4-19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0-4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4-18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11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8-8-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6-11-3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2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6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9-26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3-7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2-10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0-5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3-28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1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2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1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8-26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0-1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4-11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9-2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6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6-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6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1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5-1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25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7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19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7-4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0-2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4-7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12-28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8-10-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10-3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1-9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1-10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8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3-2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2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0-10-14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1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3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2-9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-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11-1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9-1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20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5-2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0-9-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16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5-5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3-4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18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1-2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9-9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11-10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10-4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1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2-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12-1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2-26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3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1-18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8-7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4-6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9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4-6-26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5-18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4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3-7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2-7-5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2-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0-2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4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7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28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0-1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4-10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0-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5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4-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5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12-11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3-20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0-1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10-6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2-28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2-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3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2-1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2-12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3-26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5-2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6-2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1-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9-21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6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11-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1-18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7-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2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0-11-1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20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4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9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2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6-21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5-2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1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5-28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9-10-27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9-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5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-1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9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8-12-13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9-2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8-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9-1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5-16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9-2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9-2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2-28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10-1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8-2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12-23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0-10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5-18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2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-2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0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6-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6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10-27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8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7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9-21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2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9-1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12-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2-10-22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5-3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6-16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2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2-4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4-1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12-7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12-5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6-28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5-21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8-23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16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2-8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3-5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7-22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5-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10-2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8-10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11-1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7-2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10-8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1-1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3-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5-3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6-22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3-1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2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0-9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53"/>
        </table:table-row>
        <table:table-row table:style-name="ro1" table:number-rows-repeated="10479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SONAL_INTELIGENCI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ce24"/>
        <table:table-column table:style-name="co8" table:default-cell-style-name="ce25"/>
        <table:table-column table:style-name="co11" table:default-cell-style-name="ce30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number-columns-repeated="2" table:default-cell-style-name="ce49"/>
        <table:table-column table:style-name="co19" table:default-cell-style-name="ce49"/>
        <table:table-column table:style-name="co10" table:default-cell-style-name="ce49"/>
        <table:table-column table:style-name="co20" table:default-cell-style-name="ce49"/>
        <table:table-column table:style-name="co21" table:default-cell-style-name="ce49"/>
        <table:table-column table:style-name="co17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default-cell-style-name="ce62"/>
        <table:table-column table:style-name="co27" table:default-cell-style-name="ce62"/>
        <table:table-column table:style-name="co28" table:default-cell-style-name="ce49"/>
        <table:table-column table:style-name="co13" table:default-cell-style-name="ce49"/>
        <table:table-column table:style-name="co29" table:default-cell-style-name="ce49"/>
        <table:table-column table:style-name="co30" table:default-cell-style-name="ce49"/>
        <table:table-column table:style-name="co31" table:default-cell-style-name="ce49"/>
        <table:table-column table:style-name="co32" table:number-columns-repeated="2" table:default-cell-style-name="ce49"/>
        <table:table-column table:style-name="co19" table:default-cell-style-name="ce49"/>
        <table:table-column table:style-name="co33" table:default-cell-style-name="ce49"/>
        <table:table-column table:style-name="co28" table:default-cell-style-name="ce49"/>
        <table:table-column table:style-name="co20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35" table:default-cell-style-name="ce49"/>
        <table:table-column table:style-name="co33" table:default-cell-style-name="ce49"/>
        <table:table-column table:style-name="co35" table:default-cell-style-name="ce49"/>
        <table:table-column table:style-name="co36" table:default-cell-style-name="ce49"/>
        <table:table-column table:style-name="co14" table:default-cell-style-name="ce49"/>
        <table:table-column table:style-name="co34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28" table:default-cell-style-name="ce49"/>
        <table:table-column table:style-name="co27" table:default-cell-style-name="ce49"/>
        <table:table-column table:style-name="co28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37" table:default-cell-style-name="ce49"/>
        <table:table-column table:style-name="co38" table:default-cell-style-name="ce49"/>
        <table:table-column table:style-name="co39" table:default-cell-style-name="ce49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column table:style-name="co14" table:number-columns-repeated="961" table:default-cell-style-name="Default"/>
        <table:table-row table:style-name="ro2" table:number-rows-repeated="2">
          <table:table-cell table:number-columns-repeated="5"/>
          <table:table-cell table:style-name="ce25"/>
          <table:table-cell table:number-columns-repeated="1016"/>
        </table:table-row>
        <table:table-row table:style-name="ro2">
          <table:table-cell table:style-name="ce2" office:value-type="string" calcext:value-type="string">
            <text:p>fk_estacion</text:p>
          </table:table-cell>
          <table:table-cell table:style-name="ce22" office:value-type="string" calcext:value-type="string">
            <text:p>fk_oficina_principal</text:p>
          </table:table-cell>
          <table:table-cell table:style-name="ce2" office:value-type="string" calcext:value-type="string">
            <text:p>fk_empleado_jefe</text:p>
          </table:table-cell>
          <table:table-cell table:style-name="ce2" office:value-type="string" calcext:value-type="string">
            <text:p>fk_lugar</text:p>
          </table:table-cell>
          <table:table-cell/>
          <table:table-cell table:style-name="ce25"/>
          <table:table-cell office:value-type="string" calcext:value-type="string">
            <text:p>id</text:p>
          </table:table-cell>
          <table:table-cell table:style-name="ce40"/>
          <table:table-cell/>
          <table:table-cell table:style-name="ce63" office:value-type="string" calcext:value-type="string">
            <text:p>primer_nombre</text:p>
          </table:table-cell>
          <table:table-cell table:style-name="ce63" office:value-type="string" calcext:value-type="string">
            <text:p>segundo_nombre</text:p>
          </table:table-cell>
          <table:table-cell table:style-name="ce63" office:value-type="string" calcext:value-type="string">
            <text:p>primer_apellido</text:p>
          </table:table-cell>
          <table:table-cell table:style-name="ce63" office:value-type="string" calcext:value-type="string">
            <text:p>segundo_apellido</text:p>
          </table:table-cell>
          <table:table-cell table:style-name="ce40" office:value-type="string" calcext:value-type="string">
            <text:p>fecha_nacimiento</text:p>
          </table:table-cell>
          <table:table-cell table:style-name="ce40" office:value-type="string" calcext:value-type="string">
            <text:p>altura_cm</text:p>
          </table:table-cell>
          <table:table-cell table:style-name="ce40" office:value-type="string" calcext:value-type="string">
            <text:p>peso_kg</text:p>
          </table:table-cell>
          <table:table-cell table:style-name="ce40" office:value-type="string" calcext:value-type="string">
            <text:p>color_ojos</text:p>
          </table:table-cell>
          <table:table-cell table:style-name="ce40" office:value-type="string" calcext:value-type="string">
            <text:p>vision</text:p>
          </table:table-cell>
          <table:table-cell table:style-name="ce40" office:value-type="string" calcext:value-type="string">
            <text:p>class_seguridad</text:p>
          </table:table-cell>
          <table:table-cell table:style-name="ce40" office:value-type="string" calcext:value-type="string">
            <text:p>foto</text:p>
          </table:table-cell>
          <table:table-cell table:style-name="ce40" office:value-type="string" calcext:value-type="string">
            <text:p>huella_digital</text:p>
          </table:table-cell>
          <table:table-cell table:style-name="ce40" office:value-type="string" calcext:value-type="string">
            <text:p>huella_retina</text:p>
          </table:table-cell>
          <table:table-cell table:style-name="ce40" office:value-type="string" calcext:value-type="string" table:number-columns-spanned="2" table:number-rows-spanned="1">
            <text:p>telefono</text:p>
          </table:table-cell>
          <table:covered-table-cell table:style-name="ce88"/>
          <table:table-cell table:style-name="ce88" office:value-type="string" calcext:value-type="string" table:number-columns-spanned="2" table:number-rows-spanned="1">
            <text:p>licencia_manejo</text:p>
          </table:table-cell>
          <table:covered-table-cell table:style-name="ce63"/>
          <table:table-cell table:style-name="ce63" office:value-type="string" calcext:value-type="string" table:number-columns-spanned="6" table:number-rows-spanned="1">
            <text:p>idiomas</text:p>
          </table:table-cell>
          <table:covered-table-cell table:number-columns-repeated="5" table:style-name="ce63"/>
          <table:table-cell table:style-name="ce63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63"/>
          <table:table-cell table:style-name="ce63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63"/>
          <table:table-cell table:style-name="ce63" office:value-type="string" calcext:value-type="string" table:number-columns-spanned="2" table:number-rows-spanned="1">
            <text:p>identificaciones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Identificaciones 2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63"/>
          <table:table-cell table:style-name="ce63" office:value-type="string" calcext:value-type="string">
            <text:p>fk_lugar_ciudad</text:p>
          </table:table-cell>
          <table:table-cell table:style-name="ce40"/>
          <table:table-cell table:style-name="ce40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 </text:p>
          </table:table-cell>
          <table:table-cell table:style-name="ce46" table:number-columns-repeated="951"/>
          <table:table-cell table:number-columns-repeated="10"/>
        </table:table-row>
        <table:table-row table:style-name="ro2">
          <table:table-cell table:style-name="ce14" table:formula="of:=[.D4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4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93-03-05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457654" calcext:value-type="float">
            <text:p>3457654</text:p>
          </table:table-cell>
          <table:table-cell table:formula="of:=RANDBETWEEN(10000000;99999999)" office:value-type="float" office:value="59511243" calcext:value-type="float">
            <text:p>5951124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527334" calcext:value-type="float">
            <text:p>5527334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071709" calcext:value-type="float">
            <text:p>1071709</text:p>
          </table:table-cell>
          <table:table-cell table:style-name="ce62" table:formula="of:=RANDBETWEEN(10000000;100000000)" office:value-type="float" office:value="67953875" calcext:value-type="float">
            <text:p>67953875</text:p>
          </table:table-cell>
          <table:table-cell table:formula="of:=[.F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4]" office:value-type="float" office:value="10" calcext:value-type="float">
            <text:p>10</text:p>
          </table:table-cell>
          <table:table-cell/>
          <table:table-cell table:style-name="ce70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office:value-type="string" office:string-value="('Florentina','Mariluz','Landa','Heredia','1993-03-05',184,87,'verde claro','20/25','top_secret','personal_inteligencia_data/foto.png','personal_inteligencia_data/huella_digital.png','personal_inteligencia_data/huella_retina.png',ROW(58,4143457654) ,ROW('59511243','Argentina'),ARRAY['inglés','árabe','portugués','francés','null','null']::varchar(50)[], ARRAY[ ROW('Araceli',null,'Alcantara','Candelaria','1960-06-01','tío',ROW(58,4145527334) ), ROW('Calixtrato','Vicente','Quintanilla','Estrada','1960-06-01','hermano',ROW(58,4141071709) )]::familiar_ty[], ARRAY[ ROW('67953875','Irlanda'),row('null','null') ]::identificacion_ty[], ARRAY[ ROW('Economía','Máster','Finanzas'), ROW('null','null','null') ]::nivel_educativo_ty[],null,'10')," calcext:value-type="string">
            <text:p>('Florentina','Mariluz','Landa','Heredia','1993-03-05',184,87,'verde claro','20/25','top_secret','personal_inteligencia_data/foto.png','personal_inteligencia_data/huella_digital.png','personal_inteligencia_data/huella_retina.png',ROW(58,4143457654) ,ROW('59511243','Argentina'),ARRAY['inglés','árabe','portugués','francés','null','null']::varchar(50)[], ARRAY[ ROW('Araceli',null,'Alcantara','Candelaria','1960-06-01','tío',ROW(58,4145527334) ), ROW('Calixtrato','Vicente','Quintanilla','Estrada','1960-06-01','hermano',ROW(58,4141071709) )]::familiar_ty[], ARRAY[ ROW('67953875','Irlanda'),row('null','null') ]::identificacion_ty[], ARRAY[ ROW('Economía','Máster','Finanzas'), ROW('null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5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5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53" office:value-type="string" calcext:value-type="string">
            <text:p>2000-10-30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594124" calcext:value-type="float">
            <text:p>1594124</text:p>
          </table:table-cell>
          <table:table-cell table:formula="of:=RANDBETWEEN(10000000;99999999)" office:value-type="float" office:value="31447266" calcext:value-type="float">
            <text:p>3144726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808308" calcext:value-type="float">
            <text:p>880830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7446428" calcext:value-type="float">
            <text:p>7446428</text:p>
          </table:table-cell>
          <table:table-cell table:style-name="ce62" table:formula="of:=RANDBETWEEN(10000000;100000000)" office:value-type="float" office:value="20280799" calcext:value-type="float">
            <text:p>20280799</text:p>
          </table:table-cell>
          <table:table-cell table:formula="of:=[.F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]" office:value-type="float" office:value="10" calcext:value-type="float">
            <text:p>10</text:p>
          </table:table-cell>
          <table:table-cell/>
          <table:table-cell table:style-name="ce71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office:value-type="string" office:string-value="('Constancia',null,'Oviedo','Aguilera','2000-10-30',181,90,'marrón oscuro','20/63','no_clasificado','personal_inteligencia_data/foto.png','personal_inteligencia_data/huella_digital.png','personal_inteligencia_data/huella_retina.png',ROW(58,2121594124) ,ROW('31447266','Groenlandia'),ARRAY['inglés','árabe','portugués','francés','null','null']::varchar(50)[], ARRAY[ ROW('Cecilio',null,'Maravilla','Soria','1950-05-20','hermano',ROW(58,2348808308) ), ROW('Ramon','Cesar','Soliz','Alvarenga','1950-05-20','madre',ROW(58,2347446428) )]::familiar_ty[], ARRAY[ ROW('20280799','Irlanda'),row('null','null') ]::identificacion_ty[], ARRAY[ ROW('Ingeniería Informática','null','null'), ROW('Enfermería','null','null') ]::nivel_educativo_ty[],null,'10')," calcext:value-type="string">
            <text:p>('Constancia',null,'Oviedo','Aguilera','2000-10-30',181,90,'marrón oscuro','20/63','no_clasificado','personal_inteligencia_data/foto.png','personal_inteligencia_data/huella_digital.png','personal_inteligencia_data/huella_retina.png',ROW(58,2121594124) ,ROW('31447266','Groenlandia'),ARRAY['inglés','árabe','portugués','francés','null','null']::varchar(50)[], ARRAY[ ROW('Cecilio',null,'Maravilla','Soria','1950-05-20','hermano',ROW(58,2348808308) ), ROW('Ramon','Cesar','Soliz','Alvarenga','1950-05-20','madre',ROW(58,2347446428) )]::familiar_ty[], ARRAY[ ROW('20280799','Irlanda'),row('null','null') ]::identificacion_ty[], ARRAY[ ROW('Ingeniería Informática','null','null'), ROW('Enfermería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6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6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53" office:value-type="string" calcext:value-type="string">
            <text:p>1998-11-21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387419" calcext:value-type="float">
            <text:p>3387419</text:p>
          </table:table-cell>
          <table:table-cell table:formula="of:=RANDBETWEEN(10000000;99999999)" office:value-type="float" office:value="13344276" calcext:value-type="float">
            <text:p>1334427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543488" calcext:value-type="float">
            <text:p>7543488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543559" calcext:value-type="float">
            <text:p>3543559</text:p>
          </table:table-cell>
          <table:table-cell table:style-name="ce62" table:formula="of:=RANDBETWEEN(10000000;100000000)" office:value-type="float" office:value="93560496" calcext:value-type="float">
            <text:p>93560496</text:p>
          </table:table-cell>
          <table:table-cell table:formula="of:=[.F6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]" office:value-type="float" office:value="10" calcext:value-type="float">
            <text:p>10</text:p>
          </table:table-cell>
          <table:table-cell/>
          <table:table-cell table:style-name="ce71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office:value-type="string" office:string-value="('Libertad','Virginia','Casas','Cornejo','1998-11-21',172,86,'verde oscuro','20/25','confidencial','personal_inteligencia_data/foto.png','personal_inteligencia_data/huella_digital.png','personal_inteligencia_data/huella_retina.png',ROW(58,4143387419) ,ROW('13344276','Irlanda'),ARRAY['español','inglés','portugués','francés','null','null']::varchar(50)[], ARRAY[ ROW('Jesus','Juliano','Gallegos','Curiel','1949-10-23','padre',ROW(58,2127543488) ), ROW('Fabian','Benjamin','Jara','Arguello','1949-10-23','hermano',ROW(58,2123543559) )]::familiar_ty[], ARRAY[ ROW('93560496','Irlanda'),row('null','null') ]::identificacion_ty[], ARRAY[ ROW('Comunicación','null','null'), ROW('Ingeniería Informática','null','null') ]::nivel_educativo_ty[],null,'10')," calcext:value-type="string">
            <text:p>('Libertad','Virginia','Casas','Cornejo','1998-11-21',172,86,'verde oscuro','20/25','confidencial','personal_inteligencia_data/foto.png','personal_inteligencia_data/huella_digital.png','personal_inteligencia_data/huella_retina.png',ROW(58,4143387419) ,ROW('13344276','Irlanda'),ARRAY['español','inglés','portugués','francés','null','null']::varchar(50)[], ARRAY[ ROW('Jesus','Juliano','Gallegos','Curiel','1949-10-23','padre',ROW(58,2127543488) ), ROW('Fabian','Benjamin','Jara','Arguello','1949-10-23','hermano',ROW(58,2123543559) )]::familiar_ty[], ARRAY[ ROW('93560496','Irlanda'),row('null','null') ]::identificacion_ty[], ARRAY[ ROW('Comunicación','null','null'), ROW('Ingeniería Informática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7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7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53" office:value-type="string" calcext:value-type="string">
            <text:p>1997-12-15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2324098" calcext:value-type="float">
            <text:p>2324098</text:p>
          </table:table-cell>
          <table:table-cell table:formula="of:=RANDBETWEEN(10000000;99999999)" office:value-type="float" office:value="49343784" calcext:value-type="float">
            <text:p>4934378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509673" calcext:value-type="float">
            <text:p>6509673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244817" calcext:value-type="float">
            <text:p>9244817</text:p>
          </table:table-cell>
          <table:table-cell table:style-name="ce62" table:formula="of:=RANDBETWEEN(10000000;100000000)" office:value-type="float" office:value="55659566" calcext:value-type="float">
            <text:p>55659566</text:p>
          </table:table-cell>
          <table:table-cell table:formula="of:=[.F7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7]" office:value-type="float" office:value="10" calcext:value-type="float">
            <text:p>10</text:p>
          </table:table-cell>
          <table:table-cell/>
          <table:table-cell table:style-name="ce71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office:value-type="string" office:string-value="('Teodora','Abigail','Nolasco','Armendariz','1997-12-15',159,91,'azul claro','20/25','confidencial','personal_inteligencia_data/foto.png','personal_inteligencia_data/huella_digital.png','personal_inteligencia_data/huella_retina.png',ROW(58,2812324098) ,ROW('49343784','Uganda'),ARRAY['inglés','árabe','portugués','francés','null','null']::varchar(50)[], ARRAY[ ROW('Fermin',null,'Figueroa','Cordova','1973-11-14','madre',ROW(58,2816509673) ), ROW('Hugo',null,'Serrato','Barrios','1973-11-14','abuelo',ROW(58,2819244817) )]::familiar_ty[], ARRAY[ ROW('55659566','Irlanda'),row('null','null') ]::identificacion_ty[], ARRAY[ ROW('Criminología','null','null'), ROW('null','null','null') ]::nivel_educativo_ty[],null,'10')," calcext:value-type="string">
            <text:p>('Teodora','Abigail','Nolasco','Armendariz','1997-12-15',159,91,'azul claro','20/25','confidencial','personal_inteligencia_data/foto.png','personal_inteligencia_data/huella_digital.png','personal_inteligencia_data/huella_retina.png',ROW(58,2812324098) ,ROW('49343784','Uganda'),ARRAY['inglés','árabe','portugués','francés','null','null']::varchar(50)[], ARRAY[ ROW('Fermin',null,'Figueroa','Cordova','1973-11-14','madre',ROW(58,2816509673) ), ROW('Hugo',null,'Serrato','Barrios','1973-11-14','abuelo',ROW(58,2819244817) )]::familiar_ty[], ARRAY[ ROW('55659566','Irlanda'),row('null','null') ]::identificacion_ty[], ARRAY[ ROW('Criminología','null','null'), ROW('null','null','null') ]::nivel_educativo_ty[],null,'10'),</text:p>
          </table:table-cell>
          <table:table-cell table:number-columns-repeated="961"/>
        </table:table-row>
        <table:table-row table:style-name="ro2">
          <table:table-cell table:style-name="ce14" table:formula="of:=[.D8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8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53" office:value-type="string" calcext:value-type="string">
            <text:p>1993-08-25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307229" calcext:value-type="float">
            <text:p>9307229</text:p>
          </table:table-cell>
          <table:table-cell table:formula="of:=RANDBETWEEN(10000000;99999999)" office:value-type="float" office:value="87364079" calcext:value-type="float">
            <text:p>8736407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351100" calcext:value-type="float">
            <text:p>135110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183290" calcext:value-type="float">
            <text:p>8183290</text:p>
          </table:table-cell>
          <table:table-cell table:style-name="ce62" table:formula="of:=RANDBETWEEN(10000000;100000000)" office:value-type="float" office:value="23926707" calcext:value-type="float">
            <text:p>23926707</text:p>
          </table:table-cell>
          <table:table-cell table:formula="of:=[.F8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]" office:value-type="float" office:value="11" calcext:value-type="float">
            <text:p>11</text:p>
          </table:table-cell>
          <table:table-cell/>
          <table:table-cell table:style-name="ce71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office:value-type="string" office:string-value="('Valentin','Kevin','Machuca','Tello','1993-08-25',165,80,'verde oscuro','20/20','no_clasificado','personal_inteligencia_data/foto.png','personal_inteligencia_data/huella_digital.png','personal_inteligencia_data/huella_retina.png',ROW(58,4129307229) ,ROW('87364079','Argentina'),ARRAY['inglés','árabe','portugués','francés','null','null']::varchar(50)[], ARRAY[ ROW('Bibiana',null,'Monge','Ruano','1962-10-16','padre',ROW(58,4121351100) ), ROW('Brandon','Constantino','Razo','Casillas','1962-10-16','abuelo',ROW(58,4128183290) )]::familiar_ty[], ARRAY[ ROW('23926707','Irland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65,80,'verde oscuro','20/20','no_clasificado','personal_inteligencia_data/foto.png','personal_inteligencia_data/huella_digital.png','personal_inteligencia_data/huella_retina.png',ROW(58,4129307229) ,ROW('87364079','Argentina'),ARRAY['inglés','árabe','portugués','francés','null','null']::varchar(50)[], ARRAY[ ROW('Bibiana',null,'Monge','Ruano','1962-10-16','padre',ROW(58,4121351100) ), ROW('Brandon','Constantino','Razo','Casillas','1962-10-16','abuelo',ROW(58,4128183290) )]::familiar_ty[], ARRAY[ ROW('23926707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9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9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53" office:value-type="string" calcext:value-type="string">
            <text:p>1983-09-15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671823" calcext:value-type="float">
            <text:p>2671823</text:p>
          </table:table-cell>
          <table:table-cell table:formula="of:=RANDBETWEEN(10000000;99999999)" office:value-type="float" office:value="58481307" calcext:value-type="float">
            <text:p>5848130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567710" calcext:value-type="float">
            <text:p>2567710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389696" calcext:value-type="float">
            <text:p>1389696</text:p>
          </table:table-cell>
          <table:table-cell table:style-name="ce62" table:formula="of:=RANDBETWEEN(10000000;100000000)" office:value-type="float" office:value="16368130" calcext:value-type="float">
            <text:p>16368130</text:p>
          </table:table-cell>
          <table:table-cell table:formula="of:=[.F9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]" office:value-type="float" office:value="11" calcext:value-type="float">
            <text:p>11</text:p>
          </table:table-cell>
          <table:table-cell/>
          <table:table-cell table:style-name="ce71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office:value-type="string" office:string-value="('Cesarino',null,'Zuniga','Anderson','1983-09-15',163,73,'verde claro','20/50','no_clasificado','personal_inteligencia_data/foto.png','personal_inteligencia_data/huella_digital.png','personal_inteligencia_data/huella_retina.png',ROW(58,4242671823) ,ROW('58481307','Groenlandia'),ARRAY['inglés','árabe','portugués','francés','null','null']::varchar(50)[], ARRAY[ ROW('William',null,'Tellez','Cedillo','1953-04-17','abuelo',ROW(58,2612567710) ), ROW('Margarito','Leopoldo','Araujo','Villarreal','1953-04-17','hermano',ROW(58,2611389696) )]::familiar_ty[], ARRAY[ ROW('16368130','Irlanda'),row('null','null') ]::identificacion_ty[], ARRAY[ ROW('Comunicación','null','null'), ROW('Ciencias Sociales ','null','null') ]::nivel_educativo_ty[],null,'11')," calcext:value-type="string">
            <text:p>('Cesarino',null,'Zuniga','Anderson','1983-09-15',163,73,'verde claro','20/50','no_clasificado','personal_inteligencia_data/foto.png','personal_inteligencia_data/huella_digital.png','personal_inteligencia_data/huella_retina.png',ROW(58,4242671823) ,ROW('58481307','Groenlandia'),ARRAY['inglés','árabe','portugués','francés','null','null']::varchar(50)[], ARRAY[ ROW('William',null,'Tellez','Cedillo','1953-04-17','abuelo',ROW(58,2612567710) ), ROW('Margarito','Leopoldo','Araujo','Villarreal','1953-04-17','hermano',ROW(58,2611389696) )]::familiar_ty[], ARRAY[ ROW('16368130','Irlanda'),row('null','null') ]::identificacion_ty[], ARRAY[ ROW('Comunicación','null','null'), ROW('Ciencias Sociales 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0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0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53" office:value-type="string" calcext:value-type="string">
            <text:p>1998-12-03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642849" calcext:value-type="float">
            <text:p>4642849</text:p>
          </table:table-cell>
          <table:table-cell table:formula="of:=RANDBETWEEN(10000000;99999999)" office:value-type="float" office:value="31651380" calcext:value-type="float">
            <text:p>3165138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225540" calcext:value-type="float">
            <text:p>8225540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281816" calcext:value-type="float">
            <text:p>5281816</text:p>
          </table:table-cell>
          <table:table-cell table:style-name="ce62" table:formula="of:=RANDBETWEEN(10000000;100000000)" office:value-type="float" office:value="69882154" calcext:value-type="float">
            <text:p>69882154</text:p>
          </table:table-cell>
          <table:table-cell table:formula="of:=[.F10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]" office:value-type="float" office:value="11" calcext:value-type="float">
            <text:p>11</text:p>
          </table:table-cell>
          <table:table-cell/>
          <table:table-cell table:style-name="ce71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office:value-type="string" office:string-value="('Bruno','Magnus','Quiroga','Ornelas','1998-12-03',180,91,'azul oscuro','20/20','no_clasificado','personal_inteligencia_data/foto.png','personal_inteligencia_data/huella_digital.png','personal_inteligencia_data/huella_retina.png',ROW(58,4124642849) ,ROW('31651380','Irlanda'),ARRAY['español','inglés','portugués','francés','null','null']::varchar(50)[], ARRAY[ ROW('Cecilio','Owen','Alexander','Adams','1950-10-03','madre',ROW(58,4128225540) ), ROW('Juan','Felix','Najera','Echevarria','1950-10-03','abuelo',ROW(58,4125281816) )]::familiar_ty[], ARRAY[ ROW('69882154','Irlanda'),row('null','null') ]::identificacion_ty[], ARRAY[ ROW('Ingeniería Industrial','null','null'), ROW('Comunicación','null','null') ]::nivel_educativo_ty[],null,'11')," calcext:value-type="string">
            <text:p>('Bruno','Magnus','Quiroga','Ornelas','1998-12-03',180,91,'azul oscuro','20/20','no_clasificado','personal_inteligencia_data/foto.png','personal_inteligencia_data/huella_digital.png','personal_inteligencia_data/huella_retina.png',ROW(58,4124642849) ,ROW('31651380','Irlanda'),ARRAY['español','inglés','portugués','francés','null','null']::varchar(50)[], ARRAY[ ROW('Cecilio','Owen','Alexander','Adams','1950-10-03','madre',ROW(58,4128225540) ), ROW('Juan','Felix','Najera','Echevarria','1950-10-03','abuelo',ROW(58,4125281816) )]::familiar_ty[], ARRAY[ ROW('69882154','Irlanda'),row('null','null') ]::identificacion_ty[], ARRAY[ ROW('Ingeniería Industrial','null','null'), ROW('Comunicación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1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1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99-09-14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2807060" calcext:value-type="float">
            <text:p>2807060</text:p>
          </table:table-cell>
          <table:table-cell table:formula="of:=RANDBETWEEN(10000000;99999999)" office:value-type="float" office:value="22056901" calcext:value-type="float">
            <text:p>2205690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329440" calcext:value-type="float">
            <text:p>8329440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3680441" calcext:value-type="float">
            <text:p>3680441</text:p>
          </table:table-cell>
          <table:table-cell table:style-name="ce62" table:formula="of:=RANDBETWEEN(10000000;100000000)" office:value-type="float" office:value="50575435" calcext:value-type="float">
            <text:p>50575435</text:p>
          </table:table-cell>
          <table:table-cell table:formula="of:=[.F11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1]" office:value-type="float" office:value="11" calcext:value-type="float">
            <text:p>11</text:p>
          </table:table-cell>
          <table:table-cell/>
          <table:table-cell table:style-name="ce71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office:value-type="string" office:string-value="('Jane','Amanda','Tenorio','Roberts','1999-09-14',160,92,'azul claro','20/20','confidencial','personal_inteligencia_data/foto.png','personal_inteligencia_data/huella_digital.png','personal_inteligencia_data/huella_retina.png',ROW(58,2342807060) ,ROW('22056901','Uganda'),ARRAY['español','inglés','portugués','francés','null','null']::varchar(50)[], ARRAY[ ROW('Felicio',null,'Meneses','Ward','1975-10-18','hermano',ROW(58,2348329440) ), ROW('Luis',null,'Oliva','Arias','1975-10-18','primo',ROW(58,2343680441) )]::familiar_ty[], ARRAY[ ROW('50575435','Irlanda'),row('null','null') ]::identificacion_ty[], ARRAY[ ROW('Filosofía','null','null'), ROW('null','null','null') ]::nivel_educativo_ty[],null,'11')," calcext:value-type="string">
            <text:p>('Jane','Amanda','Tenorio','Roberts','1999-09-14',160,92,'azul claro','20/20','confidencial','personal_inteligencia_data/foto.png','personal_inteligencia_data/huella_digital.png','personal_inteligencia_data/huella_retina.png',ROW(58,2342807060) ,ROW('22056901','Uganda'),ARRAY['español','inglés','portugués','francés','null','null']::varchar(50)[], ARRAY[ ROW('Felicio',null,'Meneses','Ward','1975-10-18','hermano',ROW(58,2348329440) ), ROW('Luis',null,'Oliva','Arias','1975-10-18','primo',ROW(58,2343680441) )]::familiar_ty[], ARRAY[ ROW('50575435','Irlanda'),row('null','null') ]::identificacion_ty[], ARRAY[ ROW('Filosofía','null','null'), ROW('null','null','null') ]::nivel_educativo_ty[],null,'11'),</text:p>
          </table:table-cell>
          <table:table-cell table:number-columns-repeated="961"/>
        </table:table-row>
        <table:table-row table:style-name="ro2">
          <table:table-cell table:style-name="ce14" table:formula="of:=[.D12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2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53" office:value-type="string" calcext:value-type="string">
            <text:p>1994-05-26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242685" calcext:value-type="float">
            <text:p>3242685</text:p>
          </table:table-cell>
          <table:table-cell table:formula="of:=RANDBETWEEN(10000000;99999999)" office:value-type="float" office:value="75816872" calcext:value-type="float">
            <text:p>7581687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806117" calcext:value-type="float">
            <text:p>9806117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221890" calcext:value-type="float">
            <text:p>1221890</text:p>
          </table:table-cell>
          <table:table-cell table:style-name="ce62" table:formula="of:=RANDBETWEEN(10000000;100000000)" office:value-type="float" office:value="50207084" calcext:value-type="float">
            <text:p>50207084</text:p>
          </table:table-cell>
          <table:table-cell table:formula="of:=[.F12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2]" office:value-type="float" office:value="12" calcext:value-type="float">
            <text:p>12</text:p>
          </table:table-cell>
          <table:table-cell/>
          <table:table-cell table:style-name="ce71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office:value-type="string" office:string-value="('Bienvenido','Vivaldo','Martines','Luis','1994-05-26',170,72,'azul oscuro','20/20','confidencial','personal_inteligencia_data/foto.png','personal_inteligencia_data/huella_digital.png','personal_inteligencia_data/huella_retina.png',ROW(58,2123242685) ,ROW('75816872','Argentina'),ARRAY['inglés','árabe','portugués','francés','null','null']::varchar(50)[], ARRAY[ ROW('Gracia',null,'Sanchez','Simon','1963-06-08','madre',ROW(58,2129806117) ), ROW('Anthony','Amilcar','Tafoya','Buenrostro','1963-06-08','primo',ROW(58,2121221890) )]::familiar_ty[], ARRAY[ ROW('50207084','Irland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70,72,'azul oscuro','20/20','confidencial','personal_inteligencia_data/foto.png','personal_inteligencia_data/huella_digital.png','personal_inteligencia_data/huella_retina.png',ROW(58,2123242685) ,ROW('75816872','Argentina'),ARRAY['inglés','árabe','portugués','francés','null','null']::varchar(50)[], ARRAY[ ROW('Gracia',null,'Sanchez','Simon','1963-06-08','madre',ROW(58,2129806117) ), ROW('Anthony','Amilcar','Tafoya','Buenrostro','1963-06-08','primo',ROW(58,2121221890) )]::familiar_ty[], ARRAY[ ROW('50207084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3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3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53" office:value-type="string" calcext:value-type="string">
            <text:p>1984-05-22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7723191" calcext:value-type="float">
            <text:p>7723191</text:p>
          </table:table-cell>
          <table:table-cell table:formula="of:=RANDBETWEEN(10000000;99999999)" office:value-type="float" office:value="23190577" calcext:value-type="float">
            <text:p>2319057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845900" calcext:value-type="float">
            <text:p>4845900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079448" calcext:value-type="float">
            <text:p>1079448</text:p>
          </table:table-cell>
          <table:table-cell table:style-name="ce62" table:formula="of:=RANDBETWEEN(10000000;100000000)" office:value-type="float" office:value="95025133" calcext:value-type="float">
            <text:p>95025133</text:p>
          </table:table-cell>
          <table:table-cell table:formula="of:=[.F13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table:style-name="ce71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office:value-type="string" office:string-value="('Valerio','Adan','Bahena','Deltoro','1984-05-22',189,73,'verde oscuro','20/40','no_clasificado','personal_inteligencia_data/foto.png','personal_inteligencia_data/huella_digital.png','personal_inteligencia_data/huella_retina.png',ROW(58,2877723191) ,ROW('23190577','Groenlandia'),ARRAY['inglés','árabe','portugués','francés','null','null']::varchar(50)[], ARRAY[ ROW('Luisa',null,'Menjivar','Velasquez','1955-08-29','primo',ROW(58,2444845900) ), ROW('Vitalicio','Calixtrato','Medina','Sanabria','1955-08-29','hermano',ROW(58,2441079448) )]::familiar_ty[], ARRAY[ ROW('95025133','Irlanda'),row('null','null') ]::identificacion_ty[], ARRAY[ ROW('Ingeniería Industrial','null','null'), ROW('Economía','null','null') ]::nivel_educativo_ty[],null,'12')," calcext:value-type="string">
            <text:p>('Valerio','Adan','Bahena','Deltoro','1984-05-22',189,73,'verde oscuro','20/40','no_clasificado','personal_inteligencia_data/foto.png','personal_inteligencia_data/huella_digital.png','personal_inteligencia_data/huella_retina.png',ROW(58,2877723191) ,ROW('23190577','Groenlandia'),ARRAY['inglés','árabe','portugués','francés','null','null']::varchar(50)[], ARRAY[ ROW('Luisa',null,'Menjivar','Velasquez','1955-08-29','primo',ROW(58,2444845900) ), ROW('Vitalicio','Calixtrato','Medina','Sanabria','1955-08-29','hermano',ROW(58,2441079448) )]::familiar_ty[], ARRAY[ ROW('95025133','Irlanda'),row('null','null') ]::identificacion_ty[], ARRAY[ ROW('Ingeniería Industrial','null','null'), ROW('Economía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4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4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53" office:value-type="string" calcext:value-type="string">
            <text:p>2000-03-09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807852" calcext:value-type="float">
            <text:p>2807852</text:p>
          </table:table-cell>
          <table:table-cell table:formula="of:=RANDBETWEEN(10000000;99999999)" office:value-type="float" office:value="30028550" calcext:value-type="float">
            <text:p>3002855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354639" calcext:value-type="float">
            <text:p>7354639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676858" calcext:value-type="float">
            <text:p>6676858</text:p>
          </table:table-cell>
          <table:table-cell table:style-name="ce62" table:formula="of:=RANDBETWEEN(10000000;100000000)" office:value-type="float" office:value="11312325" calcext:value-type="float">
            <text:p>11312325</text:p>
          </table:table-cell>
          <table:table-cell table:formula="of:=[.F1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4]" office:value-type="float" office:value="12" calcext:value-type="float">
            <text:p>12</text:p>
          </table:table-cell>
          <table:table-cell/>
          <table:table-cell table:style-name="ce71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office:value-type="string" office:string-value="('Margarito','Juvenal','Nevarez','Galarza','2000-03-09',166,90,'azul claro','20/16','no_clasificado','personal_inteligencia_data/foto.png','personal_inteligencia_data/huella_digital.png','personal_inteligencia_data/huella_retina.png',ROW(58,2122807852) ,ROW('30028550','Irlanda'),ARRAY['español','inglés','portugués','francés','null','null']::varchar(50)[], ARRAY[ ROW('Consolacion','Maximina','Maciel','Robledo','1953-11-30','hermano',ROW(58,2127354639) ), ROW('Tito','Julian','Vallejo','Pinon','1953-11-30','primo',ROW(58,2126676858) )]::familiar_ty[], ARRAY[ ROW('11312325','Irlanda'),row('null','null') ]::identificacion_ty[], ARRAY[ ROW('Derecho','null','null'), ROW('Enfermería','null','null') ]::nivel_educativo_ty[],null,'12')," calcext:value-type="string">
            <text:p>('Margarito','Juvenal','Nevarez','Galarza','2000-03-09',166,90,'azul claro','20/16','no_clasificado','personal_inteligencia_data/foto.png','personal_inteligencia_data/huella_digital.png','personal_inteligencia_data/huella_retina.png',ROW(58,2122807852) ,ROW('30028550','Irlanda'),ARRAY['español','inglés','portugués','francés','null','null']::varchar(50)[], ARRAY[ ROW('Consolacion','Maximina','Maciel','Robledo','1953-11-30','hermano',ROW(58,2127354639) ), ROW('Tito','Julian','Vallejo','Pinon','1953-11-30','primo',ROW(58,2126676858) )]::familiar_ty[], ARRAY[ ROW('11312325','Irlanda'),row('null','null') ]::identificacion_ty[], ARRAY[ ROW('Derecho','null','null'), ROW('Enfermería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5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5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99-09-20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4967595" calcext:value-type="float">
            <text:p>4967595</text:p>
          </table:table-cell>
          <table:table-cell table:formula="of:=RANDBETWEEN(10000000;99999999)" office:value-type="float" office:value="81021466" calcext:value-type="float">
            <text:p>8102146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108233" calcext:value-type="float">
            <text:p>2108233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9638680" calcext:value-type="float">
            <text:p>9638680</text:p>
          </table:table-cell>
          <table:table-cell table:style-name="ce62" table:formula="of:=RANDBETWEEN(10000000;100000000)" office:value-type="float" office:value="47692176" calcext:value-type="float">
            <text:p>47692176</text:p>
          </table:table-cell>
          <table:table-cell table:formula="of:=[.F1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5]" office:value-type="float" office:value="12" calcext:value-type="float">
            <text:p>12</text:p>
          </table:table-cell>
          <table:table-cell/>
          <table:table-cell table:style-name="ce71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office:value-type="string" office:string-value="('Feliciano','Cristian','Guzman','Roman','1999-09-20',184,74,'marrón claro','20/16','confidencial','personal_inteligencia_data/foto.png','personal_inteligencia_data/huella_digital.png','personal_inteligencia_data/huella_retina.png',ROW(58,2614967595) ,ROW('81021466','Uganda'),ARRAY['español','inglés','portugués','francés','null','null']::varchar(50)[], ARRAY[ ROW('Irma',null,'Barahona','Maldonado','1976-03-18','hermano',ROW(58,2612108233) ), ROW('Klement',null,'Montiel','Salguero','1976-03-18','hermano',ROW(58,2619638680) )]::familiar_ty[], ARRAY[ ROW('47692176','Irlanda'),row('null','null') ]::identificacion_ty[], ARRAY[ ROW('Criminología','null','null'), ROW('null','null','null') ]::nivel_educativo_ty[],null,'12')," calcext:value-type="string">
            <text:p>('Feliciano','Cristian','Guzman','Roman','1999-09-20',184,74,'marrón claro','20/16','confidencial','personal_inteligencia_data/foto.png','personal_inteligencia_data/huella_digital.png','personal_inteligencia_data/huella_retina.png',ROW(58,2614967595) ,ROW('81021466','Uganda'),ARRAY['español','inglés','portugués','francés','null','null']::varchar(50)[], ARRAY[ ROW('Irma',null,'Barahona','Maldonado','1976-03-18','hermano',ROW(58,2612108233) ), ROW('Klement',null,'Montiel','Salguero','1976-03-18','hermano',ROW(58,2619638680) )]::familiar_ty[], ARRAY[ ROW('47692176','Irlanda'),row('null','null') ]::identificacion_ty[], ARRAY[ ROW('Criminología','null','null'), ROW('null','null','null') ]::nivel_educativo_ty[],null,'12'),</text:p>
          </table:table-cell>
          <table:table-cell table:number-columns-repeated="961"/>
        </table:table-row>
        <table:table-row table:style-name="ro2">
          <table:table-cell table:style-name="ce14" table:formula="of:=[.D16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6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53" office:value-type="string" calcext:value-type="string">
            <text:p>1992-05-02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944225" calcext:value-type="float">
            <text:p>8944225</text:p>
          </table:table-cell>
          <table:table-cell table:formula="of:=RANDBETWEEN(10000000;99999999)" office:value-type="float" office:value="85757925" calcext:value-type="float">
            <text:p>8575792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066496" calcext:value-type="float">
            <text:p>206649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798985" calcext:value-type="float">
            <text:p>9798985</text:p>
          </table:table-cell>
          <table:table-cell table:style-name="ce62" table:formula="of:=RANDBETWEEN(10000000;100000000)" office:value-type="float" office:value="15645419" calcext:value-type="float">
            <text:p>15645419</text:p>
          </table:table-cell>
          <table:table-cell table:formula="of:=[.F16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39147089" calcext:value-type="float">
            <text:p>39147089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formula="of:=[.D16]" office:value-type="float" office:value="13" calcext:value-type="float">
            <text:p>13</text:p>
          </table:table-cell>
          <table:table-cell/>
          <table:table-cell table:style-name="ce71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office:value-type="string" office:string-value="('Santiago','Andres','Izaguirre','Giron','1992-05-02',159,78,'verde oscuro','20/20','top_secret','personal_inteligencia_data/foto.png','personal_inteligencia_data/huella_digital.png','personal_inteligencia_data/huella_retina.png',ROW(58,4128944225) ,ROW('85757925','Argentina'),ARRAY['español','inglés','hindi','ruso','mandarín','null']::varchar(50)[], ARRAY[ ROW('Pablo','Emiliano','Santana','Almeida','1956-04-21','hermano',ROW(58,4122066496) ), ROW('Greta',null,'Valdivia','Cruz','1956-04-21','hermano',ROW(58,4129798985) )]::familiar_ty[], ARRAY[ ROW('15645419','Holanda'),row('39147089','Zimbabue') ]::identificacion_ty[], ARRAY[ ROW('Enfermería','null','null'), ROW('Ingeniería Industrial','Máster','Dirección de Empresas') ]::nivel_educativo_ty[],null,'13')," calcext:value-type="string">
            <text:p>('Santiago','Andres','Izaguirre','Giron','1992-05-02',159,78,'verde oscuro','20/20','top_secret','personal_inteligencia_data/foto.png','personal_inteligencia_data/huella_digital.png','personal_inteligencia_data/huella_retina.png',ROW(58,4128944225) ,ROW('85757925','Argentina'),ARRAY['español','inglés','hindi','ruso','mandarín','null']::varchar(50)[], ARRAY[ ROW('Pablo','Emiliano','Santana','Almeida','1956-04-21','hermano',ROW(58,4122066496) ), ROW('Greta',null,'Valdivia','Cruz','1956-04-21','hermano',ROW(58,4129798985) )]::familiar_ty[], ARRAY[ ROW('15645419','Holanda'),row('39147089','Zimbabue') ]::identificacion_ty[], ARRAY[ ROW('Enfermería','null','null'), ROW('Ingeniería Industrial','Máster','Dirección de Empresas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7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7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96-11-17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676558" calcext:value-type="float">
            <text:p>4676558</text:p>
          </table:table-cell>
          <table:table-cell table:formula="of:=RANDBETWEEN(10000000;99999999)" office:value-type="float" office:value="12854773" calcext:value-type="float">
            <text:p>1285477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392600" calcext:value-type="float">
            <text:p>4392600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692392" calcext:value-type="float">
            <text:p>6692392</text:p>
          </table:table-cell>
          <table:table-cell table:style-name="ce62" table:formula="of:=RANDBETWEEN(10000000;100000000)" office:value-type="float" office:value="80253621" calcext:value-type="float">
            <text:p>80253621</text:p>
          </table:table-cell>
          <table:table-cell table:formula="of:=[.F1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7]" office:value-type="float" office:value="13" calcext:value-type="float">
            <text:p>13</text:p>
          </table:table-cell>
          <table:table-cell/>
          <table:table-cell table:style-name="ce71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office:value-type="string" office:string-value="('Elidio','Pablo','Carreno','Villarreal','1996-11-17',177,92,'verde oscuro','20/20','no_clasificado','personal_inteligencia_data/foto.png','personal_inteligencia_data/huella_digital.png','personal_inteligencia_data/huella_retina.png',ROW(58,4244676558) ,ROW('12854773','Groenlandia'),ARRAY['español','inglés','hindi','ruso','null','null']::varchar(50)[], ARRAY[ ROW('Jorge','Silvester','Rodrigues','Baez','1959-10-09','primo',ROW(58,2814392600) ), ROW('Lincoln',null,'Alvarenga','Elizondo','1959-10-09','hermano',ROW(58,2816692392) )]::familiar_ty[], ARRAY[ ROW('80253621','Holanda'),row('null','null') ]::identificacion_ty[], ARRAY[ ROW('Ciencias Sociales ','null','null'), ROW('null','null','null') ]::nivel_educativo_ty[],null,'13')," calcext:value-type="string">
            <text:p>('Elidio','Pablo','Carreno','Villarreal','1996-11-17',177,92,'verde oscuro','20/20','no_clasificado','personal_inteligencia_data/foto.png','personal_inteligencia_data/huella_digital.png','personal_inteligencia_data/huella_retina.png',ROW(58,4244676558) ,ROW('12854773','Groenlandia'),ARRAY['español','inglés','hindi','ruso','null','null']::varchar(50)[], ARRAY[ ROW('Jorge','Silvester','Rodrigues','Baez','1959-10-09','primo',ROW(58,2814392600) ), ROW('Lincoln',null,'Alvarenga','Elizondo','1959-10-09','hermano',ROW(58,2816692392) )]::familiar_ty[], ARRAY[ ROW('80253621','Holanda'),row('null','null') ]::identificacion_ty[], ARRAY[ ROW('Ciencias Sociales ','null','null'), ROW('null','null','null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8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8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53" office:value-type="string" calcext:value-type="string">
            <text:p>1996-11-15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182923" calcext:value-type="float">
            <text:p>1182923</text:p>
          </table:table-cell>
          <table:table-cell table:formula="of:=RANDBETWEEN(10000000;99999999)" office:value-type="float" office:value="13479939" calcext:value-type="float">
            <text:p>1347993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477802" calcext:value-type="float">
            <text:p>7477802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672067" calcext:value-type="float">
            <text:p>6672067</text:p>
          </table:table-cell>
          <table:table-cell table:style-name="ce62" table:formula="of:=RANDBETWEEN(10000000;100000000)" office:value-type="float" office:value="27177284" calcext:value-type="float">
            <text:p>27177284</text:p>
          </table:table-cell>
          <table:table-cell table:formula="of:=[.F18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8]" office:value-type="float" office:value="13" calcext:value-type="float">
            <text:p>13</text:p>
          </table:table-cell>
          <table:table-cell/>
          <table:table-cell table:style-name="ce71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office:value-type="string" office:string-value="('Regulo','Pastor','Coria','Valverde','1996-11-15',179,81,'verde claro','20/50','no_clasificado','personal_inteligencia_data/foto.png','personal_inteligencia_data/huella_digital.png','personal_inteligencia_data/huella_retina.png',ROW(58,4241182923) ,ROW('13479939','Malasia'),ARRAY['inglés','árabe','portugués','francés','null','null']::varchar(50)[], ARRAY[ ROW('Marco',null,'Armijo','Jimenez','1970-12-22','primo',ROW(58,4247477802) ), ROW('Emperatriz',null,'Angulo','Valdivia','1970-12-22','hermano',ROW(58,4246672067) )]::familiar_ty[], ARRAY[ ROW('27177284','Holanda'),row('null','null') ]::identificacion_ty[], ARRAY[ ROW('Psicología','Máster','Inteligencia Emocional'), ROW('null','null','null') ]::nivel_educativo_ty[],null,'13')," calcext:value-type="string">
            <text:p>('Regulo','Pastor','Coria','Valverde','1996-11-15',179,81,'verde claro','20/50','no_clasificado','personal_inteligencia_data/foto.png','personal_inteligencia_data/huella_digital.png','personal_inteligencia_data/huella_retina.png',ROW(58,4241182923) ,ROW('13479939','Malasia'),ARRAY['inglés','árabe','portugués','francés','null','null']::varchar(50)[], ARRAY[ ROW('Marco',null,'Armijo','Jimenez','1970-12-22','primo',ROW(58,4247477802) ), ROW('Emperatriz',null,'Angulo','Valdivia','1970-12-22','hermano',ROW(58,4246672067) )]::familiar_ty[], ARRAY[ ROW('27177284','Holanda'),row('null','null') ]::identificacion_ty[], ARRAY[ ROW('Psicología','Máster','Inteligencia Emocional'), ROW('null','null','null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19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9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1998-11-20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5932683" calcext:value-type="float">
            <text:p>5932683</text:p>
          </table:table-cell>
          <table:table-cell table:formula="of:=RANDBETWEEN(10000000;99999999)" office:value-type="float" office:value="17435303" calcext:value-type="float">
            <text:p>174353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779415" calcext:value-type="float">
            <text:p>3779415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044395" calcext:value-type="float">
            <text:p>6044395</text:p>
          </table:table-cell>
          <table:table-cell table:style-name="ce62" table:formula="of:=RANDBETWEEN(10000000;100000000)" office:value-type="float" office:value="98246729" calcext:value-type="float">
            <text:p>98246729</text:p>
          </table:table-cell>
          <table:table-cell table:formula="of:=[.F19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2117379" calcext:value-type="float">
            <text:p>82117379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formula="of:=[.D19]" office:value-type="float" office:value="13" calcext:value-type="float">
            <text:p>13</text:p>
          </table:table-cell>
          <table:table-cell/>
          <table:table-cell table:style-name="ce71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office:value-type="string" office:string-value="('Atenea','Mariana','Escalante','Garay','1998-11-20',175,78,'marrón claro','20/160','confidencial','personal_inteligencia_data/foto.png','personal_inteligencia_data/huella_digital.png','personal_inteligencia_data/huella_retina.png',ROW(58,2345932683) ,ROW('17435303','Uganda'),ARRAY['español','inglés','hindi','ruso','mandarín','bengalí']::varchar(50)[], ARRAY[ ROW('Camilo','Margarito','Aguayo','Giraldo','1976-03-16','abuelo',ROW(58,2433779415) ), ROW('Fabian','Melchor','Deltoro','Lucero','1976-03-16','primo',ROW(58,2436044395) )]::familiar_ty[], ARRAY[ ROW('98246729','Holanda'),row('82117379','Holanda') ]::identificacion_ty[], ARRAY[ ROW('Psicología','null','null'), ROW('Comunicación','Máster','Comunicación Corporativa') ]::nivel_educativo_ty[],null,'13')," calcext:value-type="string">
            <text:p>('Atenea','Mariana','Escalante','Garay','1998-11-20',175,78,'marrón claro','20/160','confidencial','personal_inteligencia_data/foto.png','personal_inteligencia_data/huella_digital.png','personal_inteligencia_data/huella_retina.png',ROW(58,2345932683) ,ROW('17435303','Uganda'),ARRAY['español','inglés','hindi','ruso','mandarín','bengalí']::varchar(50)[], ARRAY[ ROW('Camilo','Margarito','Aguayo','Giraldo','1976-03-16','abuelo',ROW(58,2433779415) ), ROW('Fabian','Melchor','Deltoro','Lucero','1976-03-16','primo',ROW(58,2436044395) )]::familiar_ty[], ARRAY[ ROW('98246729','Holanda'),row('82117379','Holanda') ]::identificacion_ty[], ARRAY[ ROW('Psicología','null','null'), ROW('Comunicación','Máster','Comunicación Corporativa') ]::nivel_educativo_ty[],null,'13'),</text:p>
          </table:table-cell>
          <table:table-cell table:number-columns-repeated="961"/>
        </table:table-row>
        <table:table-row table:style-name="ro2">
          <table:table-cell table:style-name="ce14" table:formula="of:=[.D20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0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92-05-29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047298" calcext:value-type="float">
            <text:p>8047298</text:p>
          </table:table-cell>
          <table:table-cell table:formula="of:=RANDBETWEEN(10000000;99999999)" office:value-type="float" office:value="50435682" calcext:value-type="float">
            <text:p>5043568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363017" calcext:value-type="float">
            <text:p>8363017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473298" calcext:value-type="float">
            <text:p>2473298</text:p>
          </table:table-cell>
          <table:table-cell table:style-name="ce62" table:formula="of:=RANDBETWEEN(10000000;100000000)" office:value-type="float" office:value="80171093" calcext:value-type="float">
            <text:p>80171093</text:p>
          </table:table-cell>
          <table:table-cell table:formula="of:=[.F20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76151334" calcext:value-type="float">
            <text:p>7615133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formula="of:=[.D20]" office:value-type="float" office:value="14" calcext:value-type="float">
            <text:p>14</text:p>
          </table:table-cell>
          <table:table-cell/>
          <table:table-cell table:style-name="ce71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office:value-type="string" office:string-value="('Silvio','Fidel','Avelar','Mojica','1992-05-29',166,81,'azul oscuro','20/16','top_secret','personal_inteligencia_data/foto.png','personal_inteligencia_data/huella_digital.png','personal_inteligencia_data/huella_retina.png',ROW(58,2128047298) ,ROW('50435682','Argentina'),ARRAY['español','inglés','hindi','ruso','mandarín','null']::varchar(50)[], ARRAY[ ROW('Julian','Cornelio','Ceja','Castro','1957-07-10','abuelo',ROW(58,2128363017) ), ROW('Marcela',null,'Galdamez','Rogers','1957-07-10','abuelo',ROW(58,2122473298) )]::familiar_ty[], ARRAY[ ROW('80171093','Holanda'),row('76151334','Zimbabue') ]::identificacion_ty[], ARRAY[ ROW('Ciencias Sociales ','null','null'), ROW('Derecho','Máster','Abogacía') ]::nivel_educativo_ty[],null,'14')," calcext:value-type="string">
            <text:p>('Silvio','Fidel','Avelar','Mojica','1992-05-29',166,81,'azul oscuro','20/16','top_secret','personal_inteligencia_data/foto.png','personal_inteligencia_data/huella_digital.png','personal_inteligencia_data/huella_retina.png',ROW(58,2128047298) ,ROW('50435682','Argentina'),ARRAY['español','inglés','hindi','ruso','mandarín','null']::varchar(50)[], ARRAY[ ROW('Julian','Cornelio','Ceja','Castro','1957-07-10','abuelo',ROW(58,2128363017) ), ROW('Marcela',null,'Galdamez','Rogers','1957-07-10','abuelo',ROW(58,2122473298) )]::familiar_ty[], ARRAY[ ROW('80171093','Holanda'),row('76151334','Zimbabue') ]::identificacion_ty[], ARRAY[ ROW('Ciencias Sociales ','null','null'), ROW('Derecho','Máster','Abogacía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1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1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53" office:value-type="string" calcext:value-type="string">
            <text:p>1999-09-22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888766" calcext:value-type="float">
            <text:p>3888766</text:p>
          </table:table-cell>
          <table:table-cell table:formula="of:=RANDBETWEEN(10000000;99999999)" office:value-type="float" office:value="58447114" calcext:value-type="float">
            <text:p>5844711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341098" calcext:value-type="float">
            <text:p>134109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512430" calcext:value-type="float">
            <text:p>2512430</text:p>
          </table:table-cell>
          <table:table-cell table:style-name="ce62" table:formula="of:=RANDBETWEEN(10000000;100000000)" office:value-type="float" office:value="92803872" calcext:value-type="float">
            <text:p>92803872</text:p>
          </table:table-cell>
          <table:table-cell table:formula="of:=[.F21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1]" office:value-type="float" office:value="14" calcext:value-type="float">
            <text:p>14</text:p>
          </table:table-cell>
          <table:table-cell/>
          <table:table-cell table:style-name="ce71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office:value-type="string" office:string-value="('Cristian','Feliciano','Montero','Arango','1999-09-22',177,93,'azul oscuro','20/20','no_clasificado','personal_inteligencia_data/foto.png','personal_inteligencia_data/huella_digital.png','personal_inteligencia_data/huella_retina.png',ROW(58,2873888766) ,ROW('58447114','Groenlandia'),ARRAY['español','inglés','hindi','ruso','mandarín','null']::varchar(50)[], ARRAY[ ROW('Constantino','Ciceron','Perez','Manriquez','1960-08-31','tío',ROW(58,2341341098) ), ROW('Alba',null,'Arriola','Duenas','1960-08-31','hermano',ROW(58,2342512430) )]::familiar_ty[], ARRAY[ ROW('92803872','Holanda'),row('null','null') ]::identificacion_ty[], ARRAY[ ROW('Economía','null','null'), ROW('null','null','null') ]::nivel_educativo_ty[],null,'14')," calcext:value-type="string">
            <text:p>('Cristian','Feliciano','Montero','Arango','1999-09-22',177,93,'azul oscuro','20/20','no_clasificado','personal_inteligencia_data/foto.png','personal_inteligencia_data/huella_digital.png','personal_inteligencia_data/huella_retina.png',ROW(58,2873888766) ,ROW('58447114','Groenlandia'),ARRAY['español','inglés','hindi','ruso','mandarín','null']::varchar(50)[], ARRAY[ ROW('Constantino','Ciceron','Perez','Manriquez','1960-08-31','tío',ROW(58,2341341098) ), ROW('Alba',null,'Arriola','Duenas','1960-08-31','hermano',ROW(58,2342512430) )]::familiar_ty[], ARRAY[ ROW('92803872','Holanda'),row('null','null') ]::identificacion_ty[], ARRAY[ ROW('Economía','null','null'), ROW('null','null','null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2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2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53" office:value-type="string" calcext:value-type="string">
            <text:p>1997-08-10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6523990" calcext:value-type="float">
            <text:p>6523990</text:p>
          </table:table-cell>
          <table:table-cell table:formula="of:=RANDBETWEEN(10000000;99999999)" office:value-type="float" office:value="28997273" calcext:value-type="float">
            <text:p>2899727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652904" calcext:value-type="float">
            <text:p>8652904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196729" calcext:value-type="float">
            <text:p>7196729</text:p>
          </table:table-cell>
          <table:table-cell table:style-name="ce62" table:formula="of:=RANDBETWEEN(10000000;100000000)" office:value-type="float" office:value="69548847" calcext:value-type="float">
            <text:p>69548847</text:p>
          </table:table-cell>
          <table:table-cell table:formula="of:=[.F22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2]" office:value-type="float" office:value="14" calcext:value-type="float">
            <text:p>14</text:p>
          </table:table-cell>
          <table:table-cell/>
          <table:table-cell table:style-name="ce71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office:value-type="string" office:string-value="('Ives','Victor','Valerio','Alejo','1997-08-10',160,91,'verde oscuro','20/40','no_clasificado','personal_inteligencia_data/foto.png','personal_inteligencia_data/huella_digital.png','personal_inteligencia_data/huella_retina.png',ROW(58,2876523990) ,ROW('28997273','Malasia'),ARRAY['inglés','árabe','portugués','francés','null','null']::varchar(50)[], ARRAY[ ROW('Cesarino',null,'Delrio','Caldera','1971-06-23','tío',ROW(58,2878652904) ), ROW('Vilma',null,'Monreal','Toscano','1971-06-23','hermano',ROW(58,2877196729) )]::familiar_ty[], ARRAY[ ROW('69548847','Holanda'),row('null','null') ]::identificacion_ty[], ARRAY[ ROW('Enfermería','null','null'), ROW('null','null','null') ]::nivel_educativo_ty[],null,'14')," calcext:value-type="string">
            <text:p>('Ives','Victor','Valerio','Alejo','1997-08-10',160,91,'verde oscuro','20/40','no_clasificado','personal_inteligencia_data/foto.png','personal_inteligencia_data/huella_digital.png','personal_inteligencia_data/huella_retina.png',ROW(58,2876523990) ,ROW('28997273','Malasia'),ARRAY['inglés','árabe','portugués','francés','null','null']::varchar(50)[], ARRAY[ ROW('Cesarino',null,'Delrio','Caldera','1971-06-23','tío',ROW(58,2878652904) ), ROW('Vilma',null,'Monreal','Toscano','1971-06-23','hermano',ROW(58,2877196729) )]::familiar_ty[], ARRAY[ ROW('69548847','Holanda'),row('null','null') ]::identificacion_ty[], ARRAY[ ROW('Enfermería','null','null'), ROW('null','null','null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3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3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53" office:value-type="string" calcext:value-type="string">
            <text:p>1998-12-02</text:p>
          </table:table-cell>
          <table:table-cell table:style-name="ce55" table:formula="of:=ROUND(RAND()*40+150 )" office:value-type="float" office:value="183" calcext:value-type="float">
            <text:p>183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176782" calcext:value-type="float">
            <text:p>6176782</text:p>
          </table:table-cell>
          <table:table-cell table:formula="of:=RANDBETWEEN(10000000;99999999)" office:value-type="float" office:value="75428158" calcext:value-type="float">
            <text:p>7542815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891880" calcext:value-type="float">
            <text:p>7891880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2327654" calcext:value-type="float">
            <text:p>2327654</text:p>
          </table:table-cell>
          <table:table-cell table:style-name="ce62" table:formula="of:=RANDBETWEEN(10000000;100000000)" office:value-type="float" office:value="95064455" calcext:value-type="float">
            <text:p>95064455</text:p>
          </table:table-cell>
          <table:table-cell table:formula="of:=[.F23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86170954" calcext:value-type="float">
            <text:p>86170954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formula="of:=[.D23]" office:value-type="float" office:value="14" calcext:value-type="float">
            <text:p>14</text:p>
          </table:table-cell>
          <table:table-cell/>
          <table:table-cell table:style-name="ce71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office:value-type="string" office:string-value="('Poncio',null,'Parker','Palafox','1998-12-02',183,67,'marrón claro','20/200','confidencial','personal_inteligencia_data/foto.png','personal_inteligencia_data/huella_digital.png','personal_inteligencia_data/huella_retina.png',ROW(58,4126176782) ,ROW('75428158','Uganda'),ARRAY['español','inglés','hindi','ruso','mandarín','bengalí']::varchar(50)[], ARRAY[ ROW('Peregrino','William','Reyes','Ruiz','1977-04-02','primo',ROW(58,2817891880) ), ROW('Daniela','Aidana','Avelar','Recinos','1977-04-02','hermano',ROW(58,2812327654) )]::familiar_ty[], ARRAY[ ROW('95064455','Holanda'),row('86170954','Holanda') ]::identificacion_ty[], ARRAY[ ROW('Enfermería','null','null'), ROW('Ciencias Sociales ','Máster','Acción Internacional Humanitaria') ]::nivel_educativo_ty[],null,'14')," calcext:value-type="string">
            <text:p>('Poncio',null,'Parker','Palafox','1998-12-02',183,67,'marrón claro','20/200','confidencial','personal_inteligencia_data/foto.png','personal_inteligencia_data/huella_digital.png','personal_inteligencia_data/huella_retina.png',ROW(58,4126176782) ,ROW('75428158','Uganda'),ARRAY['español','inglés','hindi','ruso','mandarín','bengalí']::varchar(50)[], ARRAY[ ROW('Peregrino','William','Reyes','Ruiz','1977-04-02','primo',ROW(58,2817891880) ), ROW('Daniela','Aidana','Avelar','Recinos','1977-04-02','hermano',ROW(58,2812327654) )]::familiar_ty[], ARRAY[ ROW('95064455','Holanda'),row('86170954','Holanda') ]::identificacion_ty[], ARRAY[ ROW('Enfermería','null','null'), ROW('Ciencias Sociales ','Máster','Acción Internacional Humanitaria') ]::nivel_educativo_ty[],null,'14'),</text:p>
          </table:table-cell>
          <table:table-cell table:number-columns-repeated="961"/>
        </table:table-row>
        <table:table-row table:style-name="ro2">
          <table:table-cell table:style-name="ce14" table:formula="of:=[.D24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4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53" office:value-type="string" calcext:value-type="string">
            <text:p>1993-05-13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419224" calcext:value-type="float">
            <text:p>5419224</text:p>
          </table:table-cell>
          <table:table-cell table:formula="of:=RANDBETWEEN(10000000;99999999)" office:value-type="float" office:value="98841036" calcext:value-type="float">
            <text:p>9884103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761279" calcext:value-type="float">
            <text:p>9761279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229380" calcext:value-type="float">
            <text:p>5229380</text:p>
          </table:table-cell>
          <table:table-cell table:style-name="ce62" table:formula="of:=RANDBETWEEN(10000000;100000000)" office:value-type="float" office:value="31541586" calcext:value-type="float">
            <text:p>31541586</text:p>
          </table:table-cell>
          <table:table-cell table:formula="of:=[.F24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18743438" calcext:value-type="float">
            <text:p>1874343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formula="of:=[.D24]" office:value-type="float" office:value="15" calcext:value-type="float">
            <text:p>15</text:p>
          </table:table-cell>
          <table:table-cell/>
          <table:table-cell table:style-name="ce71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office:value-type="string" office:string-value="('Breno','Marcial','Acuna','Lewis','1993-05-13',185,75,'azul claro','20/160','top_secret','personal_inteligencia_data/foto.png','personal_inteligencia_data/huella_digital.png','personal_inteligencia_data/huella_retina.png',ROW(58,4245419224) ,ROW('98841036','Argentina'),ARRAY['español','inglés','hindi','ruso','mandarín','null']::varchar(50)[], ARRAY[ ROW('Sabina','Perla','Guevara','Morris','1959-09-04','abuelo',ROW(58,4249761279) ), ROW('Pamela','Veronica','Torres','Diaz','1959-09-04','abuelo',ROW(58,4245229380) )]::familiar_ty[], ARRAY[ ROW('31541586','Holanda'),row('18743438','Australia') ]::identificacion_ty[], ARRAY[ ROW('Economía','null','null'), ROW('Ingeniería Informática','Máster','Ciberseguridad') ]::nivel_educativo_ty[],null,'15')," calcext:value-type="string">
            <text:p>('Breno','Marcial','Acuna','Lewis','1993-05-13',185,75,'azul claro','20/160','top_secret','personal_inteligencia_data/foto.png','personal_inteligencia_data/huella_digital.png','personal_inteligencia_data/huella_retina.png',ROW(58,4245419224) ,ROW('98841036','Argentina'),ARRAY['español','inglés','hindi','ruso','mandarín','null']::varchar(50)[], ARRAY[ ROW('Sabina','Perla','Guevara','Morris','1959-09-04','abuelo',ROW(58,4249761279) ), ROW('Pamela','Veronica','Torres','Diaz','1959-09-04','abuelo',ROW(58,4245229380) )]::familiar_ty[], ARRAY[ ROW('31541586','Holanda'),row('18743438','Australia') ]::identificacion_ty[], ARRAY[ ROW('Economía','null','null'), ROW('Ingeniería Informática','Máster','Ciberseguridad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5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5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53" office:value-type="string" calcext:value-type="string">
            <text:p>2000-04-20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716845" calcext:value-type="float">
            <text:p>9716845</text:p>
          </table:table-cell>
          <table:table-cell table:formula="of:=RANDBETWEEN(10000000;99999999)" office:value-type="float" office:value="19198134" calcext:value-type="float">
            <text:p>1919813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814980" calcext:value-type="float">
            <text:p>8814980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033529" calcext:value-type="float">
            <text:p>6033529</text:p>
          </table:table-cell>
          <table:table-cell table:style-name="ce62" table:formula="of:=RANDBETWEEN(10000000;100000000)" office:value-type="float" office:value="99707277" calcext:value-type="float">
            <text:p>99707277</text:p>
          </table:table-cell>
          <table:table-cell table:formula="of:=[.F25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5]" office:value-type="float" office:value="15" calcext:value-type="float">
            <text:p>15</text:p>
          </table:table-cell>
          <table:table-cell/>
          <table:table-cell table:style-name="ce71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office:value-type="string" office:string-value="('Eneida','Matilde','Velasco','Estevez','2000-04-20',167,80,'azul claro','20/50','no_clasificado','personal_inteligencia_data/foto.png','personal_inteligencia_data/huella_digital.png','personal_inteligencia_data/huella_retina.png',ROW(58,2439716845) ,ROW('19198134','Groenlandia'),ARRAY['español','inglés','hindi','ruso','mandarín','null']::varchar(50)[], ARRAY[ ROW('Miranda','Maximina','Alonso','Zamora','1961-03-27','padre',ROW(58,2618814980) ), ROW('Pilar',null,'Alvarado','Contreras','1961-03-27','abuelo',ROW(58,2616033529) )]::familiar_ty[], ARRAY[ ROW('99707277','Holanda'),row('null','null') ]::identificacion_ty[], ARRAY[ ROW('Filosofía','null','null'), ROW('null','null','null') ]::nivel_educativo_ty[],null,'15')," calcext:value-type="string">
            <text:p>('Eneida','Matilde','Velasco','Estevez','2000-04-20',167,80,'azul claro','20/50','no_clasificado','personal_inteligencia_data/foto.png','personal_inteligencia_data/huella_digital.png','personal_inteligencia_data/huella_retina.png',ROW(58,2439716845) ,ROW('19198134','Groenlandia'),ARRAY['español','inglés','hindi','ruso','mandarín','null']::varchar(50)[], ARRAY[ ROW('Miranda','Maximina','Alonso','Zamora','1961-03-27','padre',ROW(58,2618814980) ), ROW('Pilar',null,'Alvarado','Contreras','1961-03-27','abuelo',ROW(58,2616033529) )]::familiar_ty[], ARRAY[ ROW('99707277','Holanda'),row('null','null') ]::identificacion_ty[], ARRAY[ ROW('Filosofía','null','null'), ROW('null','null','nul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6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6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53" office:value-type="string" calcext:value-type="string">
            <text:p>1997-10-10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1274088" calcext:value-type="float">
            <text:p>1274088</text:p>
          </table:table-cell>
          <table:table-cell table:formula="of:=RANDBETWEEN(10000000;99999999)" office:value-type="float" office:value="50277784" calcext:value-type="float">
            <text:p>5027778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043608" calcext:value-type="float">
            <text:p>8043608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203460" calcext:value-type="float">
            <text:p>1203460</text:p>
          </table:table-cell>
          <table:table-cell table:style-name="ce62" table:formula="of:=RANDBETWEEN(10000000;100000000)" office:value-type="float" office:value="84571630" calcext:value-type="float">
            <text:p>84571630</text:p>
          </table:table-cell>
          <table:table-cell table:formula="of:=[.F26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6]" office:value-type="float" office:value="15" calcext:value-type="float">
            <text:p>15</text:p>
          </table:table-cell>
          <table:table-cell/>
          <table:table-cell table:style-name="ce71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office:value-type="string" office:string-value="('Jayden','Emilio','Amezcua','Maya','1997-10-10',169,86,'azul oscuro','20/32','no_clasificado','personal_inteligencia_data/foto.png','personal_inteligencia_data/huella_digital.png','personal_inteligencia_data/huella_retina.png',ROW(58,2431274088) ,ROW('50277784','Malasia'),ARRAY['inglés','árabe','portugués','francés','null','null']::varchar(50)[], ARRAY[ ROW('Luciana',null,'Garibay','Contreras','1973-05-18','padre',ROW(58,2438043608) ), ROW('Luna',null,'Castrejon','Narvaez','1973-05-18','abuelo',ROW(58,2431203460) )]::familiar_ty[], ARRAY[ ROW('84571630','Holanda'),row('null','null') ]::identificacion_ty[], ARRAY[ ROW('Criminología','null','null'), ROW('null','null','null') ]::nivel_educativo_ty[],null,'15')," calcext:value-type="string">
            <text:p>('Jayden','Emilio','Amezcua','Maya','1997-10-10',169,86,'azul oscuro','20/32','no_clasificado','personal_inteligencia_data/foto.png','personal_inteligencia_data/huella_digital.png','personal_inteligencia_data/huella_retina.png',ROW(58,2431274088) ,ROW('50277784','Malasia'),ARRAY['inglés','árabe','portugués','francés','null','null']::varchar(50)[], ARRAY[ ROW('Luciana',null,'Garibay','Contreras','1973-05-18','padre',ROW(58,2438043608) ), ROW('Luna',null,'Castrejon','Narvaez','1973-05-18','abuelo',ROW(58,2431203460) )]::familiar_ty[], ARRAY[ ROW('84571630','Holanda'),row('null','null') ]::identificacion_ty[], ARRAY[ ROW('Criminología','null','null'), ROW('null','null','nul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7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7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53" office:value-type="string" calcext:value-type="string">
            <text:p>2000-03-08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550648" calcext:value-type="float">
            <text:p>8550648</text:p>
          </table:table-cell>
          <table:table-cell table:formula="of:=RANDBETWEEN(10000000;99999999)" office:value-type="float" office:value="12716336" calcext:value-type="float">
            <text:p>1271633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311474" calcext:value-type="float">
            <text:p>431147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968629" calcext:value-type="float">
            <text:p>2968629</text:p>
          </table:table-cell>
          <table:table-cell table:style-name="ce62" table:formula="of:=RANDBETWEEN(10000000;100000000)" office:value-type="float" office:value="90826522" calcext:value-type="float">
            <text:p>90826522</text:p>
          </table:table-cell>
          <table:table-cell table:formula="of:=[.F2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formula="of:=[.D27]" office:value-type="float" office:value="15" calcext:value-type="float">
            <text:p>15</text:p>
          </table:table-cell>
          <table:table-cell/>
          <table:table-cell table:style-name="ce71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office:value-type="string" office:string-value="('Alba',null,'Cortez','Alegria','2000-03-08',151,73,'marrón oscuro','20/160','confidencial','personal_inteligencia_data/foto.png','personal_inteligencia_data/huella_digital.png','personal_inteligencia_data/huella_retina.png',ROW(58,2128550648) ,ROW('12716336','Uganda'),ARRAY['español','inglés','hindi','ruso','mandarín','bengalí']::varchar(50)[], ARRAY[ ROW('Georgina','Julia','Lazaro','Perales','1979-02-20','primo',ROW(58,2344311474) ), ROW('Pilar','Inocencia','Antonio','Cepeda','1979-02-20','hermano',ROW(58,2342968629) )]::familiar_ty[], ARRAY[ ROW('90826522','Holanda'),row('null','null') ]::identificacion_ty[], ARRAY[ ROW('Ciencias Sociales ','null','null'), ROW('Derecho','Máster','Asesoría Fiscal') ]::nivel_educativo_ty[],null,'15')," calcext:value-type="string">
            <text:p>('Alba',null,'Cortez','Alegria','2000-03-08',151,73,'marrón oscuro','20/160','confidencial','personal_inteligencia_data/foto.png','personal_inteligencia_data/huella_digital.png','personal_inteligencia_data/huella_retina.png',ROW(58,2128550648) ,ROW('12716336','Uganda'),ARRAY['español','inglés','hindi','ruso','mandarín','bengalí']::varchar(50)[], ARRAY[ ROW('Georgina','Julia','Lazaro','Perales','1979-02-20','primo',ROW(58,2344311474) ), ROW('Pilar','Inocencia','Antonio','Cepeda','1979-02-20','hermano',ROW(58,2342968629) )]::familiar_ty[], ARRAY[ ROW('90826522','Holanda'),row('null','null') ]::identificacion_ty[], ARRAY[ ROW('Ciencias Sociales ','null','null'), ROW('Derecho','Máster','Asesoría Fiscal') ]::nivel_educativo_ty[],null,'15'),</text:p>
          </table:table-cell>
          <table:table-cell table:number-columns-repeated="961"/>
        </table:table-row>
        <table:table-row table:style-name="ro2">
          <table:table-cell table:style-name="ce14" table:formula="of:=[.D28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8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53" office:value-type="string" calcext:value-type="string">
            <text:p>1984-12-23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041462" calcext:value-type="float">
            <text:p>5041462</text:p>
          </table:table-cell>
          <table:table-cell table:formula="of:=RANDBETWEEN(10000000;99999999)" office:value-type="float" office:value="84361320" calcext:value-type="float">
            <text:p>8436132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7359675" calcext:value-type="float">
            <text:p>735967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658728" calcext:value-type="float">
            <text:p>9658728</text:p>
          </table:table-cell>
          <table:table-cell table:style-name="ce62" table:formula="of:=RANDBETWEEN(10000000;100000000)" office:value-type="float" office:value="58586271" calcext:value-type="float">
            <text:p>58586271</text:p>
          </table:table-cell>
          <table:table-cell table:formula="of:=[.F28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28]" office:value-type="float" office:value="16" calcext:value-type="float">
            <text:p>16</text:p>
          </table:table-cell>
          <table:table-cell/>
          <table:table-cell table:style-name="ce71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office:value-type="string" office:string-value="('Kevin','Matias','Edwards','Peterson','1984-12-23',167,85,'azul oscuro','20/32','top_secret','personal_inteligencia_data/foto.png','personal_inteligencia_data/huella_digital.png','personal_inteligencia_data/huella_retina.png',ROW(58,2435041462) ,ROW('84361320','Argentina'),ARRAY['inglés','árabe','portugués','francés','null','null']::varchar(50)[], ARRAY[ ROW('Bertrudis','Lorena','Valerio','Serna','1960-06-20','primo',ROW(58,4147359675) ), ROW('Elba','Amparo','Bejarano','Barboza','1960-06-20','abuelo',ROW(58,4149658728) )]::familiar_ty[], ARRAY[ ROW('58586271','Groenlandia'),row('null','null') ]::identificacion_ty[], ARRAY[ ROW('Derecho','null','null'), ROW('Economía','null','null') ]::nivel_educativo_ty[],null,'16')," calcext:value-type="string">
            <text:p>('Kevin','Matias','Edwards','Peterson','1984-12-23',167,85,'azul oscuro','20/32','top_secret','personal_inteligencia_data/foto.png','personal_inteligencia_data/huella_digital.png','personal_inteligencia_data/huella_retina.png',ROW(58,2435041462) ,ROW('84361320','Argentina'),ARRAY['inglés','árabe','portugués','francés','null','null']::varchar(50)[], ARRAY[ ROW('Bertrudis','Lorena','Valerio','Serna','1960-06-20','primo',ROW(58,4147359675) ), ROW('Elba','Amparo','Bejarano','Barboza','1960-06-20','abuelo',ROW(58,4149658728) )]::familiar_ty[], ARRAY[ ROW('58586271','Groenlandia'),row('null','null') ]::identificacion_ty[], ARRAY[ ROW('Derecho','null','null'), ROW('Economía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29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9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53" office:value-type="string" calcext:value-type="string">
            <text:p>1988-02-06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6040678" calcext:value-type="float">
            <text:p>6040678</text:p>
          </table:table-cell>
          <table:table-cell table:formula="of:=RANDBETWEEN(10000000;99999999)" office:value-type="float" office:value="85391440" calcext:value-type="float">
            <text:p>8539144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481889" calcext:value-type="float">
            <text:p>5481889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2632836" calcext:value-type="float">
            <text:p>2632836</text:p>
          </table:table-cell>
          <table:table-cell table:style-name="ce62" table:formula="of:=RANDBETWEEN(10000000;100000000)" office:value-type="float" office:value="29463026" calcext:value-type="float">
            <text:p>29463026</text:p>
          </table:table-cell>
          <table:table-cell table:formula="of:=[.F2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29]" office:value-type="float" office:value="16" calcext:value-type="float">
            <text:p>16</text:p>
          </table:table-cell>
          <table:table-cell/>
          <table:table-cell table:style-name="ce71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office:value-type="string" office:string-value="('Alana','Erika','Nevarez','Deanda','1988-02-06',187,67,'verde claro','20/100','no_clasificado','personal_inteligencia_data/foto.png','personal_inteligencia_data/huella_digital.png','personal_inteligencia_data/huella_retina.png',ROW(58,2876040678) ,ROW('85391440','Holanda'),ARRAY['inglés','árabe','portugués','francés','null','null']::varchar(50)[], ARRAY[ ROW('Ignacio','Ulises','Cartagena','Roman','1944-01-18','madre',ROW(58,2875481889) ), ROW('Vivaldo','Tarsicio','Rosas','Jackson','1944-01-18','abuelo',ROW(58,2872632836) )]::familiar_ty[], ARRAY[ ROW('29463026','Groenlandia'),row('null','null') ]::identificacion_ty[], ARRAY[ ROW('Derecho','Máster','Abogacía'), ROW('null','null','null') ]::nivel_educativo_ty[],null,'16')," calcext:value-type="string">
            <text:p>('Alana','Erika','Nevarez','Deanda','1988-02-06',187,67,'verde claro','20/100','no_clasificado','personal_inteligencia_data/foto.png','personal_inteligencia_data/huella_digital.png','personal_inteligencia_data/huella_retina.png',ROW(58,2876040678) ,ROW('85391440','Holanda'),ARRAY['inglés','árabe','portugués','francés','null','null']::varchar(50)[], ARRAY[ ROW('Ignacio','Ulises','Cartagena','Roman','1944-01-18','madre',ROW(58,2875481889) ), ROW('Vivaldo','Tarsicio','Rosas','Jackson','1944-01-18','abuelo',ROW(58,2872632836) )]::familiar_ty[], ARRAY[ ROW('29463026','Groenlandia'),row('null','null') ]::identificacion_ty[], ARRAY[ ROW('Derecho','Máster','Abogacía'), ROW('null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0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0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98-03-19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766946" calcext:value-type="float">
            <text:p>3766946</text:p>
          </table:table-cell>
          <table:table-cell table:formula="of:=RANDBETWEEN(10000000;99999999)" office:value-type="float" office:value="32050857" calcext:value-type="float">
            <text:p>3205085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017866" calcext:value-type="float">
            <text:p>20178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357828" calcext:value-type="float">
            <text:p>7357828</text:p>
          </table:table-cell>
          <table:table-cell table:style-name="ce62" table:formula="of:=RANDBETWEEN(10000000;100000000)" office:value-type="float" office:value="36674575" calcext:value-type="float">
            <text:p>36674575</text:p>
          </table:table-cell>
          <table:table-cell table:formula="of:=[.F30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51332846" calcext:value-type="float">
            <text:p>5133284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formula="of:=[.D30]" office:value-type="float" office:value="16" calcext:value-type="float">
            <text:p>16</text:p>
          </table:table-cell>
          <table:table-cell/>
          <table:table-cell table:style-name="ce71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office:value-type="string" office:string-value="('Eladio','Silvestre','Arteaga','Camarena','1998-03-19',168,74,'verde oscuro','20/20','no_clasificado','personal_inteligencia_data/foto.png','personal_inteligencia_data/huella_digital.png','personal_inteligencia_data/huella_retina.png',ROW(58,2873766946) ,ROW('32050857','Malasia'),ARRAY['español','inglés','hindi','ruso','mandarín','bengalí']::varchar(50)[], ARRAY[ ROW('Anastasia','Melina','Pelayo','Veliz','1967-09-23','madre',ROW(58,2122017866) ), ROW('Gloria','Eneida','Duque','Uribe','1967-09-23','hermano',ROW(58,2127357828) )]::familiar_ty[], ARRAY[ ROW('36674575','Groenlandia'),row('51332846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68,74,'verde oscuro','20/20','no_clasificado','personal_inteligencia_data/foto.png','personal_inteligencia_data/huella_digital.png','personal_inteligencia_data/huella_retina.png',ROW(58,2873766946) ,ROW('32050857','Malasia'),ARRAY['español','inglés','hindi','ruso','mandarín','bengalí']::varchar(50)[], ARRAY[ ROW('Anastasia','Melina','Pelayo','Veliz','1967-09-23','madre',ROW(58,2122017866) ), ROW('Gloria','Eneida','Duque','Uribe','1967-09-23','hermano',ROW(58,2127357828) )]::familiar_ty[], ARRAY[ ROW('36674575','Groenlandia'),row('51332846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1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1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92-05-03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261650" calcext:value-type="float">
            <text:p>6261650</text:p>
          </table:table-cell>
          <table:table-cell table:formula="of:=RANDBETWEEN(10000000;99999999)" office:value-type="float" office:value="11907719" calcext:value-type="float">
            <text:p>119077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345849" calcext:value-type="float">
            <text:p>8345849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166660" calcext:value-type="float">
            <text:p>7166660</text:p>
          </table:table-cell>
          <table:table-cell table:style-name="ce62" table:formula="of:=RANDBETWEEN(10000000;100000000)" office:value-type="float" office:value="20936276" calcext:value-type="float">
            <text:p>20936276</text:p>
          </table:table-cell>
          <table:table-cell table:formula="of:=[.F31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1]" office:value-type="float" office:value="16" calcext:value-type="float">
            <text:p>16</text:p>
          </table:table-cell>
          <table:table-cell/>
          <table:table-cell table:style-name="ce71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office:value-type="string" office:string-value="('Sabina','Ada','Johnson','Caballero','1992-05-03',156,65,'marrón oscuro','20/12.5','confidencial','personal_inteligencia_data/foto.png','personal_inteligencia_data/huella_digital.png','personal_inteligencia_data/huella_retina.png',ROW(58,4126261650) ,ROW('11907719','Uganda'),ARRAY['inglés','árabe','portugués','francés','null','null']::varchar(50)[], ARRAY[ ROW('Patricia','Victoria','Munguia','Garcia','1978-09-06','tío',ROW(58,2818345849) ), ROW('Pablo','Orosio','Avendano','Marroquin','1978-09-06','hermano',ROW(58,2817166660) )]::familiar_ty[], ARRAY[ ROW('20936276','Groenlandia'),row('null','null') ]::identificacion_ty[], ARRAY[ ROW('Ingeniería Industrial','null','null'), ROW('Ingeniería Industrial','null','null') ]::nivel_educativo_ty[],null,'16')," calcext:value-type="string">
            <text:p>('Sabina','Ada','Johnson','Caballero','1992-05-03',156,65,'marrón oscuro','20/12.5','confidencial','personal_inteligencia_data/foto.png','personal_inteligencia_data/huella_digital.png','personal_inteligencia_data/huella_retina.png',ROW(58,4126261650) ,ROW('11907719','Uganda'),ARRAY['inglés','árabe','portugués','francés','null','null']::varchar(50)[], ARRAY[ ROW('Patricia','Victoria','Munguia','Garcia','1978-09-06','tío',ROW(58,2818345849) ), ROW('Pablo','Orosio','Avendano','Marroquin','1978-09-06','hermano',ROW(58,2817166660) )]::familiar_ty[], ARRAY[ ROW('20936276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961"/>
        </table:table-row>
        <table:table-row table:style-name="ro2">
          <table:table-cell table:style-name="ce14" table:formula="of:=[.D32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2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53" office:value-type="string" calcext:value-type="string">
            <text:p>1986-05-03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3132376" calcext:value-type="float">
            <text:p>3132376</text:p>
          </table:table-cell>
          <table:table-cell table:formula="of:=RANDBETWEEN(10000000;99999999)" office:value-type="float" office:value="72973391" calcext:value-type="float">
            <text:p>7297339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871884" calcext:value-type="float">
            <text:p>8871884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817625" calcext:value-type="float">
            <text:p>3817625</text:p>
          </table:table-cell>
          <table:table-cell table:style-name="ce62" table:formula="of:=RANDBETWEEN(10000000;100000000)" office:value-type="float" office:value="75318360" calcext:value-type="float">
            <text:p>75318360</text:p>
          </table:table-cell>
          <table:table-cell table:formula="of:=[.F32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2]" office:value-type="float" office:value="17" calcext:value-type="float">
            <text:p>17</text:p>
          </table:table-cell>
          <table:table-cell/>
          <table:table-cell table:style-name="ce71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office:value-type="string" office:string-value="('Soledad','Esmeralda','Moreno','Sullivan','1986-05-03',187,80,'azul claro','20/25','top_secret','personal_inteligencia_data/foto.png','personal_inteligencia_data/huella_digital.png','personal_inteligencia_data/huella_retina.png',ROW(58,2813132376) ,ROW('72973391','Argentina'),ARRAY['inglés','árabe','portugués','francés','null','null']::varchar(50)[], ARRAY[ ROW('Eliana','Dulcinea','Ocampo','Mitchell','1961-09-09','tío',ROW(58,4128871884) ), ROW('Damaris','Corania','Benavides','Cook','1961-09-09','abuelo',ROW(58,4123817625) )]::familiar_ty[], ARRAY[ ROW('75318360','Groenlandia'),row('null','null') ]::identificacion_ty[], ARRAY[ ROW('Criminología','null','null'), ROW('Ingeniería Informática','null','null') ]::nivel_educativo_ty[],null,'17')," calcext:value-type="string">
            <text:p>('Soledad','Esmeralda','Moreno','Sullivan','1986-05-03',187,80,'azul claro','20/25','top_secret','personal_inteligencia_data/foto.png','personal_inteligencia_data/huella_digital.png','personal_inteligencia_data/huella_retina.png',ROW(58,2813132376) ,ROW('72973391','Argentina'),ARRAY['inglés','árabe','portugués','francés','null','null']::varchar(50)[], ARRAY[ ROW('Eliana','Dulcinea','Ocampo','Mitchell','1961-09-09','tío',ROW(58,4128871884) ), ROW('Damaris','Corania','Benavides','Cook','1961-09-09','abuelo',ROW(58,4123817625) )]::familiar_ty[], ARRAY[ ROW('75318360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3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3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53" office:value-type="string" calcext:value-type="string">
            <text:p>1988-05-07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3833932" calcext:value-type="float">
            <text:p>3833932</text:p>
          </table:table-cell>
          <table:table-cell table:formula="of:=RANDBETWEEN(10000000;99999999)" office:value-type="float" office:value="91455434" calcext:value-type="float">
            <text:p>9145543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685669" calcext:value-type="float">
            <text:p>1685669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066798" calcext:value-type="float">
            <text:p>8066798</text:p>
          </table:table-cell>
          <table:table-cell table:style-name="ce62" table:formula="of:=RANDBETWEEN(10000000;100000000)" office:value-type="float" office:value="18672470" calcext:value-type="float">
            <text:p>18672470</text:p>
          </table:table-cell>
          <table:table-cell table:formula="of:=[.F33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3]" office:value-type="float" office:value="17" calcext:value-type="float">
            <text:p>17</text:p>
          </table:table-cell>
          <table:table-cell/>
          <table:table-cell table:style-name="ce71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office:value-type="string" office:string-value="('Judas','Faustiniano','Cerda','Villa','1988-05-07',169,68,'verde oscuro','20/80','no_clasificado','personal_inteligencia_data/foto.png','personal_inteligencia_data/huella_digital.png','personal_inteligencia_data/huella_retina.png',ROW(58,2433833932) ,ROW('91455434','Holanda'),ARRAY['inglés','árabe','portugués','francés','null','null']::varchar(50)[], ARRAY[ ROW('Orosio','Javier','Delao','Delao','1945-05-04','hermano',ROW(58,2431685669) ), ROW('Gracia','Berenice','Bocanegra','Rizo','1945-05-04','primo',ROW(58,2438066798) )]::familiar_ty[], ARRAY[ ROW('18672470','Groenlandia'),row('null','null') ]::identificacion_ty[], ARRAY[ ROW('Ingeniería Informática','Máster','Ciberseguridad'), ROW('null','null','null') ]::nivel_educativo_ty[],null,'17')," calcext:value-type="string">
            <text:p>('Judas','Faustiniano','Cerda','Villa','1988-05-07',169,68,'verde oscuro','20/80','no_clasificado','personal_inteligencia_data/foto.png','personal_inteligencia_data/huella_digital.png','personal_inteligencia_data/huella_retina.png',ROW(58,2433833932) ,ROW('91455434','Holanda'),ARRAY['inglés','árabe','portugués','francés','null','null']::varchar(50)[], ARRAY[ ROW('Orosio','Javier','Delao','Delao','1945-05-04','hermano',ROW(58,2431685669) ), ROW('Gracia','Berenice','Bocanegra','Rizo','1945-05-04','primo',ROW(58,2438066798) )]::familiar_ty[], ARRAY[ ROW('18672470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4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4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53" office:value-type="string" calcext:value-type="string">
            <text:p>1998-04-22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141811" calcext:value-type="float">
            <text:p>5141811</text:p>
          </table:table-cell>
          <table:table-cell table:formula="of:=RANDBETWEEN(10000000;99999999)" office:value-type="float" office:value="63923567" calcext:value-type="float">
            <text:p>6392356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471422" calcext:value-type="float">
            <text:p>3471422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286603" calcext:value-type="float">
            <text:p>8286603</text:p>
          </table:table-cell>
          <table:table-cell table:style-name="ce62" table:formula="of:=RANDBETWEEN(10000000;100000000)" office:value-type="float" office:value="81239907" calcext:value-type="float">
            <text:p>81239907</text:p>
          </table:table-cell>
          <table:table-cell table:formula="of:=[.F34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95345069" calcext:value-type="float">
            <text:p>9534506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formula="of:=[.D34]" office:value-type="float" office:value="17" calcext:value-type="float">
            <text:p>17</text:p>
          </table:table-cell>
          <table:table-cell/>
          <table:table-cell table:style-name="ce71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office:value-type="string" office:string-value="('Mariam','Mireya','Orellana','Manzano','1998-04-22',176,68,'azul oscuro','20/50','no_clasificado','personal_inteligencia_data/foto.png','personal_inteligencia_data/huella_digital.png','personal_inteligencia_data/huella_retina.png',ROW(58,2435141811) ,ROW('63923567','Malasia'),ARRAY['español','inglés','hindi','ruso','mandarín','bengalí']::varchar(50)[], ARRAY[ ROW('Marisol','Trinidad','Escobedo','Pinon','1970-08-26','hermano',ROW(58,4243471422) ), ROW('Jennifer','Valentina','Vigil','Aviles','1970-08-26','abuelo',ROW(58,4248286603) )]::familiar_ty[], ARRAY[ ROW('81239907','Groenlandia'),row('95345069','Irlanda') ]::identificacion_ty[], ARRAY[ ROW('Derecho','null','null'), ROW('Economía','Máster','Finanzas') ]::nivel_educativo_ty[],null,'17')," calcext:value-type="string">
            <text:p>('Mariam','Mireya','Orellana','Manzano','1998-04-22',176,68,'azul oscuro','20/50','no_clasificado','personal_inteligencia_data/foto.png','personal_inteligencia_data/huella_digital.png','personal_inteligencia_data/huella_retina.png',ROW(58,2435141811) ,ROW('63923567','Malasia'),ARRAY['español','inglés','hindi','ruso','mandarín','bengalí']::varchar(50)[], ARRAY[ ROW('Marisol','Trinidad','Escobedo','Pinon','1970-08-26','hermano',ROW(58,4243471422) ), ROW('Jennifer','Valentina','Vigil','Aviles','1970-08-26','abuelo',ROW(58,4248286603) )]::familiar_ty[], ARRAY[ ROW('81239907','Groenlandia'),row('95345069','Irlanda') ]::identificacion_ty[], ARRAY[ ROW('Derecho','null','null'), ROW('Economía','Máster','Finanzas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5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5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53" office:value-type="string" calcext:value-type="string">
            <text:p>1992-05-30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250990" calcext:value-type="float">
            <text:p>6250990</text:p>
          </table:table-cell>
          <table:table-cell table:formula="of:=RANDBETWEEN(10000000;99999999)" office:value-type="float" office:value="66040762" calcext:value-type="float">
            <text:p>6604076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079446" calcext:value-type="float">
            <text:p>1079446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079152" calcext:value-type="float">
            <text:p>2079152</text:p>
          </table:table-cell>
          <table:table-cell table:style-name="ce62" table:formula="of:=RANDBETWEEN(10000000;100000000)" office:value-type="float" office:value="41853335" calcext:value-type="float">
            <text:p>41853335</text:p>
          </table:table-cell>
          <table:table-cell table:formula="of:=[.F35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5]" office:value-type="float" office:value="17" calcext:value-type="float">
            <text:p>17</text:p>
          </table:table-cell>
          <table:table-cell/>
          <table:table-cell table:style-name="ce71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office:value-type="string" office:string-value="('Jorge','Rafael','Ocampo','Landeros','1992-05-30',158,73,'verde claro','20/10','confidencial','personal_inteligencia_data/foto.png','personal_inteligencia_data/huella_digital.png','personal_inteligencia_data/huella_retina.png',ROW(58,2126250990) ,ROW('66040762','Uganda'),ARRAY['inglés','árabe','portugués','francés','null','null']::varchar(50)[], ARRAY[ ROW('Pilar','Nathaly','Olmos','Melo','1979-12-29','padre',ROW(58,2341079446) ), ROW('Andres','Orosio','Pichardo','Castanon','1979-12-29','hermano',ROW(58,2342079152) )]::familiar_ty[], ARRAY[ ROW('41853335','Groenlandia'),row('null','null') ]::identificacion_ty[], ARRAY[ ROW('Derecho','null','null'), ROW('Ciencias Sociales ','null','null') ]::nivel_educativo_ty[],null,'17')," calcext:value-type="string">
            <text:p>('Jorge','Rafael','Ocampo','Landeros','1992-05-30',158,73,'verde claro','20/10','confidencial','personal_inteligencia_data/foto.png','personal_inteligencia_data/huella_digital.png','personal_inteligencia_data/huella_retina.png',ROW(58,2126250990) ,ROW('66040762','Uganda'),ARRAY['inglés','árabe','portugués','francés','null','null']::varchar(50)[], ARRAY[ ROW('Pilar','Nathaly','Olmos','Melo','1979-12-29','padre',ROW(58,2341079446) ), ROW('Andres','Orosio','Pichardo','Castanon','1979-12-29','hermano',ROW(58,2342079152) )]::familiar_ty[], ARRAY[ ROW('41853335','Groenlandia'),row('null','null') ]::identificacion_ty[], ARRAY[ ROW('Derecho','null','null'), ROW('Ciencias Sociales ','null','null') ]::nivel_educativo_ty[],null,'17'),</text:p>
          </table:table-cell>
          <table:table-cell table:number-columns-repeated="961"/>
        </table:table-row>
        <table:table-row table:style-name="ro2">
          <table:table-cell table:style-name="ce14" table:formula="of:=[.D36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6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53" office:value-type="string" calcext:value-type="string">
            <text:p>1988-12-02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9573916" calcext:value-type="float">
            <text:p>9573916</text:p>
          </table:table-cell>
          <table:table-cell table:formula="of:=RANDBETWEEN(10000000;99999999)" office:value-type="float" office:value="73775347" calcext:value-type="float">
            <text:p>7377534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424896" calcext:value-type="float">
            <text:p>542489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690432" calcext:value-type="float">
            <text:p>2690432</text:p>
          </table:table-cell>
          <table:table-cell table:style-name="ce62" table:formula="of:=RANDBETWEEN(10000000;100000000)" office:value-type="float" office:value="48633573" calcext:value-type="float">
            <text:p>48633573</text:p>
          </table:table-cell>
          <table:table-cell table:formula="of:=[.F36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6]" office:value-type="float" office:value="18" calcext:value-type="float">
            <text:p>18</text:p>
          </table:table-cell>
          <table:table-cell/>
          <table:table-cell table:style-name="ce71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office:value-type="string" office:string-value="('Fiona','Adriana','Soriano','Pedraza','1988-12-02',179,74,'marrón claro','20/20','top_secret','personal_inteligencia_data/foto.png','personal_inteligencia_data/huella_digital.png','personal_inteligencia_data/huella_retina.png',ROW(58,2349573916) ,ROW('73775347','Argentina'),ARRAY['inglés','árabe','portugués','francés','null','null']::varchar(50)[], ARRAY[ ROW('Pedro','Dante','Paez','Ramos','1963-10-06','padre',ROW(58,2125424896) ), ROW('Victor','Leon','Sorto','Velasquez','1963-10-06','primo',ROW(58,2122690432) )]::familiar_ty[], ARRAY[ ROW('48633573','Groenlandia'),row('null','null') ]::identificacion_ty[], ARRAY[ ROW('Psicología','null','null'), ROW('Comunicación','null','null') ]::nivel_educativo_ty[],null,'18')," calcext:value-type="string">
            <text:p>('Fiona','Adriana','Soriano','Pedraza','1988-12-02',179,74,'marrón claro','20/20','top_secret','personal_inteligencia_data/foto.png','personal_inteligencia_data/huella_digital.png','personal_inteligencia_data/huella_retina.png',ROW(58,2349573916) ,ROW('73775347','Argentina'),ARRAY['inglés','árabe','portugués','francés','null','null']::varchar(50)[], ARRAY[ ROW('Pedro','Dante','Paez','Ramos','1963-10-06','padre',ROW(58,2125424896) ), ROW('Victor','Leon','Sorto','Velasquez','1963-10-06','primo',ROW(58,2122690432) )]::familiar_ty[], ARRAY[ ROW('48633573','Groenlandia'),row('null','null') ]::identificacion_ty[], ARRAY[ ROW('Psicología','null','null'), ROW('Comunicación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7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7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88-06-13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3897769" calcext:value-type="float">
            <text:p>3897769</text:p>
          </table:table-cell>
          <table:table-cell table:formula="of:=RANDBETWEEN(10000000;99999999)" office:value-type="float" office:value="66215243" calcext:value-type="float">
            <text:p>6621524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964603" calcext:value-type="float">
            <text:p>9964603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620534" calcext:value-type="float">
            <text:p>4620534</text:p>
          </table:table-cell>
          <table:table-cell table:style-name="ce62" table:formula="of:=RANDBETWEEN(10000000;100000000)" office:value-type="float" office:value="55465709" calcext:value-type="float">
            <text:p>55465709</text:p>
          </table:table-cell>
          <table:table-cell table:formula="of:=[.F37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7]" office:value-type="float" office:value="18" calcext:value-type="float">
            <text:p>18</text:p>
          </table:table-cell>
          <table:table-cell/>
          <table:table-cell table:style-name="ce71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office:value-type="string" office:string-value="('Inocencia','Adria','Maldonado','Mojica','1988-06-13',169,92,'azul oscuro','20/63','no_clasificado','personal_inteligencia_data/foto.png','personal_inteligencia_data/huella_digital.png','personal_inteligencia_data/huella_retina.png',ROW(58,2813897769) ,ROW('66215243','Holanda'),ARRAY['inglés','árabe','portugués','francés','null','null']::varchar(50)[], ARRAY[ ROW('Emily','Mireya','Tellez','Cabrera','1945-06-24','hermano',ROW(58,2819964603) ), ROW('Esperanza','Ana','Corona','Granados','1945-06-24','tío',ROW(58,2814620534) )]::familiar_ty[], ARRAY[ ROW('55465709','Groenlandia'),row('null','null') ]::identificacion_ty[], ARRAY[ ROW('Comunicación','Máster','Lexicografía'), ROW('null','null','null') ]::nivel_educativo_ty[],null,'18')," calcext:value-type="string">
            <text:p>('Inocencia','Adria','Maldonado','Mojica','1988-06-13',169,92,'azul oscuro','20/63','no_clasificado','personal_inteligencia_data/foto.png','personal_inteligencia_data/huella_digital.png','personal_inteligencia_data/huella_retina.png',ROW(58,2813897769) ,ROW('66215243','Holanda'),ARRAY['inglés','árabe','portugués','francés','null','null']::varchar(50)[], ARRAY[ ROW('Emily','Mireya','Tellez','Cabrera','1945-06-24','hermano',ROW(58,2819964603) ), ROW('Esperanza','Ana','Corona','Granados','1945-06-24','tío',ROW(58,2814620534) )]::familiar_ty[], ARRAY[ ROW('55465709','Groenlandia'),row('null','null') ]::identificacion_ty[], ARRAY[ ROW('Comunicación','Máster','Lexicografía'), ROW('null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8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8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98-06-26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5380711" calcext:value-type="float">
            <text:p>5380711</text:p>
          </table:table-cell>
          <table:table-cell table:formula="of:=RANDBETWEEN(10000000;99999999)" office:value-type="float" office:value="35026005" calcext:value-type="float">
            <text:p>3502600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2679443" calcext:value-type="float">
            <text:p>2679443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6760119" calcext:value-type="float">
            <text:p>6760119</text:p>
          </table:table-cell>
          <table:table-cell table:style-name="ce62" table:formula="of:=RANDBETWEEN(10000000;100000000)" office:value-type="float" office:value="54493752" calcext:value-type="float">
            <text:p>54493752</text:p>
          </table:table-cell>
          <table:table-cell table:formula="of:=[.F38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72223203" calcext:value-type="float">
            <text:p>7222320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formula="of:=[.D38]" office:value-type="float" office:value="18" calcext:value-type="float">
            <text:p>18</text:p>
          </table:table-cell>
          <table:table-cell/>
          <table:table-cell table:style-name="ce71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office:value-type="string" office:string-value="('Thais','Cloe','Kelly','Santacruz','1998-06-26',167,80,'azul claro','20/40','no_clasificado','personal_inteligencia_data/foto.png','personal_inteligencia_data/huella_digital.png','personal_inteligencia_data/huella_retina.png',ROW(58,2815380711) ,ROW('35026005','Malasia'),ARRAY['español','inglés','hindi','ruso','mandarín','bengalí']::varchar(50)[], ARRAY[ ROW('Mario','David','Barrientos','Montesdeoca','1975-06-22','hermano',ROW(58,2872679443) ), ROW('Claudio','Lincoln','Sullivan','Tafoya','1975-06-22','abuelo',ROW(58,2876760119) )]::familiar_ty[], ARRAY[ ROW('54493752','Groenlandia'),row('72223203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67,80,'azul claro','20/40','no_clasificado','personal_inteligencia_data/foto.png','personal_inteligencia_data/huella_digital.png','personal_inteligencia_data/huella_retina.png',ROW(58,2815380711) ,ROW('35026005','Malasia'),ARRAY['español','inglés','hindi','ruso','mandarín','bengalí']::varchar(50)[], ARRAY[ ROW('Mario','David','Barrientos','Montesdeoca','1975-06-22','hermano',ROW(58,2872679443) ), ROW('Claudio','Lincoln','Sullivan','Tafoya','1975-06-22','abuelo',ROW(58,2876760119) )]::familiar_ty[], ARRAY[ ROW('54493752','Groenlandia'),row('72223203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39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9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53" office:value-type="string" calcext:value-type="string">
            <text:p>1993-05-14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016697" calcext:value-type="float">
            <text:p>8016697</text:p>
          </table:table-cell>
          <table:table-cell table:formula="of:=RANDBETWEEN(10000000;99999999)" office:value-type="float" office:value="41366050" calcext:value-type="float">
            <text:p>4136605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067775" calcext:value-type="float">
            <text:p>5067775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937097" calcext:value-type="float">
            <text:p>4937097</text:p>
          </table:table-cell>
          <table:table-cell table:style-name="ce62" table:formula="of:=RANDBETWEEN(10000000;100000000)" office:value-type="float" office:value="38574213" calcext:value-type="float">
            <text:p>38574213</text:p>
          </table:table-cell>
          <table:table-cell table:formula="of:=[.F3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9]" office:value-type="float" office:value="18" calcext:value-type="float">
            <text:p>18</text:p>
          </table:table-cell>
          <table:table-cell/>
          <table:table-cell table:style-name="ce71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office:value-type="string" office:string-value="('William','Lorenzo','Miranda','Rueda','1993-05-14',151,65,'verde oscuro','20/125','confidencial','personal_inteligencia_data/foto.png','personal_inteligencia_data/huella_digital.png','personal_inteligencia_data/huella_retina.png',ROW(58,4248016697) ,ROW('41366050','Uganda'),ARRAY['inglés','árabe','portugués','francés','null','null']::varchar(50)[], ARRAY[ ROW('Maria','Belinda','Angeles','Paniagua','1980-08-09','madre',ROW(58,2615067775) ), ROW('Leonardo','Klement','Bedolla','Bocanegra','1980-08-09','abuelo',ROW(58,2614937097) )]::familiar_ty[], ARRAY[ ROW('38574213','Groenlandia'),row('null','null') ]::identificacion_ty[], ARRAY[ ROW('Criminología','null','null'), ROW('Derecho','null','null') ]::nivel_educativo_ty[],null,'18')," calcext:value-type="string">
            <text:p>('William','Lorenzo','Miranda','Rueda','1993-05-14',151,65,'verde oscuro','20/125','confidencial','personal_inteligencia_data/foto.png','personal_inteligencia_data/huella_digital.png','personal_inteligencia_data/huella_retina.png',ROW(58,4248016697) ,ROW('41366050','Uganda'),ARRAY['inglés','árabe','portugués','francés','null','null']::varchar(50)[], ARRAY[ ROW('Maria','Belinda','Angeles','Paniagua','1980-08-09','madre',ROW(58,2615067775) ), ROW('Leonardo','Klement','Bedolla','Bocanegra','1980-08-09','abuelo',ROW(58,2614937097) )]::familiar_ty[], ARRAY[ ROW('38574213','Groenlandia'),row('null','null') ]::identificacion_ty[], ARRAY[ ROW('Criminología','null','null'), ROW('Derecho','null','null') ]::nivel_educativo_ty[],null,'18'),</text:p>
          </table:table-cell>
          <table:table-cell table:number-columns-repeated="961"/>
        </table:table-row>
        <table:table-row table:style-name="ro2">
          <table:table-cell table:style-name="ce14" table:formula="of:=[.D40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0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53" office:value-type="string" calcext:value-type="string">
            <text:p>2000-05-20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2179596" calcext:value-type="float">
            <text:p>2179596</text:p>
          </table:table-cell>
          <table:table-cell table:formula="of:=RANDBETWEEN(10000000;99999999)" office:value-type="float" office:value="80112888" calcext:value-type="float">
            <text:p>8011288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2594275" calcext:value-type="float">
            <text:p>2594275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093008" calcext:value-type="float">
            <text:p>3093008</text:p>
          </table:table-cell>
          <table:table-cell table:style-name="ce62" table:formula="of:=RANDBETWEEN(10000000;100000000)" office:value-type="float" office:value="36701156" calcext:value-type="float">
            <text:p>36701156</text:p>
          </table:table-cell>
          <table:table-cell table:formula="of:=[.F4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0]" office:value-type="float" office:value="19" calcext:value-type="float">
            <text:p>19</text:p>
          </table:table-cell>
          <table:table-cell/>
          <table:table-cell table:style-name="ce71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office:value-type="string" office:string-value="('Bernarda','Anunciacion','Preciado','Botello','2000-05-20',171,93,'marrón claro','20/40','top_secret','personal_inteligencia_data/foto.png','personal_inteligencia_data/huella_digital.png','personal_inteligencia_data/huella_retina.png',ROW(58,2812179596) ,ROW('80112888','Argentina'),ARRAY['español','inglés','hindi','ruso','mandarín','null']::varchar(50)[], ARRAY[ ROW('Romeo','Adrian','Damian','Vallejo','1962-06-17','madre',ROW(58,2442594275) ), ROW('Marina',null,'Elizondo','Nunez','1962-06-17','abuelo',ROW(58,2443093008) )]::familiar_ty[], ARRAY[ ROW('36701156','Argentina'),row('null','null') ]::identificacion_ty[], ARRAY[ ROW('Ingeniería Informática','null','null'), ROW('null','null','null') ]::nivel_educativo_ty[],null,'19')," calcext:value-type="string">
            <text:p>('Bernarda','Anunciacion','Preciado','Botello','2000-05-20',171,93,'marrón claro','20/40','top_secret','personal_inteligencia_data/foto.png','personal_inteligencia_data/huella_digital.png','personal_inteligencia_data/huella_retina.png',ROW(58,2812179596) ,ROW('80112888','Argentina'),ARRAY['español','inglés','hindi','ruso','mandarín','null']::varchar(50)[], ARRAY[ ROW('Romeo','Adrian','Damian','Vallejo','1962-06-17','madre',ROW(58,2442594275) ), ROW('Marina',null,'Elizondo','Nunez','1962-06-17','abuelo',ROW(58,2443093008) )]::familiar_ty[], ARRAY[ ROW('36701156','Argentina'),row('null','null') ]::identificacion_ty[], ARRAY[ ROW('Ingeniería Informátic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1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1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53" office:value-type="string" calcext:value-type="string">
            <text:p>1989-01-03</text:p>
          </table:table-cell>
          <table:table-cell table:style-name="ce55" table:formula="of:=ROUND(RAND()*40+150 )" office:value-type="float" office:value="150" calcext:value-type="float">
            <text:p>150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360965" calcext:value-type="float">
            <text:p>9360965</text:p>
          </table:table-cell>
          <table:table-cell table:formula="of:=RANDBETWEEN(10000000;99999999)" office:value-type="float" office:value="20803708" calcext:value-type="float">
            <text:p>2080370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899472" calcext:value-type="float">
            <text:p>3899472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369897" calcext:value-type="float">
            <text:p>1369897</text:p>
          </table:table-cell>
          <table:table-cell table:style-name="ce62" table:formula="of:=RANDBETWEEN(10000000;100000000)" office:value-type="float" office:value="15528376" calcext:value-type="float">
            <text:p>15528376</text:p>
          </table:table-cell>
          <table:table-cell table:formula="of:=[.F41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26233809" calcext:value-type="float">
            <text:p>26233809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1]" office:value-type="float" office:value="19" calcext:value-type="float">
            <text:p>19</text:p>
          </table:table-cell>
          <table:table-cell/>
          <table:table-cell table:style-name="ce71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office:value-type="string" office:string-value="('Bertrudis','Damaris','Mandujano','Sosa','1989-01-03',150,89,'azul oscuro','20/80','no_clasificado','personal_inteligencia_data/foto.png','personal_inteligencia_data/huella_digital.png','personal_inteligencia_data/huella_retina.png',ROW(58,2439360965) ,ROW('20803708','Holanda'),ARRAY['español','inglés','hindi','ruso','null','null']::varchar(50)[], ARRAY[ ROW('Alma','Moira','Moreno','Batista','1944-06-08','primo',ROW(58,2433899472) ), ROW('Cayetano',null,'Guillen','Miramontes','1944-06-08','abuelo',ROW(58,2431369897) )]::familiar_ty[], ARRAY[ ROW('15528376','Argentina'),row('26233809','Groenlandia') ]::identificacion_ty[], ARRAY[ ROW('Ingeniería Informática','null','null'), ROW('null','null','null') ]::nivel_educativo_ty[],null,'19')," calcext:value-type="string">
            <text:p>('Bertrudis','Damaris','Mandujano','Sosa','1989-01-03',150,89,'azul oscuro','20/80','no_clasificado','personal_inteligencia_data/foto.png','personal_inteligencia_data/huella_digital.png','personal_inteligencia_data/huella_retina.png',ROW(58,2439360965) ,ROW('20803708','Holanda'),ARRAY['español','inglés','hindi','ruso','null','null']::varchar(50)[], ARRAY[ ROW('Alma','Moira','Moreno','Batista','1944-06-08','primo',ROW(58,2433899472) ), ROW('Cayetano',null,'Guillen','Miramontes','1944-06-08','abuelo',ROW(58,2431369897) )]::familiar_ty[], ARRAY[ ROW('15528376','Argentina'),row('26233809','Groenlandia') ]::identificacion_ty[], ARRAY[ ROW('Ingeniería Informátic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2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2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0-08-29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331866" calcext:value-type="float">
            <text:p>5331866</text:p>
          </table:table-cell>
          <table:table-cell table:formula="of:=RANDBETWEEN(10000000;99999999)" office:value-type="float" office:value="98543970" calcext:value-type="float">
            <text:p>98543970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837152" calcext:value-type="float">
            <text:p>6837152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996959" calcext:value-type="float">
            <text:p>9996959</text:p>
          </table:table-cell>
          <table:table-cell table:style-name="ce62" table:formula="of:=RANDBETWEEN(10000000;100000000)" office:value-type="float" office:value="95811708" calcext:value-type="float">
            <text:p>95811708</text:p>
          </table:table-cell>
          <table:table-cell table:formula="of:=[.F42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style-name="ce71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office:value-type="string" office:string-value="('Melina','Bonita','Cardenas','Hill','1990-08-29',187,82,'azul oscuro','20/25','no_clasificado','personal_inteligencia_data/foto.png','personal_inteligencia_data/huella_digital.png','personal_inteligencia_data/huella_retina.png',ROW(58,4125331866) ,ROW('98543970','Malasia'),ARRAY['inglés','árabe','portugués','francés','null','null']::varchar(50)[], ARRAY[ ROW('Jessica','Brenda','Garcia','Anguiano','1970-11-02','abuelo',ROW(58,4246837152) ), ROW('Ayala','Haydee','Sauceda','Mares','1970-11-02','abuelo',ROW(58,4249996959) )]::familiar_ty[], ARRAY[ ROW('95811708','Argentina'),row('null','null') ]::identificacion_ty[], ARRAY[ ROW('Filosofía','null','null'), ROW('Psicología','null','null') ]::nivel_educativo_ty[],null,'19')," calcext:value-type="string">
            <text:p>('Melina','Bonita','Cardenas','Hill','1990-08-29',187,82,'azul oscuro','20/25','no_clasificado','personal_inteligencia_data/foto.png','personal_inteligencia_data/huella_digital.png','personal_inteligencia_data/huella_retina.png',ROW(58,4125331866) ,ROW('98543970','Malasia'),ARRAY['inglés','árabe','portugués','francés','null','null']::varchar(50)[], ARRAY[ ROW('Jessica','Brenda','Garcia','Anguiano','1970-11-02','abuelo',ROW(58,4246837152) ), ROW('Ayala','Haydee','Sauceda','Mares','1970-11-02','abuelo',ROW(58,4249996959) )]::familiar_ty[], ARRAY[ ROW('95811708','Argentina'),row('null','null') ]::identificacion_ty[], ARRAY[ ROW('Filosofía','null','null'), ROW('Psicología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3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3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53" office:value-type="string" calcext:value-type="string">
            <text:p>1989-12-18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7605427" calcext:value-type="float">
            <text:p>7605427</text:p>
          </table:table-cell>
          <table:table-cell table:formula="of:=RANDBETWEEN(10000000;99999999)" office:value-type="float" office:value="79862997" calcext:value-type="float">
            <text:p>7986299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907107" calcext:value-type="float">
            <text:p>690710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635963" calcext:value-type="float">
            <text:p>1635963</text:p>
          </table:table-cell>
          <table:table-cell table:style-name="ce62" table:formula="of:=RANDBETWEEN(10000000;100000000)" office:value-type="float" office:value="85972954" calcext:value-type="float">
            <text:p>85972954</text:p>
          </table:table-cell>
          <table:table-cell table:formula="of:=[.F43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3]" office:value-type="float" office:value="19" calcext:value-type="float">
            <text:p>19</text:p>
          </table:table-cell>
          <table:table-cell/>
          <table:table-cell table:style-name="ce71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office:value-type="string" office:string-value="('Tito',null,'Serna','Suarez','1989-12-18',178,78,'verde claro','20/40','confidencial','personal_inteligencia_data/foto.png','personal_inteligencia_data/huella_digital.png','personal_inteligencia_data/huella_retina.png',ROW(58,2617605427) ,ROW('79862997','Uganda'),ARRAY['español','inglés','hindi','ruso','mandarín','bengalí']::varchar(50)[], ARRAY[ ROW('Carla',null,'Larios','Mazariegos','1980-12-04','hermano',ROW(58,2436907107) ), ROW('Natividad','Fabiola','Samaniego','Castellanos','1980-12-04','hermano',ROW(58,2431635963) )]::familiar_ty[], ARRAY[ ROW('85972954','Argentina'),row('null','null') ]::identificacion_ty[], ARRAY[ ROW('Filosofía','null','null'), ROW('null','null','null') ]::nivel_educativo_ty[],null,'19')," calcext:value-type="string">
            <text:p>('Tito',null,'Serna','Suarez','1989-12-18',178,78,'verde claro','20/40','confidencial','personal_inteligencia_data/foto.png','personal_inteligencia_data/huella_digital.png','personal_inteligencia_data/huella_retina.png',ROW(58,2617605427) ,ROW('79862997','Uganda'),ARRAY['español','inglés','hindi','ruso','mandarín','bengalí']::varchar(50)[], ARRAY[ ROW('Carla',null,'Larios','Mazariegos','1980-12-04','hermano',ROW(58,2436907107) ), ROW('Natividad','Fabiola','Samaniego','Castellanos','1980-12-04','hermano',ROW(58,2431635963) )]::familiar_ty[], ARRAY[ ROW('85972954','Argentina'),row('null','null') ]::identificacion_ty[], ARRAY[ ROW('Filosofía','null','null'), ROW('null','null','null') ]::nivel_educativo_ty[],null,'19'),</text:p>
          </table:table-cell>
          <table:table-cell table:number-columns-repeated="961"/>
        </table:table-row>
        <table:table-row table:style-name="ro2">
          <table:table-cell table:style-name="ce14" table:formula="of:=[.D44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4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53" office:value-type="string" calcext:value-type="string">
            <text:p>2000-08-11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910179" calcext:value-type="float">
            <text:p>4910179</text:p>
          </table:table-cell>
          <table:table-cell table:formula="of:=RANDBETWEEN(10000000;99999999)" office:value-type="float" office:value="28550565" calcext:value-type="float">
            <text:p>2855056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2907479" calcext:value-type="float">
            <text:p>2907479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649496" calcext:value-type="float">
            <text:p>8649496</text:p>
          </table:table-cell>
          <table:table-cell table:style-name="ce62" table:formula="of:=RANDBETWEEN(10000000;100000000)" office:value-type="float" office:value="19734978" calcext:value-type="float">
            <text:p>19734978</text:p>
          </table:table-cell>
          <table:table-cell table:formula="of:=[.F44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4]" office:value-type="float" office:value="20" calcext:value-type="float">
            <text:p>20</text:p>
          </table:table-cell>
          <table:table-cell/>
          <table:table-cell table:style-name="ce71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office:value-type="string" office:string-value="('Emperatriz',null,'Farias','Rincon','2000-08-11',162,79,'marrón claro','20/160','top_secret','personal_inteligencia_data/foto.png','personal_inteligencia_data/huella_digital.png','personal_inteligencia_data/huella_retina.png',ROW(58,2344910179) ,ROW('28550565','Argentina'),ARRAY['español','inglés','hindi','ruso','mandarín','null']::varchar(50)[], ARRAY[ ROW('Amanda','Viviana','Delrio','Solorzano','1963-02-19','hermano',ROW(58,4142907479) ), ROW('Justiniano','Foster','Olivares','Ellis','1963-02-19','primo',ROW(58,4148649496) )]::familiar_ty[], ARRAY[ ROW('19734978','Argentina'),row('null','null') ]::identificacion_ty[], ARRAY[ ROW('Comunicación','null','null'), ROW('null','null','null') ]::nivel_educativo_ty[],null,'20')," calcext:value-type="string">
            <text:p>('Emperatriz',null,'Farias','Rincon','2000-08-11',162,79,'marrón claro','20/160','top_secret','personal_inteligencia_data/foto.png','personal_inteligencia_data/huella_digital.png','personal_inteligencia_data/huella_retina.png',ROW(58,2344910179) ,ROW('28550565','Argentina'),ARRAY['español','inglés','hindi','ruso','mandarín','null']::varchar(50)[], ARRAY[ ROW('Amanda','Viviana','Delrio','Solorzano','1963-02-19','hermano',ROW(58,4142907479) ), ROW('Justiniano','Foster','Olivares','Ellis','1963-02-19','primo',ROW(58,4148649496) )]::familiar_ty[], ARRAY[ ROW('19734978','Argentina'),row('null','null') ]::identificacion_ty[], ARRAY[ ROW('Comunicación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5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5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53" office:value-type="string" calcext:value-type="string">
            <text:p>1989-12-16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3157190" calcext:value-type="float">
            <text:p>3157190</text:p>
          </table:table-cell>
          <table:table-cell table:formula="of:=RANDBETWEEN(10000000;99999999)" office:value-type="float" office:value="26536461" calcext:value-type="float">
            <text:p>2653646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735042" calcext:value-type="float">
            <text:p>473504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225339" calcext:value-type="float">
            <text:p>3225339</text:p>
          </table:table-cell>
          <table:table-cell table:style-name="ce62" table:formula="of:=RANDBETWEEN(10000000;100000000)" office:value-type="float" office:value="95680126" calcext:value-type="float">
            <text:p>95680126</text:p>
          </table:table-cell>
          <table:table-cell table:formula="of:=[.F45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28871291" calcext:value-type="float">
            <text:p>2887129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style-name="ce71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office:value-type="string" office:string-value="('Faustino','Margarito','Quinones','Mena','1989-12-16',182,92,'azul claro','20/20','no_clasificado','personal_inteligencia_data/foto.png','personal_inteligencia_data/huella_digital.png','personal_inteligencia_data/huella_retina.png',ROW(58,2813157190) ,ROW('26536461','Holanda'),ARRAY['español','inglés','hindi','ruso','null','null']::varchar(50)[], ARRAY[ ROW('Emiliana','Constanza','Renteria','Almaguer','1944-12-12','primo',ROW(58,2814735042) ), ROW('Constantino',null,'Bustos','Lima','1944-12-12','primo',ROW(58,2813225339) )]::familiar_ty[], ARRAY[ ROW('95680126','Argentina'),row('28871291','Groenlandia') ]::identificacion_ty[], ARRAY[ ROW('Comunicación','null','null'), ROW('null','null','null') ]::nivel_educativo_ty[],null,'20')," calcext:value-type="string">
            <text:p>('Faustino','Margarito','Quinones','Mena','1989-12-16',182,92,'azul claro','20/20','no_clasificado','personal_inteligencia_data/foto.png','personal_inteligencia_data/huella_digital.png','personal_inteligencia_data/huella_retina.png',ROW(58,2813157190) ,ROW('26536461','Holanda'),ARRAY['español','inglés','hindi','ruso','null','null']::varchar(50)[], ARRAY[ ROW('Emiliana','Constanza','Renteria','Almaguer','1944-12-12','primo',ROW(58,2814735042) ), ROW('Constantino',null,'Bustos','Lima','1944-12-12','primo',ROW(58,2813225339) )]::familiar_ty[], ARRAY[ ROW('95680126','Argentina'),row('28871291','Groenlandia') ]::identificacion_ty[], ARRAY[ ROW('Comunicación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6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6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91-01-29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6475868" calcext:value-type="float">
            <text:p>6475868</text:p>
          </table:table-cell>
          <table:table-cell table:formula="of:=RANDBETWEEN(10000000;99999999)" office:value-type="float" office:value="56212583" calcext:value-type="float">
            <text:p>5621258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6129285" calcext:value-type="float">
            <text:p>6129285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6178978" calcext:value-type="float">
            <text:p>6178978</text:p>
          </table:table-cell>
          <table:table-cell table:style-name="ce62" table:formula="of:=RANDBETWEEN(10000000;100000000)" office:value-type="float" office:value="57182454" calcext:value-type="float">
            <text:p>57182454</text:p>
          </table:table-cell>
          <table:table-cell table:formula="of:=[.F46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6]" office:value-type="float" office:value="20" calcext:value-type="float">
            <text:p>20</text:p>
          </table:table-cell>
          <table:table-cell/>
          <table:table-cell table:style-name="ce71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office:value-type="string" office:string-value="('Facunda','Alvara','Prado','Sarmiento','1991-01-29',170,71,'azul claro','20/20','no_clasificado','personal_inteligencia_data/foto.png','personal_inteligencia_data/huella_digital.png','personal_inteligencia_data/huella_retina.png',ROW(58,2126475868) ,ROW('56212583','Malasia'),ARRAY['inglés','árabe','portugués','francés','null','null']::varchar(50)[], ARRAY[ ROW('Constantino','Leon','Marte','Recinos','1973-02-13','abuelo',ROW(58,2876129285) ), ROW('Salvador','Eleazar','Madrid','Moore','1973-02-13','abuelo',ROW(58,2876178978) )]::familiar_ty[], ARRAY[ ROW('57182454','Argentina'),row('null','null') ]::identificacion_ty[], ARRAY[ ROW('Ingeniería Informática','null','null'), ROW('Psicología','null','null') ]::nivel_educativo_ty[],null,'20')," calcext:value-type="string">
            <text:p>('Facunda','Alvara','Prado','Sarmiento','1991-01-29',170,71,'azul claro','20/20','no_clasificado','personal_inteligencia_data/foto.png','personal_inteligencia_data/huella_digital.png','personal_inteligencia_data/huella_retina.png',ROW(58,2126475868) ,ROW('56212583','Malasia'),ARRAY['inglés','árabe','portugués','francés','null','null']::varchar(50)[], ARRAY[ ROW('Constantino','Leon','Marte','Recinos','1973-02-13','abuelo',ROW(58,2876129285) ), ROW('Salvador','Eleazar','Madrid','Moore','1973-02-13','abuelo',ROW(58,2876178978) )]::familiar_ty[], ARRAY[ ROW('57182454','Argentina'),row('null','null') ]::identificacion_ty[], ARRAY[ ROW('Ingeniería Informática','null','null'), ROW('Psicología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7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7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53" office:value-type="string" calcext:value-type="string">
            <text:p>1990-02-07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65" calcext:value-type="float">
            <text:p>65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3682716" calcext:value-type="float">
            <text:p>3682716</text:p>
          </table:table-cell>
          <table:table-cell table:formula="of:=RANDBETWEEN(10000000;99999999)" office:value-type="float" office:value="81872684" calcext:value-type="float">
            <text:p>81872684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594300" calcext:value-type="float">
            <text:p>3594300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5634821" calcext:value-type="float">
            <text:p>5634821</text:p>
          </table:table-cell>
          <table:table-cell table:style-name="ce62" table:formula="of:=RANDBETWEEN(10000000;100000000)" office:value-type="float" office:value="99275049" calcext:value-type="float">
            <text:p>99275049</text:p>
          </table:table-cell>
          <table:table-cell table:formula="of:=[.F47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7]" office:value-type="float" office:value="20" calcext:value-type="float">
            <text:p>20</text:p>
          </table:table-cell>
          <table:table-cell/>
          <table:table-cell table:style-name="ce71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office:value-type="string" office:string-value="('Dulcinea',null,'Angeles','Ordonez','1990-02-07',152,65,'verde oscuro','20/32','confidencial','personal_inteligencia_data/foto.png','personal_inteligencia_data/huella_digital.png','personal_inteligencia_data/huella_retina.png',ROW(58,2443682716) ,ROW('81872684','Uganda'),ARRAY['español','inglés','hindi','ruso','mandarín','bengalí']::varchar(50)[], ARRAY[ ROW('Camila',null,'Garibay','Valle','1936-09-25','hermano',ROW(58,2813594300) ), ROW('Rosa','Mariana','Quiroz','Escobedo','1936-09-25','abuelo',ROW(58,2815634821) )]::familiar_ty[], ARRAY[ ROW('99275049','Argentina'),row('null','null') ]::identificacion_ty[], ARRAY[ ROW('Ingeniería Informática','null','null'), ROW('null','null','null') ]::nivel_educativo_ty[],null,'20')," calcext:value-type="string">
            <text:p>('Dulcinea',null,'Angeles','Ordonez','1990-02-07',152,65,'verde oscuro','20/32','confidencial','personal_inteligencia_data/foto.png','personal_inteligencia_data/huella_digital.png','personal_inteligencia_data/huella_retina.png',ROW(58,2443682716) ,ROW('81872684','Uganda'),ARRAY['español','inglés','hindi','ruso','mandarín','bengalí']::varchar(50)[], ARRAY[ ROW('Camila',null,'Garibay','Valle','1936-09-25','hermano',ROW(58,2813594300) ), ROW('Rosa','Mariana','Quiroz','Escobedo','1936-09-25','abuelo',ROW(58,2815634821) )]::familiar_ty[], ARRAY[ ROW('99275049','Argentina'),row('null','null') ]::identificacion_ty[], ARRAY[ ROW('Ingeniería Informática','null','null'), ROW('null','null','null') ]::nivel_educativo_ty[],null,'20'),</text:p>
          </table:table-cell>
          <table:table-cell table:number-columns-repeated="961"/>
        </table:table-row>
        <table:table-row table:style-name="ro2">
          <table:table-cell table:style-name="ce14" table:formula="of:=[.D48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8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53" office:value-type="string" calcext:value-type="string">
            <text:p>2000-10-19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776330" calcext:value-type="float">
            <text:p>1776330</text:p>
          </table:table-cell>
          <table:table-cell table:formula="of:=RANDBETWEEN(10000000;99999999)" office:value-type="float" office:value="64893325" calcext:value-type="float">
            <text:p>6489332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258558" calcext:value-type="float">
            <text:p>125855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958262" calcext:value-type="float">
            <text:p>8958262</text:p>
          </table:table-cell>
          <table:table-cell table:style-name="ce62" table:formula="of:=RANDBETWEEN(10000000;100000000)" office:value-type="float" office:value="13981227" calcext:value-type="float">
            <text:p>13981227</text:p>
          </table:table-cell>
          <table:table-cell table:formula="of:=[.F48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8]" office:value-type="float" office:value="21" calcext:value-type="float">
            <text:p>21</text:p>
          </table:table-cell>
          <table:table-cell/>
          <table:table-cell table:style-name="ce71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office:value-type="string" office:string-value="('Michael',null,'Moreno','Acuna','2000-10-19',164,72,'marrón oscuro','20/200','top_secret','personal_inteligencia_data/foto.png','personal_inteligencia_data/huella_digital.png','personal_inteligencia_data/huella_retina.png',ROW(58,4121776330) ,ROW('64893325','Argentina'),ARRAY['español','inglés','hindi','ruso','mandarín','null']::varchar(50)[], ARRAY[ ROW('Maximiliano','Pastor','Candelaria','Oropeza','1966-10-10','hermano',ROW(58,4121258558) ), ROW('Alba','Celia','Salcedo','Machado','1966-10-10','madre',ROW(58,4128958262) )]::familiar_ty[], ARRAY[ ROW('13981227','Argentina'),row('null','null') ]::identificacion_ty[], ARRAY[ ROW('Ingeniería Industrial','null','null'), ROW('null','null','null') ]::nivel_educativo_ty[],null,'21')," calcext:value-type="string">
            <text:p>('Michael',null,'Moreno','Acuna','2000-10-19',164,72,'marrón oscuro','20/200','top_secret','personal_inteligencia_data/foto.png','personal_inteligencia_data/huella_digital.png','personal_inteligencia_data/huella_retina.png',ROW(58,4121776330) ,ROW('64893325','Argentina'),ARRAY['español','inglés','hindi','ruso','mandarín','null']::varchar(50)[], ARRAY[ ROW('Maximiliano','Pastor','Candelaria','Oropeza','1966-10-10','hermano',ROW(58,4121258558) ), ROW('Alba','Celia','Salcedo','Machado','1966-10-10','madre',ROW(58,4128958262) )]::familiar_ty[], ARRAY[ ROW('13981227','Argentina'),row('null','null') ]::identificacion_ty[], ARRAY[ ROW('Ingeniería Industrial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49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9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53" office:value-type="string" calcext:value-type="string">
            <text:p>1990-02-05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8902451" calcext:value-type="float">
            <text:p>8902451</text:p>
          </table:table-cell>
          <table:table-cell table:formula="of:=RANDBETWEEN(10000000;99999999)" office:value-type="float" office:value="41465425" calcext:value-type="float">
            <text:p>4146542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4097661" calcext:value-type="float">
            <text:p>4097661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661771" calcext:value-type="float">
            <text:p>2661771</text:p>
          </table:table-cell>
          <table:table-cell table:style-name="ce62" table:formula="of:=RANDBETWEEN(10000000;100000000)" office:value-type="float" office:value="84417759" calcext:value-type="float">
            <text:p>84417759</text:p>
          </table:table-cell>
          <table:table-cell table:formula="of:=[.F49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82714547" calcext:value-type="float">
            <text:p>82714547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9]" office:value-type="float" office:value="21" calcext:value-type="float">
            <text:p>21</text:p>
          </table:table-cell>
          <table:table-cell/>
          <table:table-cell table:style-name="ce71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office:value-type="string" office:string-value="('Marcos','Alfredo','Solorio','Roldan','1990-02-05',164,66,'marrón claro','20/20','no_clasificado','personal_inteligencia_data/foto.png','personal_inteligencia_data/huella_digital.png','personal_inteligencia_data/huella_retina.png',ROW(58,2348902451) ,ROW('41465425','Holanda'),ARRAY['español','inglés','hindi','ruso','mandarín','null']::varchar(50)[], ARRAY[ ROW('Fernanda','Amelia','Ruano','Quintanilla','1946-12-07','tío',ROW(58,2344097661) ), ROW('Antonio',null,'Pinto','Cordero','1946-12-07','tío',ROW(58,2342661771) )]::familiar_ty[], ARRAY[ ROW('84417759','Argentina'),row('82714547','Groenlandia') ]::identificacion_ty[], ARRAY[ ROW('Ingeniería Industrial','null','null'), ROW('null','null','null') ]::nivel_educativo_ty[],null,'21')," calcext:value-type="string">
            <text:p>('Marcos','Alfredo','Solorio','Roldan','1990-02-05',164,66,'marrón claro','20/20','no_clasificado','personal_inteligencia_data/foto.png','personal_inteligencia_data/huella_digital.png','personal_inteligencia_data/huella_retina.png',ROW(58,2348902451) ,ROW('41465425','Holanda'),ARRAY['español','inglés','hindi','ruso','mandarín','null']::varchar(50)[], ARRAY[ ROW('Fernanda','Amelia','Ruano','Quintanilla','1946-12-07','tío',ROW(58,2344097661) ), ROW('Antonio',null,'Pinto','Cordero','1946-12-07','tío',ROW(58,2342661771) )]::familiar_ty[], ARRAY[ ROW('84417759','Argentina'),row('82714547','Groenlandia') ]::identificacion_ty[], ARRAY[ ROW('Ingeniería Industrial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0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0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91-05-26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297419" calcext:value-type="float">
            <text:p>5297419</text:p>
          </table:table-cell>
          <table:table-cell table:formula="of:=RANDBETWEEN(10000000;99999999)" office:value-type="float" office:value="64246781" calcext:value-type="float">
            <text:p>6424678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5602089" calcext:value-type="float">
            <text:p>5602089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376704" calcext:value-type="float">
            <text:p>4376704</text:p>
          </table:table-cell>
          <table:table-cell table:style-name="ce62" table:formula="of:=RANDBETWEEN(10000000;100000000)" office:value-type="float" office:value="90623880" calcext:value-type="float">
            <text:p>90623880</text:p>
          </table:table-cell>
          <table:table-cell table:formula="of:=[.F5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0]" office:value-type="float" office:value="21" calcext:value-type="float">
            <text:p>21</text:p>
          </table:table-cell>
          <table:table-cell/>
          <table:table-cell table:style-name="ce71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office:value-type="string" office:string-value="('Matias','Orosio','Segura','Alvarenga','1991-05-26',177,91,'marrón claro','20/16','no_clasificado','personal_inteligencia_data/foto.png','personal_inteligencia_data/huella_digital.png','personal_inteligencia_data/huella_retina.png',ROW(58,4245297419) ,ROW('64246781','Malasia'),ARRAY['inglés','árabe','portugués','francés','null','null']::varchar(50)[], ARRAY[ ROW('Valentin','Fermin','Burgos','Caraballo','1976-01-07','primo',ROW(58,2435602089) ), ROW('Lucrecia','Margarita','Alonzo','Saenz','1976-01-07','primo',ROW(58,2434376704) )]::familiar_ty[], ARRAY[ ROW('90623880','Argentina'),row('null','null') ]::identificacion_ty[], ARRAY[ ROW('Comunicación','null','null'), ROW('Comunicación','null','null') ]::nivel_educativo_ty[],null,'21')," calcext:value-type="string">
            <text:p>('Matias','Orosio','Segura','Alvarenga','1991-05-26',177,91,'marrón claro','20/16','no_clasificado','personal_inteligencia_data/foto.png','personal_inteligencia_data/huella_digital.png','personal_inteligencia_data/huella_retina.png',ROW(58,4245297419) ,ROW('64246781','Malasia'),ARRAY['inglés','árabe','portugués','francés','null','null']::varchar(50)[], ARRAY[ ROW('Valentin','Fermin','Burgos','Caraballo','1976-01-07','primo',ROW(58,2435602089) ), ROW('Lucrecia','Margarita','Alonzo','Saenz','1976-01-07','primo',ROW(58,2434376704) )]::familiar_ty[], ARRAY[ ROW('90623880','Argentina'),row('null','null') ]::identificacion_ty[], ARRAY[ ROW('Comunicación','null','null'), ROW('Comunicación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1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1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53" office:value-type="string" calcext:value-type="string">
            <text:p>1990-08-30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4143485" calcext:value-type="float">
            <text:p>4143485</text:p>
          </table:table-cell>
          <table:table-cell table:formula="of:=RANDBETWEEN(10000000;99999999)" office:value-type="float" office:value="59245356" calcext:value-type="float">
            <text:p>5924535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849032" calcext:value-type="float">
            <text:p>5849032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505494" calcext:value-type="float">
            <text:p>8505494</text:p>
          </table:table-cell>
          <table:table-cell table:style-name="ce62" table:formula="of:=RANDBETWEEN(10000000;100000000)" office:value-type="float" office:value="50835051" calcext:value-type="float">
            <text:p>50835051</text:p>
          </table:table-cell>
          <table:table-cell table:formula="of:=[.F51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style-name="ce71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office:value-type="string" office:string-value="('Amara',null,'Saldana','Delao','1990-08-30',174,76,'azul oscuro','20/25','confidencial','personal_inteligencia_data/foto.png','personal_inteligencia_data/huella_digital.png','personal_inteligencia_data/huella_retina.png',ROW(58,4144143485) ,ROW('59245356','Uganda'),ARRAY['español','inglés','hindi','ruso','mandarín','bengalí']::varchar(50)[], ARRAY[ ROW('Jorge',null,'James','Lopez','1937-04-10','abuelo',ROW(58,2345849032) ), ROW('Myriam','Zoe','Serrano','Ochoa','1937-04-10','abuelo',ROW(58,2348505494) )]::familiar_ty[], ARRAY[ ROW('50835051','Argentina'),row('null','null') ]::identificacion_ty[], ARRAY[ ROW('Comunicación','null','null'), ROW('null','null','null') ]::nivel_educativo_ty[],null,'21')," calcext:value-type="string">
            <text:p>('Amara',null,'Saldana','Delao','1990-08-30',174,76,'azul oscuro','20/25','confidencial','personal_inteligencia_data/foto.png','personal_inteligencia_data/huella_digital.png','personal_inteligencia_data/huella_retina.png',ROW(58,4144143485) ,ROW('59245356','Uganda'),ARRAY['español','inglés','hindi','ruso','mandarín','bengalí']::varchar(50)[], ARRAY[ ROW('Jorge',null,'James','Lopez','1937-04-10','abuelo',ROW(58,2345849032) ), ROW('Myriam','Zoe','Serrano','Ochoa','1937-04-10','abuelo',ROW(58,2348505494) )]::familiar_ty[], ARRAY[ ROW('50835051','Argentina'),row('null','null') ]::identificacion_ty[], ARRAY[ ROW('Comunicación','null','null'), ROW('null','null','null') ]::nivel_educativo_ty[],null,'21'),</text:p>
          </table:table-cell>
          <table:table-cell table:number-columns-repeated="961"/>
        </table:table-row>
        <table:table-row table:style-name="ro2">
          <table:table-cell table:style-name="ce14" table:formula="of:=[.D52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2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53" office:value-type="string" calcext:value-type="string">
            <text:p>2000-10-29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024300" calcext:value-type="float">
            <text:p>7024300</text:p>
          </table:table-cell>
          <table:table-cell table:formula="of:=RANDBETWEEN(10000000;99999999)" office:value-type="float" office:value="23712432" calcext:value-type="float">
            <text:p>2371243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239329" calcext:value-type="float">
            <text:p>7239329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025364" calcext:value-type="float">
            <text:p>4025364</text:p>
          </table:table-cell>
          <table:table-cell table:style-name="ce62" table:formula="of:=RANDBETWEEN(10000000;100000000)" office:value-type="float" office:value="88911302" calcext:value-type="float">
            <text:p>88911302</text:p>
          </table:table-cell>
          <table:table-cell table:formula="of:=[.F52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5341943" calcext:value-type="float">
            <text:p>6534194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2]" office:value-type="float" office:value="22" calcext:value-type="float">
            <text:p>22</text:p>
          </table:table-cell>
          <table:table-cell/>
          <table:table-cell table:style-name="ce71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office:value-type="string" office:string-value="('Nikita','Victoria','Sanabria','Monreal','2000-10-29',186,81,'azul oscuro','20/20','top_secret','personal_inteligencia_data/foto.png','personal_inteligencia_data/huella_digital.png','personal_inteligencia_data/huella_retina.png',ROW(58,2127024300) ,ROW('23712432','Australia'),ARRAY['español','inglés','portugués','francés','null','null']::varchar(50)[], ARRAY[ ROW('Poncio',null,'Alcala','Falcon','1981-02-02','tío',ROW(58,2127239329) ), ROW('Silvester',null,'Morris','Serrato','1981-02-02','primo',ROW(58,2124025364) )]::familiar_ty[], ARRAY[ ROW('88911302','Taiwán'),row('65341943','Irlanda') ]::identificacion_ty[], ARRAY[ ROW('Criminología','null','null'), ROW('null','null','null') ]::nivel_educativo_ty[],null,'22')," calcext:value-type="string">
            <text:p>('Nikita','Victoria','Sanabria','Monreal','2000-10-29',186,81,'azul oscuro','20/20','top_secret','personal_inteligencia_data/foto.png','personal_inteligencia_data/huella_digital.png','personal_inteligencia_data/huella_retina.png',ROW(58,2127024300) ,ROW('23712432','Australia'),ARRAY['español','inglés','portugués','francés','null','null']::varchar(50)[], ARRAY[ ROW('Poncio',null,'Alcala','Falcon','1981-02-02','tío',ROW(58,2127239329) ), ROW('Silvester',null,'Morris','Serrato','1981-02-02','primo',ROW(58,2124025364) )]::familiar_ty[], ARRAY[ ROW('88911302','Taiwán'),row('65341943','Irlanda') ]::identificacion_ty[], ARRAY[ ROW('Criminolog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3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3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2000-04-30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074198" calcext:value-type="float">
            <text:p>1074198</text:p>
          </table:table-cell>
          <table:table-cell table:formula="of:=RANDBETWEEN(10000000;99999999)" office:value-type="float" office:value="40166666" calcext:value-type="float">
            <text:p>4016666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549770" calcext:value-type="float">
            <text:p>3549770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344426" calcext:value-type="float">
            <text:p>5344426</text:p>
          </table:table-cell>
          <table:table-cell table:style-name="ce62" table:formula="of:=RANDBETWEEN(10000000;100000000)" office:value-type="float" office:value="89847304" calcext:value-type="float">
            <text:p>89847304</text:p>
          </table:table-cell>
          <table:table-cell table:formula="of:=[.F53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3]" office:value-type="float" office:value="22" calcext:value-type="float">
            <text:p>22</text:p>
          </table:table-cell>
          <table:table-cell/>
          <table:table-cell table:style-name="ce71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office:value-type="string" office:string-value="('Benigno',null,'Lozano','Garay','2000-04-30',163,67,'azul claro','20/20','no_clasificado','personal_inteligencia_data/foto.png','personal_inteligencia_data/huella_digital.png','personal_inteligencia_data/huella_retina.png',ROW(58,2121074198) ,ROW('40166666','Holanda'),ARRAY['inglés','árabe','portugués','francés','null','null']::varchar(50)[], ARRAY[ ROW('Julian',null,'Quezada','Badillo','1948-11-18','padre',ROW(58,2873549770) ), ROW('Ophelia','Genesis','Roman','Reza','1948-11-18','primo',ROW(58,2875344426) )]::familiar_ty[], ARRAY[ ROW('89847304','Taiwán'),row('null','null') ]::identificacion_ty[], ARRAY[ ROW('Ciencias Sociales ','null','null'), ROW('Derecho','null','null') ]::nivel_educativo_ty[],null,'22')," calcext:value-type="string">
            <text:p>('Benigno',null,'Lozano','Garay','2000-04-30',163,67,'azul claro','20/20','no_clasificado','personal_inteligencia_data/foto.png','personal_inteligencia_data/huella_digital.png','personal_inteligencia_data/huella_retina.png',ROW(58,2121074198) ,ROW('40166666','Holanda'),ARRAY['inglés','árabe','portugués','francés','null','null']::varchar(50)[], ARRAY[ ROW('Julian',null,'Quezada','Badillo','1948-11-18','padre',ROW(58,2873549770) ), ROW('Ophelia','Genesis','Roman','Reza','1948-11-18','primo',ROW(58,2875344426) )]::familiar_ty[], ARRAY[ ROW('89847304','Taiwán'),row('null','null') ]::identificacion_ty[], ARRAY[ ROW('Ciencias Sociales ','null','null'), ROW('Derecho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4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4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53" office:value-type="string" calcext:value-type="string">
            <text:p>1986-05-04</text:p>
          </table:table-cell>
          <table:table-cell table:style-name="ce55" table:formula="of:=ROUND(RAND()*40+150 )" office:value-type="float" office:value="183" calcext:value-type="float">
            <text:p>183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3559364" calcext:value-type="float">
            <text:p>3559364</text:p>
          </table:table-cell>
          <table:table-cell table:formula="of:=RANDBETWEEN(10000000;99999999)" office:value-type="float" office:value="94774186" calcext:value-type="float">
            <text:p>9477418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375010" calcext:value-type="float">
            <text:p>1375010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711376" calcext:value-type="float">
            <text:p>4711376</text:p>
          </table:table-cell>
          <table:table-cell table:style-name="ce62" table:formula="of:=RANDBETWEEN(10000000;100000000)" office:value-type="float" office:value="61345035" calcext:value-type="float">
            <text:p>61345035</text:p>
          </table:table-cell>
          <table:table-cell table:formula="of:=[.F54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style-name="ce71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office:value-type="string" office:string-value="('Jonathan',null,'Caballero','Hidalgo','1986-05-04',183,83,'azul claro','20/80','no_clasificado','personal_inteligencia_data/foto.png','personal_inteligencia_data/huella_digital.png','personal_inteligencia_data/huella_retina.png',ROW(58,2433559364) ,ROW('94774186','Malasia'),ARRAY['español','inglés','hindi','ruso','mandarín','null']::varchar(50)[], ARRAY[ ROW('Vicente','Juliano','Bello','Osuna','1978-12-06','tío',ROW(58,2121375010) ), ROW('Ophelia','Isabella','Pabon','Zambrano','1978-12-06','abuelo',ROW(58,2124711376) )]::familiar_ty[], ARRAY[ ROW('61345035','Taiwán'),row('null','null') ]::identificacion_ty[], ARRAY[ ROW('Enfermería','null','null'), ROW('null','null','null') ]::nivel_educativo_ty[],null,'22')," calcext:value-type="string">
            <text:p>('Jonathan',null,'Caballero','Hidalgo','1986-05-04',183,83,'azul claro','20/80','no_clasificado','personal_inteligencia_data/foto.png','personal_inteligencia_data/huella_digital.png','personal_inteligencia_data/huella_retina.png',ROW(58,2433559364) ,ROW('94774186','Malasia'),ARRAY['español','inglés','hindi','ruso','mandarín','null']::varchar(50)[], ARRAY[ ROW('Vicente','Juliano','Bello','Osuna','1978-12-06','tío',ROW(58,2121375010) ), ROW('Ophelia','Isabella','Pabon','Zambrano','1978-12-06','abuelo',ROW(58,2124711376) )]::familiar_ty[], ARRAY[ ROW('61345035','Taiwán'),row('null','null') ]::identificacion_ty[], ARRAY[ ROW('Enfermer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5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5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53" office:value-type="string" calcext:value-type="string">
            <text:p>2000-04-29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4075995" calcext:value-type="float">
            <text:p>4075995</text:p>
          </table:table-cell>
          <table:table-cell table:formula="of:=RANDBETWEEN(10000000;99999999)" office:value-type="float" office:value="77742214" calcext:value-type="float">
            <text:p>7774221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9952630" calcext:value-type="float">
            <text:p>9952630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9043196" calcext:value-type="float">
            <text:p>9043196</text:p>
          </table:table-cell>
          <table:table-cell table:style-name="ce62" table:formula="of:=RANDBETWEEN(10000000;100000000)" office:value-type="float" office:value="49961980" calcext:value-type="float">
            <text:p>49961980</text:p>
          </table:table-cell>
          <table:table-cell table:formula="of:=[.F55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5]" office:value-type="float" office:value="22" calcext:value-type="float">
            <text:p>22</text:p>
          </table:table-cell>
          <table:table-cell/>
          <table:table-cell table:style-name="ce71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office:value-type="string" office:string-value="('Jiovani','Julian','Villeda','Barahona','2000-04-29',176,69,'marrón oscuro','20/12.5','confidencial','personal_inteligencia_data/foto.png','personal_inteligencia_data/huella_digital.png','personal_inteligencia_data/huella_retina.png',ROW(58,2444075995) ,ROW('77742214','Zimbabue'),ARRAY['español','inglés','portugués','francés','null','null']::varchar(50)[], ARRAY[ ROW('Amada',null,'Rendon','Ochoa','1976-07-16','abuelo',ROW(58,2449952630) ), ROW('Rosalia',null,'Valles','Montes','1976-07-16','hermano',ROW(58,2449043196) )]::familiar_ty[], ARRAY[ ROW('49961980','Taiwán'),row('null','null') ]::identificacion_ty[], ARRAY[ ROW('Criminología','null','null'), ROW('null','null','null') ]::nivel_educativo_ty[],null,'22')," calcext:value-type="string">
            <text:p>('Jiovani','Julian','Villeda','Barahona','2000-04-29',176,69,'marrón oscuro','20/12.5','confidencial','personal_inteligencia_data/foto.png','personal_inteligencia_data/huella_digital.png','personal_inteligencia_data/huella_retina.png',ROW(58,2444075995) ,ROW('77742214','Zimbabue'),ARRAY['español','inglés','portugués','francés','null','null']::varchar(50)[], ARRAY[ ROW('Amada',null,'Rendon','Ochoa','1976-07-16','abuelo',ROW(58,2449952630) ), ROW('Rosalia',null,'Valles','Montes','1976-07-16','hermano',ROW(58,2449043196) )]::familiar_ty[], ARRAY[ ROW('49961980','Taiwán'),row('null','null') ]::identificacion_ty[], ARRAY[ ROW('Criminología','null','null'), ROW('null','null','null') ]::nivel_educativo_ty[],null,'22'),</text:p>
          </table:table-cell>
          <table:table-cell table:number-columns-repeated="961"/>
        </table:table-row>
        <table:table-row table:style-name="ro2">
          <table:table-cell table:style-name="ce14" table:formula="of:=[.D56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6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83-09-14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889412" calcext:value-type="float">
            <text:p>1889412</text:p>
          </table:table-cell>
          <table:table-cell table:formula="of:=RANDBETWEEN(10000000;99999999)" office:value-type="float" office:value="27366735" calcext:value-type="float">
            <text:p>2736673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391612" calcext:value-type="float">
            <text:p>3391612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841087" calcext:value-type="float">
            <text:p>1841087</text:p>
          </table:table-cell>
          <table:table-cell table:style-name="ce62" table:formula="of:=RANDBETWEEN(10000000;100000000)" office:value-type="float" office:value="26328628" calcext:value-type="float">
            <text:p>26328628</text:p>
          </table:table-cell>
          <table:table-cell table:formula="of:=[.F56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43080933" calcext:value-type="float">
            <text:p>43080933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6]" office:value-type="float" office:value="23" calcext:value-type="float">
            <text:p>23</text:p>
          </table:table-cell>
          <table:table-cell/>
          <table:table-cell table:style-name="ce71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office:value-type="string" office:string-value="('Yves','Cornelio','Avina','Camarena','1983-09-14',152,74,'azul claro','20/16','top_secret','personal_inteligencia_data/foto.png','personal_inteligencia_data/huella_digital.png','personal_inteligencia_data/huella_retina.png',ROW(58,4241889412) ,ROW('27366735','Australia'),ARRAY['español','inglés','portugués','francés','null','null']::varchar(50)[], ARRAY[ ROW('Sebastian',null,'Cabral','Cedillo','1936-02-14','padre',ROW(58,4243391612) ), ROW('Magali',null,'Salmeron','Izquierdo','1936-02-14','tío',ROW(58,4241841087) )]::familiar_ty[], ARRAY[ ROW('26328628','Taiwán'),row('43080933','Irlanda') ]::identificacion_ty[], ARRAY[ ROW('Psicología','null','null'), ROW('null','null','null') ]::nivel_educativo_ty[],null,'23')," calcext:value-type="string">
            <text:p>('Yves','Cornelio','Avina','Camarena','1983-09-14',152,74,'azul claro','20/16','top_secret','personal_inteligencia_data/foto.png','personal_inteligencia_data/huella_digital.png','personal_inteligencia_data/huella_retina.png',ROW(58,4241889412) ,ROW('27366735','Australia'),ARRAY['español','inglés','portugués','francés','null','null']::varchar(50)[], ARRAY[ ROW('Sebastian',null,'Cabral','Cedillo','1936-02-14','padre',ROW(58,4243391612) ), ROW('Magali',null,'Salmeron','Izquierdo','1936-02-14','tío',ROW(58,4241841087) )]::familiar_ty[], ARRAY[ ROW('26328628','Taiwán'),row('43080933','Irlanda') ]::identificacion_ty[], ARRAY[ ROW('Psicología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7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7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53" office:value-type="string" calcext:value-type="string">
            <text:p>2000-05-30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484710" calcext:value-type="float">
            <text:p>8484710</text:p>
          </table:table-cell>
          <table:table-cell table:formula="of:=RANDBETWEEN(10000000;99999999)" office:value-type="float" office:value="80606927" calcext:value-type="float">
            <text:p>806069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9706515" calcext:value-type="float">
            <text:p>970651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207339" calcext:value-type="float">
            <text:p>8207339</text:p>
          </table:table-cell>
          <table:table-cell table:style-name="ce62" table:formula="of:=RANDBETWEEN(10000000;100000000)" office:value-type="float" office:value="59328148" calcext:value-type="float">
            <text:p>59328148</text:p>
          </table:table-cell>
          <table:table-cell table:formula="of:=[.F57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7]" office:value-type="float" office:value="23" calcext:value-type="float">
            <text:p>23</text:p>
          </table:table-cell>
          <table:table-cell/>
          <table:table-cell table:style-name="ce71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office:value-type="string" office:string-value="('Isabel',null,'Rueda','Carmona','2000-05-30',175,82,'marrón claro','20/20','no_clasificado','personal_inteligencia_data/foto.png','personal_inteligencia_data/huella_digital.png','personal_inteligencia_data/huella_retina.png',ROW(58,4248484710) ,ROW('80606927','Holanda'),ARRAY['inglés','árabe','portugués','francés','null','null']::varchar(50)[], ARRAY[ ROW('Cornelio',null,'Ceja','Jaimes','1949-10-09','madre',ROW(58,2439706515) ), ROW('Gladys','Guadalupe','Nelson','Collazo','1949-10-09','tío',ROW(58,2438207339) )]::familiar_ty[], ARRAY[ ROW('59328148','Taiwán'),row('null','null') ]::identificacion_ty[], ARRAY[ ROW('Economía','null','null'), ROW('Ingeniería Informática','null','null') ]::nivel_educativo_ty[],null,'23')," calcext:value-type="string">
            <text:p>('Isabel',null,'Rueda','Carmona','2000-05-30',175,82,'marrón claro','20/20','no_clasificado','personal_inteligencia_data/foto.png','personal_inteligencia_data/huella_digital.png','personal_inteligencia_data/huella_retina.png',ROW(58,4248484710) ,ROW('80606927','Holanda'),ARRAY['inglés','árabe','portugués','francés','null','null']::varchar(50)[], ARRAY[ ROW('Cornelio',null,'Ceja','Jaimes','1949-10-09','madre',ROW(58,2439706515) ), ROW('Gladys','Guadalupe','Nelson','Collazo','1949-10-09','tío',ROW(58,2438207339) )]::familiar_ty[], ARRAY[ ROW('59328148','Taiwán'),row('null','null') ]::identificacion_ty[], ARRAY[ ROW('Economía','null','null'), ROW('Ingeniería Informática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8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8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88-12-03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5406558" calcext:value-type="float">
            <text:p>5406558</text:p>
          </table:table-cell>
          <table:table-cell table:formula="of:=RANDBETWEEN(10000000;99999999)" office:value-type="float" office:value="15848363" calcext:value-type="float">
            <text:p>1584836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298191" calcext:value-type="float">
            <text:p>629819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435348" calcext:value-type="float">
            <text:p>8435348</text:p>
          </table:table-cell>
          <table:table-cell table:style-name="ce62" table:formula="of:=RANDBETWEEN(10000000;100000000)" office:value-type="float" office:value="14237971" calcext:value-type="float">
            <text:p>14237971</text:p>
          </table:table-cell>
          <table:table-cell table:formula="of:=[.F58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8]" office:value-type="float" office:value="23" calcext:value-type="float">
            <text:p>23</text:p>
          </table:table-cell>
          <table:table-cell/>
          <table:table-cell table:style-name="ce71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office:value-type="string" office:string-value="('Adria',null,'Hermosillo','Barboza','1988-12-03',159,83,'marrón claro','20/63','no_clasificado','personal_inteligencia_data/foto.png','personal_inteligencia_data/huella_digital.png','personal_inteligencia_data/huella_retina.png',ROW(58,2815406558) ,ROW('15848363','Malasia'),ARRAY['español','inglés','hindi','ruso','mandarín','null']::varchar(50)[], ARRAY[ ROW('Marco','Maximiliano','Valadez','Thompson','1979-04-04','padre',ROW(58,4246298191) ), ROW('Paciano','Jose','Lima','Beltran','1979-04-04','primo',ROW(58,4248435348) )]::familiar_ty[], ARRAY[ ROW('14237971','Taiwán'),row('null','null') ]::identificacion_ty[], ARRAY[ ROW('Ciencias Sociales ','null','null'), ROW('null','null','null') ]::nivel_educativo_ty[],null,'23')," calcext:value-type="string">
            <text:p>('Adria',null,'Hermosillo','Barboza','1988-12-03',159,83,'marrón claro','20/63','no_clasificado','personal_inteligencia_data/foto.png','personal_inteligencia_data/huella_digital.png','personal_inteligencia_data/huella_retina.png',ROW(58,2815406558) ,ROW('15848363','Malasia'),ARRAY['español','inglés','hindi','ruso','mandarín','null']::varchar(50)[], ARRAY[ ROW('Marco','Maximiliano','Valadez','Thompson','1979-04-04','padre',ROW(58,4246298191) ), ROW('Paciano','Jose','Lima','Beltran','1979-04-04','primo',ROW(58,4248435348) )]::familiar_ty[], ARRAY[ ROW('14237971','Taiwán'),row('null','null') ]::identificacion_ty[], ARRAY[ ROW('Ciencias Sociales 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59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9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53" office:value-type="string" calcext:value-type="string">
            <text:p>2000-05-31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2269617" calcext:value-type="float">
            <text:p>2269617</text:p>
          </table:table-cell>
          <table:table-cell table:formula="of:=RANDBETWEEN(10000000;99999999)" office:value-type="float" office:value="32833378" calcext:value-type="float">
            <text:p>3283337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919304" calcext:value-type="float">
            <text:p>9919304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508490" calcext:value-type="float">
            <text:p>9508490</text:p>
          </table:table-cell>
          <table:table-cell table:style-name="ce62" table:formula="of:=RANDBETWEEN(10000000;100000000)" office:value-type="float" office:value="10493460" calcext:value-type="float">
            <text:p>10493460</text:p>
          </table:table-cell>
          <table:table-cell table:formula="of:=[.F59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94837039" calcext:value-type="float">
            <text:p>9483703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9]" office:value-type="float" office:value="23" calcext:value-type="float">
            <text:p>23</text:p>
          </table:table-cell>
          <table:table-cell/>
          <table:table-cell table:style-name="ce71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office:value-type="string" office:string-value="('Brenda','Fabia','Baltazar','Antonio','2000-05-31',171,81,'verde claro','20/32','confidencial','personal_inteligencia_data/foto.png','personal_inteligencia_data/huella_digital.png','personal_inteligencia_data/huella_retina.png',ROW(58,4142269617) ,ROW('32833378','Zimbabue'),ARRAY['español','inglés','portugués','francés','null','null']::varchar(50)[], ARRAY[ ROW('Naomi',null,'Powell','Butler','1979-05-22','abuelo',ROW(58,4149919304) ), ROW('Griselda',null,'Pedraza','Lozano','1979-05-22','abuelo',ROW(58,4149508490) )]::familiar_ty[], ARRAY[ ROW('10493460','Taiwán'),row('94837039','Australia') ]::identificacion_ty[], ARRAY[ ROW('Ingeniería Industrial','null','null'), ROW('null','null','null') ]::nivel_educativo_ty[],null,'23')," calcext:value-type="string">
            <text:p>('Brenda','Fabia','Baltazar','Antonio','2000-05-31',171,81,'verde claro','20/32','confidencial','personal_inteligencia_data/foto.png','personal_inteligencia_data/huella_digital.png','personal_inteligencia_data/huella_retina.png',ROW(58,4142269617) ,ROW('32833378','Zimbabue'),ARRAY['español','inglés','portugués','francés','null','null']::varchar(50)[], ARRAY[ ROW('Naomi',null,'Powell','Butler','1979-05-22','abuelo',ROW(58,4149919304) ), ROW('Griselda',null,'Pedraza','Lozano','1979-05-22','abuelo',ROW(58,4149508490) )]::familiar_ty[], ARRAY[ ROW('10493460','Taiwán'),row('94837039','Australia') ]::identificacion_ty[], ARRAY[ ROW('Ingeniería Industrial','null','null'), ROW('null','null','null') ]::nivel_educativo_ty[],null,'23'),</text:p>
          </table:table-cell>
          <table:table-cell table:number-columns-repeated="961"/>
        </table:table-row>
        <table:table-row table:style-name="ro2">
          <table:table-cell table:style-name="ce14" table:formula="of:=[.D60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0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53" office:value-type="string" calcext:value-type="string">
            <text:p>1984-05-21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326848" calcext:value-type="float">
            <text:p>3326848</text:p>
          </table:table-cell>
          <table:table-cell table:formula="of:=RANDBETWEEN(10000000;99999999)" office:value-type="float" office:value="80011458" calcext:value-type="float">
            <text:p>8001145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382385" calcext:value-type="float">
            <text:p>438238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521180" calcext:value-type="float">
            <text:p>1521180</text:p>
          </table:table-cell>
          <table:table-cell table:style-name="ce62" table:formula="of:=RANDBETWEEN(10000000;100000000)" office:value-type="float" office:value="15745135" calcext:value-type="float">
            <text:p>15745135</text:p>
          </table:table-cell>
          <table:table-cell table:formula="of:=[.F60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10004555" calcext:value-type="float">
            <text:p>10004555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0]" office:value-type="float" office:value="24" calcext:value-type="float">
            <text:p>24</text:p>
          </table:table-cell>
          <table:table-cell/>
          <table:table-cell table:style-name="ce71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office:value-type="string" office:string-value="('Adria','Cloe','Armijo','Hall','1984-05-21',180,72,'marrón claro','20/12.5','top_secret','personal_inteligencia_data/foto.png','personal_inteligencia_data/huella_digital.png','personal_inteligencia_data/huella_retina.png',ROW(58,4123326848) ,ROW('80011458','Australia'),ARRAY['español','inglés','portugués','francés','null','null']::varchar(50)[], ARRAY[ ROW('Marlene',null,'Maravilla','Merino','1938-07-26','madre',ROW(58,4124382385) ), ROW('Emiliana',null,'Mariscal','Lora','1938-07-26','padre',ROW(58,4121521180) )]::familiar_ty[], ARRAY[ ROW('15745135','Taiwán'),row('10004555','Irlanda') ]::identificacion_ty[], ARRAY[ ROW('Enfermería','null','null'), ROW('null','null','null') ]::nivel_educativo_ty[],null,'24')," calcext:value-type="string">
            <text:p>('Adria','Cloe','Armijo','Hall','1984-05-21',180,72,'marrón claro','20/12.5','top_secret','personal_inteligencia_data/foto.png','personal_inteligencia_data/huella_digital.png','personal_inteligencia_data/huella_retina.png',ROW(58,4123326848) ,ROW('80011458','Australia'),ARRAY['español','inglés','portugués','francés','null','null']::varchar(50)[], ARRAY[ ROW('Marlene',null,'Maravilla','Merino','1938-07-26','madre',ROW(58,4124382385) ), ROW('Emiliana',null,'Mariscal','Lora','1938-07-26','padre',ROW(58,4121521180) )]::familiar_ty[], ARRAY[ ROW('15745135','Taiwán'),row('10004555','Irlanda') ]::identificacion_ty[], ARRAY[ ROW('Enfermería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1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1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2000-08-10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194382" calcext:value-type="float">
            <text:p>1194382</text:p>
          </table:table-cell>
          <table:table-cell table:formula="of:=RANDBETWEEN(10000000;99999999)" office:value-type="float" office:value="65517271" calcext:value-type="float">
            <text:p>6551727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026982" calcext:value-type="float">
            <text:p>3026982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799560" calcext:value-type="float">
            <text:p>7799560</text:p>
          </table:table-cell>
          <table:table-cell table:style-name="ce62" table:formula="of:=RANDBETWEEN(10000000;100000000)" office:value-type="float" office:value="12168859" calcext:value-type="float">
            <text:p>12168859</text:p>
          </table:table-cell>
          <table:table-cell table:formula="of:=[.F61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1]" office:value-type="float" office:value="24" calcext:value-type="float">
            <text:p>24</text:p>
          </table:table-cell>
          <table:table-cell/>
          <table:table-cell table:style-name="ce71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office:value-type="string" office:string-value="('Sharon',null,'Beltran','Gallardo','2000-08-10',165,93,'marrón claro','20/20','no_clasificado','personal_inteligencia_data/foto.png','personal_inteligencia_data/huella_digital.png','personal_inteligencia_data/huella_retina.png',ROW(58,4121194382) ,ROW('65517271','Holanda'),ARRAY['inglés','árabe','portugués','francés','null','null']::varchar(50)[], ARRAY[ ROW('Liliana',null,'Cavazos','Coronado','1949-10-16','hermano',ROW(58,2813026982) ), ROW('Dulce','Aleyda','Jacobo','Farias','1949-10-16','padre',ROW(58,2817799560) )]::familiar_ty[], ARRAY[ ROW('12168859','Taiwán'),row('null','null') ]::identificacion_ty[], ARRAY[ ROW('Filosofía','null','null'), ROW('Comunicación','null','null') ]::nivel_educativo_ty[],null,'24')," calcext:value-type="string">
            <text:p>('Sharon',null,'Beltran','Gallardo','2000-08-10',165,93,'marrón claro','20/20','no_clasificado','personal_inteligencia_data/foto.png','personal_inteligencia_data/huella_digital.png','personal_inteligencia_data/huella_retina.png',ROW(58,4121194382) ,ROW('65517271','Holanda'),ARRAY['inglés','árabe','portugués','francés','null','null']::varchar(50)[], ARRAY[ ROW('Liliana',null,'Cavazos','Coronado','1949-10-16','hermano',ROW(58,2813026982) ), ROW('Dulce','Aleyda','Jacobo','Farias','1949-10-16','padre',ROW(58,2817799560) )]::familiar_ty[], ARRAY[ ROW('12168859','Taiwán'),row('null','null') ]::identificacion_ty[], ARRAY[ ROW('Filosofía','null','null'), ROW('Comunicación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2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2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53" office:value-type="string" calcext:value-type="string">
            <text:p>1989-01-05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5548528" calcext:value-type="float">
            <text:p>5548528</text:p>
          </table:table-cell>
          <table:table-cell table:formula="of:=RANDBETWEEN(10000000;99999999)" office:value-type="float" office:value="51149034" calcext:value-type="float">
            <text:p>5114903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578613" calcext:value-type="float">
            <text:p>1578613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2008986" calcext:value-type="float">
            <text:p>2008986</text:p>
          </table:table-cell>
          <table:table-cell table:style-name="ce62" table:formula="of:=RANDBETWEEN(10000000;100000000)" office:value-type="float" office:value="74914470" calcext:value-type="float">
            <text:p>74914470</text:p>
          </table:table-cell>
          <table:table-cell table:formula="of:=[.F62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62]" office:value-type="float" office:value="24" calcext:value-type="float">
            <text:p>24</text:p>
          </table:table-cell>
          <table:table-cell/>
          <table:table-cell table:style-name="ce71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office:value-type="string" office:string-value="('Alfredo',null,'Flores','Velazquez','1989-01-05',178,70,'marrón oscuro','20/50','no_clasificado','personal_inteligencia_data/foto.png','personal_inteligencia_data/huella_digital.png','personal_inteligencia_data/huella_retina.png',ROW(58,2345548528) ,ROW('51149034','Malasia'),ARRAY['español','inglés','hindi','ruso','mandarín','bengalí']::varchar(50)[], ARRAY[ ROW('Ana','Carola','Olivares','Rubio','1979-08-01','madre',ROW(58,2871578613) ), ROW('Marcelo','Vicente','Montez','Walker','1979-08-01','hermano',ROW(58,2872008986) )]::familiar_ty[], ARRAY[ ROW('74914470','Taiwán'),row('null','null') ]::identificacion_ty[], ARRAY[ ROW('Economía','null','null'), ROW('null','null','null') ]::nivel_educativo_ty[],null,'24')," calcext:value-type="string">
            <text:p>('Alfredo',null,'Flores','Velazquez','1989-01-05',178,70,'marrón oscuro','20/50','no_clasificado','personal_inteligencia_data/foto.png','personal_inteligencia_data/huella_digital.png','personal_inteligencia_data/huella_retina.png',ROW(58,2345548528) ,ROW('51149034','Malasia'),ARRAY['español','inglés','hindi','ruso','mandarín','bengalí']::varchar(50)[], ARRAY[ ROW('Ana','Carola','Olivares','Rubio','1979-08-01','madre',ROW(58,2871578613) ), ROW('Marcelo','Vicente','Montez','Walker','1979-08-01','hermano',ROW(58,2872008986) )]::familiar_ty[], ARRAY[ ROW('74914470','Taiwán'),row('null','null') ]::identificacion_ty[], ARRAY[ ROW('Economía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3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3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53" office:value-type="string" calcext:value-type="string">
            <text:p>2000-08-09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062639" calcext:value-type="float">
            <text:p>1062639</text:p>
          </table:table-cell>
          <table:table-cell table:formula="of:=RANDBETWEEN(10000000;99999999)" office:value-type="float" office:value="75647420" calcext:value-type="float">
            <text:p>7564742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883931" calcext:value-type="float">
            <text:p>9883931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195090" calcext:value-type="float">
            <text:p>8195090</text:p>
          </table:table-cell>
          <table:table-cell table:style-name="ce62" table:formula="of:=RANDBETWEEN(10000000;100000000)" office:value-type="float" office:value="88963340" calcext:value-type="float">
            <text:p>88963340</text:p>
          </table:table-cell>
          <table:table-cell table:formula="of:=[.F63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54061196" calcext:value-type="float">
            <text:p>5406119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3]" office:value-type="float" office:value="24" calcext:value-type="float">
            <text:p>24</text:p>
          </table:table-cell>
          <table:table-cell/>
          <table:table-cell table:style-name="ce71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office:value-type="string" office:string-value="('Emperatriz','Georgia','Castanon','Castillo','2000-08-09',188,73,'verde oscuro','20/25','confidencial','personal_inteligencia_data/foto.png','personal_inteligencia_data/huella_digital.png','personal_inteligencia_data/huella_retina.png',ROW(58,4121062639) ,ROW('75647420','Zimbabue'),ARRAY['español','inglés','portugués','francés','null','null']::varchar(50)[], ARRAY[ ROW('Adrian',null,'Price','Becerra','1981-01-22','primo',ROW(58,4129883931) ), ROW('Daniel',null,'Price','Gallardo','1981-01-22','abuelo',ROW(58,4128195090) )]::familiar_ty[], ARRAY[ ROW('88963340','Taiwán'),row('54061196','Australia') ]::identificacion_ty[], ARRAY[ ROW('Derecho','null','null'), ROW('null','null','null') ]::nivel_educativo_ty[],null,'24')," calcext:value-type="string">
            <text:p>('Emperatriz','Georgia','Castanon','Castillo','2000-08-09',188,73,'verde oscuro','20/25','confidencial','personal_inteligencia_data/foto.png','personal_inteligencia_data/huella_digital.png','personal_inteligencia_data/huella_retina.png',ROW(58,4121062639) ,ROW('75647420','Zimbabue'),ARRAY['español','inglés','portugués','francés','null','null']::varchar(50)[], ARRAY[ ROW('Adrian',null,'Price','Becerra','1981-01-22','primo',ROW(58,4129883931) ), ROW('Daniel',null,'Price','Gallardo','1981-01-22','abuelo',ROW(58,4128195090) )]::familiar_ty[], ARRAY[ ROW('88963340','Taiwán'),row('54061196','Australia') ]::identificacion_ty[], ARRAY[ ROW('Derecho','null','null'), ROW('null','null','null') ]::nivel_educativo_ty[],null,'24'),</text:p>
          </table:table-cell>
          <table:table-cell table:number-columns-repeated="961"/>
        </table:table-row>
        <table:table-row table:style-name="ro2">
          <table:table-cell table:style-name="ce14" table:formula="of:=[.D64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4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53" office:value-type="string" calcext:value-type="string">
            <text:p>1996-11-16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110155" calcext:value-type="float">
            <text:p>7110155</text:p>
          </table:table-cell>
          <table:table-cell table:formula="of:=RANDBETWEEN(10000000;99999999)" office:value-type="float" office:value="57880962" calcext:value-type="float">
            <text:p>5788096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343418" calcext:value-type="float">
            <text:p>234341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918514" calcext:value-type="float">
            <text:p>9918514</text:p>
          </table:table-cell>
          <table:table-cell table:style-name="ce62" table:formula="of:=RANDBETWEEN(10000000;100000000)" office:value-type="float" office:value="85264931" calcext:value-type="float">
            <text:p>85264931</text:p>
          </table:table-cell>
          <table:table-cell table:formula="of:=[.F6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4]" office:value-type="float" office:value="25" calcext:value-type="float">
            <text:p>25</text:p>
          </table:table-cell>
          <table:table-cell/>
          <table:table-cell table:style-name="ce71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office:value-type="string" office:string-value="('Sylvia',null,'Caraballo','Velarde','1996-11-16',186,67,'azul claro','20/63','top_secret','personal_inteligencia_data/foto.png','personal_inteligencia_data/huella_digital.png','personal_inteligencia_data/huella_retina.png',ROW(58,2817110155) ,ROW('57880962','Australia'),ARRAY['español','inglés','hindi','ruso','mandarín','bengalí']::varchar(50)[], ARRAY[ ROW('Anunciacion',null,'Osuna','Barcenas','1938-06-18','hermano',ROW(58,4122343418) ), ROW('Juan','Gregorio','Madrid','Larios','1938-06-18','tío',ROW(58,4129918514) )]::familiar_ty[], ARRAY[ ROW('85264931','Malasia'),row('null','null') ]::identificacion_ty[], ARRAY[ ROW('Comunicación','null','null'), ROW('Derecho','null','null') ]::nivel_educativo_ty[],null,'25')," calcext:value-type="string">
            <text:p>('Sylvia',null,'Caraballo','Velarde','1996-11-16',186,67,'azul claro','20/63','top_secret','personal_inteligencia_data/foto.png','personal_inteligencia_data/huella_digital.png','personal_inteligencia_data/huella_retina.png',ROW(58,2817110155) ,ROW('57880962','Australia'),ARRAY['español','inglés','hindi','ruso','mandarín','bengalí']::varchar(50)[], ARRAY[ ROW('Anunciacion',null,'Osuna','Barcenas','1938-06-18','hermano',ROW(58,4122343418) ), ROW('Juan','Gregorio','Madrid','Larios','1938-06-18','tío',ROW(58,4129918514) )]::familiar_ty[], ARRAY[ ROW('85264931','Malasia'),row('null','null') ]::identificacion_ty[], ARRAY[ ROW('Comunicación','null','null'), ROW('Derecho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5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5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53" office:value-type="string" calcext:value-type="string">
            <text:p>2000-07-23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095449" calcext:value-type="float">
            <text:p>7095449</text:p>
          </table:table-cell>
          <table:table-cell table:formula="of:=RANDBETWEEN(10000000;99999999)" office:value-type="float" office:value="68114064" calcext:value-type="float">
            <text:p>6811406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514048" calcext:value-type="float">
            <text:p>4514048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600063" calcext:value-type="float">
            <text:p>8600063</text:p>
          </table:table-cell>
          <table:table-cell table:style-name="ce62" table:formula="of:=RANDBETWEEN(10000000;100000000)" office:value-type="float" office:value="67383727" calcext:value-type="float">
            <text:p>67383727</text:p>
          </table:table-cell>
          <table:table-cell table:formula="of:=[.F6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5]" office:value-type="float" office:value="25" calcext:value-type="float">
            <text:p>25</text:p>
          </table:table-cell>
          <table:table-cell/>
          <table:table-cell table:style-name="ce71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office:value-type="string" office:string-value="('Clarence','Marsello','Angel','Campos','2000-07-23',174,80,'marrón claro','20/160','no_clasificado','personal_inteligencia_data/foto.png','personal_inteligencia_data/huella_digital.png','personal_inteligencia_data/huella_retina.png',ROW(58,4247095449) ,ROW('68114064','Holanda'),ARRAY['español','inglés','hindi','francés','null','null']::varchar(50)[], ARRAY[ ROW('Liliana','Luisa','Carrillo','Cartagena','1956-12-09','hermano',ROW(58,4244514048) ), ROW('Ava','Guadalupe','Suarez','Caballero','1956-12-09','tío',ROW(58,4248600063) )]::familiar_ty[], ARRAY[ ROW('67383727','Malasia'),row('null','null') ]::identificacion_ty[], ARRAY[ ROW('Criminología','null','null'), ROW('Ciencias Sociales ','null','null') ]::nivel_educativo_ty[],null,'25')," calcext:value-type="string">
            <text:p>('Clarence','Marsello','Angel','Campos','2000-07-23',174,80,'marrón claro','20/160','no_clasificado','personal_inteligencia_data/foto.png','personal_inteligencia_data/huella_digital.png','personal_inteligencia_data/huella_retina.png',ROW(58,4247095449) ,ROW('68114064','Holanda'),ARRAY['español','inglés','hindi','francés','null','null']::varchar(50)[], ARRAY[ ROW('Liliana','Luisa','Carrillo','Cartagena','1956-12-09','hermano',ROW(58,4244514048) ), ROW('Ava','Guadalupe','Suarez','Caballero','1956-12-09','tío',ROW(58,4248600063) )]::familiar_ty[], ARRAY[ ROW('67383727','Malasia'),row('null','null') ]::identificacion_ty[], ARRAY[ ROW('Criminología','null','null'), ROW('Ciencias Sociales 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6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6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94-06-22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425753" calcext:value-type="float">
            <text:p>3425753</text:p>
          </table:table-cell>
          <table:table-cell table:formula="of:=RANDBETWEEN(10000000;99999999)" office:value-type="float" office:value="28115884" calcext:value-type="float">
            <text:p>2811588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101936" calcext:value-type="float">
            <text:p>410193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460385" calcext:value-type="float">
            <text:p>3460385</text:p>
          </table:table-cell>
          <table:table-cell table:style-name="ce62" table:formula="of:=RANDBETWEEN(10000000;100000000)" office:value-type="float" office:value="83779151" calcext:value-type="float">
            <text:p>83779151</text:p>
          </table:table-cell>
          <table:table-cell table:formula="of:=[.F66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66]" office:value-type="float" office:value="25" calcext:value-type="float">
            <text:p>25</text:p>
          </table:table-cell>
          <table:table-cell/>
          <table:table-cell table:style-name="ce71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office:value-type="string" office:string-value="('Donatila','Melania','Michel','Zambrano','1994-06-22',168,76,'azul claro','20/20','no_clasificado','personal_inteligencia_data/foto.png','personal_inteligencia_data/huella_digital.png','personal_inteligencia_data/huella_retina.png',ROW(58,4243425753) ,ROW('28115884','Taiwán'),ARRAY['inglés','árabe','portugués','francés','null','null']::varchar(50)[], ARRAY[ ROW('Santiago',null,'Lozada','Ledesma','1964-03-10','hermano',ROW(58,4244101936) ), ROW('Libertad','Eliana','Garces','Casanova','1964-03-10','tío',ROW(58,4243460385) )]::familiar_ty[], ARRAY[ ROW('83779151','Malasia'),row('null','null') ]::identificacion_ty[], ARRAY[ ROW('Ciencias Sociales ','Máster','Acción Internacional Humanitaria'), ROW('null','null','null') ]::nivel_educativo_ty[],null,'25')," calcext:value-type="string">
            <text:p>('Donatila','Melania','Michel','Zambrano','1994-06-22',168,76,'azul claro','20/20','no_clasificado','personal_inteligencia_data/foto.png','personal_inteligencia_data/huella_digital.png','personal_inteligencia_data/huella_retina.png',ROW(58,4243425753) ,ROW('28115884','Taiwán'),ARRAY['inglés','árabe','portugués','francés','null','null']::varchar(50)[], ARRAY[ ROW('Santiago',null,'Lozada','Ledesma','1964-03-10','hermano',ROW(58,4244101936) ), ROW('Libertad','Eliana','Garces','Casanova','1964-03-10','tío',ROW(58,4243460385) )]::familiar_ty[], ARRAY[ ROW('83779151','Malasia'),row('null','null') ]::identificacion_ty[], ARRAY[ ROW('Ciencias Sociales ','Máster','Acción Internacional Humanitaria'), ROW('null','null','null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7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7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2000-07-22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475879" calcext:value-type="float">
            <text:p>9475879</text:p>
          </table:table-cell>
          <table:table-cell table:formula="of:=RANDBETWEEN(10000000;99999999)" office:value-type="float" office:value="84527684" calcext:value-type="float">
            <text:p>8452768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298074" calcext:value-type="float">
            <text:p>8298074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569269" calcext:value-type="float">
            <text:p>8569269</text:p>
          </table:table-cell>
          <table:table-cell table:style-name="ce62" table:formula="of:=RANDBETWEEN(10000000;100000000)" office:value-type="float" office:value="82837574" calcext:value-type="float">
            <text:p>82837574</text:p>
          </table:table-cell>
          <table:table-cell table:formula="of:=[.F67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formula="of:=[.D67]" office:value-type="float" office:value="25" calcext:value-type="float">
            <text:p>25</text:p>
          </table:table-cell>
          <table:table-cell/>
          <table:table-cell table:style-name="ce71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office:value-type="string" office:string-value="('Erika',null,'Ordaz','Tolentino','2000-07-22',175,84,'verde claro','20/125','confidencial','personal_inteligencia_data/foto.png','personal_inteligencia_data/huella_digital.png','personal_inteligencia_data/huella_retina.png',ROW(58,4249475879) ,ROW('84527684','Zimbabue'),ARRAY['español','inglés','hindi','ruso','mandarín','bengalí']::varchar(50)[], ARRAY[ ROW('Emma','Audrey','Verduzco','Gallegos','1980-07-05','tío',ROW(58,2618298074) ), ROW('Flor','Esperanza','Peterson','Sarmiento','1980-07-05','abuelo',ROW(58,2618569269) )]::familiar_ty[], ARRAY[ ROW('82837574','Malasia'),row('null','null') ]::identificacion_ty[], ARRAY[ ROW('Economía','null','null'), ROW('Criminología','Máster','Química Orgánica') ]::nivel_educativo_ty[],null,'25')," calcext:value-type="string">
            <text:p>('Erika',null,'Ordaz','Tolentino','2000-07-22',175,84,'verde claro','20/125','confidencial','personal_inteligencia_data/foto.png','personal_inteligencia_data/huella_digital.png','personal_inteligencia_data/huella_retina.png',ROW(58,4249475879) ,ROW('84527684','Zimbabue'),ARRAY['español','inglés','hindi','ruso','mandarín','bengalí']::varchar(50)[], ARRAY[ ROW('Emma','Audrey','Verduzco','Gallegos','1980-07-05','tío',ROW(58,2618298074) ), ROW('Flor','Esperanza','Peterson','Sarmiento','1980-07-05','abuelo',ROW(58,2618569269) )]::familiar_ty[], ARRAY[ ROW('82837574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961"/>
        </table:table-row>
        <table:table-row table:style-name="ro2">
          <table:table-cell table:style-name="ce14" table:formula="of:=[.D68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8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97-08-11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9663641" calcext:value-type="float">
            <text:p>9663641</text:p>
          </table:table-cell>
          <table:table-cell table:formula="of:=RANDBETWEEN(10000000;99999999)" office:value-type="float" office:value="45482017" calcext:value-type="float">
            <text:p>4548201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668459" calcext:value-type="float">
            <text:p>5668459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970485" calcext:value-type="float">
            <text:p>3970485</text:p>
          </table:table-cell>
          <table:table-cell table:style-name="ce62" table:formula="of:=RANDBETWEEN(10000000;100000000)" office:value-type="float" office:value="92171306" calcext:value-type="float">
            <text:p>92171306</text:p>
          </table:table-cell>
          <table:table-cell table:formula="of:=[.F68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8]" office:value-type="float" office:value="26" calcext:value-type="float">
            <text:p>26</text:p>
          </table:table-cell>
          <table:table-cell/>
          <table:table-cell table:style-name="ce71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office:value-type="string" office:string-value="('Maximo',null,'Moncada','Resendez','1997-08-11',162,69,'marrón claro','20/50','top_secret','personal_inteligencia_data/foto.png','personal_inteligencia_data/huella_digital.png','personal_inteligencia_data/huella_retina.png',ROW(58,2349663641) ,ROW('45482017','Australia'),ARRAY['español','inglés','hindi','ruso','mandarín','null']::varchar(50)[], ARRAY[ ROW('Hilda',null,'Landa','Trejo','1942-09-24','hermano',ROW(58,2125668459) ), ROW('Ivan','Vivaldo','Monge','Orozco','1942-09-24','padre',ROW(58,2123970485) )]::familiar_ty[], ARRAY[ ROW('92171306','Malasia'),row('null','null') ]::identificacion_ty[], ARRAY[ ROW('Ingeniería Industrial','null','null'), ROW('Criminología','null','null') ]::nivel_educativo_ty[],null,'26')," calcext:value-type="string">
            <text:p>('Maximo',null,'Moncada','Resendez','1997-08-11',162,69,'marrón claro','20/50','top_secret','personal_inteligencia_data/foto.png','personal_inteligencia_data/huella_digital.png','personal_inteligencia_data/huella_retina.png',ROW(58,2349663641) ,ROW('45482017','Australia'),ARRAY['español','inglés','hindi','ruso','mandarín','null']::varchar(50)[], ARRAY[ ROW('Hilda',null,'Landa','Trejo','1942-09-24','hermano',ROW(58,2125668459) ), ROW('Ivan','Vivaldo','Monge','Orozco','1942-09-24','padre',ROW(58,2123970485) )]::familiar_ty[], ARRAY[ ROW('92171306','Malasia'),row('null','null') ]::identificacion_ty[], ARRAY[ ROW('Ingeniería Industrial','null','null'), ROW('Criminología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69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9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53" office:value-type="string" calcext:value-type="string">
            <text:p>2000-08-28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144213" calcext:value-type="float">
            <text:p>9144213</text:p>
          </table:table-cell>
          <table:table-cell table:formula="of:=RANDBETWEEN(10000000;99999999)" office:value-type="float" office:value="35324382" calcext:value-type="float">
            <text:p>3532438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206324" calcext:value-type="float">
            <text:p>8206324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404854" calcext:value-type="float">
            <text:p>1404854</text:p>
          </table:table-cell>
          <table:table-cell table:style-name="ce62" table:formula="of:=RANDBETWEEN(10000000;100000000)" office:value-type="float" office:value="57094615" calcext:value-type="float">
            <text:p>57094615</text:p>
          </table:table-cell>
          <table:table-cell table:formula="of:=[.F69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9]" office:value-type="float" office:value="26" calcext:value-type="float">
            <text:p>26</text:p>
          </table:table-cell>
          <table:table-cell/>
          <table:table-cell table:style-name="ce71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office:value-type="string" office:string-value="('Juliana','Heidi','Archuleta','Sanchez','2000-08-28',187,93,'marrón oscuro','20/20','no_clasificado','personal_inteligencia_data/foto.png','personal_inteligencia_data/huella_digital.png','personal_inteligencia_data/huella_retina.png',ROW(58,4129144213) ,ROW('35324382','Holanda'),ARRAY['español','inglés','hindi','ruso','null','null']::varchar(50)[], ARRAY[ ROW('Nadia','Monica','Flores','Correa','1958-01-04','abuelo',ROW(58,2878206324) ), ROW('Victoria','Donatila','Vidal','Gastelum','1958-01-04','padre',ROW(58,2871404854) )]::familiar_ty[], ARRAY[ ROW('57094615','Malasia'),row('null','null') ]::identificacion_ty[], ARRAY[ ROW('Psicología','null','null'), ROW('Economía','null','null') ]::nivel_educativo_ty[],null,'26')," calcext:value-type="string">
            <text:p>('Juliana','Heidi','Archuleta','Sanchez','2000-08-28',187,93,'marrón oscuro','20/20','no_clasificado','personal_inteligencia_data/foto.png','personal_inteligencia_data/huella_digital.png','personal_inteligencia_data/huella_retina.png',ROW(58,4129144213) ,ROW('35324382','Holanda'),ARRAY['español','inglés','hindi','ruso','null','null']::varchar(50)[], ARRAY[ ROW('Nadia','Monica','Flores','Correa','1958-01-04','abuelo',ROW(58,2878206324) ), ROW('Victoria','Donatila','Vidal','Gastelum','1958-01-04','padre',ROW(58,2871404854) )]::familiar_ty[], ARRAY[ ROW('57094615','Malasia'),row('null','null') ]::identificacion_ty[], ARRAY[ ROW('Psicología','null','null'), ROW('Economía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0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0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53" office:value-type="string" calcext:value-type="string">
            <text:p>1995-07-22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175023" calcext:value-type="float">
            <text:p>4175023</text:p>
          </table:table-cell>
          <table:table-cell table:formula="of:=RANDBETWEEN(10000000;99999999)" office:value-type="float" office:value="85865860" calcext:value-type="float">
            <text:p>8586586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733683" calcext:value-type="float">
            <text:p>6733683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766353" calcext:value-type="float">
            <text:p>2766353</text:p>
          </table:table-cell>
          <table:table-cell table:style-name="ce62" table:formula="of:=RANDBETWEEN(10000000;100000000)" office:value-type="float" office:value="24424731" calcext:value-type="float">
            <text:p>24424731</text:p>
          </table:table-cell>
          <table:table-cell table:formula="of:=[.F70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0]" office:value-type="float" office:value="26" calcext:value-type="float">
            <text:p>26</text:p>
          </table:table-cell>
          <table:table-cell/>
          <table:table-cell table:style-name="ce71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office:value-type="string" office:string-value="('Haydee','Gladys','Caldera','Fabian','1995-07-22',161,73,'marrón claro','20/20','no_clasificado','personal_inteligencia_data/foto.png','personal_inteligencia_data/huella_digital.png','personal_inteligencia_data/huella_retina.png',ROW(58,4124175023) ,ROW('85865860','Taiwán'),ARRAY['inglés','árabe','portugués','francés','null','null']::varchar(50)[], ARRAY[ ROW('Haydee',null,'Solis','Villeda','1965-12-24','hermano',ROW(58,4126733683) ), ROW('Ignacio','Chistopher','Concepcion','Teran','1965-12-24','padre',ROW(58,4122766353) )]::familiar_ty[], ARRAY[ ROW('24424731','Malasia'),row('null','null') ]::identificacion_ty[], ARRAY[ ROW('Derecho','Máster','Asesoría Fiscal'), ROW('null','null','null') ]::nivel_educativo_ty[],null,'26')," calcext:value-type="string">
            <text:p>('Haydee','Gladys','Caldera','Fabian','1995-07-22',161,73,'marrón claro','20/20','no_clasificado','personal_inteligencia_data/foto.png','personal_inteligencia_data/huella_digital.png','personal_inteligencia_data/huella_retina.png',ROW(58,4124175023) ,ROW('85865860','Taiwán'),ARRAY['inglés','árabe','portugués','francés','null','null']::varchar(50)[], ARRAY[ ROW('Haydee',null,'Solis','Villeda','1965-12-24','hermano',ROW(58,4126733683) ), ROW('Ignacio','Chistopher','Concepcion','Teran','1965-12-24','padre',ROW(58,4122766353) )]::familiar_ty[], ARRAY[ ROW('24424731','Malasia'),row('null','null') ]::identificacion_ty[], ARRAY[ ROW('Derecho','Máster','Asesoría Fiscal'), ROW('null','null','nul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1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1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53" office:value-type="string" calcext:value-type="string">
            <text:p>2000-08-27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6726443" calcext:value-type="float">
            <text:p>6726443</text:p>
          </table:table-cell>
          <table:table-cell table:formula="of:=RANDBETWEEN(10000000;99999999)" office:value-type="float" office:value="86489743" calcext:value-type="float">
            <text:p>8648974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925151" calcext:value-type="float">
            <text:p>3925151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566739" calcext:value-type="float">
            <text:p>4566739</text:p>
          </table:table-cell>
          <table:table-cell table:style-name="ce62" table:formula="of:=RANDBETWEEN(10000000;100000000)" office:value-type="float" office:value="89123713" calcext:value-type="float">
            <text:p>89123713</text:p>
          </table:table-cell>
          <table:table-cell table:formula="of:=[.F71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formula="of:=[.D71]" office:value-type="float" office:value="26" calcext:value-type="float">
            <text:p>26</text:p>
          </table:table-cell>
          <table:table-cell/>
          <table:table-cell table:style-name="ce71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office:value-type="string" office:string-value="('Carla',null,'Mojica','Campbell','2000-08-27',158,68,'verde oscuro','20/100','confidencial','personal_inteligencia_data/foto.png','personal_inteligencia_data/huella_digital.png','personal_inteligencia_data/huella_retina.png',ROW(58,2876726443) ,ROW('86489743','Zimbabue'),ARRAY['español','inglés','hindi','ruso','mandarín','bengalí']::varchar(50)[], ARRAY[ ROW('Ives','Jorge','Narvaez','Tolentino','1980-09-16','padre',ROW(58,2443925151) ), ROW('Nicolas','Abelardo','Tafoya','Peralta','1980-09-16','abuelo',ROW(58,2444566739) )]::familiar_ty[], ARRAY[ ROW('89123713','Malasia'),row('null','null') ]::identificacion_ty[], ARRAY[ ROW('Filosofía','null','null'), ROW('Psicología','Máster','Inteligencia Emocional') ]::nivel_educativo_ty[],null,'26')," calcext:value-type="string">
            <text:p>('Carla',null,'Mojica','Campbell','2000-08-27',158,68,'verde oscuro','20/100','confidencial','personal_inteligencia_data/foto.png','personal_inteligencia_data/huella_digital.png','personal_inteligencia_data/huella_retina.png',ROW(58,2876726443) ,ROW('86489743','Zimbabue'),ARRAY['español','inglés','hindi','ruso','mandarín','bengalí']::varchar(50)[], ARRAY[ ROW('Ives','Jorge','Narvaez','Tolentino','1980-09-16','padre',ROW(58,2443925151) ), ROW('Nicolas','Abelardo','Tafoya','Peralta','1980-09-16','abuelo',ROW(58,2444566739) )]::familiar_ty[], ARRAY[ ROW('89123713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961"/>
        </table:table-row>
        <table:table-row table:style-name="ro2">
          <table:table-cell table:style-name="ce14" table:formula="of:=[.D72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2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53" office:value-type="string" calcext:value-type="string">
            <text:p>1997-10-11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9378599" calcext:value-type="float">
            <text:p>9378599</text:p>
          </table:table-cell>
          <table:table-cell table:formula="of:=RANDBETWEEN(10000000;99999999)" office:value-type="float" office:value="35095611" calcext:value-type="float">
            <text:p>3509561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666661" calcext:value-type="float">
            <text:p>1666661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160694" calcext:value-type="float">
            <text:p>2160694</text:p>
          </table:table-cell>
          <table:table-cell table:style-name="ce62" table:formula="of:=RANDBETWEEN(10000000;100000000)" office:value-type="float" office:value="97728004" calcext:value-type="float">
            <text:p>97728004</text:p>
          </table:table-cell>
          <table:table-cell table:formula="of:=[.F72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2]" office:value-type="float" office:value="27" calcext:value-type="float">
            <text:p>27</text:p>
          </table:table-cell>
          <table:table-cell/>
          <table:table-cell table:style-name="ce71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office:value-type="string" office:string-value="('Adolfo',null,'Quinonez','Garces','1997-10-11',179,80,'marrón oscuro','20/40','top_secret','personal_inteligencia_data/foto.png','personal_inteligencia_data/huella_digital.png','personal_inteligencia_data/huella_retina.png',ROW(58,2619378599) ,ROW('35095611','Australia'),ARRAY['español','inglés','hindi','ruso','mandarín','null']::varchar(50)[], ARRAY[ ROW('Atenea',null,'Amaya','Patino','1943-03-10','abuelo',ROW(58,4241666661) ), ROW('Andres','Caligula','Salguero','Cantu','1943-03-10','madre',ROW(58,4242160694) )]::familiar_ty[], ARRAY[ ROW('97728004','Malasia'),row('null','null') ]::identificacion_ty[], ARRAY[ ROW('Derecho','null','null'), ROW('Psicología','null','null') ]::nivel_educativo_ty[],null,'27')," calcext:value-type="string">
            <text:p>('Adolfo',null,'Quinonez','Garces','1997-10-11',179,80,'marrón oscuro','20/40','top_secret','personal_inteligencia_data/foto.png','personal_inteligencia_data/huella_digital.png','personal_inteligencia_data/huella_retina.png',ROW(58,2619378599) ,ROW('35095611','Australia'),ARRAY['español','inglés','hindi','ruso','mandarín','null']::varchar(50)[], ARRAY[ ROW('Atenea',null,'Amaya','Patino','1943-03-10','abuelo',ROW(58,4241666661) ), ROW('Andres','Caligula','Salguero','Cantu','1943-03-10','madre',ROW(58,4242160694) )]::familiar_ty[], ARRAY[ ROW('97728004','Malasia'),row('null','null') ]::identificacion_ty[], ARRAY[ ROW('Derecho','null','null'), ROW('Psicología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3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3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53" office:value-type="string" calcext:value-type="string">
            <text:p>1996-09-22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651271" calcext:value-type="float">
            <text:p>1651271</text:p>
          </table:table-cell>
          <table:table-cell table:formula="of:=RANDBETWEEN(10000000;99999999)" office:value-type="float" office:value="94396576" calcext:value-type="float">
            <text:p>9439657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263881" calcext:value-type="float">
            <text:p>826388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489765" calcext:value-type="float">
            <text:p>4489765</text:p>
          </table:table-cell>
          <table:table-cell table:style-name="ce62" table:formula="of:=RANDBETWEEN(10000000;100000000)" office:value-type="float" office:value="27851584" calcext:value-type="float">
            <text:p>27851584</text:p>
          </table:table-cell>
          <table:table-cell table:formula="of:=[.F73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73]" office:value-type="float" office:value="27" calcext:value-type="float">
            <text:p>27</text:p>
          </table:table-cell>
          <table:table-cell/>
          <table:table-cell table:style-name="ce71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office:value-type="string" office:string-value="('Ramona','Amelia','Viramontes','Ascencio','1996-09-22',173,73,'verde claro','20/20','no_clasificado','personal_inteligencia_data/foto.png','personal_inteligencia_data/huella_digital.png','personal_inteligencia_data/huella_retina.png',ROW(58,2121651271) ,ROW('94396576','Holanda'),ARRAY['español','inglés','hindi','ruso','null','null']::varchar(50)[], ARRAY[ ROW('Marcos','Venancio','Caldera','Alcantara','1959-04-26','abuelo',ROW(58,2438263881) ), ROW('Michael',null,'Montero','Mora','1959-04-26','madre',ROW(58,2434489765) )]::familiar_ty[], ARRAY[ ROW('27851584','Malasia'),row('null','null') ]::identificacion_ty[], ARRAY[ ROW('Enfermería','null','null'), ROW('null','null','null') ]::nivel_educativo_ty[],null,'27')," calcext:value-type="string">
            <text:p>('Ramona','Amelia','Viramontes','Ascencio','1996-09-22',173,73,'verde claro','20/20','no_clasificado','personal_inteligencia_data/foto.png','personal_inteligencia_data/huella_digital.png','personal_inteligencia_data/huella_retina.png',ROW(58,2121651271) ,ROW('94396576','Holanda'),ARRAY['español','inglés','hindi','ruso','null','null']::varchar(50)[], ARRAY[ ROW('Marcos','Venancio','Caldera','Alcantara','1959-04-26','abuelo',ROW(58,2438263881) ), ROW('Michael',null,'Montero','Mora','1959-04-26','madre',ROW(58,2434489765) )]::familiar_ty[], ARRAY[ ROW('27851584','Malasia'),row('null','null') ]::identificacion_ty[], ARRAY[ ROW('Enfermería','null','null'), ROW('null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4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4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53" office:value-type="string" calcext:value-type="string">
            <text:p>1996-09-20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584464" calcext:value-type="float">
            <text:p>7584464</text:p>
          </table:table-cell>
          <table:table-cell table:formula="of:=RANDBETWEEN(10000000;99999999)" office:value-type="float" office:value="89956689" calcext:value-type="float">
            <text:p>8995668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619034" calcext:value-type="float">
            <text:p>1619034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837001" calcext:value-type="float">
            <text:p>2837001</text:p>
          </table:table-cell>
          <table:table-cell table:style-name="ce62" table:formula="of:=RANDBETWEEN(10000000;100000000)" office:value-type="float" office:value="17199555" calcext:value-type="float">
            <text:p>17199555</text:p>
          </table:table-cell>
          <table:table-cell table:formula="of:=[.F7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4]" office:value-type="float" office:value="27" calcext:value-type="float">
            <text:p>27</text:p>
          </table:table-cell>
          <table:table-cell/>
          <table:table-cell table:style-name="ce71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office:value-type="string" office:string-value="('Elizabeth','Eduviges','Henriquez','Hinojosa','1996-09-20',177,75,'marrón oscuro','20/63','no_clasificado','personal_inteligencia_data/foto.png','personal_inteligencia_data/huella_digital.png','personal_inteligencia_data/huella_retina.png',ROW(58,2127584464) ,ROW('89956689','Taiwán'),ARRAY['inglés','árabe','portugués','francés','null','null']::varchar(50)[], ARRAY[ ROW('Caligula',null,'Estevez','Cifuentes','1970-06-29','abuelo',ROW(58,2121619034) ), ROW('Fidel','Juan','Regalado','Machuca','1970-06-29','madre',ROW(58,2122837001) )]::familiar_ty[], ARRAY[ ROW('17199555','Malasia'),row('null','null') ]::identificacion_ty[], ARRAY[ ROW('Criminología','Máster','Química Orgánica'), ROW('null','null','null') ]::nivel_educativo_ty[],null,'27')," calcext:value-type="string">
            <text:p>('Elizabeth','Eduviges','Henriquez','Hinojosa','1996-09-20',177,75,'marrón oscuro','20/63','no_clasificado','personal_inteligencia_data/foto.png','personal_inteligencia_data/huella_digital.png','personal_inteligencia_data/huella_retina.png',ROW(58,2127584464) ,ROW('89956689','Taiwán'),ARRAY['inglés','árabe','portugués','francés','null','null']::varchar(50)[], ARRAY[ ROW('Caligula',null,'Estevez','Cifuentes','1970-06-29','abuelo',ROW(58,2121619034) ), ROW('Fidel','Juan','Regalado','Machuca','1970-06-29','madre',ROW(58,2122837001) )]::familiar_ty[], ARRAY[ ROW('17199555','Malasia'),row('null','null') ]::identificacion_ty[], ARRAY[ ROW('Criminología','Máster','Química Orgánica'), ROW('null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5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5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53" office:value-type="string" calcext:value-type="string">
            <text:p>1996-09-21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870548" calcext:value-type="float">
            <text:p>9870548</text:p>
          </table:table-cell>
          <table:table-cell table:formula="of:=RANDBETWEEN(10000000;99999999)" office:value-type="float" office:value="97312554" calcext:value-type="float">
            <text:p>97312554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353496" calcext:value-type="float">
            <text:p>1353496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722041" calcext:value-type="float">
            <text:p>5722041</text:p>
          </table:table-cell>
          <table:table-cell table:style-name="ce62" table:formula="of:=RANDBETWEEN(10000000;100000000)" office:value-type="float" office:value="48337799" calcext:value-type="float">
            <text:p>48337799</text:p>
          </table:table-cell>
          <table:table-cell table:formula="of:=[.F7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5]" office:value-type="float" office:value="27" calcext:value-type="float">
            <text:p>27</text:p>
          </table:table-cell>
          <table:table-cell/>
          <table:table-cell table:style-name="ce71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office:value-type="string" office:string-value="('Carmona',null,'Martinez','Olivarez','1996-09-21',164,90,'azul oscuro','20/80','confidencial','personal_inteligencia_data/foto.png','personal_inteligencia_data/huella_digital.png','personal_inteligencia_data/huella_retina.png',ROW(58,2439870548) ,ROW('97312554','Zimbabue'),ARRAY['español','inglés','hindi','ruso','mandarín','bengalí']::varchar(50)[], ARRAY[ ROW('Arturo',null,'Lovato','Hernandes','1938-03-06','madre',ROW(58,4141353496) ), ROW('Aidana','Consuelo','Hidalgo','Rodrigues','1938-03-06','primo',ROW(58,4145722041) )]::familiar_ty[], ARRAY[ ROW('48337799','Malasia'),row('null','null') ]::identificacion_ty[], ARRAY[ ROW('Ingeniería Informática','null','null'), ROW('Ingeniería Informática','null','null') ]::nivel_educativo_ty[],null,'27')," calcext:value-type="string">
            <text:p>('Carmona',null,'Martinez','Olivarez','1996-09-21',164,90,'azul oscuro','20/80','confidencial','personal_inteligencia_data/foto.png','personal_inteligencia_data/huella_digital.png','personal_inteligencia_data/huella_retina.png',ROW(58,2439870548) ,ROW('97312554','Zimbabue'),ARRAY['español','inglés','hindi','ruso','mandarín','bengalí']::varchar(50)[], ARRAY[ ROW('Arturo',null,'Lovato','Hernandes','1938-03-06','madre',ROW(58,4141353496) ), ROW('Aidana','Consuelo','Hidalgo','Rodrigues','1938-03-06','primo',ROW(58,4145722041) )]::familiar_ty[], ARRAY[ ROW('48337799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961"/>
        </table:table-row>
        <table:table-row table:style-name="ro2">
          <table:table-cell table:style-name="ce14" table:formula="of:=[.D76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6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53" office:value-type="string" calcext:value-type="string">
            <text:p>1998-03-20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8436476" calcext:value-type="float">
            <text:p>8436476</text:p>
          </table:table-cell>
          <table:table-cell table:formula="of:=RANDBETWEEN(10000000;99999999)" office:value-type="float" office:value="70573377" calcext:value-type="float">
            <text:p>7057337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148720" calcext:value-type="float">
            <text:p>3148720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008215" calcext:value-type="float">
            <text:p>4008215</text:p>
          </table:table-cell>
          <table:table-cell table:style-name="ce62" table:formula="of:=RANDBETWEEN(10000000;100000000)" office:value-type="float" office:value="92807433" calcext:value-type="float">
            <text:p>92807433</text:p>
          </table:table-cell>
          <table:table-cell table:formula="of:=[.F76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6]" office:value-type="float" office:value="28" calcext:value-type="float">
            <text:p>28</text:p>
          </table:table-cell>
          <table:table-cell/>
          <table:table-cell table:style-name="ce71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office:value-type="string" office:string-value="('Klement','Julian','Alonzo','Michel','1998-03-20',167,67,'marrón claro','20/20','top_secret','personal_inteligencia_data/foto.png','personal_inteligencia_data/huella_digital.png','personal_inteligencia_data/huella_retina.png',ROW(58,2348436476) ,ROW('70573377','Australia'),ARRAY['español','inglés','portugués','francés','null','null']::varchar(50)[], ARRAY[ ROW('Eleazar','Cesarino','Pina','Watson','1946-02-25','primo',ROW(58,2123148720) ), ROW('Gloria','Lorena','Valdez','Orozco','1946-02-25','padre',ROW(58,2124008215) )]::familiar_ty[], ARRAY[ ROW('92807433','Uganda'),row('null','null') ]::identificacion_ty[], ARRAY[ ROW('Economía','null','null'), ROW('Comunicación','null','null') ]::nivel_educativo_ty[],null,'28')," calcext:value-type="string">
            <text:p>('Klement','Julian','Alonzo','Michel','1998-03-20',167,67,'marrón claro','20/20','top_secret','personal_inteligencia_data/foto.png','personal_inteligencia_data/huella_digital.png','personal_inteligencia_data/huella_retina.png',ROW(58,2348436476) ,ROW('70573377','Australia'),ARRAY['español','inglés','portugués','francés','null','null']::varchar(50)[], ARRAY[ ROW('Eleazar','Cesarino','Pina','Watson','1946-02-25','primo',ROW(58,2123148720) ), ROW('Gloria','Lorena','Valdez','Orozco','1946-02-25','padre',ROW(58,2124008215) )]::familiar_ty[], ARRAY[ ROW('92807433','Uganda'),row('null','null') ]::identificacion_ty[], ARRAY[ ROW('Economía','null','null'), ROW('Comunicación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7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7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53" office:value-type="string" calcext:value-type="string">
            <text:p>1983-03-26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7505397" calcext:value-type="float">
            <text:p>7505397</text:p>
          </table:table-cell>
          <table:table-cell table:formula="of:=RANDBETWEEN(10000000;99999999)" office:value-type="float" office:value="12658196" calcext:value-type="float">
            <text:p>1265819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879821" calcext:value-type="float">
            <text:p>1879821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970749" calcext:value-type="float">
            <text:p>9970749</text:p>
          </table:table-cell>
          <table:table-cell table:style-name="ce62" table:formula="of:=RANDBETWEEN(10000000;100000000)" office:value-type="float" office:value="67603892" calcext:value-type="float">
            <text:p>67603892</text:p>
          </table:table-cell>
          <table:table-cell table:formula="of:=[.F7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7]" office:value-type="float" office:value="28" calcext:value-type="float">
            <text:p>28</text:p>
          </table:table-cell>
          <table:table-cell/>
          <table:table-cell table:style-name="ce71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office:value-type="string" office:string-value="('Emilio','Jaime','Quiles','Amezcua','1983-03-26',188,85,'azul claro','20/200','no_clasificado','personal_inteligencia_data/foto.png','personal_inteligencia_data/huella_digital.png','personal_inteligencia_data/huella_retina.png',ROW(58,4127505397) ,ROW('12658196','Irlanda'),ARRAY['inglés','árabe','portugués','francés','null','null']::varchar(50)[], ARRAY[ ROW('Irma','Nieves','Roque','Urias','1940-04-13','primo',ROW(58,4121879821) ), ROW('Celeste','Soledad','Chacon','Machado','1940-04-13','hermano',ROW(58,4129970749) )]::familiar_ty[], ARRAY[ ROW('67603892','Uganda'),row('null','null') ]::identificacion_ty[], ARRAY[ ROW('Ingeniería Informática','Máster','Inteligencia Artificial'), ROW('null','null','null') ]::nivel_educativo_ty[],null,'28')," calcext:value-type="string">
            <text:p>('Emilio','Jaime','Quiles','Amezcua','1983-03-26',188,85,'azul claro','20/200','no_clasificado','personal_inteligencia_data/foto.png','personal_inteligencia_data/huella_digital.png','personal_inteligencia_data/huella_retina.png',ROW(58,4127505397) ,ROW('12658196','Irlanda'),ARRAY['inglés','árabe','portugués','francés','null','null']::varchar(50)[], ARRAY[ ROW('Irma','Nieves','Roque','Urias','1940-04-13','primo',ROW(58,4121879821) ), ROW('Celeste','Soledad','Chacon','Machado','1940-04-13','hermano',ROW(58,4129970749) )]::familiar_ty[], ARRAY[ ROW('67603892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8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8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53" office:value-type="string" calcext:value-type="string">
            <text:p>1993-10-08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592364" calcext:value-type="float">
            <text:p>2592364</text:p>
          </table:table-cell>
          <table:table-cell table:formula="of:=RANDBETWEEN(10000000;99999999)" office:value-type="float" office:value="54352398" calcext:value-type="float">
            <text:p>5435239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500445" calcext:value-type="float">
            <text:p>350044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613247" calcext:value-type="float">
            <text:p>4613247</text:p>
          </table:table-cell>
          <table:table-cell table:style-name="ce62" table:formula="of:=RANDBETWEEN(10000000;100000000)" office:value-type="float" office:value="69243708" calcext:value-type="float">
            <text:p>69243708</text:p>
          </table:table-cell>
          <table:table-cell table:formula="of:=[.F78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98430548" calcext:value-type="float">
            <text:p>9843054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formula="of:=[.D78]" office:value-type="float" office:value="28" calcext:value-type="float">
            <text:p>28</text:p>
          </table:table-cell>
          <table:table-cell/>
          <table:table-cell table:style-name="ce71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office:value-type="string" office:string-value="('Rosaura','Sharon','Zelaya','Rico','1993-10-08',169,66,'marrón claro','20/20','no_clasificado','personal_inteligencia_data/foto.png','personal_inteligencia_data/huella_digital.png','personal_inteligencia_data/huella_retina.png',ROW(58,4122592364) ,ROW('54352398','Taiwán'),ARRAY['español','inglés','hindi','ruso','mandarín','null']::varchar(50)[], ARRAY[ ROW('Mario','Marcelo','Alexander','Roberts','1960-08-26','primo',ROW(58,4123500445) ), ROW('Cayetano','Fulgencio','Marquez','Infante','1960-08-26','primo',ROW(58,4124613247) )]::familiar_ty[], ARRAY[ ROW('69243708','Uganda'),row('98430548','Australia') ]::identificacion_ty[], ARRAY[ ROW('Filosofía','null','null'), ROW('Comunicación','Máster','Lexicografía') ]::nivel_educativo_ty[],null,'28')," calcext:value-type="string">
            <text:p>('Rosaura','Sharon','Zelaya','Rico','1993-10-08',169,66,'marrón claro','20/20','no_clasificado','personal_inteligencia_data/foto.png','personal_inteligencia_data/huella_digital.png','personal_inteligencia_data/huella_retina.png',ROW(58,4122592364) ,ROW('54352398','Taiwán'),ARRAY['español','inglés','hindi','ruso','mandarín','null']::varchar(50)[], ARRAY[ ROW('Mario','Marcelo','Alexander','Roberts','1960-08-26','primo',ROW(58,4123500445) ), ROW('Cayetano','Fulgencio','Marquez','Infante','1960-08-26','primo',ROW(58,4124613247) )]::familiar_ty[], ARRAY[ ROW('69243708','Uganda'),row('98430548','Australia') ]::identificacion_ty[], ARRAY[ ROW('Filosofía','null','null'), ROW('Comunicación','Máster','Lexicografía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79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9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93-10-09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3755669" calcext:value-type="float">
            <text:p>3755669</text:p>
          </table:table-cell>
          <table:table-cell table:formula="of:=RANDBETWEEN(10000000;99999999)" office:value-type="float" office:value="46145948" calcext:value-type="float">
            <text:p>4614594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807361" calcext:value-type="float">
            <text:p>1807361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519551" calcext:value-type="float">
            <text:p>4519551</text:p>
          </table:table-cell>
          <table:table-cell table:style-name="ce62" table:formula="of:=RANDBETWEEN(10000000;100000000)" office:value-type="float" office:value="46499736" calcext:value-type="float">
            <text:p>46499736</text:p>
          </table:table-cell>
          <table:table-cell table:formula="of:=[.F79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9]" office:value-type="float" office:value="28" calcext:value-type="float">
            <text:p>28</text:p>
          </table:table-cell>
          <table:table-cell/>
          <table:table-cell table:style-name="ce71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office:value-type="string" office:string-value="('Luis','Marcus','Wilson','Tejeda','1993-10-09',187,75,'azul oscuro','20/100','confidencial','personal_inteligencia_data/foto.png','personal_inteligencia_data/huella_digital.png','personal_inteligencia_data/huella_retina.png',ROW(58,2873755669) ,ROW('46145948','Zimbabue'),ARRAY['español','inglés','portugués','francés','null','null']::varchar(50)[], ARRAY[ ROW('Italo','Florindo','Barragan','Salinas','1936-11-09','hermano',ROW(58,2441807361) ), ROW('Genesis','Ana','Davis','Vicente','1936-11-09','abuelo',ROW(58,2444519551) )]::familiar_ty[], ARRAY[ ROW('46499736','Uganda'),row('null','null') ]::identificacion_ty[], ARRAY[ ROW('Psicología','null','null'), ROW('Criminología','null','null') ]::nivel_educativo_ty[],null,'28')," calcext:value-type="string">
            <text:p>('Luis','Marcus','Wilson','Tejeda','1993-10-09',187,75,'azul oscuro','20/100','confidencial','personal_inteligencia_data/foto.png','personal_inteligencia_data/huella_digital.png','personal_inteligencia_data/huella_retina.png',ROW(58,2873755669) ,ROW('46145948','Zimbabue'),ARRAY['español','inglés','portugués','francés','null','null']::varchar(50)[], ARRAY[ ROW('Italo','Florindo','Barragan','Salinas','1936-11-09','hermano',ROW(58,2441807361) ), ROW('Genesis','Ana','Davis','Vicente','1936-11-09','abuelo',ROW(58,2444519551) )]::familiar_ty[], ARRAY[ ROW('46499736','Uganda'),row('null','null') ]::identificacion_ty[], ARRAY[ ROW('Psicología','null','null'), ROW('Criminología','null','null') ]::nivel_educativo_ty[],null,'28'),</text:p>
          </table:table-cell>
          <table:table-cell table:number-columns-repeated="961"/>
        </table:table-row>
        <table:table-row table:style-name="ro2">
          <table:table-cell table:style-name="ce14" table:formula="of:=[.D80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0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53" office:value-type="string" calcext:value-type="string">
            <text:p>1998-04-23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540452" calcext:value-type="float">
            <text:p>8540452</text:p>
          </table:table-cell>
          <table:table-cell table:formula="of:=RANDBETWEEN(10000000;99999999)" office:value-type="float" office:value="83672802" calcext:value-type="float">
            <text:p>8367280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679923" calcext:value-type="float">
            <text:p>4679923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689652" calcext:value-type="float">
            <text:p>6689652</text:p>
          </table:table-cell>
          <table:table-cell table:style-name="ce62" table:formula="of:=RANDBETWEEN(10000000;100000000)" office:value-type="float" office:value="35572260" calcext:value-type="float">
            <text:p>35572260</text:p>
          </table:table-cell>
          <table:table-cell table:formula="of:=[.F80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0]" office:value-type="float" office:value="29" calcext:value-type="float">
            <text:p>29</text:p>
          </table:table-cell>
          <table:table-cell/>
          <table:table-cell table:style-name="ce71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office:value-type="string" office:string-value="('Ludmila','Facunda','Almonte','Frias','1998-04-23',165,81,'marrón oscuro','20/20','top_secret','personal_inteligencia_data/foto.png','personal_inteligencia_data/huella_digital.png','personal_inteligencia_data/huella_retina.png',ROW(58,2618540452) ,ROW('83672802','Australia'),ARRAY['español','inglés','portugués','francés','null','null']::varchar(50)[], ARRAY[ ROW('Felix','Petronilo','Abarca','Melo','1946-05-22','primo',ROW(58,4244679923) ), ROW('Inocencia','Carolina','Menendez','Saldana','1946-05-22','madre',ROW(58,4246689652) )]::familiar_ty[], ARRAY[ ROW('35572260','Uganda'),row('null','null') ]::identificacion_ty[], ARRAY[ ROW('Filosofía','null','null'), ROW('Ingeniería Industrial','null','null') ]::nivel_educativo_ty[],null,'29')," calcext:value-type="string">
            <text:p>('Ludmila','Facunda','Almonte','Frias','1998-04-23',165,81,'marrón oscuro','20/20','top_secret','personal_inteligencia_data/foto.png','personal_inteligencia_data/huella_digital.png','personal_inteligencia_data/huella_retina.png',ROW(58,2618540452) ,ROW('83672802','Australia'),ARRAY['español','inglés','portugués','francés','null','null']::varchar(50)[], ARRAY[ ROW('Felix','Petronilo','Abarca','Melo','1946-05-22','primo',ROW(58,4244679923) ), ROW('Inocencia','Carolina','Menendez','Saldana','1946-05-22','madre',ROW(58,4246689652) )]::familiar_ty[], ARRAY[ ROW('35572260','Uganda'),row('null','null') ]::identificacion_ty[], ARRAY[ ROW('Filosofía','null','null'), ROW('Ingeniería Industrial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1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1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84-01-23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955249" calcext:value-type="float">
            <text:p>5955249</text:p>
          </table:table-cell>
          <table:table-cell table:formula="of:=RANDBETWEEN(10000000;99999999)" office:value-type="float" office:value="81377994" calcext:value-type="float">
            <text:p>8137799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705518" calcext:value-type="float">
            <text:p>770551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209761" calcext:value-type="float">
            <text:p>2209761</text:p>
          </table:table-cell>
          <table:table-cell table:style-name="ce62" table:formula="of:=RANDBETWEEN(10000000;100000000)" office:value-type="float" office:value="27620200" calcext:value-type="float">
            <text:p>27620200</text:p>
          </table:table-cell>
          <table:table-cell table:formula="of:=[.F81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1]" office:value-type="float" office:value="29" calcext:value-type="float">
            <text:p>29</text:p>
          </table:table-cell>
          <table:table-cell/>
          <table:table-cell table:style-name="ce71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office:value-type="string" office:string-value="('Delfina','Ligia','Carpio','Buenrostro','1984-01-23',179,75,'marrón claro','20/160','no_clasificado','personal_inteligencia_data/foto.png','personal_inteligencia_data/huella_digital.png','personal_inteligencia_data/huella_retina.png',ROW(58,2125955249) ,ROW('81377994','Irlanda'),ARRAY['inglés','árabe','portugués','francés','null','null']::varchar(50)[], ARRAY[ ROW('Teodora','Libertad','Montero','Aparicio','1940-09-24','tío',ROW(58,2127705518) ), ROW('Marlene','Donatila','Rosa','Almazan','1940-09-24','hermano',ROW(58,2122209761) )]::familiar_ty[], ARRAY[ ROW('27620200','Uganda'),row('null','null') ]::identificacion_ty[], ARRAY[ ROW('Comunicación','Máster','Comunicación Intercultural'), ROW('null','null','null') ]::nivel_educativo_ty[],null,'29')," calcext:value-type="string">
            <text:p>('Delfina','Ligia','Carpio','Buenrostro','1984-01-23',179,75,'marrón claro','20/160','no_clasificado','personal_inteligencia_data/foto.png','personal_inteligencia_data/huella_digital.png','personal_inteligencia_data/huella_retina.png',ROW(58,2125955249) ,ROW('81377994','Irlanda'),ARRAY['inglés','árabe','portugués','francés','null','null']::varchar(50)[], ARRAY[ ROW('Teodora','Libertad','Montero','Aparicio','1940-09-24','tío',ROW(58,2127705518) ), ROW('Marlene','Donatila','Rosa','Almazan','1940-09-24','hermano',ROW(58,2122209761) )]::familiar_ty[], ARRAY[ ROW('27620200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2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2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53" office:value-type="string" calcext:value-type="string">
            <text:p>1995-01-08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896102" calcext:value-type="float">
            <text:p>4896102</text:p>
          </table:table-cell>
          <table:table-cell table:formula="of:=RANDBETWEEN(10000000;99999999)" office:value-type="float" office:value="89050604" calcext:value-type="float">
            <text:p>8905060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863093" calcext:value-type="float">
            <text:p>5863093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805849" calcext:value-type="float">
            <text:p>1805849</text:p>
          </table:table-cell>
          <table:table-cell table:style-name="ce62" table:formula="of:=RANDBETWEEN(10000000;100000000)" office:value-type="float" office:value="31066164" calcext:value-type="float">
            <text:p>31066164</text:p>
          </table:table-cell>
          <table:table-cell table:formula="of:=[.F82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80085708" calcext:value-type="float">
            <text:p>8008570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formula="of:=[.D82]" office:value-type="float" office:value="29" calcext:value-type="float">
            <text:p>29</text:p>
          </table:table-cell>
          <table:table-cell/>
          <table:table-cell table:style-name="ce71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office:value-type="string" office:string-value="('Eneida','America','Guerrero','Mireles','1995-01-08',152,72,'marrón oscuro','20/20','no_clasificado','personal_inteligencia_data/foto.png','personal_inteligencia_data/huella_digital.png','personal_inteligencia_data/huella_retina.png',ROW(58,2124896102) ,ROW('89050604','Taiwán'),ARRAY['español','inglés','hindi','ruso','mandarín','null']::varchar(50)[], ARRAY[ ROW('Javier','Breno','Benitez','Zayas','1963-01-23','tío',ROW(58,2125863093) ), ROW('Jhoan','Dante','Lucero','Orona','1963-01-23','madre',ROW(58,2121805849) )]::familiar_ty[], ARRAY[ ROW('31066164','Uganda'),row('80085708','Australia') ]::identificacion_ty[], ARRAY[ ROW('Ingeniería Informática','null','null'), ROW('Enfermería','Máster','Investigación de Medicamentos') ]::nivel_educativo_ty[],null,'29')," calcext:value-type="string">
            <text:p>('Eneida','America','Guerrero','Mireles','1995-01-08',152,72,'marrón oscuro','20/20','no_clasificado','personal_inteligencia_data/foto.png','personal_inteligencia_data/huella_digital.png','personal_inteligencia_data/huella_retina.png',ROW(58,2124896102) ,ROW('89050604','Taiwán'),ARRAY['español','inglés','hindi','ruso','mandarín','null']::varchar(50)[], ARRAY[ ROW('Javier','Breno','Benitez','Zayas','1963-01-23','tío',ROW(58,2125863093) ), ROW('Jhoan','Dante','Lucero','Orona','1963-01-23','madre',ROW(58,2121805849) )]::familiar_ty[], ARRAY[ ROW('31066164','Uganda'),row('80085708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3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3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53" office:value-type="string" calcext:value-type="string">
            <text:p>1995-01-09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2015259" calcext:value-type="float">
            <text:p>2015259</text:p>
          </table:table-cell>
          <table:table-cell table:formula="of:=RANDBETWEEN(10000000;99999999)" office:value-type="float" office:value="89711526" calcext:value-type="float">
            <text:p>8971152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766832" calcext:value-type="float">
            <text:p>8766832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9901521" calcext:value-type="float">
            <text:p>9901521</text:p>
          </table:table-cell>
          <table:table-cell table:style-name="ce62" table:formula="of:=RANDBETWEEN(10000000;100000000)" office:value-type="float" office:value="74303511" calcext:value-type="float">
            <text:p>74303511</text:p>
          </table:table-cell>
          <table:table-cell table:formula="of:=[.F83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3]" office:value-type="float" office:value="29" calcext:value-type="float">
            <text:p>29</text:p>
          </table:table-cell>
          <table:table-cell/>
          <table:table-cell table:style-name="ce71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office:value-type="string" office:string-value="('Constancia','Alma','Payan','Moya','1995-01-09',160,82,'azul claro','20/80','confidencial','personal_inteligencia_data/foto.png','personal_inteligencia_data/huella_digital.png','personal_inteligencia_data/huella_retina.png',ROW(58,2432015259) ,ROW('89711526','Zimbabue'),ARRAY['español','inglés','portugués','francés','null','null']::varchar(50)[], ARRAY[ ROW('Maricruz','Viviana','Moore','Zamora','1936-12-24','hermano',ROW(58,4148766832) ), ROW('Ignacio','Maximo','Wright','Resendez','1936-12-24','primo',ROW(58,4149901521) )]::familiar_ty[], ARRAY[ ROW('74303511','Uganda'),row('null','null') ]::identificacion_ty[], ARRAY[ ROW('Enfermería','null','null'), ROW('Psicología','null','null') ]::nivel_educativo_ty[],null,'29')," calcext:value-type="string">
            <text:p>('Constancia','Alma','Payan','Moya','1995-01-09',160,82,'azul claro','20/80','confidencial','personal_inteligencia_data/foto.png','personal_inteligencia_data/huella_digital.png','personal_inteligencia_data/huella_retina.png',ROW(58,2432015259) ,ROW('89711526','Zimbabue'),ARRAY['español','inglés','portugués','francés','null','null']::varchar(50)[], ARRAY[ ROW('Maricruz','Viviana','Moore','Zamora','1936-12-24','hermano',ROW(58,4148766832) ), ROW('Ignacio','Maximo','Wright','Resendez','1936-12-24','primo',ROW(58,4149901521) )]::familiar_ty[], ARRAY[ ROW('74303511','Uganda'),row('null','null') ]::identificacion_ty[], ARRAY[ ROW('Enfermería','null','null'), ROW('Psicología','null','null') ]::nivel_educativo_ty[],null,'29'),</text:p>
          </table:table-cell>
          <table:table-cell table:number-columns-repeated="961"/>
        </table:table-row>
        <table:table-row table:style-name="ro2">
          <table:table-cell table:style-name="ce14" table:formula="of:=[.D84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4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98-06-27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8869552" calcext:value-type="float">
            <text:p>8869552</text:p>
          </table:table-cell>
          <table:table-cell table:formula="of:=RANDBETWEEN(10000000;99999999)" office:value-type="float" office:value="81403051" calcext:value-type="float">
            <text:p>8140305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080767" calcext:value-type="float">
            <text:p>3080767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579771" calcext:value-type="float">
            <text:p>7579771</text:p>
          </table:table-cell>
          <table:table-cell table:style-name="ce62" table:formula="of:=RANDBETWEEN(10000000;100000000)" office:value-type="float" office:value="49181548" calcext:value-type="float">
            <text:p>49181548</text:p>
          </table:table-cell>
          <table:table-cell table:formula="of:=[.F84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4]" office:value-type="float" office:value="30" calcext:value-type="float">
            <text:p>30</text:p>
          </table:table-cell>
          <table:table-cell/>
          <table:table-cell table:style-name="ce71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office:value-type="string" office:string-value="('Imelda','Genesis','Salmeron','Baca','1998-06-27',159,87,'verde claro','20/32','top_secret','personal_inteligencia_data/foto.png','personal_inteligencia_data/huella_digital.png','personal_inteligencia_data/huella_retina.png',ROW(58,2448869552) ,ROW('81403051','Australia'),ARRAY['español','inglés','portugués','francés','null','null']::varchar(50)[], ARRAY[ ROW('Celina','Mafalda','Smith','Alcantar','1948-02-28','tío',ROW(58,4123080767) ), ROW('Hermione','Mariluz','Manzanares','Chavez','1948-02-28','hermano',ROW(58,4127579771) )]::familiar_ty[], ARRAY[ ROW('49181548','Uganda'),row('null','null') ]::identificacion_ty[], ARRAY[ ROW('Ingeniería Informática','null','null'), ROW('Derecho','null','null') ]::nivel_educativo_ty[],null,'30')," calcext:value-type="string">
            <text:p>('Imelda','Genesis','Salmeron','Baca','1998-06-27',159,87,'verde claro','20/32','top_secret','personal_inteligencia_data/foto.png','personal_inteligencia_data/huella_digital.png','personal_inteligencia_data/huella_retina.png',ROW(58,2448869552) ,ROW('81403051','Australia'),ARRAY['español','inglés','portugués','francés','null','null']::varchar(50)[], ARRAY[ ROW('Celina','Mafalda','Smith','Alcantar','1948-02-28','tío',ROW(58,4123080767) ), ROW('Hermione','Mariluz','Manzanares','Chavez','1948-02-28','hermano',ROW(58,4127579771) )]::familiar_ty[], ARRAY[ ROW('49181548','Uganda'),row('null','null') ]::identificacion_ty[], ARRAY[ ROW('Ingeniería Informática','null','null'), ROW('Derecho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5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5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53" office:value-type="string" calcext:value-type="string">
            <text:p>1986-03-28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539508" calcext:value-type="float">
            <text:p>9539508</text:p>
          </table:table-cell>
          <table:table-cell table:formula="of:=RANDBETWEEN(10000000;99999999)" office:value-type="float" office:value="76603556" calcext:value-type="float">
            <text:p>7660355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107359" calcext:value-type="float">
            <text:p>7107359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421531" calcext:value-type="float">
            <text:p>5421531</text:p>
          </table:table-cell>
          <table:table-cell table:style-name="ce62" table:formula="of:=RANDBETWEEN(10000000;100000000)" office:value-type="float" office:value="74880084" calcext:value-type="float">
            <text:p>74880084</text:p>
          </table:table-cell>
          <table:table-cell table:formula="of:=[.F85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5]" office:value-type="float" office:value="30" calcext:value-type="float">
            <text:p>30</text:p>
          </table:table-cell>
          <table:table-cell/>
          <table:table-cell table:style-name="ce71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office:value-type="string" office:string-value="('Felicia','Emiliana','Pacheco','Munoz','1986-03-28',171,72,'marrón oscuro','20/125','no_clasificado','personal_inteligencia_data/foto.png','personal_inteligencia_data/huella_digital.png','personal_inteligencia_data/huella_retina.png',ROW(58,4249539508) ,ROW('76603556','Irlanda'),ARRAY['inglés','árabe','portugués','francés','null','null']::varchar(50)[], ARRAY[ ROW('Marcelo','Tulio','Paredes','Heredia','1943-12-14','padre',ROW(58,4247107359) ), ROW('Fabiano','Tarsicio','Santamaria','Jaquez','1943-12-14','abuelo',ROW(58,4245421531) )]::familiar_ty[], ARRAY[ ROW('74880084','Uganda'),row('null','null') ]::identificacion_ty[], ARRAY[ ROW('Ingeniería Industrial','Máster','Dirección de Empresas'), ROW('null','null','null') ]::nivel_educativo_ty[],null,'30')," calcext:value-type="string">
            <text:p>('Felicia','Emiliana','Pacheco','Munoz','1986-03-28',171,72,'marrón oscuro','20/125','no_clasificado','personal_inteligencia_data/foto.png','personal_inteligencia_data/huella_digital.png','personal_inteligencia_data/huella_retina.png',ROW(58,4249539508) ,ROW('76603556','Irlanda'),ARRAY['inglés','árabe','portugués','francés','null','null']::varchar(50)[], ARRAY[ ROW('Marcelo','Tulio','Paredes','Heredia','1943-12-14','padre',ROW(58,4247107359) ), ROW('Fabiano','Tarsicio','Santamaria','Jaquez','1943-12-14','abuelo',ROW(58,4245421531) )]::familiar_ty[], ARRAY[ ROW('74880084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6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6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95-07-24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5928423" calcext:value-type="float">
            <text:p>5928423</text:p>
          </table:table-cell>
          <table:table-cell table:formula="of:=RANDBETWEEN(10000000;99999999)" office:value-type="float" office:value="29658479" calcext:value-type="float">
            <text:p>2965847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093879" calcext:value-type="float">
            <text:p>6093879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987666" calcext:value-type="float">
            <text:p>9987666</text:p>
          </table:table-cell>
          <table:table-cell table:style-name="ce62" table:formula="of:=RANDBETWEEN(10000000;100000000)" office:value-type="float" office:value="56498557" calcext:value-type="float">
            <text:p>56498557</text:p>
          </table:table-cell>
          <table:table-cell table:formula="of:=[.F86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32161099" calcext:value-type="float">
            <text:p>3216109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formula="of:=[.D86]" office:value-type="float" office:value="30" calcext:value-type="float">
            <text:p>30</text:p>
          </table:table-cell>
          <table:table-cell/>
          <table:table-cell table:style-name="ce71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office:value-type="string" office:string-value="('Tarsicio','Carlos','Garza','Ochoa','1995-07-24',164,88,'verde claro','20/20','no_clasificado','personal_inteligencia_data/foto.png','personal_inteligencia_data/huella_digital.png','personal_inteligencia_data/huella_retina.png',ROW(58,4245928423) ,ROW('29658479','Taiwán'),ARRAY['español','inglés','hindi','ruso','mandarín','null']::varchar(50)[], ARRAY[ ROW('Patricia','Maricruz','Miller','Amador','1965-03-19','padre',ROW(58,4126093879) ), ROW('Elidio','Jonathan','Puentes','Ozuna','1965-03-19','hermano',ROW(58,4129987666) )]::familiar_ty[], ARRAY[ ROW('56498557','Uganda'),row('32161099','Irlanda') ]::identificacion_ty[], ARRAY[ ROW('Comunicación','null','null'), ROW('Ciencias Sociales ','Máster','Relaciones Internacionales') ]::nivel_educativo_ty[],null,'30')," calcext:value-type="string">
            <text:p>('Tarsicio','Carlos','Garza','Ochoa','1995-07-24',164,88,'verde claro','20/20','no_clasificado','personal_inteligencia_data/foto.png','personal_inteligencia_data/huella_digital.png','personal_inteligencia_data/huella_retina.png',ROW(58,4245928423) ,ROW('29658479','Taiwán'),ARRAY['español','inglés','hindi','ruso','mandarín','null']::varchar(50)[], ARRAY[ ROW('Patricia','Maricruz','Miller','Amador','1965-03-19','padre',ROW(58,4126093879) ), ROW('Elidio','Jonathan','Puentes','Ozuna','1965-03-19','hermano',ROW(58,4129987666) )]::familiar_ty[], ARRAY[ ROW('56498557','Uganda'),row('32161099','Irlanda') ]::identificacion_ty[], ARRAY[ ROW('Comunicación','null','null'), ROW('Ciencias Sociales ','Máster','Relaciones Internacionales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7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7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53" office:value-type="string" calcext:value-type="string">
            <text:p>1995-07-25</text:p>
          </table:table-cell>
          <table:table-cell table:style-name="ce55" table:formula="of:=ROUND(RAND()*40+150 )" office:value-type="float" office:value="170" calcext:value-type="float">
            <text:p>170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3288313" calcext:value-type="float">
            <text:p>3288313</text:p>
          </table:table-cell>
          <table:table-cell table:formula="of:=RANDBETWEEN(10000000;99999999)" office:value-type="float" office:value="32680081" calcext:value-type="float">
            <text:p>3268008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237925" calcext:value-type="float">
            <text:p>823792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656232" calcext:value-type="float">
            <text:p>8656232</text:p>
          </table:table-cell>
          <table:table-cell table:style-name="ce62" table:formula="of:=RANDBETWEEN(10000000;100000000)" office:value-type="float" office:value="44877828" calcext:value-type="float">
            <text:p>44877828</text:p>
          </table:table-cell>
          <table:table-cell table:formula="of:=[.F8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7]" office:value-type="float" office:value="30" calcext:value-type="float">
            <text:p>30</text:p>
          </table:table-cell>
          <table:table-cell/>
          <table:table-cell table:style-name="ce71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office:value-type="string" office:string-value="('Jacobo','Elian','Person','Bianco','1995-07-25',170,74,'marrón claro','20/20','confidencial','personal_inteligencia_data/foto.png','personal_inteligencia_data/huella_digital.png','personal_inteligencia_data/huella_retina.png',ROW(58,2813288313) ,ROW('32680081','Zimbabue'),ARRAY['español','inglés','portugués','francés','null','null']::varchar(50)[], ARRAY[ ROW('Cristiano','Fabiano','Toledo','Bustos','1941-01-27','abuelo',ROW(58,4128237925) ), ROW('Eduardo','Juan','Roybal','Escamilla','1941-01-27','tío',ROW(58,4128656232) )]::familiar_ty[], ARRAY[ ROW('44877828','Uganda'),row('null','null') ]::identificacion_ty[], ARRAY[ ROW('Ciencias Sociales ','null','null'), ROW('Ingeniería Informática','null','null') ]::nivel_educativo_ty[],null,'30')," calcext:value-type="string">
            <text:p>('Jacobo','Elian','Person','Bianco','1995-07-25',170,74,'marrón claro','20/20','confidencial','personal_inteligencia_data/foto.png','personal_inteligencia_data/huella_digital.png','personal_inteligencia_data/huella_retina.png',ROW(58,2813288313) ,ROW('32680081','Zimbabue'),ARRAY['español','inglés','portugués','francés','null','null']::varchar(50)[], ARRAY[ ROW('Cristiano','Fabiano','Toledo','Bustos','1941-01-27','abuelo',ROW(58,4128237925) ), ROW('Eduardo','Juan','Roybal','Escamilla','1941-01-27','tío',ROW(58,4128656232) )]::familiar_ty[], ARRAY[ ROW('44877828','Uganda'),row('null','null') ]::identificacion_ty[], ARRAY[ ROW('Ciencias Sociales ','null','null'), ROW('Ingeniería Informática','null','null') ]::nivel_educativo_ty[],null,'30'),</text:p>
          </table:table-cell>
          <table:table-cell table:number-columns-repeated="961"/>
        </table:table-row>
        <table:table-row table:style-name="ro2">
          <table:table-cell table:style-name="ce14" table:formula="of:=[.D88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8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89-02-08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7254686" calcext:value-type="float">
            <text:p>7254686</text:p>
          </table:table-cell>
          <table:table-cell table:formula="of:=RANDBETWEEN(10000000;99999999)" office:value-type="float" office:value="21634514" calcext:value-type="float">
            <text:p>2163451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619900" calcext:value-type="float">
            <text:p>9619900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597093" calcext:value-type="float">
            <text:p>6597093</text:p>
          </table:table-cell>
          <table:table-cell table:style-name="ce62" table:formula="of:=RANDBETWEEN(10000000;100000000)" office:value-type="float" office:value="58496829" calcext:value-type="float">
            <text:p>58496829</text:p>
          </table:table-cell>
          <table:table-cell table:formula="of:=[.F88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8]" office:value-type="float" office:value="31" calcext:value-type="float">
            <text:p>31</text:p>
          </table:table-cell>
          <table:table-cell/>
          <table:table-cell table:style-name="ce71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office:value-type="string" office:string-value="('Diego','Cesar','Bueno','Conde','1989-02-08',181,68,'azul claro','20/50','top_secret','personal_inteligencia_data/foto.png','personal_inteligencia_data/huella_digital.png','personal_inteligencia_data/huella_retina.png',ROW(58,2347254686) ,ROW('21634514','Groenlandia'),ARRAY['inglés','árabe','portugués','francés','null','null']::varchar(50)[], ARRAY[ ROW('Hilda','Bernarda','Tamez','Cuellar','1954-08-20','abuelo',ROW(58,2349619900) ), ROW('Mirella','Zamira','Machuca','Magallon','1954-08-20','padre',ROW(58,2346597093) )]::familiar_ty[], ARRAY[ ROW('58496829','Zimbabue'),row('null','null') ]::identificacion_ty[], ARRAY[ ROW('Enfermería','Máster','Investigación de Medicamentos'), ROW('null','null','null') ]::nivel_educativo_ty[],null,'31')," calcext:value-type="string">
            <text:p>('Diego','Cesar','Bueno','Conde','1989-02-08',181,68,'azul claro','20/50','top_secret','personal_inteligencia_data/foto.png','personal_inteligencia_data/huella_digital.png','personal_inteligencia_data/huella_retina.png',ROW(58,2347254686) ,ROW('21634514','Groenlandia'),ARRAY['inglés','árabe','portugués','francés','null','null']::varchar(50)[], ARRAY[ ROW('Hilda','Bernarda','Tamez','Cuellar','1954-08-20','abuelo',ROW(58,2349619900) ), ROW('Mirella','Zamira','Machuca','Magallon','1954-08-20','padre',ROW(58,2346597093) )]::familiar_ty[], ARRAY[ ROW('58496829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89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9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53" office:value-type="string" calcext:value-type="string">
            <text:p>1984-12-22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139172" calcext:value-type="float">
            <text:p>3139172</text:p>
          </table:table-cell>
          <table:table-cell table:formula="of:=RANDBETWEEN(10000000;99999999)" office:value-type="float" office:value="87714364" calcext:value-type="float">
            <text:p>8771436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032055" calcext:value-type="float">
            <text:p>2032055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413178" calcext:value-type="float">
            <text:p>2413178</text:p>
          </table:table-cell>
          <table:table-cell table:style-name="ce62" table:formula="of:=RANDBETWEEN(10000000;100000000)" office:value-type="float" office:value="76354752" calcext:value-type="float">
            <text:p>76354752</text:p>
          </table:table-cell>
          <table:table-cell table:formula="of:=[.F89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43627807" calcext:value-type="float">
            <text:p>4362780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89]" office:value-type="float" office:value="31" calcext:value-type="float">
            <text:p>31</text:p>
          </table:table-cell>
          <table:table-cell/>
          <table:table-cell table:style-name="ce71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office:value-type="string" office:string-value="('Eleazar','Silvio','Calderon','Maciel','1984-12-22',180,84,'marrón oscuro','20/10','no_clasificado','personal_inteligencia_data/foto.png','personal_inteligencia_data/huella_digital.png','personal_inteligencia_data/huella_retina.png',ROW(58,2123139172) ,ROW('87714364','Irlanda'),ARRAY['español','inglés','portugués','francés','null','null']::varchar(50)[], ARRAY[ ROW('Aleyda','Donatila','Nolasco','Salgado','1938-11-18','hermano',ROW(58,2122032055) ), ROW('Pamela',null,'Guevara','Zapata','1938-11-18','madre',ROW(58,2122413178) )]::familiar_ty[], ARRAY[ ROW('76354752','Zimbabue'),row('43627807','Holanda') ]::identificacion_ty[], ARRAY[ ROW('Ciencias Sociales ','null','null'), ROW('null','null','null') ]::nivel_educativo_ty[],null,'31')," calcext:value-type="string">
            <text:p>('Eleazar','Silvio','Calderon','Maciel','1984-12-22',180,84,'marrón oscuro','20/10','no_clasificado','personal_inteligencia_data/foto.png','personal_inteligencia_data/huella_digital.png','personal_inteligencia_data/huella_retina.png',ROW(58,2123139172) ,ROW('87714364','Irlanda'),ARRAY['español','inglés','portugués','francés','null','null']::varchar(50)[], ARRAY[ ROW('Aleyda','Donatila','Nolasco','Salgado','1938-11-18','hermano',ROW(58,2122032055) ), ROW('Pamela',null,'Guevara','Zapata','1938-11-18','madre',ROW(58,2122413178) )]::familiar_ty[], ARRAY[ ROW('76354752','Zimbabue'),row('43627807','Holanda') ]::identificacion_ty[], ARRAY[ ROW('Ciencias Sociales ','null','null'), ROW('null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90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0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53" office:value-type="string" calcext:value-type="string">
            <text:p>1989-01-04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4150684" calcext:value-type="float">
            <text:p>4150684</text:p>
          </table:table-cell>
          <table:table-cell table:formula="of:=RANDBETWEEN(10000000;99999999)" office:value-type="float" office:value="17750659" calcext:value-type="float">
            <text:p>1775065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818435" calcext:value-type="float">
            <text:p>28184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015259" calcext:value-type="float">
            <text:p>1015259</text:p>
          </table:table-cell>
          <table:table-cell table:style-name="ce62" table:formula="of:=RANDBETWEEN(10000000;100000000)" office:value-type="float" office:value="47428214" calcext:value-type="float">
            <text:p>47428214</text:p>
          </table:table-cell>
          <table:table-cell table:formula="of:=[.F90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0]" office:value-type="float" office:value="31" calcext:value-type="float">
            <text:p>31</text:p>
          </table:table-cell>
          <table:table-cell/>
          <table:table-cell table:style-name="ce71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office:value-type="string" office:string-value="('Facundo','Cristian','Ventura','Valladares','1989-01-04',152,75,'marrón oscuro','20/16','no_clasificado','personal_inteligencia_data/foto.png','personal_inteligencia_data/huella_digital.png','personal_inteligencia_data/huella_retina.png',ROW(58,2614150684) ,ROW('17750659','Taiwán'),ARRAY['inglés','árabe','portugués','francés','null','null']::varchar(50)[], ARRAY[ ROW('Agustin','Hugo','Maldonado','Estrella','1965-09-12','madre',ROW(58,4242818435) ), ROW('Silvio','Maximiliano','Granados','Cordova','1965-09-12','madre',ROW(58,4241015259) )]::familiar_ty[], ARRAY[ ROW('47428214','Zimbabue'),row('null','null') ]::identificacion_ty[], ARRAY[ ROW('Enfermería','null','null'), ROW('Ciencias Sociales ','null','null') ]::nivel_educativo_ty[],null,'31')," calcext:value-type="string">
            <text:p>('Facundo','Cristian','Ventura','Valladares','1989-01-04',152,75,'marrón oscuro','20/16','no_clasificado','personal_inteligencia_data/foto.png','personal_inteligencia_data/huella_digital.png','personal_inteligencia_data/huella_retina.png',ROW(58,2614150684) ,ROW('17750659','Taiwán'),ARRAY['inglés','árabe','portugués','francés','null','null']::varchar(50)[], ARRAY[ ROW('Agustin','Hugo','Maldonado','Estrella','1965-09-12','madre',ROW(58,4242818435) ), ROW('Silvio','Maximiliano','Granados','Cordova','1965-09-12','madre',ROW(58,4241015259) )]::familiar_ty[], ARRAY[ ROW('47428214','Zimbabue'),row('null','null') ]::identificacion_ty[], ARRAY[ ROW('Enfermería','null','null'), ROW('Ciencias Sociales ','null','null') ]::nivel_educativo_ty[],null,'31'),</text:p>
          </table:table-cell>
          <table:table-cell table:number-columns-repeated="961"/>
        </table:table-row>
        <table:table-row table:style-name="ro2">
          <table:table-cell table:style-name="ce14" table:formula="of:=[.D91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1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53" office:value-type="string" calcext:value-type="string">
            <text:p>1989-04-24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1807796" calcext:value-type="float">
            <text:p>1807796</text:p>
          </table:table-cell>
          <table:table-cell table:formula="of:=RANDBETWEEN(10000000;99999999)" office:value-type="float" office:value="46796236" calcext:value-type="float">
            <text:p>4679623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041812" calcext:value-type="float">
            <text:p>504181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485746" calcext:value-type="float">
            <text:p>1485746</text:p>
          </table:table-cell>
          <table:table-cell table:style-name="ce62" table:formula="of:=RANDBETWEEN(10000000;100000000)" office:value-type="float" office:value="59497124" calcext:value-type="float">
            <text:p>59497124</text:p>
          </table:table-cell>
          <table:table-cell table:formula="of:=[.F91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1]" office:value-type="float" office:value="32" calcext:value-type="float">
            <text:p>32</text:p>
          </table:table-cell>
          <table:table-cell/>
          <table:table-cell table:style-name="ce71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office:value-type="string" office:string-value="('Venancio','Justin','Miramontes','Verduzco','1989-04-24',171,77,'marrón claro','20/40','confidencial','personal_inteligencia_data/foto.png','personal_inteligencia_data/huella_digital.png','personal_inteligencia_data/huella_retina.png',ROW(58,2611807796) ,ROW('46796236','Groenlandia'),ARRAY['inglés','árabe','portugués','francés','null','null']::varchar(50)[], ARRAY[ ROW('Octavio',null,'Villanueva','Valles','1955-07-02','abuelo',ROW(58,2615041812) ), ROW('Vicente','Agustin','Rosas','Arguello','1955-07-02','madre',ROW(58,2611485746) )]::familiar_ty[], ARRAY[ ROW('59497124','Zimbabue'),row('null','null') ]::identificacion_ty[], ARRAY[ ROW('Ciencias Sociales ','Máster','Relaciones Internacionales'), ROW('null','null','null') ]::nivel_educativo_ty[],null,'32')," calcext:value-type="string">
            <text:p>('Venancio','Justin','Miramontes','Verduzco','1989-04-24',171,77,'marrón claro','20/40','confidencial','personal_inteligencia_data/foto.png','personal_inteligencia_data/huella_digital.png','personal_inteligencia_data/huella_retina.png',ROW(58,2611807796) ,ROW('46796236','Groenlandia'),ARRAY['inglés','árabe','portugués','francés','null','null']::varchar(50)[], ARRAY[ ROW('Octavio',null,'Villanueva','Valles','1955-07-02','abuelo',ROW(58,2615041812) ), ROW('Vicente','Agustin','Rosas','Arguello','1955-07-02','madre',ROW(58,2611485746) )]::familiar_ty[], ARRAY[ ROW('59497124','Zimbabue'),row('null','null') ]::identificacion_ty[], ARRAY[ ROW('Ciencias Sociales ','Máster','Relaciones Internacionales'), ROW('null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2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2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53" office:value-type="string" calcext:value-type="string">
            <text:p>1986-05-02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457860" calcext:value-type="float">
            <text:p>6457860</text:p>
          </table:table-cell>
          <table:table-cell table:formula="of:=RANDBETWEEN(10000000;99999999)" office:value-type="float" office:value="76922277" calcext:value-type="float">
            <text:p>7692227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080925" calcext:value-type="float">
            <text:p>8080925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189297" calcext:value-type="float">
            <text:p>7189297</text:p>
          </table:table-cell>
          <table:table-cell table:style-name="ce62" table:formula="of:=RANDBETWEEN(10000000;100000000)" office:value-type="float" office:value="27662625" calcext:value-type="float">
            <text:p>27662625</text:p>
          </table:table-cell>
          <table:table-cell table:formula="of:=[.F92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29750111" calcext:value-type="float">
            <text:p>2975011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2]" office:value-type="float" office:value="32" calcext:value-type="float">
            <text:p>32</text:p>
          </table:table-cell>
          <table:table-cell/>
          <table:table-cell table:style-name="ce71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office:value-type="string" office:string-value="('Eleazar','Francisco','Abreu','Alba','1986-05-02',165,67,'verde claro','20/125','top_secret','personal_inteligencia_data/foto.png','personal_inteligencia_data/huella_digital.png','personal_inteligencia_data/huella_retina.png',ROW(58,4246457860) ,ROW('76922277','Irlanda'),ARRAY['español','inglés','hindi','francés','null','null']::varchar(50)[], ARRAY[ ROW('Lionel','Vivaldo','Martinez','Elias','1940-07-21','hermano',ROW(58,4248080925) ), ROW('Feliciano',null,'Hurtado','Baca','1940-07-21','hermano',ROW(58,4247189297) )]::familiar_ty[], ARRAY[ ROW('27662625','Zimbabue'),row('29750111','Holanda') ]::identificacion_ty[], ARRAY[ ROW('Economía','null','null'), ROW('null','null','null') ]::nivel_educativo_ty[],null,'32')," calcext:value-type="string">
            <text:p>('Eleazar','Francisco','Abreu','Alba','1986-05-02',165,67,'verde claro','20/125','top_secret','personal_inteligencia_data/foto.png','personal_inteligencia_data/huella_digital.png','personal_inteligencia_data/huella_retina.png',ROW(58,4246457860) ,ROW('76922277','Irlanda'),ARRAY['español','inglés','hindi','francés','null','null']::varchar(50)[], ARRAY[ ROW('Lionel','Vivaldo','Martinez','Elias','1940-07-21','hermano',ROW(58,4248080925) ), ROW('Feliciano',null,'Hurtado','Baca','1940-07-21','hermano',ROW(58,4247189297) )]::familiar_ty[], ARRAY[ ROW('27662625','Zimbabue'),row('29750111','Holanda') ]::identificacion_ty[], ARRAY[ ROW('Economía','null','null'), ROW('null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3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3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53" office:value-type="string" calcext:value-type="string">
            <text:p>1989-12-17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5431822" calcext:value-type="float">
            <text:p>5431822</text:p>
          </table:table-cell>
          <table:table-cell table:formula="of:=RANDBETWEEN(10000000;99999999)" office:value-type="float" office:value="34146459" calcext:value-type="float">
            <text:p>3414645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538777" calcext:value-type="float">
            <text:p>1538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724499" calcext:value-type="float">
            <text:p>8724499</text:p>
          </table:table-cell>
          <table:table-cell table:style-name="ce62" table:formula="of:=RANDBETWEEN(10000000;100000000)" office:value-type="float" office:value="34298754" calcext:value-type="float">
            <text:p>34298754</text:p>
          </table:table-cell>
          <table:table-cell table:formula="of:=[.F93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3]" office:value-type="float" office:value="32" calcext:value-type="float">
            <text:p>32</text:p>
          </table:table-cell>
          <table:table-cell/>
          <table:table-cell table:style-name="ce71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office:value-type="string" office:string-value="('Vitalicio','Benjamin','Bennett','Rios','1989-12-17',156,91,'verde claro','20/12.5','no_clasificado','personal_inteligencia_data/foto.png','personal_inteligencia_data/huella_digital.png','personal_inteligencia_data/huella_retina.png',ROW(58,2445431822) ,ROW('34146459','Taiwán'),ARRAY['inglés','árabe','portugués','francés','null','null']::varchar(50)[], ARRAY[ ROW('Yovanni','Ivan','Barbosa','Orosco','1965-11-26','hermano',ROW(58,4121538777) ), ROW('Ayala','Adria','Arriaga','Cota','1965-11-26','hermano',ROW(58,4128724499) )]::familiar_ty[], ARRAY[ ROW('34298754','Zimbabue'),row('null','null') ]::identificacion_ty[], ARRAY[ ROW('Ciencias Sociales ','null','null'), ROW('Derecho','null','null') ]::nivel_educativo_ty[],null,'32')," calcext:value-type="string">
            <text:p>('Vitalicio','Benjamin','Bennett','Rios','1989-12-17',156,91,'verde claro','20/12.5','no_clasificado','personal_inteligencia_data/foto.png','personal_inteligencia_data/huella_digital.png','personal_inteligencia_data/huella_retina.png',ROW(58,2445431822) ,ROW('34146459','Taiwán'),ARRAY['inglés','árabe','portugués','francés','null','null']::varchar(50)[], ARRAY[ ROW('Yovanni','Ivan','Barbosa','Orosco','1965-11-26','hermano',ROW(58,4121538777) ), ROW('Ayala','Adria','Arriaga','Cota','1965-11-26','hermano',ROW(58,4128724499) )]::familiar_ty[], ARRAY[ ROW('34298754','Zimbabue'),row('null','null') ]::identificacion_ty[], ARRAY[ ROW('Ciencias Sociales ','null','null'), ROW('Derecho','null','null') ]::nivel_educativo_ty[],null,'32'),</text:p>
          </table:table-cell>
          <table:table-cell table:number-columns-repeated="961"/>
        </table:table-row>
        <table:table-row table:style-name="ro2">
          <table:table-cell table:style-name="ce14" table:formula="of:=[.D94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4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53" office:value-type="string" calcext:value-type="string">
            <text:p>1990-09-14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8618436" calcext:value-type="float">
            <text:p>8618436</text:p>
          </table:table-cell>
          <table:table-cell table:formula="of:=RANDBETWEEN(10000000;99999999)" office:value-type="float" office:value="92074552" calcext:value-type="float">
            <text:p>9207455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8551659" calcext:value-type="float">
            <text:p>8551659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242873" calcext:value-type="float">
            <text:p>5242873</text:p>
          </table:table-cell>
          <table:table-cell table:style-name="ce62" table:formula="of:=RANDBETWEEN(10000000;100000000)" office:value-type="float" office:value="14497933" calcext:value-type="float">
            <text:p>14497933</text:p>
          </table:table-cell>
          <table:table-cell table:formula="of:=[.F94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4]" office:value-type="float" office:value="33" calcext:value-type="float">
            <text:p>33</text:p>
          </table:table-cell>
          <table:table-cell/>
          <table:table-cell table:style-name="ce71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office:value-type="string" office:string-value="('Camilo','Marcos','Melgoza','Roa','1990-09-14',176,89,'marrón oscuro','20/32','no_clasificado','personal_inteligencia_data/foto.png','personal_inteligencia_data/huella_digital.png','personal_inteligencia_data/huella_retina.png',ROW(58,2448618436) ,ROW('92074552','Groenlandia'),ARRAY['inglés','árabe','portugués','francés','null','null']::varchar(50)[], ARRAY[ ROW('Julio',null,'Avelar','Conde','1955-12-31','primo',ROW(58,2448551659) ), ROW('Octavia','Eduviges','Mena','Alcantara','1955-12-31','hermano',ROW(58,2445242873) )]::familiar_ty[], ARRAY[ ROW('14497933','Zimbabue'),row('null','null') ]::identificacion_ty[], ARRAY[ ROW('Economía','Máster','Auditoria Financiera y Riegos'), ROW('null','null','null') ]::nivel_educativo_ty[],null,'33')," calcext:value-type="string">
            <text:p>('Camilo','Marcos','Melgoza','Roa','1990-09-14',176,89,'marrón oscuro','20/32','no_clasificado','personal_inteligencia_data/foto.png','personal_inteligencia_data/huella_digital.png','personal_inteligencia_data/huella_retina.png',ROW(58,2448618436) ,ROW('92074552','Groenlandia'),ARRAY['inglés','árabe','portugués','francés','null','null']::varchar(50)[], ARRAY[ ROW('Julio',null,'Avelar','Conde','1955-12-31','primo',ROW(58,2448551659) ), ROW('Octavia','Eduviges','Mena','Alcantara','1955-12-31','hermano',ROW(58,2445242873) )]::familiar_ty[], ARRAY[ ROW('14497933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5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5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53" office:value-type="string" calcext:value-type="string">
            <text:p>1988-12-01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7563944" calcext:value-type="float">
            <text:p>7563944</text:p>
          </table:table-cell>
          <table:table-cell table:formula="of:=RANDBETWEEN(10000000;99999999)" office:value-type="float" office:value="77519465" calcext:value-type="float">
            <text:p>7751946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695241" calcext:value-type="float">
            <text:p>5695241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6657004" calcext:value-type="float">
            <text:p>6657004</text:p>
          </table:table-cell>
          <table:table-cell table:style-name="ce62" table:formula="of:=RANDBETWEEN(10000000;100000000)" office:value-type="float" office:value="86448814" calcext:value-type="float">
            <text:p>86448814</text:p>
          </table:table-cell>
          <table:table-cell table:formula="of:=[.F95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58296808" calcext:value-type="float">
            <text:p>5829680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5]" office:value-type="float" office:value="33" calcext:value-type="float">
            <text:p>33</text:p>
          </table:table-cell>
          <table:table-cell/>
          <table:table-cell table:style-name="ce71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office:value-type="string" office:string-value="('Ulises','Jhoan','Delgadillo','Vera','1988-12-01',167,82,'verde oscuro','20/100','confidencial','personal_inteligencia_data/foto.png','personal_inteligencia_data/huella_digital.png','personal_inteligencia_data/huella_retina.png',ROW(58,2877563944) ,ROW('77519465','Irlanda'),ARRAY['español','inglés','hindi','ruso','null','null']::varchar(50)[], ARRAY[ ROW('Valerio','Carmona','Solis','Sarabia','1942-07-22','abuelo',ROW(58,2875695241) ), ROW('Eloisa',null,'Nolasco','White','1942-07-22','hermano',ROW(58,2876657004) )]::familiar_ty[], ARRAY[ ROW('86448814','Zimbabue'),row('58296808','Holanda') ]::identificacion_ty[], ARRAY[ ROW('Filosofía','null','null'), ROW('null','null','null') ]::nivel_educativo_ty[],null,'33')," calcext:value-type="string">
            <text:p>('Ulises','Jhoan','Delgadillo','Vera','1988-12-01',167,82,'verde oscuro','20/100','confidencial','personal_inteligencia_data/foto.png','personal_inteligencia_data/huella_digital.png','personal_inteligencia_data/huella_retina.png',ROW(58,2877563944) ,ROW('77519465','Irlanda'),ARRAY['español','inglés','hindi','ruso','null','null']::varchar(50)[], ARRAY[ ROW('Valerio','Carmona','Solis','Sarabia','1942-07-22','abuelo',ROW(58,2875695241) ), ROW('Eloisa',null,'Nolasco','White','1942-07-22','hermano',ROW(58,2876657004) )]::familiar_ty[], ARRAY[ ROW('86448814','Zimbabue'),row('58296808','Holanda') ]::identificacion_ty[], ARRAY[ ROW('Filosofía','null','null'), ROW('null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6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6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90-02-06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6004520" calcext:value-type="float">
            <text:p>6004520</text:p>
          </table:table-cell>
          <table:table-cell table:formula="of:=RANDBETWEEN(10000000;99999999)" office:value-type="float" office:value="61678421" calcext:value-type="float">
            <text:p>6167842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306963" calcext:value-type="float">
            <text:p>2306963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629828" calcext:value-type="float">
            <text:p>6629828</text:p>
          </table:table-cell>
          <table:table-cell table:style-name="ce62" table:formula="of:=RANDBETWEEN(10000000;100000000)" office:value-type="float" office:value="44578452" calcext:value-type="float">
            <text:p>44578452</text:p>
          </table:table-cell>
          <table:table-cell table:formula="of:=[.F96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6]" office:value-type="float" office:value="33" calcext:value-type="float">
            <text:p>33</text:p>
          </table:table-cell>
          <table:table-cell/>
          <table:table-cell table:style-name="ce71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office:value-type="string" office:string-value="('Paula','Laila','Serna','Mora','1990-02-06',176,74,'verde oscuro','20/32','top_secret','personal_inteligencia_data/foto.png','personal_inteligencia_data/huella_digital.png','personal_inteligencia_data/huella_retina.png',ROW(58,4146004520) ,ROW('61678421','Taiwán'),ARRAY['inglés','árabe','portugués','francés','null','null']::varchar(50)[], ARRAY[ ROW('Celeste','Jessica','Maravilla','Quiroga','1969-05-14','hermano',ROW(58,2122306963) ), ROW('Perla','Gloria','Lima','Valentin','1969-05-14','hermano',ROW(58,2126629828) )]::familiar_ty[], ARRAY[ ROW('44578452','Zimbabue'),row('null','null') ]::identificacion_ty[], ARRAY[ ROW('Economía','null','null'), ROW('Criminología','null','null') ]::nivel_educativo_ty[],null,'33')," calcext:value-type="string">
            <text:p>('Paula','Laila','Serna','Mora','1990-02-06',176,74,'verde oscuro','20/32','top_secret','personal_inteligencia_data/foto.png','personal_inteligencia_data/huella_digital.png','personal_inteligencia_data/huella_retina.png',ROW(58,4146004520) ,ROW('61678421','Taiwán'),ARRAY['inglés','árabe','portugués','francés','null','null']::varchar(50)[], ARRAY[ ROW('Celeste','Jessica','Maravilla','Quiroga','1969-05-14','hermano',ROW(58,2122306963) ), ROW('Perla','Gloria','Lima','Valentin','1969-05-14','hermano',ROW(58,2126629828) )]::familiar_ty[], ARRAY[ ROW('44578452','Zimbabue'),row('null','null') ]::identificacion_ty[], ARRAY[ ROW('Economía','null','null'), ROW('Criminología','null','null') ]::nivel_educativo_ty[],null,'33'),</text:p>
          </table:table-cell>
          <table:table-cell table:number-columns-repeated="961"/>
        </table:table-row>
        <table:table-row table:style-name="ro2">
          <table:table-cell table:style-name="ce14" table:formula="of:=[.D97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7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90-08-28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85" calcext:value-type="float">
            <text:p>8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7989761" calcext:value-type="float">
            <text:p>7989761</text:p>
          </table:table-cell>
          <table:table-cell table:formula="of:=RANDBETWEEN(10000000;99999999)" office:value-type="float" office:value="31832408" calcext:value-type="float">
            <text:p>31832408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630809" calcext:value-type="float">
            <text:p>4630809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944380" calcext:value-type="float">
            <text:p>5944380</text:p>
          </table:table-cell>
          <table:table-cell table:style-name="ce62" table:formula="of:=RANDBETWEEN(10000000;100000000)" office:value-type="float" office:value="26306746" calcext:value-type="float">
            <text:p>26306746</text:p>
          </table:table-cell>
          <table:table-cell table:formula="of:=[.F97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99825516" calcext:value-type="float">
            <text:p>9982551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7]" office:value-type="float" office:value="34" calcext:value-type="float">
            <text:p>34</text:p>
          </table:table-cell>
          <table:table-cell/>
          <table:table-cell table:style-name="ce71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office:value-type="string" office:string-value="('Constancia','Sheila','Olivo','Cifuentes','1990-08-28',178,85,'marrón claro','20/20','no_clasificado','personal_inteligencia_data/foto.png','personal_inteligencia_data/huella_digital.png','personal_inteligencia_data/huella_retina.png',ROW(58,2617989761) ,ROW('31832408','Groenlandia'),ARRAY['español','inglés','hindi','ruso','mandarín','null']::varchar(50)[], ARRAY[ ROW('Javier','Valentin','Aguirre','Covarrubias','1954-01-12','padre',ROW(58,2614630809) ), ROW('Dulcinea',null,'Pizarro','Santiago','1954-01-12','padre',ROW(58,2615944380) )]::familiar_ty[], ARRAY[ ROW('26306746','Australia'),row('99825516','Uganda') ]::identificacion_ty[], ARRAY[ ROW('Derecho','null','null'), ROW('null','null','null') ]::nivel_educativo_ty[],null,'34')," calcext:value-type="string">
            <text:p>('Constancia','Sheila','Olivo','Cifuentes','1990-08-28',178,85,'marrón claro','20/20','no_clasificado','personal_inteligencia_data/foto.png','personal_inteligencia_data/huella_digital.png','personal_inteligencia_data/huella_retina.png',ROW(58,2617989761) ,ROW('31832408','Groenlandia'),ARRAY['español','inglés','hindi','ruso','mandarín','null']::varchar(50)[], ARRAY[ ROW('Javier','Valentin','Aguirre','Covarrubias','1954-01-12','padre',ROW(58,2614630809) ), ROW('Dulcinea',null,'Pizarro','Santiago','1954-01-12','padre',ROW(58,2615944380) )]::familiar_ty[], ARRAY[ ROW('26306746','Australia'),row('99825516','Uganda') ]::identificacion_ty[], ARRAY[ ROW('Derecho','null','null'), ROW('null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98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8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7-12-16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4383982" calcext:value-type="float">
            <text:p>4383982</text:p>
          </table:table-cell>
          <table:table-cell table:formula="of:=RANDBETWEEN(10000000;99999999)" office:value-type="float" office:value="30873242" calcext:value-type="float">
            <text:p>30873242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348750" calcext:value-type="float">
            <text:p>1348750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290146" calcext:value-type="float">
            <text:p>9290146</text:p>
          </table:table-cell>
          <table:table-cell table:style-name="ce62" table:formula="of:=RANDBETWEEN(10000000;100000000)" office:value-type="float" office:value="51901286" calcext:value-type="float">
            <text:p>51901286</text:p>
          </table:table-cell>
          <table:table-cell table:formula="of:=[.F98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8]" office:value-type="float" office:value="34" calcext:value-type="float">
            <text:p>34</text:p>
          </table:table-cell>
          <table:table-cell/>
          <table:table-cell table:style-name="ce71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office:value-type="string" office:string-value="('Sebastian',null,'Mitchell','Hill','1997-12-16',162,84,'verde claro','20/32','no_clasificado','personal_inteligencia_data/foto.png','personal_inteligencia_data/huella_digital.png','personal_inteligencia_data/huella_retina.png',ROW(58,2444383982) ,ROW('30873242','Irlanda'),ARRAY['español','inglés','hindi','ruso','mandarín','null']::varchar(50)[], ARRAY[ ROW('Arturo',null,'Villa','Tejeda','1945-07-24','abuelo',ROW(58,4121348750) ), ROW('Mia','Caridad','Avalos','Castaneda','1945-07-24','hermano',ROW(58,4129290146) )]::familiar_ty[], ARRAY[ ROW('51901286','Australia'),row('null','null') ]::identificacion_ty[], ARRAY[ ROW('Criminología','null','null'), ROW('Ingeniería Informática','null','null') ]::nivel_educativo_ty[],null,'34')," calcext:value-type="string">
            <text:p>('Sebastian',null,'Mitchell','Hill','1997-12-16',162,84,'verde claro','20/32','no_clasificado','personal_inteligencia_data/foto.png','personal_inteligencia_data/huella_digital.png','personal_inteligencia_data/huella_retina.png',ROW(58,2444383982) ,ROW('30873242','Irlanda'),ARRAY['español','inglés','hindi','ruso','mandarín','null']::varchar(50)[], ARRAY[ ROW('Arturo',null,'Villa','Tejeda','1945-07-24','abuelo',ROW(58,4121348750) ), ROW('Mia','Caridad','Avalos','Castaneda','1945-07-24','hermano',ROW(58,4129290146) )]::familiar_ty[], ARRAY[ ROW('51901286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99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9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53" office:value-type="string" calcext:value-type="string">
            <text:p>1983-09-16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77" calcext:value-type="float">
            <text:p>7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829704" calcext:value-type="float">
            <text:p>3829704</text:p>
          </table:table-cell>
          <table:table-cell table:formula="of:=RANDBETWEEN(10000000;99999999)" office:value-type="float" office:value="60761802" calcext:value-type="float">
            <text:p>6076180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379228" calcext:value-type="float">
            <text:p>8379228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109634" calcext:value-type="float">
            <text:p>1109634</text:p>
          </table:table-cell>
          <table:table-cell table:style-name="ce62" table:formula="of:=RANDBETWEEN(10000000;100000000)" office:value-type="float" office:value="25766664" calcext:value-type="float">
            <text:p>25766664</text:p>
          </table:table-cell>
          <table:table-cell table:formula="of:=[.F99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99]" office:value-type="float" office:value="34" calcext:value-type="float">
            <text:p>34</text:p>
          </table:table-cell>
          <table:table-cell/>
          <table:table-cell table:style-name="ce71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office:value-type="string" office:string-value="('Gabriela',null,'Vallejo','Holguin','1983-09-16',178,77,'verde claro','20/160','confidencial','personal_inteligencia_data/foto.png','personal_inteligencia_data/huella_digital.png','personal_inteligencia_data/huella_retina.png',ROW(58,2123829704) ,ROW('60761802','Taiwán'),ARRAY['español','inglés','hindi','ruso','mandarín','null']::varchar(50)[], ARRAY[ ROW('Gabriel','Caligula','Batista','Moreno','1967-09-29','abuelo',ROW(58,2128379228) ), ROW('Benicio','Victor','Morris','Gray','1967-09-29','hermano',ROW(58,2121109634) )]::familiar_ty[], ARRAY[ ROW('25766664','Australia'),row('null','null') ]::identificacion_ty[], ARRAY[ ROW('Derecho','null','null'), ROW('null','null','null') ]::nivel_educativo_ty[],null,'34')," calcext:value-type="string">
            <text:p>('Gabriela',null,'Vallejo','Holguin','1983-09-16',178,77,'verde claro','20/160','confidencial','personal_inteligencia_data/foto.png','personal_inteligencia_data/huella_digital.png','personal_inteligencia_data/huella_retina.png',ROW(58,2123829704) ,ROW('60761802','Taiwán'),ARRAY['español','inglés','hindi','ruso','mandarín','null']::varchar(50)[], ARRAY[ ROW('Gabriel','Caligula','Batista','Moreno','1967-09-29','abuelo',ROW(58,2128379228) ), ROW('Benicio','Victor','Morris','Gray','1967-09-29','hermano',ROW(58,2121109634) )]::familiar_ty[], ARRAY[ ROW('25766664','Australia'),row('null','null') ]::identificacion_ty[], ARRAY[ ROW('Derecho','null','null'), ROW('null','null','null') ]::nivel_educativo_ty[],null,'34'),</text:p>
          </table:table-cell>
          <table:table-cell table:number-columns-repeated="961"/>
        </table:table-row>
        <table:table-row table:style-name="ro2">
          <table:table-cell table:style-name="ce14" table:formula="of:=[.D100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0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53" office:value-type="string" calcext:value-type="string">
            <text:p>1991-01-31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2466281" calcext:value-type="float">
            <text:p>2466281</text:p>
          </table:table-cell>
          <table:table-cell table:formula="of:=RANDBETWEEN(10000000;99999999)" office:value-type="float" office:value="39698601" calcext:value-type="float">
            <text:p>3969860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894108" calcext:value-type="float">
            <text:p>1894108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2569461" calcext:value-type="float">
            <text:p>2569461</text:p>
          </table:table-cell>
          <table:table-cell table:style-name="ce62" table:formula="of:=RANDBETWEEN(10000000;100000000)" office:value-type="float" office:value="47746528" calcext:value-type="float">
            <text:p>47746528</text:p>
          </table:table-cell>
          <table:table-cell table:formula="of:=[.F100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37330636" calcext:value-type="float">
            <text:p>3733063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formula="of:=[.D100]" office:value-type="float" office:value="35" calcext:value-type="float">
            <text:p>35</text:p>
          </table:table-cell>
          <table:table-cell/>
          <table:table-cell table:style-name="ce71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office:value-type="string" office:string-value="('Ema','Chantal','Ramirez','Mendez','1991-01-31',168,90,'marrón oscuro','20/32','top_secret','personal_inteligencia_data/foto.png','personal_inteligencia_data/huella_digital.png','personal_inteligencia_data/huella_retina.png',ROW(58,2442466281) ,ROW('39698601','Groenlandia'),ARRAY['español','inglés','hindi','ruso','mandarín','null']::varchar(50)[], ARRAY[ ROW('Amelia','Veronica','Huerta','Quesada','1955-01-04','madre',ROW(58,2441894108) ), ROW('Marsello',null,'Carpio','Thomas','1955-01-04','madre',ROW(58,2442569461) )]::familiar_ty[], ARRAY[ ROW('47746528','Australia'),row('37330636','Uganda') ]::identificacion_ty[], ARRAY[ ROW('Criminología','null','null'), ROW('Ingeniería Informática','Máster','Inteligencia Artificial') ]::nivel_educativo_ty[],null,'35')," calcext:value-type="string">
            <text:p>('Ema','Chantal','Ramirez','Mendez','1991-01-31',168,90,'marrón oscuro','20/32','top_secret','personal_inteligencia_data/foto.png','personal_inteligencia_data/huella_digital.png','personal_inteligencia_data/huella_retina.png',ROW(58,2442466281) ,ROW('39698601','Groenlandia'),ARRAY['español','inglés','hindi','ruso','mandarín','null']::varchar(50)[], ARRAY[ ROW('Amelia','Veronica','Huerta','Quesada','1955-01-04','madre',ROW(58,2441894108) ), ROW('Marsello',null,'Carpio','Thomas','1955-01-04','madre',ROW(58,2442569461) )]::familiar_ty[], ARRAY[ ROW('47746528','Australia'),row('37330636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1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1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53" office:value-type="string" calcext:value-type="string">
            <text:p>1999-09-15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111856" calcext:value-type="float">
            <text:p>7111856</text:p>
          </table:table-cell>
          <table:table-cell table:formula="of:=RANDBETWEEN(10000000;99999999)" office:value-type="float" office:value="95960176" calcext:value-type="float">
            <text:p>9596017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285779" calcext:value-type="float">
            <text:p>6285779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173020" calcext:value-type="float">
            <text:p>7173020</text:p>
          </table:table-cell>
          <table:table-cell table:style-name="ce62" table:formula="of:=RANDBETWEEN(10000000;100000000)" office:value-type="float" office:value="85850980" calcext:value-type="float">
            <text:p>85850980</text:p>
          </table:table-cell>
          <table:table-cell table:formula="of:=[.F101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1]" office:value-type="float" office:value="35" calcext:value-type="float">
            <text:p>35</text:p>
          </table:table-cell>
          <table:table-cell/>
          <table:table-cell table:style-name="ce71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office:value-type="string" office:string-value="('Heidi',null,'Luciano','Aguayo','1999-09-15',175,86,'verde oscuro','20/25','no_clasificado','personal_inteligencia_data/foto.png','personal_inteligencia_data/huella_digital.png','personal_inteligencia_data/huella_retina.png',ROW(58,4147111856) ,ROW('95960176','Irlanda'),ARRAY['español','inglés','hindi','ruso','mandarín','null']::varchar(50)[], ARRAY[ ROW('Johanna',null,'Ayala','Bocanegra','1946-05-25','primo',ROW(58,2126285779) ), ROW('Camilo','Breno','Larios','Irizarry','1946-05-25','hermano',ROW(58,2127173020) )]::familiar_ty[], ARRAY[ ROW('85850980','Australia'),row('null','null') ]::identificacion_ty[], ARRAY[ ROW('Psicología','null','null'), ROW('Comunicación','null','null') ]::nivel_educativo_ty[],null,'35')," calcext:value-type="string">
            <text:p>('Heidi',null,'Luciano','Aguayo','1999-09-15',175,86,'verde oscuro','20/25','no_clasificado','personal_inteligencia_data/foto.png','personal_inteligencia_data/huella_digital.png','personal_inteligencia_data/huella_retina.png',ROW(58,4147111856) ,ROW('95960176','Irlanda'),ARRAY['español','inglés','hindi','ruso','mandarín','null']::varchar(50)[], ARRAY[ ROW('Johanna',null,'Ayala','Bocanegra','1946-05-25','primo',ROW(58,2126285779) ), ROW('Camilo','Breno','Larios','Irizarry','1946-05-25','hermano',ROW(58,2127173020) )]::familiar_ty[], ARRAY[ ROW('85850980','Australia'),row('null','null') ]::identificacion_ty[], ARRAY[ ROW('Psicología','null','null'), ROW('Comunicación','null','nul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2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2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53" office:value-type="string" calcext:value-type="string">
            <text:p>1984-05-23</text:p>
          </table:table-cell>
          <table:table-cell table:style-name="ce55" table:formula="of:=ROUND(RAND()*40+150 )" office:value-type="float" office:value="176" calcext:value-type="float">
            <text:p>176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457358" calcext:value-type="float">
            <text:p>2457358</text:p>
          </table:table-cell>
          <table:table-cell table:formula="of:=RANDBETWEEN(10000000;99999999)" office:value-type="float" office:value="45281369" calcext:value-type="float">
            <text:p>4528136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257285" calcext:value-type="float">
            <text:p>5257285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351675" calcext:value-type="float">
            <text:p>5351675</text:p>
          </table:table-cell>
          <table:table-cell table:style-name="ce62" table:formula="of:=RANDBETWEEN(10000000;100000000)" office:value-type="float" office:value="37441680" calcext:value-type="float">
            <text:p>37441680</text:p>
          </table:table-cell>
          <table:table-cell table:formula="of:=[.F102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02]" office:value-type="float" office:value="35" calcext:value-type="float">
            <text:p>35</text:p>
          </table:table-cell>
          <table:table-cell/>
          <table:table-cell table:style-name="ce71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office:value-type="string" office:string-value="('Benedicto',null,'Melgar','Arevalo','1984-05-23',176,66,'verde oscuro','20/125','no_clasificado','personal_inteligencia_data/foto.png','personal_inteligencia_data/huella_digital.png','personal_inteligencia_data/huella_retina.png',ROW(58,4242457358) ,ROW('45281369','Taiwán'),ARRAY['español','inglés','hindi','ruso','mandarín','null']::varchar(50)[], ARRAY[ ROW('Ciceron','Regulo','Luevano','Samaniego','1967-10-01','primo',ROW(58,4245257285) ), ROW('Santiago','Angel','Magallanes','Catalan','1967-10-01','hermano',ROW(58,4245351675) )]::familiar_ty[], ARRAY[ ROW('37441680','Australia'),row('null','null') ]::identificacion_ty[], ARRAY[ ROW('Criminología','null','null'), ROW('null','null','null') ]::nivel_educativo_ty[],null,'35')," calcext:value-type="string">
            <text:p>('Benedicto',null,'Melgar','Arevalo','1984-05-23',176,66,'verde oscuro','20/125','no_clasificado','personal_inteligencia_data/foto.png','personal_inteligencia_data/huella_digital.png','personal_inteligencia_data/huella_retina.png',ROW(58,4242457358) ,ROW('45281369','Taiwán'),ARRAY['español','inglés','hindi','ruso','mandarín','null']::varchar(50)[], ARRAY[ ROW('Ciceron','Regulo','Luevano','Samaniego','1967-10-01','primo',ROW(58,4245257285) ), ROW('Santiago','Angel','Magallanes','Catalan','1967-10-01','hermano',ROW(58,4245351675) )]::familiar_ty[], ARRAY[ ROW('37441680','Australia'),row('null','null') ]::identificacion_ty[], ARRAY[ ROW('Criminología','null','null'), ROW('null','null','null') ]::nivel_educativo_ty[],null,'35'),</text:p>
          </table:table-cell>
          <table:table-cell table:number-columns-repeated="961"/>
        </table:table-row>
        <table:table-row table:style-name="ro2">
          <table:table-cell table:style-name="ce14" table:formula="of:=[.D103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3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53" office:value-type="string" calcext:value-type="string">
            <text:p>1991-05-25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7885857" calcext:value-type="float">
            <text:p>7885857</text:p>
          </table:table-cell>
          <table:table-cell table:formula="of:=RANDBETWEEN(10000000;99999999)" office:value-type="float" office:value="94812915" calcext:value-type="float">
            <text:p>9481291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898148" calcext:value-type="float">
            <text:p>4898148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465239" calcext:value-type="float">
            <text:p>8465239</text:p>
          </table:table-cell>
          <table:table-cell table:style-name="ce62" table:formula="of:=RANDBETWEEN(10000000;100000000)" office:value-type="float" office:value="59005231" calcext:value-type="float">
            <text:p>59005231</text:p>
          </table:table-cell>
          <table:table-cell table:formula="of:=[.F103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63957767" calcext:value-type="float">
            <text:p>63957767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formula="of:=[.D103]" office:value-type="float" office:value="36" calcext:value-type="float">
            <text:p>36</text:p>
          </table:table-cell>
          <table:table-cell/>
          <table:table-cell table:style-name="ce71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office:value-type="string" office:string-value="('Waldetrudis','Lucila','Angulo','Barajas','1991-05-25',189,81,'verde claro','20/25','confidencial','personal_inteligencia_data/foto.png','personal_inteligencia_data/huella_digital.png','personal_inteligencia_data/huella_retina.png',ROW(58,4147885857) ,ROW('94812915','Groenlandia'),ARRAY['español','inglés','hindi','ruso','mandarín','null']::varchar(50)[], ARRAY[ ROW('Rafael','Amador','Solis','Garcia','1955-09-08','hermano',ROW(58,4144898148) ), ROW('Antonio',null,'Recinos','Santacruz','1955-09-08','hermano',ROW(58,4148465239) )]::familiar_ty[], ARRAY[ ROW('59005231','Australia'),row('63957767','Zimbabue') ]::identificacion_ty[], ARRAY[ ROW('Psicología','null','null'), ROW('Comunicación','Máster','Comunicación Intercultural') ]::nivel_educativo_ty[],null,'36')," calcext:value-type="string">
            <text:p>('Waldetrudis','Lucila','Angulo','Barajas','1991-05-25',189,81,'verde claro','20/25','confidencial','personal_inteligencia_data/foto.png','personal_inteligencia_data/huella_digital.png','personal_inteligencia_data/huella_retina.png',ROW(58,4147885857) ,ROW('94812915','Groenlandia'),ARRAY['español','inglés','hindi','ruso','mandarín','null']::varchar(50)[], ARRAY[ ROW('Rafael','Amador','Solis','Garcia','1955-09-08','hermano',ROW(58,4144898148) ), ROW('Antonio',null,'Recinos','Santacruz','1955-09-08','hermano',ROW(58,4148465239) )]::familiar_ty[], ARRAY[ ROW('59005231','Australia'),row('63957767','Zimbabue') ]::identificacion_ty[], ARRAY[ ROW('Psicología','null','null'), ROW('Comunicación','Máster','Comunicación Intercultural') ]::nivel_educativo_ty[],null,'36'),</text:p>
          </table:table-cell>
          <table:table-cell table:number-columns-repeated="961"/>
        </table:table-row>
        <table:table-row table:style-name="ro2">
          <table:table-cell table:style-name="ce14" table:formula="of:=[.D104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4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53" office:value-type="string" calcext:value-type="string">
            <text:p>1999-09-21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916557" calcext:value-type="float">
            <text:p>1916557</text:p>
          </table:table-cell>
          <table:table-cell table:formula="of:=RANDBETWEEN(10000000;99999999)" office:value-type="float" office:value="15664581" calcext:value-type="float">
            <text:p>1566458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320285" calcext:value-type="float">
            <text:p>4320285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095027" calcext:value-type="float">
            <text:p>3095027</text:p>
          </table:table-cell>
          <table:table-cell table:style-name="ce62" table:formula="of:=RANDBETWEEN(10000000;100000000)" office:value-type="float" office:value="11627334" calcext:value-type="float">
            <text:p>11627334</text:p>
          </table:table-cell>
          <table:table-cell table:formula="of:=[.F104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4]" office:value-type="float" office:value="36" calcext:value-type="float">
            <text:p>36</text:p>
          </table:table-cell>
          <table:table-cell/>
          <table:table-cell table:style-name="ce71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office:value-type="string" office:string-value="('Faustino',null,'Camarillo','Carreno','1999-09-21',165,84,'azul oscuro','20/20','top_secret','personal_inteligencia_data/foto.png','personal_inteligencia_data/huella_digital.png','personal_inteligencia_data/huella_retina.png',ROW(58,4121916557) ,ROW('15664581','Irlanda'),ARRAY['inglés','árabe','portugués','francés','null','null']::varchar(50)[], ARRAY[ ROW('Ignacio',null,'Gallardo','Corrales','1947-09-12','tío',ROW(58,4244320285) ), ROW('Foster','Hercules','Palma','Palomino','1947-09-12','abuelo',ROW(58,4243095027) )]::familiar_ty[], ARRAY[ ROW('11627334','Australia'),row('null','null') ]::identificacion_ty[], ARRAY[ ROW('Enfermería','null','null'), ROW('Ingeniería Industrial','null','null') ]::nivel_educativo_ty[],null,'36')," calcext:value-type="string">
            <text:p>('Faustino',null,'Camarillo','Carreno','1999-09-21',165,84,'azul oscuro','20/20','top_secret','personal_inteligencia_data/foto.png','personal_inteligencia_data/huella_digital.png','personal_inteligencia_data/huella_retina.png',ROW(58,4121916557) ,ROW('15664581','Irlanda'),ARRAY['inglés','árabe','portugués','francés','null','null']::varchar(50)[], ARRAY[ ROW('Ignacio',null,'Gallardo','Corrales','1947-09-12','tío',ROW(58,4244320285) ), ROW('Foster','Hercules','Palma','Palomino','1947-09-12','abuelo',ROW(58,4243095027) )]::familiar_ty[], ARRAY[ ROW('11627334','Australia'),row('null','null') ]::identificacion_ty[], ARRAY[ ROW('Enfermería','null','null'), ROW('Ingeniería Industrial','null','null') ]::nivel_educativo_ty[],null,'36'),</text:p>
          </table:table-cell>
          <table:table-cell table:number-columns-repeated="961"/>
        </table:table-row>
        <table:table-row table:style-name="ro2">
          <table:table-cell table:style-name="ce14" table:formula="of:=[.D105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5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47"/>
          <table:table-cell table:style-name="ce51" office:value-type="string" calcext:value-type="string">
            <text:p>'Marcelo'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Parada'</text:p>
          </table:table-cell>
          <table:table-cell table:style-name="ce51" office:value-type="string" calcext:value-type="string">
            <text:p>'Alcantar'</text:p>
          </table:table-cell>
          <table:table-cell table:style-name="ce54" office:value-type="string" calcext:value-type="string">
            <text:p>1984-12-24</text:p>
          </table:table-cell>
          <table:table-cell table:style-name="ce56" table:formula="of:=ROUND(RAND()*40+150 )" office:value-type="float" office:value="184" calcext:value-type="float">
            <text:p>184</text:p>
          </table:table-cell>
          <table:table-cell table:style-name="ce56" table:formula="of:=ROUND(RAND()*30+65 )" office:value-type="float" office:value="79" calcext:value-type="float">
            <text:p>79</text:p>
          </table:table-cell>
          <table:table-cell table:style-name="ce51" office:value-type="string" calcext:value-type="string">
            <text:p>azul oscuro</text:p>
          </table:table-cell>
          <table:table-cell table:style-name="ce59" office:value-type="string" calcext:value-type="string">
            <text:p>20/100</text:p>
          </table:table-cell>
          <table:table-cell table:style-name="ce51" office:value-type="string" calcext:value-type="string">
            <text:p>no_clasificado</text:p>
          </table:table-cell>
          <table:table-cell table:style-name="ce51" office:value-type="string" calcext:value-type="string">
            <text:p>'personal_inteligencia_data/foto.png'</text:p>
          </table:table-cell>
          <table:table-cell table:style-name="ce51" office:value-type="string" calcext:value-type="string">
            <text:p>'personal_inteligencia_data/huella_digital.png'</text:p>
          </table:table-cell>
          <table:table-cell table:style-name="ce51" office:value-type="string" calcext:value-type="string">
            <text:p>'personal_inteligencia_data/huella_retina.png'</text:p>
          </table:table-cell>
          <table:table-cell table:style-name="ce61" office:value-type="float" office:value="287" calcext:value-type="float">
            <text:p>287</text:p>
          </table:table-cell>
          <table:table-cell table:style-name="ce64" table:formula="of:=RANDBETWEEN(1000000;9999999)" office:value-type="float" office:value="6823663" calcext:value-type="float">
            <text:p>6823663</text:p>
          </table:table-cell>
          <table:table-cell table:style-name="ce64" table:formula="of:=RANDBETWEEN(10000000;99999999)" office:value-type="float" office:value="97657169" calcext:value-type="float">
            <text:p>97657169</text:p>
          </table:table-cell>
          <table:table-cell table:style-name="ce51" office:value-type="string" calcext:value-type="string">
            <text:p>Taiwán</text:p>
          </table:table-cell>
          <table:table-cell table:style-name="ce51" office:value-type="string" calcext:value-type="string">
            <text:p>español</text:p>
          </table:table-cell>
          <table:table-cell table:style-name="ce51" office:value-type="string" calcext:value-type="string">
            <text:p>inglés</text:p>
          </table:table-cell>
          <table:table-cell table:style-name="ce51" office:value-type="string" calcext:value-type="string">
            <text:p>hindi</text:p>
          </table:table-cell>
          <table:table-cell table:style-name="ce51" office:value-type="string" calcext:value-type="string">
            <text:p>ruso</text:p>
          </table:table-cell>
          <table:table-cell table:style-name="ce61" office:value-type="string" calcext:value-type="string">
            <text:p>mandarín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Irma'</text:p>
          </table:table-cell>
          <table:table-cell table:style-name="ce51" office:value-type="string" calcext:value-type="string">
            <text:p>'Natividad'</text:p>
          </table:table-cell>
          <table:table-cell table:style-name="ce51" office:value-type="string" calcext:value-type="string">
            <text:p>'Cordova'</text:p>
          </table:table-cell>
          <table:table-cell table:style-name="ce51" office:value-type="string" calcext:value-type="string">
            <text:p>'Torrez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prim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9210896" calcext:value-type="float">
            <text:p>9210896</text:p>
          </table:table-cell>
          <table:table-cell table:style-name="ce51" office:value-type="string" calcext:value-type="string">
            <text:p>'Samuel'</text:p>
          </table:table-cell>
          <table:table-cell table:style-name="ce51" office:value-type="string" calcext:value-type="string">
            <text:p>'Tulio'</text:p>
          </table:table-cell>
          <table:table-cell table:style-name="ce51" office:value-type="string" calcext:value-type="string">
            <text:p>'Rolon'</text:p>
          </table:table-cell>
          <table:table-cell table:style-name="ce51" office:value-type="string" calcext:value-type="string">
            <text:p>'Henderson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abuel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9564444" calcext:value-type="float">
            <text:p>9564444</text:p>
          </table:table-cell>
          <table:table-cell table:style-name="ce64" table:formula="of:=RANDBETWEEN(10000000;100000000)" office:value-type="float" office:value="29558482" calcext:value-type="float">
            <text:p>29558482</text:p>
          </table:table-cell>
          <table:table-cell table:formula="of:=[.F105]" office:value-type="string" office:string-value="Australia" calcext:value-type="string">
            <text:p>Australi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style-name="ce61" office:value-type="string" calcext:value-type="string">
            <text:p>Psicologí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number-columns-repeated="3" table:style-name="ce68" office:value-type="string" calcext:value-type="string">
            <text:p>null</text:p>
          </table:table-cell>
          <table:table-cell table:style-name="ce47" table:formula="of:=[.D105]" office:value-type="float" office:value="36" calcext:value-type="float">
            <text:p>36</text:p>
          </table:table-cell>
          <table:table-cell table:style-name="ce47"/>
          <table:table-cell table:style-name="ce72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office:value-type="string" office:string-value="('Marcelo',null,'Parada','Alcantar','1984-12-24',184,79,'azul oscuro','20/100','no_clasificado','personal_inteligencia_data/foto.png','personal_inteligencia_data/huella_digital.png','personal_inteligencia_data/huella_retina.png',ROW(58,2876823663) ,ROW('97657169','Taiwán'),ARRAY['español','inglés','hindi','ruso','mandarín','null']::varchar(50)[], ARRAY[ ROW('Irma','Natividad','Cordova','Torrez','1971-01-05','primo',ROW(58,4129210896) ), ROW('Samuel','Tulio','Rolon','Henderson','1971-01-05','abuelo',ROW(58,4129564444) )]::familiar_ty[], ARRAY[ ROW('29558482','Australia'),row('null','null') ]::identificacion_ty[], ARRAY[ ROW('Psicología','null','null'), ROW('null','null','null') ]::nivel_educativo_ty[],null,'36')," calcext:value-type="string">
            <text:p>('Marcelo',null,'Parada','Alcantar','1984-12-24',184,79,'azul oscuro','20/100','no_clasificado','personal_inteligencia_data/foto.png','personal_inteligencia_data/huella_digital.png','personal_inteligencia_data/huella_retina.png',ROW(58,2876823663) ,ROW('97657169','Taiwán'),ARRAY['español','inglés','hindi','ruso','mandarín','null']::varchar(50)[], ARRAY[ ROW('Irma','Natividad','Cordova','Torrez','1971-01-05','primo',ROW(58,4129210896) ), ROW('Samuel','Tulio','Rolon','Henderson','1971-01-05','abuelo',ROW(58,4129564444) )]::familiar_ty[], ARRAY[ ROW('29558482','Australia'),row('null','null') ]::identificacion_ty[], ARRAY[ ROW('Psicología','null','null'), ROW('null','null','null') ]::nivel_educativo_ty[],null,'36'),</text:p>
          </table:table-cell>
          <table:table-cell table:style-name="ce47"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8"/>
          <table:table-cell table:style-name="ce31"/>
          <table:table-cell table:style-name="ce45"/>
          <table:table-cell table:style-name="ce48"/>
          <table:table-cell/>
          <table:table-cell table:style-name="ce52" table:number-columns-repeated="14"/>
          <table:table-cell table:style-name="ce65" table:number-columns-repeated="2"/>
          <table:table-cell table:style-name="ce52" table:number-columns-repeated="5"/>
          <table:table-cell table:style-name="ce66" table:number-columns-repeated="2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69" table:number-columns-repeated="3"/>
          <table:table-cell table:style-name="ce48" table:number-columns-repeated="2"/>
          <table:table-cell table:style-name="ce73"/>
          <table:table-cell table:style-name="ce48" table:number-columns-repeated="956"/>
          <table:table-cell table:number-columns-repeated="5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30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0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 table:number-rows-repeated="4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9"/>
          <table:table-cell table:style-name="ce71"/>
          <table:table-cell table:number-columns-repeated="961"/>
        </table:table-row>
        <table:table-row table:style-name="ro2">
          <table:table-cell table:number-columns-repeated="36"/>
          <table:table-cell table:style-name="ce53"/>
          <table:table-cell table:number-columns-repeated="7"/>
          <table:table-cell table:style-name="ce53"/>
          <table:table-cell table:number-columns-repeated="15"/>
          <table:table-cell table:style-name="ce71"/>
          <table:table-cell table:number-columns-repeated="961"/>
        </table:table-row>
        <table:table-row table:style-name="ro2" table:number-rows-repeated="95">
          <table:table-cell table:number-columns-repeated="60"/>
          <table:table-cell table:style-name="ce71"/>
          <table:table-cell table:number-columns-repeated="961"/>
        </table:table-row>
        <table:table-row table:style-name="ro2" table:number-rows-repeated="10483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uentas" table:style-name="ta3">
        <table:table-column table:style-name="co1" table:default-cell-style-name="Default"/>
        <table:table-column table:style-name="co42" table:default-cell-style-name="ce49"/>
        <table:table-column table:style-name="co1" table:default-cell-style-name="Default"/>
        <table:table-column table:style-name="co43" table:default-cell-style-name="ce49"/>
        <table:table-column table:style-name="co1" table:default-cell-style-name="Default"/>
        <table:table-column table:style-name="co44" table:number-columns-repeated="2" table:default-cell-style-name="ce49"/>
        <table:table-column table:style-name="co6" table:default-cell-style-name="ce49"/>
        <table:table-column table:style-name="co1" table:number-columns-repeated="2" table:default-cell-style-name="Default"/>
        <table:table-column table:style-name="co45" table:default-cell-style-name="ce49"/>
        <table:table-column table:style-name="co1" table:number-columns-repeated="5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9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49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ublin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Cork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Galway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Amsterd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Roterd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Haarlam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uk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Qaqortoq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Sisimiut 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Buenos Aires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Ciudad de Cordob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Rosario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Tainan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49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49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49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49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49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Entebbe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49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51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49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Bulawayo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Chitungwiza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Sidney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Perth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Gold Coast</text:p>
          </table:table-cell>
          <table:table-cell table:number-columns-repeated="51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56"/>
        </table:table-row>
        <table:table-row table:style-name="ro3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49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49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49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49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56"/>
        </table:table-row>
        <table:table-row table:style-name="ro1">
          <table:table-cell table:style-name="ce49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49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56"/>
        </table:table-row>
        <table:table-row table:style-name="ro3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60"/>
        </table:table-row>
        <table:table-row table:style-name="ro3" table:number-rows-repeated="7">
          <table:table-cell table:style-name="ce16"/>
          <table:table-cell table:number-columns-repeated="2"/>
          <table:table-cell table:style-name="ce15"/>
          <table:table-cell table:number-columns-repeated="60"/>
        </table:table-row>
        <table:table-row table:style-name="ro1">
          <table:table-cell table:style-name="ce16"/>
          <table:table-cell table:number-columns-repeated="63"/>
        </table:table-row>
        <table:table-row table:style-name="ro1" table:number-rows-repeated="6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>
          <table:table-cell table:style-name="ce18"/>
          <table:table-cell table:number-columns-repeated="63"/>
        </table:table-row>
        <table:table-row table:style-name="ro1" table:number-rows-repeated="11">
          <table:table-cell table:style-name="ce17"/>
          <table:table-cell table:number-columns-repeated="63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IASES" table:style-name="ta4">
        <office:forms form:automatic-focus="false" form:apply-design-mode="false"/>
        <table:table-column table:style-name="co46" table:default-cell-style-name="ce25"/>
        <table:table-column table:style-name="co47" table:default-cell-style-name="ce30"/>
        <table:table-column table:style-name="co48" table:default-cell-style-name="ce39"/>
        <table:table-column table:style-name="co49" table:default-cell-style-name="Default"/>
        <table:table-column table:style-name="co14" table:default-cell-style-name="Default"/>
        <table:table-column table:style-name="co50" table:default-cell-style-name="ce49"/>
        <table:table-column table:style-name="co51" table:default-cell-style-name="ce49"/>
        <table:table-column table:style-name="co52" table:number-columns-repeated="2" table:default-cell-style-name="ce49"/>
        <table:table-column table:style-name="co53" table:default-cell-style-name="ce49"/>
        <table:table-column table:style-name="co54" table:default-cell-style-name="ce49"/>
        <table:table-column table:style-name="co47" table:default-cell-style-name="ce49"/>
        <table:table-column table:style-name="co53" table:default-cell-style-name="Default"/>
        <table:table-column table:style-name="co55" table:default-cell-style-name="ce49"/>
        <table:table-column table:style-name="co56" table:default-cell-style-name="Default"/>
        <table:table-column table:style-name="co57" table:default-cell-style-name="ce104"/>
        <table:table-column table:style-name="co58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55" table:default-cell-style-name="Default"/>
        <table:table-column table:style-name="co59" table:default-cell-style-name="Default"/>
        <table:table-column table:style-name="co14" table:number-columns-repeated="39" table:default-cell-style-name="Default"/>
        <table:table-row table:style-name="ro4">
          <table:table-cell/>
          <table:table-cell table:style-name="ce25"/>
          <table:table-cell table:number-columns-repeated="62"/>
        </table:table-row>
        <table:table-row table:style-name="ro4">
          <table:table-cell/>
          <table:table-cell table:style-name="ce25"/>
          <table:table-cell table:number-columns-repeated="12"/>
          <table:table-cell office:value-type="string" calcext:value-type="string">
            <text:p>UPDATE personal_inteligencia SET aliases = array_append(aliases, </text:p>
          </table:table-cell>
          <table:table-cell table:style-name="ce105" office:value-type="string" calcext:value-type="string">
            <text:p><text:s/>WHERE id = </text:p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s/></text:p>
          </table:table-cell>
          <table:table-cell table:style-name="ce25" office:value-type="string" calcext:value-type="string">
            <text:p><text:s/></text:p>
          </table:table-cell>
          <table:table-cell office:value-type="string" calcext:value-type="string">
            <text:p>id</text:p>
          </table:table-cell>
          <table:table-cell table:style-name="ce40"/>
          <table:table-cell/>
          <table:table-cell table:style-name="ce74" office:value-type="string" calcext:value-type="string">
            <text:p>aliases</text:p>
          </table:table-cell>
          <table:table-cell/>
          <table:table-cell table:number-columns-repeated="2" table:style-name="Default" office:value-type="string" calcext:value-type="string">
            <text:p><text:s/></text:p>
          </table:table-cell>
          <table:table-cell table:style-name="Default"/>
          <table:table-cell table:number-columns-repeated="2"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8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5975907" calcext:value-type="float">
            <text:p>2597590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ucson, AZ 85718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];&quot;,&quot;;[.G4];&quot;,&quot;;[.H4];&quot;,&quot;;[.I4];&quot;,&quot;;[.J4];&quot;,'&quot;;[.K4];&quot;','&quot;;[.L4];&quot;',&quot;;[.M4];&quot;,'&quot;;[.N4];&quot;','&quot;;[.O4];&quot;','&quot;;[.P4];&quot;' )::alias_ty)&quot;)" office:value-type="string" office:string-value="UPDATE personal_inteligencia SET aliases = array_append(aliases,  ROW( 'Bertrudis','Viviana','Sanchez','Serna','personal_inteligencia_data/foto.png','1993-09-21','Argentina',25975907,'marrón oscuro','Tucson, AZ 85718','2035-04-09 07:00:00' )::alias_ty)" calcext:value-type="string">
            <text:p>UPDATE personal_inteligencia SET aliases = array_append(aliases, <text:s/>ROW( 'Bertrudis','Viviana','Sanchez','Serna','personal_inteligencia_data/foto.png','1993-09-21','Argentina',25975907,'marrón oscuro','Tucson, AZ 85718','2035-04-09 07:00:00' )::alias_ty)</text:p>
          </table:table-cell>
          <table:table-cell table:formula="of:=CONCATENATE([.$P$2];[.C4];&quot;;&quot;)" office:value-type="string" office:string-value=" WHERE id = 2;" calcext:value-type="string">
            <text:p><text:s/>WHERE id = 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4726766" calcext:value-type="float">
            <text:p>94726766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Kennesaw, GA 3014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];&quot;,&quot;;[.G5];&quot;,&quot;;[.H5];&quot;,&quot;;[.I5];&quot;,&quot;;[.J5];&quot;,'&quot;;[.K5];&quot;','&quot;;[.L5];&quot;',&quot;;[.M5];&quot;,'&quot;;[.N5];&quot;','&quot;;[.O5];&quot;','&quot;;[.P5];&quot;' )::alias_ty)&quot;)" office:value-type="string" office:string-value="UPDATE personal_inteligencia SET aliases = array_append(aliases,  ROW( 'Bienvenido','Vivaldo','Salmeron','Sarmiento','personal_inteligencia_data/foto.png','2002-05-06','Taiwán',94726766,'azul oscuro','Kennesaw, GA 30144','2035-04-09 07:00:00' )::alias_ty)" calcext:value-type="string">
            <text:p>UPDATE personal_inteligencia SET aliases = array_append(aliases, <text:s/>ROW( 'Bienvenido','Vivaldo','Salmeron','Sarmiento','personal_inteligencia_data/foto.png','2002-05-06','Taiwán',94726766,'azul oscuro','Kennesaw, GA 30144','2035-04-09 07:00:00' )::alias_ty)</text:p>
          </table:table-cell>
          <table:table-cell table:formula="of:=CONCATENATE([.$P$2];[.C5];&quot;;&quot;)" office:value-type="string" office:string-value=" WHERE id = 4;" calcext:value-type="string">
            <text:p><text:s/>WHERE id = 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89211092" calcext:value-type="float">
            <text:p>89211092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3 Sunbeam Drive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6];&quot;,&quot;;[.G6];&quot;,&quot;;[.H6];&quot;,&quot;;[.I6];&quot;,&quot;;[.J6];&quot;,'&quot;;[.K6];&quot;','&quot;;[.L6];&quot;',&quot;;[.M6];&quot;,'&quot;;[.N6];&quot;','&quot;;[.O6];&quot;','&quot;;[.P6];&quot;' )::alias_ty)&quot;)" office:value-type="string" office:string-value="UPDATE personal_inteligencia SET aliases = array_append(aliases,  ROW( 'Adrian','Vitalicio','Ward','Zambrano','personal_inteligencia_data/foto.png','1982-05-28','Argentina',89211092,'azul oscuro','93 Sunbeam Drive ','2035-04-09 07:00:00' )::alias_ty)" calcext:value-type="string">
            <text:p>UPDATE personal_inteligencia SET aliases = array_append(aliases, <text:s/>ROW( 'Adrian','Vitalicio','Ward','Zambrano','personal_inteligencia_data/foto.png','1982-05-28','Argentina',89211092,'azul oscuro','93 Sunbeam Drive ','2035-04-09 07:00:00' )::alias_ty)</text:p>
          </table:table-cell>
          <table:table-cell table:formula="of:=CONCATENATE([.$P$2];[.C6];&quot;;&quot;)" office:value-type="string" office:string-value=" WHERE id = 6;" calcext:value-type="string">
            <text:p><text:s/>WHERE id = 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73557381" calcext:value-type="float">
            <text:p>73557381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Nashville, TN 3720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7];&quot;,&quot;;[.G7];&quot;,&quot;;[.H7];&quot;,&quot;;[.I7];&quot;,&quot;;[.J7];&quot;,'&quot;;[.K7];&quot;','&quot;;[.L7];&quot;',&quot;;[.M7];&quot;,'&quot;;[.N7];&quot;','&quot;;[.O7];&quot;','&quot;;[.P7];&quot;' )::alias_ty)&quot;)" office:value-type="string" office:string-value="UPDATE personal_inteligencia SET aliases = array_append(aliases,  ROW( 'Anastasia','Victor','Toro','Valentin','personal_inteligencia_data/foto.png','2000-09-18','Malasia',73557381,'verde oscuro','Nashville, TN 37205','2035-04-09 07:00:00' )::alias_ty)" calcext:value-type="string">
            <text:p>UPDATE personal_inteligencia SET aliases = array_append(aliases, <text:s/>ROW( 'Anastasia','Victor','Toro','Valentin','personal_inteligencia_data/foto.png','2000-09-18','Malasia',73557381,'verde oscuro','Nashville, TN 37205','2035-04-09 07:00:00' )::alias_ty)</text:p>
          </table:table-cell>
          <table:table-cell table:formula="of:=CONCATENATE([.$P$2];[.C7];&quot;;&quot;)" office:value-type="string" office:string-value=" WHERE id = 8;" calcext:value-type="string">
            <text:p><text:s/>WHERE id = 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45837854" calcext:value-type="float">
            <text:p>4583785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Germantown, MD 2087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8];&quot;,&quot;;[.G8];&quot;,&quot;;[.H8];&quot;,&quot;;[.I8];&quot;,&quot;;[.J8];&quot;,'&quot;;[.K8];&quot;','&quot;;[.L8];&quot;',&quot;;[.M8];&quot;,'&quot;;[.N8];&quot;','&quot;;[.O8];&quot;','&quot;;[.P8];&quot;' )::alias_ty)&quot;)" office:value-type="string" office:string-value="UPDATE personal_inteligencia SET aliases = array_append(aliases,  ROW( 'Brandon','Vicente','Salguero','Santiago','personal_inteligencia_data/foto.png','2007-01-29','Malasia',45837854,'marrón claro','Germantown, MD 20874','2035-04-09 07:00:00' )::alias_ty)" calcext:value-type="string">
            <text:p>UPDATE personal_inteligencia SET aliases = array_append(aliases, <text:s/>ROW( 'Brandon','Vicente','Salguero','Santiago','personal_inteligencia_data/foto.png','2007-01-29','Malasia',45837854,'marrón claro','Germantown, MD 20874','2035-04-09 07:00:00' )::alias_ty)</text:p>
          </table:table-cell>
          <table:table-cell table:formula="of:=CONCATENATE([.$P$2];[.C8];&quot;;&quot;)" office:value-type="string" office:string-value=" WHERE id = 10;" calcext:value-type="string">
            <text:p><text:s/>WHERE id = 1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Vicente'</text:p>
          </table:table-cell>
          <table:table-cell table:number-columns-repeated="2"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68722430" calcext:value-type="float">
            <text:p>68722430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586 Bear Hill Court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9];&quot;,&quot;;[.G9];&quot;,&quot;;[.H9];&quot;,&quot;;[.I9];&quot;,&quot;;[.J9];&quot;,'&quot;;[.K9];&quot;','&quot;;[.L9];&quot;',&quot;;[.M9];&quot;,'&quot;;[.N9];&quot;','&quot;;[.O9];&quot;','&quot;;[.P9];&quot;' )::alias_ty)&quot;)" office:value-type="string" office:string-value="UPDATE personal_inteligencia SET aliases = array_append(aliases,  ROW( 'Adolfo','Vicente','Zaragoza','Zaragoza','personal_inteligencia_data/foto.png','1973-02-07','Holanda',68722430,'azul claro','586 Bear Hill Court ','2035-04-09 07:00:00' )::alias_ty)" calcext:value-type="string">
            <text:p>UPDATE personal_inteligencia SET aliases = array_append(aliases, <text:s/>ROW( 'Adolfo','Vicente','Zaragoza','Zaragoza','personal_inteligencia_data/foto.png','1973-02-07','Holanda',68722430,'azul claro','586 Bear Hill Court ','2035-04-09 07:00:00' )::alias_ty)</text:p>
          </table:table-cell>
          <table:table-cell table:formula="of:=CONCATENATE([.$P$2];[.C9];&quot;;&quot;)" office:value-type="string" office:string-value=" WHERE id = 12;" calcext:value-type="string">
            <text:p><text:s/>WHERE id = 1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30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12450709" calcext:value-type="float">
            <text:p>12450709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Stroudsburg, PA 1836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0];&quot;,&quot;;[.G10];&quot;,&quot;;[.H10];&quot;,&quot;;[.I10];&quot;,&quot;;[.J10];&quot;,'&quot;;[.K10];&quot;','&quot;;[.L10];&quot;',&quot;;[.M10];&quot;,'&quot;;[.N10];&quot;','&quot;;[.O10];&quot;','&quot;;[.P10];&quot;' )::alias_ty)&quot;)" office:value-type="string" office:string-value="UPDATE personal_inteligencia SET aliases = array_append(aliases,  ROW( 'Alba','Veronica','Vidal','Villa','personal_inteligencia_data/foto.png','2006-08-18','Zimbabue',12450709,'verde claro','Stroudsburg, PA 18360','2035-04-09 07:00:00' )::alias_ty)" calcext:value-type="string">
            <text:p>UPDATE personal_inteligencia SET aliases = array_append(aliases, <text:s/>ROW( 'Alba','Veronica','Vidal','Villa','personal_inteligencia_data/foto.png','2006-08-18','Zimbabue',12450709,'verde claro','Stroudsburg, PA 18360','2035-04-09 07:00:00' )::alias_ty)</text:p>
          </table:table-cell>
          <table:table-cell table:formula="of:=CONCATENATE([.$P$2];[.C10];&quot;;&quot;)" office:value-type="string" office:string-value=" WHERE id = 14;" calcext:value-type="string">
            <text:p><text:s/>WHERE id = 1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ma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4566264" calcext:value-type="float">
            <text:p>8456626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West Bloomfield, MI 48322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1];&quot;,&quot;;[.G11];&quot;,&quot;;[.H11];&quot;,&quot;;[.I11];&quot;,&quot;;[.J11];&quot;,'&quot;;[.K11];&quot;','&quot;;[.L11];&quot;',&quot;;[.M11];&quot;,'&quot;;[.N11];&quot;','&quot;;[.O11];&quot;','&quot;;[.P11];&quot;' )::alias_ty)&quot;)" office:value-type="string" office:string-value="UPDATE personal_inteligencia SET aliases = array_append(aliases,  ROW( 'Alma','Vanesa','Valles','Velazquez','personal_inteligencia_data/foto.png','1975-07-14','Holanda',84566264,'verde oscuro','West Bloomfield, MI 48322','2035-04-09 07:00:00' )::alias_ty)" calcext:value-type="string">
            <text:p>UPDATE personal_inteligencia SET aliases = array_append(aliases, <text:s/>ROW( 'Alma','Vanesa','Valles','Velazquez','personal_inteligencia_data/foto.png','1975-07-14','Holanda',84566264,'verde oscuro','West Bloomfield, MI 48322','2035-04-09 07:00:00' )::alias_ty)</text:p>
          </table:table-cell>
          <table:table-cell table:formula="of:=CONCATENATE([.$P$2];[.C11];&quot;;&quot;)" office:value-type="string" office:string-value=" WHERE id = 16;" calcext:value-type="string">
            <text:p><text:s/>WHERE id = 1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90434595" calcext:value-type="float">
            <text:p>90434595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dison Heights, MI 4807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2];&quot;,&quot;;[.G12];&quot;,&quot;;[.H12];&quot;,&quot;;[.I12];&quot;,&quot;;[.J12];&quot;,'&quot;;[.K12];&quot;','&quot;;[.L12];&quot;',&quot;;[.M12];&quot;,'&quot;;[.N12];&quot;','&quot;;[.O12];&quot;','&quot;;[.P12];&quot;' )::alias_ty)&quot;)" office:value-type="string" office:string-value="UPDATE personal_inteligencia SET aliases = array_append(aliases,  ROW( 'Benedicto','Valentina','Serrano','Stewart','personal_inteligencia_data/foto.png','1965-06-03','Uganda',90434595,'azul claro','Madison Heights, MI 48071','2035-04-09 07:00:00' )::alias_ty)" calcext:value-type="string">
            <text:p>UPDATE personal_inteligencia SET aliases = array_append(aliases, <text:s/>ROW( 'Benedicto','Valentina','Serrano','Stewart','personal_inteligencia_data/foto.png','1965-06-03','Uganda',90434595,'azul claro','Madison Heights, MI 48071','2035-04-09 07:00:00' )::alias_ty)</text:p>
          </table:table-cell>
          <table:table-cell table:formula="of:=CONCATENATE([.$P$2];[.C12];&quot;;&quot;)" office:value-type="string" office:string-value=" WHERE id = 18;" calcext:value-type="string">
            <text:p><text:s/>WHERE id = 1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idan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65586517" calcext:value-type="float">
            <text:p>6558651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Richardson, TX 7508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3];&quot;,&quot;;[.G13];&quot;,&quot;;[.H13];&quot;,&quot;;[.I13];&quot;,&quot;;[.J13];&quot;,'&quot;;[.K13];&quot;','&quot;;[.L13];&quot;',&quot;;[.M13];&quot;,'&quot;;[.N13];&quot;','&quot;;[.O13];&quot;','&quot;;[.P13];&quot;' )::alias_ty)&quot;)" office:value-type="string" office:string-value="UPDATE personal_inteligencia SET aliases = array_append(aliases,  ROW( 'Aidana','Tulio','Villareal','Villatoro','personal_inteligencia_data/foto.png','1995-05-19','Malasia',65586517,'verde oscuro','Richardson, TX 75080','2035-04-09 07:00:00' )::alias_ty)" calcext:value-type="string">
            <text:p>UPDATE personal_inteligencia SET aliases = array_append(aliases, <text:s/>ROW( 'Aidana','Tulio','Villareal','Villatoro','personal_inteligencia_data/foto.png','1995-05-19','Malasia',65586517,'verde oscuro','Richardson, TX 75080','2035-04-09 07:00:00' )::alias_ty)</text:p>
          </table:table-cell>
          <table:table-cell table:formula="of:=CONCATENATE([.$P$2];[.C13];&quot;;&quot;)" office:value-type="string" office:string-value=" WHERE id = 20;" calcext:value-type="string">
            <text:p><text:s/>WHERE id = 2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6840727" calcext:value-type="float">
            <text:p>26840727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West Haven, CT 0651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4];&quot;,&quot;;[.G14];&quot;,&quot;;[.H14];&quot;,&quot;;[.I14];&quot;,&quot;;[.J14];&quot;,'&quot;;[.K14];&quot;','&quot;;[.L14];&quot;',&quot;;[.M14];&quot;,'&quot;;[.N14];&quot;','&quot;;[.O14];&quot;','&quot;;[.P14];&quot;' )::alias_ty)&quot;)" office:value-type="string" office:string-value="UPDATE personal_inteligencia SET aliases = array_append(aliases,  ROW( 'Andres','Tulio','Terrazas','Valdivia','personal_inteligencia_data/foto.png','2004-03-15','Uganda',26840727,'azul claro','West Haven, CT 06516','2035-04-09 07:00:00' )::alias_ty)" calcext:value-type="string">
            <text:p>UPDATE personal_inteligencia SET aliases = array_append(aliases, <text:s/>ROW( 'Andres','Tulio','Terrazas','Valdivia','personal_inteligencia_data/foto.png','2004-03-15','Uganda',26840727,'azul claro','West Haven, CT 06516','2035-04-09 07:00:00' )::alias_ty)</text:p>
          </table:table-cell>
          <table:table-cell table:formula="of:=CONCATENATE([.$P$2];[.C14];&quot;;&quot;)" office:value-type="string" office:string-value=" WHERE id = 22;" calcext:value-type="string">
            <text:p><text:s/>WHERE id = 2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elardo'</text:p>
          </table:table-cell>
          <table:table-cell office:value-type="string" calcext:value-type="string">
            <text:p>'Trinidad'</text:p>
          </table:table-cell>
          <table:table-cell table:number-columns-repeated="2" office:value-type="string" calcext:value-type="string">
            <text:p>'Zunig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4498737" calcext:value-type="float">
            <text:p>2449873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161 Court Street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5];&quot;,&quot;;[.G15];&quot;,&quot;;[.H15];&quot;,&quot;;[.I15];&quot;,&quot;;[.J15];&quot;,'&quot;;[.K15];&quot;','&quot;;[.L15];&quot;',&quot;;[.M15];&quot;,'&quot;;[.N15];&quot;','&quot;;[.O15];&quot;','&quot;;[.P15];&quot;' )::alias_ty)&quot;)" office:value-type="string" office:string-value="UPDATE personal_inteligencia SET aliases = array_append(aliases,  ROW( 'Abelardo','Trinidad','Zuniga','Zuniga','personal_inteligencia_data/foto.png','1964-12-31','Irlanda',24498737,'marrón oscuro','9161 Court Street ','2035-04-09 07:00:00' )::alias_ty)" calcext:value-type="string">
            <text:p>UPDATE personal_inteligencia SET aliases = array_append(aliases, <text:s/>ROW( 'Abelardo','Trinidad','Zuniga','Zuniga','personal_inteligencia_data/foto.png','1964-12-31','Irlanda',24498737,'marrón oscuro','9161 Court Street ','2035-04-09 07:00:00' )::alias_ty)</text:p>
          </table:table-cell>
          <table:table-cell table:formula="of:=CONCATENATE([.$P$2];[.C15];&quot;;&quot;)" office:value-type="string" office:string-value=" WHERE id = 24;" calcext:value-type="string">
            <text:p><text:s/>WHERE id = 2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49596318" calcext:value-type="float">
            <text:p>4959631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Bedford, OH 441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6];&quot;,&quot;;[.G16];&quot;,&quot;;[.H16];&quot;,&quot;;[.I16];&quot;,&quot;;[.J16];&quot;,'&quot;;[.K16];&quot;','&quot;;[.L16];&quot;',&quot;;[.M16];&quot;,'&quot;;[.N16];&quot;','&quot;;[.O16];&quot;','&quot;;[.P16];&quot;' )::alias_ty)&quot;)" office:value-type="string" office:string-value="UPDATE personal_inteligencia SET aliases = array_append(aliases,  ROW( 'Bella','Tarsicio','Serrato','Sullivan','personal_inteligencia_data/foto.png','2011-02-15','Uganda',49596318,'verde oscuro','Bedford, OH 44146','2035-04-09 07:00:00' )::alias_ty)" calcext:value-type="string">
            <text:p>UPDATE personal_inteligencia SET aliases = array_append(aliases, <text:s/>ROW( 'Bella','Tarsicio','Serrato','Sullivan','personal_inteligencia_data/foto.png','2011-02-15','Uganda',49596318,'verde oscuro','Bedford, OH 44146','2035-04-09 07:00:00' )::alias_ty)</text:p>
          </table:table-cell>
          <table:table-cell table:formula="of:=CONCATENATE([.$P$2];[.C16];&quot;;&quot;)" office:value-type="string" office:string-value=" WHERE id = 26;" calcext:value-type="string">
            <text:p><text:s/>WHERE id = 2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9399155" calcext:value-type="float">
            <text:p>3939915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lkridge, MD 2107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7];&quot;,&quot;;[.G17];&quot;,&quot;;[.H17];&quot;,&quot;;[.I17];&quot;,&quot;;[.J17];&quot;,'&quot;;[.K17];&quot;','&quot;;[.L17];&quot;',&quot;;[.M17];&quot;,'&quot;;[.N17];&quot;','&quot;;[.O17];&quot;','&quot;;[.P17];&quot;' )::alias_ty)&quot;)" office:value-type="string" office:string-value="UPDATE personal_inteligencia SET aliases = array_append(aliases,  ROW( 'Atenea','Tarsicio','Stevens','Teran','personal_inteligencia_data/foto.png','1985-08-22','Groenlandia',39399155,'marrón oscuro','Elkridge, MD 21075','2035-04-09 07:00:00' )::alias_ty)" calcext:value-type="string">
            <text:p>UPDATE personal_inteligencia SET aliases = array_append(aliases, <text:s/>ROW( 'Atenea','Tarsicio','Stevens','Teran','personal_inteligencia_data/foto.png','1985-08-22','Groenlandia',39399155,'marrón oscuro','Elkridge, MD 21075','2035-04-09 07:00:00' )::alias_ty)</text:p>
          </table:table-cell>
          <table:table-cell table:formula="of:=CONCATENATE([.$P$2];[.C17];&quot;;&quot;)" office:value-type="string" office:string-value=" WHERE id = 28;" calcext:value-type="string">
            <text:p><text:s/>WHERE id = 2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a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7599213" calcext:value-type="float">
            <text:p>7759921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ongview, TX 7560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8];&quot;,&quot;;[.G18];&quot;,&quot;;[.H18];&quot;,&quot;;[.I18];&quot;,&quot;;[.J18];&quot;,'&quot;;[.K18];&quot;','&quot;;[.L18];&quot;',&quot;;[.M18];&quot;,'&quot;;[.N18];&quot;','&quot;;[.O18];&quot;','&quot;;[.P18];&quot;' )::alias_ty)&quot;)" office:value-type="string" office:string-value="UPDATE personal_inteligencia SET aliases = array_append(aliases,  ROW( 'Berta','Soledad','Sandoval','Serrato','personal_inteligencia_data/foto.png','1990-12-04','Groenlandia',77599213,'azul claro','Longview, TX 75604','2035-04-09 07:00:00' )::alias_ty)" calcext:value-type="string">
            <text:p>UPDATE personal_inteligencia SET aliases = array_append(aliases, <text:s/>ROW( 'Berta','Soledad','Sandoval','Serrato','personal_inteligencia_data/foto.png','1990-12-04','Groenlandia',77599213,'azul claro','Longview, TX 75604','2035-04-09 07:00:00' )::alias_ty)</text:p>
          </table:table-cell>
          <table:table-cell table:formula="of:=CONCATENATE([.$P$2];[.C18];&quot;;&quot;)" office:value-type="string" office:string-value=" WHERE id = 30;" calcext:value-type="string">
            <text:p><text:s/>WHERE id = 3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14351272" calcext:value-type="float">
            <text:p>1435127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lledgeville, GA 3106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19];&quot;,&quot;;[.G19];&quot;,&quot;;[.H19];&quot;,&quot;;[.I19];&quot;,&quot;;[.J19];&quot;,'&quot;;[.K19];&quot;','&quot;;[.L19];&quot;',&quot;;[.M19];&quot;,'&quot;;[.N19];&quot;','&quot;;[.O19];&quot;','&quot;;[.P19];&quot;' )::alias_ty)&quot;)" office:value-type="string" office:string-value="UPDATE personal_inteligencia SET aliases = array_append(aliases,  ROW( 'Alana','Santiago','Vidal','Villalobos','personal_inteligencia_data/foto.png','2000-06-05','Uganda',14351272,'marrón oscuro','Milledgeville, GA 31061','2035-04-09 07:00:00' )::alias_ty)" calcext:value-type="string">
            <text:p>UPDATE personal_inteligencia SET aliases = array_append(aliases, <text:s/>ROW( 'Alana','Santiago','Vidal','Villalobos','personal_inteligencia_data/foto.png','2000-06-05','Uganda',14351272,'marrón oscuro','Milledgeville, GA 31061','2035-04-09 07:00:00' )::alias_ty)</text:p>
          </table:table-cell>
          <table:table-cell table:formula="of:=CONCATENATE([.$P$2];[.C19];&quot;;&quot;)" office:value-type="string" office:string-value=" WHERE id = 32;" calcext:value-type="string">
            <text:p><text:s/>WHERE id = 3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77245942" calcext:value-type="float">
            <text:p>77245942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asselberry, FL 3270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0];&quot;,&quot;;[.G20];&quot;,&quot;;[.H20];&quot;,&quot;;[.I20];&quot;,&quot;;[.J20];&quot;,'&quot;;[.K20];&quot;','&quot;;[.L20];&quot;',&quot;;[.M20];&quot;,'&quot;;[.N20];&quot;','&quot;;[.O20];&quot;','&quot;;[.P20];&quot;' )::alias_ty)&quot;)" office:value-type="string" office:string-value="UPDATE personal_inteligencia SET aliases = array_append(aliases,  ROW( 'Aurelio','Saida','Soliz','Tejeda','personal_inteligencia_data/foto.png','1996-08-09','Taiwán',77245942,'azul oscuro','Casselberry, FL 32707','2035-04-09 07:00:00' )::alias_ty)" calcext:value-type="string">
            <text:p>UPDATE personal_inteligencia SET aliases = array_append(aliases, <text:s/>ROW( 'Aurelio','Saida','Soliz','Tejeda','personal_inteligencia_data/foto.png','1996-08-09','Taiwán',77245942,'azul oscuro','Casselberry, FL 32707','2035-04-09 07:00:00' )::alias_ty)</text:p>
          </table:table-cell>
          <table:table-cell table:formula="of:=CONCATENATE([.$P$2];[.C20];&quot;;&quot;)" office:value-type="string" office:string-value=" WHERE id = 34;" calcext:value-type="string">
            <text:p><text:s/>WHERE id = 3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enice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1347972" calcext:value-type="float">
            <text:p>81347972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Thibodaux, LA 703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1];&quot;,&quot;;[.G21];&quot;,&quot;;[.H21];&quot;,&quot;;[.I21];&quot;,&quot;;[.J21];&quot;,'&quot;;[.K21];&quot;','&quot;;[.L21];&quot;',&quot;;[.M21];&quot;,'&quot;;[.N21];&quot;','&quot;;[.O21];&quot;','&quot;;[.P21];&quot;' )::alias_ty)&quot;)" office:value-type="string" office:string-value="UPDATE personal_inteligencia SET aliases = array_append(aliases,  ROW( 'Berenice','Rosaura','Santiago','Sifuentes','personal_inteligencia_data/foto.png','1982-09-23','Holanda',81347972,'marrón oscuro','Thibodaux, LA 70301','2035-04-09 07:00:00' )::alias_ty)" calcext:value-type="string">
            <text:p>UPDATE personal_inteligencia SET aliases = array_append(aliases, <text:s/>ROW( 'Berenice','Rosaura','Santiago','Sifuentes','personal_inteligencia_data/foto.png','1982-09-23','Holanda',81347972,'marrón oscuro','Thibodaux, LA 70301','2035-04-09 07:00:00' )::alias_ty)</text:p>
          </table:table-cell>
          <table:table-cell table:formula="of:=CONCATENATE([.$P$2];[.C21];&quot;;&quot;)" office:value-type="string" office:string-value=" WHERE id = 36;" calcext:value-type="string">
            <text:p><text:s/>WHERE id = 3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11956717" calcext:value-type="float">
            <text:p>11956717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Maplewood, NJ 070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2];&quot;,&quot;;[.G22];&quot;,&quot;;[.H22];&quot;,&quot;;[.I22];&quot;,&quot;;[.J22];&quot;,'&quot;;[.K22];&quot;','&quot;;[.L22];&quot;',&quot;;[.M22];&quot;,'&quot;;[.N22];&quot;','&quot;;[.O22];&quot;','&quot;;[.P22];&quot;' )::alias_ty)&quot;)" office:value-type="string" office:string-value="UPDATE personal_inteligencia SET aliases = array_append(aliases,  ROW( 'Alan','Renato','Villa','Villarreal','personal_inteligencia_data/foto.png','1999-03-19','Uganda',11956717,'azul claro','Maplewood, NJ 07040','2035-04-09 07:00:00' )::alias_ty)" calcext:value-type="string">
            <text:p>UPDATE personal_inteligencia SET aliases = array_append(aliases, <text:s/>ROW( 'Alan','Renato','Villa','Villarreal','personal_inteligencia_data/foto.png','1999-03-19','Uganda',11956717,'azul claro','Maplewood, NJ 07040','2035-04-09 07:00:00' )::alias_ty)</text:p>
          </table:table-cell>
          <table:table-cell table:formula="of:=CONCATENATE([.$P$2];[.C22];&quot;;&quot;)" office:value-type="string" office:string-value=" WHERE id = 38;" calcext:value-type="string">
            <text:p><text:s/>WHERE id = 3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47307448" calcext:value-type="float">
            <text:p>47307448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Tupelo, MS 388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3];&quot;,&quot;;[.G23];&quot;,&quot;;[.H23];&quot;,&quot;;[.I23];&quot;,&quot;;[.J23];&quot;,'&quot;;[.K23];&quot;','&quot;;[.L23];&quot;',&quot;;[.M23];&quot;,'&quot;;[.N23];&quot;','&quot;;[.O23];&quot;','&quot;;[.P23];&quot;' )::alias_ty)&quot;)" office:value-type="string" office:string-value="UPDATE personal_inteligencia SET aliases = array_append(aliases,  ROW( 'Benedicto','Ramona','Segura','Solorzano','personal_inteligencia_data/foto.png','1971-12-24','Australia',47307448,'verde claro','Tupelo, MS 38801','2035-04-09 07:00:00' )::alias_ty)" calcext:value-type="string">
            <text:p>UPDATE personal_inteligencia SET aliases = array_append(aliases, <text:s/>ROW( 'Benedicto','Ramona','Segura','Solorzano','personal_inteligencia_data/foto.png','1971-12-24','Australia',47307448,'verde claro','Tupelo, MS 38801','2035-04-09 07:00:00' )::alias_ty)</text:p>
          </table:table-cell>
          <table:table-cell table:formula="of:=CONCATENATE([.$P$2];[.C23];&quot;;&quot;)" office:value-type="string" office:string-value=" WHERE id = 40;" calcext:value-type="string">
            <text:p><text:s/>WHERE id = 4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19743250" calcext:value-type="float">
            <text:p>1974325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len Allen, VA 2305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4];&quot;,&quot;;[.G24];&quot;,&quot;;[.H24];&quot;,&quot;;[.I24];&quot;,&quot;;[.J24];&quot;,'&quot;;[.K24];&quot;','&quot;;[.L24];&quot;',&quot;;[.M24];&quot;,'&quot;;[.N24];&quot;','&quot;;[.O24];&quot;','&quot;;[.P24];&quot;' )::alias_ty)&quot;)" office:value-type="string" office:string-value="UPDATE personal_inteligencia SET aliases = array_append(aliases,  ROW( 'Breno','Pilar','Saldana','Santiago','personal_inteligencia_data/foto.png','2011-09-15','Malasia',19743250,'marrón oscuro','Glen Allen, VA 23059','2035-04-09 07:00:00' )::alias_ty)" calcext:value-type="string">
            <text:p>UPDATE personal_inteligencia SET aliases = array_append(aliases, <text:s/>ROW( 'Breno','Pilar','Saldana','Santiago','personal_inteligencia_data/foto.png','2011-09-15','Malasia',19743250,'marrón oscuro','Glen Allen, VA 23059','2035-04-09 07:00:00' )::alias_ty)</text:p>
          </table:table-cell>
          <table:table-cell table:formula="of:=CONCATENATE([.$P$2];[.C24];&quot;;&quot;)" office:value-type="string" office:string-value=" WHERE id = 42;" calcext:value-type="string">
            <text:p><text:s/>WHERE id = 4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79929316" calcext:value-type="float">
            <text:p>79929316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eadville, PA 16335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5];&quot;,&quot;;[.G25];&quot;,&quot;;[.H25];&quot;,&quot;;[.I25];&quot;,&quot;;[.J25];&quot;,'&quot;;[.K25];&quot;','&quot;;[.L25];&quot;',&quot;;[.M25];&quot;,'&quot;;[.N25];&quot;','&quot;;[.O25];&quot;','&quot;;[.P25];&quot;' )::alias_ty)&quot;)" office:value-type="string" office:string-value="UPDATE personal_inteligencia SET aliases = array_append(aliases,  ROW( 'Anastasia','Petronila','Torrez','Valerio','personal_inteligencia_data/foto.png','1999-02-16','Malasia',79929316,'marrón oscuro','Meadville, PA 16335','2035-04-09 07:00:00' )::alias_ty)" calcext:value-type="string">
            <text:p>UPDATE personal_inteligencia SET aliases = array_append(aliases, <text:s/>ROW( 'Anastasia','Petronila','Torrez','Valerio','personal_inteligencia_data/foto.png','1999-02-16','Malasia',79929316,'marrón oscuro','Meadville, PA 16335','2035-04-09 07:00:00' )::alias_ty)</text:p>
          </table:table-cell>
          <table:table-cell table:formula="of:=CONCATENATE([.$P$2];[.C25];&quot;;&quot;)" office:value-type="string" office:string-value=" WHERE id = 44;" calcext:value-type="string">
            <text:p><text:s/>WHERE id = 4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jandro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72946930" calcext:value-type="float">
            <text:p>72946930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Round Lake, IL 6007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6];&quot;,&quot;;[.G26];&quot;,&quot;;[.H26];&quot;,&quot;;[.I26];&quot;,&quot;;[.J26];&quot;,'&quot;;[.K26];&quot;','&quot;;[.L26];&quot;',&quot;;[.M26];&quot;,'&quot;;[.N26];&quot;','&quot;;[.O26];&quot;','&quot;;[.P26];&quot;' )::alias_ty)&quot;)" office:value-type="string" office:string-value="UPDATE personal_inteligencia SET aliases = array_append(aliases,  ROW( 'Alejandro','Paulo','Verdugo','Vicente','personal_inteligencia_data/foto.png','2011-08-18','Australia',72946930,'azul oscuro','Round Lake, IL 60073','2035-04-09 07:00:00' )::alias_ty)" calcext:value-type="string">
            <text:p>UPDATE personal_inteligencia SET aliases = array_append(aliases, <text:s/>ROW( 'Alejandro','Paulo','Verdugo','Vicente','personal_inteligencia_data/foto.png','2011-08-18','Australia',72946930,'azul oscuro','Round Lake, IL 60073','2035-04-09 07:00:00' )::alias_ty)</text:p>
          </table:table-cell>
          <table:table-cell table:formula="of:=CONCATENATE([.$P$2];[.C26];&quot;;&quot;)" office:value-type="string" office:string-value=" WHERE id = 46;" calcext:value-type="string">
            <text:p><text:s/>WHERE id = 4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79106338" calcext:value-type="float">
            <text:p>7910633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Shakopee, MN 5537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7];&quot;,&quot;;[.G27];&quot;,&quot;;[.H27];&quot;,&quot;;[.I27];&quot;,&quot;;[.J27];&quot;,'&quot;;[.K27];&quot;','&quot;;[.L27];&quot;',&quot;;[.M27];&quot;,'&quot;;[.N27];&quot;','&quot;;[.O27];&quot;','&quot;;[.P27];&quot;' )::alias_ty)&quot;)" office:value-type="string" office:string-value="UPDATE personal_inteligencia SET aliases = array_append(aliases,  ROW( 'Alfredo','Orosio','Vargas','Vera','personal_inteligencia_data/foto.png','1973-12-12','Irlanda',79106338,'marrón oscuro','Shakopee, MN 55379','2035-04-09 07:00:00' )::alias_ty)" calcext:value-type="string">
            <text:p>UPDATE personal_inteligencia SET aliases = array_append(aliases, <text:s/>ROW( 'Alfredo','Orosio','Vargas','Vera','personal_inteligencia_data/foto.png','1973-12-12','Irlanda',79106338,'marrón oscuro','Shakopee, MN 55379','2035-04-09 07:00:00' )::alias_ty)</text:p>
          </table:table-cell>
          <table:table-cell table:formula="of:=CONCATENATE([.$P$2];[.C27];&quot;;&quot;)" office:value-type="string" office:string-value=" WHERE id = 48;" calcext:value-type="string">
            <text:p><text:s/>WHERE id = 4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11981007" calcext:value-type="float">
            <text:p>1198100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East Brunswick, NJ 0881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8];&quot;,&quot;;[.G28];&quot;,&quot;;[.H28];&quot;,&quot;;[.I28];&quot;,&quot;;[.J28];&quot;,'&quot;;[.K28];&quot;','&quot;;[.L28];&quot;',&quot;;[.M28];&quot;,'&quot;;[.N28];&quot;','&quot;;[.O28];&quot;','&quot;;[.P28];&quot;' )::alias_ty)&quot;)" office:value-type="string" office:string-value="UPDATE personal_inteligencia SET aliases = array_append(aliases,  ROW( 'Angel','Orosio','Tello','Valadez','personal_inteligencia_data/foto.png','2005-05-04','Zimbabue',11981007,'marrón oscuro','East Brunswick, NJ 08816','2035-04-09 07:00:00' )::alias_ty)" calcext:value-type="string">
            <text:p>UPDATE personal_inteligencia SET aliases = array_append(aliases, <text:s/>ROW( 'Angel','Orosio','Tello','Valadez','personal_inteligencia_data/foto.png','2005-05-04','Zimbabue',11981007,'marrón oscuro','East Brunswick, NJ 08816','2035-04-09 07:00:00' )::alias_ty)</text:p>
          </table:table-cell>
          <table:table-cell table:formula="of:=CONCATENATE([.$P$2];[.C28];&quot;;&quot;)" office:value-type="string" office:string-value=" WHERE id = 50;" calcext:value-type="string">
            <text:p><text:s/>WHERE id = 5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61582030" calcext:value-type="float">
            <text:p>6158203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Miami Gardens, FL 3305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29];&quot;,&quot;;[.G29];&quot;,&quot;;[.H29];&quot;,&quot;;[.I29];&quot;,&quot;;[.J29];&quot;,'&quot;;[.K29];&quot;','&quot;;[.L29];&quot;',&quot;;[.M29];&quot;,'&quot;;[.N29];&quot;','&quot;;[.O29];&quot;','&quot;;[.P29];&quot;' )::alias_ty)&quot;)" office:value-type="string" office:string-value="UPDATE personal_inteligencia SET aliases = array_append(aliases,  ROW( 'Ayala','Ophelia','Solis','Tamez','personal_inteligencia_data/foto.png','2007-03-05','Malasia',61582030,'marrón oscuro','Miami Gardens, FL 33056','2035-04-09 07:00:00' )::alias_ty)" calcext:value-type="string">
            <text:p>UPDATE personal_inteligencia SET aliases = array_append(aliases, <text:s/>ROW( 'Ayala','Ophelia','Solis','Tamez','personal_inteligencia_data/foto.png','2007-03-05','Malasia',61582030,'marrón oscuro','Miami Gardens, FL 33056','2035-04-09 07:00:00' )::alias_ty)</text:p>
          </table:table-cell>
          <table:table-cell table:formula="of:=CONCATENATE([.$P$2];[.C29];&quot;;&quot;)" office:value-type="string" office:string-value=" WHERE id = 52;" calcext:value-type="string">
            <text:p><text:s/>WHERE id = 5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81672413" calcext:value-type="float">
            <text:p>8167241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Orchard Park, NY 1412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0];&quot;,&quot;;[.G30];&quot;,&quot;;[.H30];&quot;,&quot;;[.I30];&quot;,&quot;;[.J30];&quot;,'&quot;;[.K30];&quot;','&quot;;[.L30];&quot;',&quot;;[.M30];&quot;,'&quot;;[.N30];&quot;','&quot;;[.O30];&quot;','&quot;;[.P30];&quot;' )::alias_ty)&quot;)" office:value-type="string" office:string-value="UPDATE personal_inteligencia SET aliases = array_append(aliases,  ROW( 'Antonio','Nathaly','Tavarez','Urena','personal_inteligencia_data/foto.png','1968-01-12','Australia',81672413,'azul oscuro','Orchard Park, NY 14127','2035-04-09 07:00:00' )::alias_ty)" calcext:value-type="string">
            <text:p>UPDATE personal_inteligencia SET aliases = array_append(aliases, <text:s/>ROW( 'Antonio','Nathaly','Tavarez','Urena','personal_inteligencia_data/foto.png','1968-01-12','Australia',81672413,'azul oscuro','Orchard Park, NY 14127','2035-04-09 07:00:00' )::alias_ty)</text:p>
          </table:table-cell>
          <table:table-cell table:formula="of:=CONCATENATE([.$P$2];[.C30];&quot;;&quot;)" office:value-type="string" office:string-value=" WHERE id = 54;" calcext:value-type="string">
            <text:p><text:s/>WHERE id = 5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33710159" calcext:value-type="float">
            <text:p>33710159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Lorton, VA 2207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1];&quot;,&quot;;[.G31];&quot;,&quot;;[.H31];&quot;,&quot;;[.I31];&quot;,&quot;;[.J31];&quot;,'&quot;;[.K31];&quot;','&quot;;[.L31];&quot;',&quot;;[.M31];&quot;,'&quot;;[.N31];&quot;','&quot;;[.O31];&quot;','&quot;;[.P31];&quot;' )::alias_ty)&quot;)" office:value-type="string" office:string-value="UPDATE personal_inteligencia SET aliases = array_append(aliases,  ROW( 'Arturo','Myriam','Sullivan','Tolentino','personal_inteligencia_data/foto.png','1975-07-31','Holanda',33710159,'verde oscuro','Lorton, VA 22079','2035-04-09 07:00:00' )::alias_ty)" calcext:value-type="string">
            <text:p>UPDATE personal_inteligencia SET aliases = array_append(aliases, <text:s/>ROW( 'Arturo','Myriam','Sullivan','Tolentino','personal_inteligencia_data/foto.png','1975-07-31','Holanda',33710159,'verde oscuro','Lorton, VA 22079','2035-04-09 07:00:00' )::alias_ty)</text:p>
          </table:table-cell>
          <table:table-cell table:formula="of:=CONCATENATE([.$P$2];[.C31];&quot;;&quot;)" office:value-type="string" office:string-value=" WHERE id = 56;" calcext:value-type="string">
            <text:p><text:s/>WHERE id = 5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37644461" calcext:value-type="float">
            <text:p>37644461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oodbridge, VA 2219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2];&quot;,&quot;;[.G32];&quot;,&quot;;[.H32];&quot;,&quot;;[.I32];&quot;,&quot;;[.J32];&quot;,'&quot;;[.K32];&quot;','&quot;;[.L32];&quot;',&quot;;[.M32];&quot;,'&quot;;[.N32];&quot;','&quot;;[.O32];&quot;','&quot;;[.P32];&quot;' )::alias_ty)&quot;)" office:value-type="string" office:string-value="UPDATE personal_inteligencia SET aliases = array_append(aliases,  ROW( 'Ana','Michael','Ulloa','Valle','personal_inteligencia_data/foto.png','1996-09-25','Taiwán',37644461,'marrón claro','Woodbridge, VA 22191','2035-04-09 07:00:00' )::alias_ty)" calcext:value-type="string">
            <text:p>UPDATE personal_inteligencia SET aliases = array_append(aliases, <text:s/>ROW( 'Ana','Michael','Ulloa','Valle','personal_inteligencia_data/foto.png','1996-09-25','Taiwán',37644461,'marrón claro','Woodbridge, VA 22191','2035-04-09 07:00:00' )::alias_ty)</text:p>
          </table:table-cell>
          <table:table-cell table:formula="of:=CONCATENATE([.$P$2];[.C32];&quot;;&quot;)" office:value-type="string" office:string-value=" WHERE id = 58;" calcext:value-type="string">
            <text:p><text:s/>WHERE id = 5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9840750" calcext:value-type="float">
            <text:p>2984075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ake Mary, FL 327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3];&quot;,&quot;;[.G33];&quot;,&quot;;[.H33];&quot;,&quot;;[.I33];&quot;,&quot;;[.J33];&quot;,'&quot;;[.K33];&quot;','&quot;;[.L33];&quot;',&quot;;[.M33];&quot;,'&quot;;[.N33];&quot;','&quot;;[.O33];&quot;','&quot;;[.P33];&quot;' )::alias_ty)&quot;)" office:value-type="string" office:string-value="UPDATE personal_inteligencia SET aliases = array_append(aliases,  ROW( 'Bibiana','Melina','Samaniego','Scott','personal_inteligencia_data/foto.png','1996-01-26','Argentina',29840750,'verde claro','Lake Mary, FL 32746','2035-04-09 07:00:00' )::alias_ty)" calcext:value-type="string">
            <text:p>UPDATE personal_inteligencia SET aliases = array_append(aliases, <text:s/>ROW( 'Bibiana','Melina','Samaniego','Scott','personal_inteligencia_data/foto.png','1996-01-26','Argentina',29840750,'verde claro','Lake Mary, FL 32746','2035-04-09 07:00:00' )::alias_ty)</text:p>
          </table:table-cell>
          <table:table-cell table:formula="of:=CONCATENATE([.$P$2];[.C33];&quot;;&quot;)" office:value-type="string" office:string-value=" WHERE id = 60;" calcext:value-type="string">
            <text:p><text:s/>WHERE id = 6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98354166" calcext:value-type="float">
            <text:p>98354166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Arlington, MA 02474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4];&quot;,&quot;;[.G34];&quot;,&quot;;[.H34];&quot;,&quot;;[.I34];&quot;,&quot;;[.J34];&quot;,'&quot;;[.K34];&quot;','&quot;;[.L34];&quot;',&quot;;[.M34];&quot;,'&quot;;[.N34];&quot;','&quot;;[.O34];&quot;','&quot;;[.P34];&quot;' )::alias_ty)&quot;)" office:value-type="string" office:string-value="UPDATE personal_inteligencia SET aliases = array_append(aliases,  ROW( 'Caligula','Melchor','Saavedra','Santacruz','personal_inteligencia_data/foto.png','1969-09-17','Uganda',98354166,'verde oscuro','Arlington, MA 02474','2035-04-09 07:00:00' )::alias_ty)" calcext:value-type="string">
            <text:p>UPDATE personal_inteligencia SET aliases = array_append(aliases, <text:s/>ROW( 'Caligula','Melchor','Saavedra','Santacruz','personal_inteligencia_data/foto.png','1969-09-17','Uganda',98354166,'verde oscuro','Arlington, MA 02474','2035-04-09 07:00:00' )::alias_ty)</text:p>
          </table:table-cell>
          <table:table-cell table:formula="of:=CONCATENATE([.$P$2];[.C34];&quot;;&quot;)" office:value-type="string" office:string-value=" WHERE id = 62;" calcext:value-type="string">
            <text:p><text:s/>WHERE id = 6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9280444" calcext:value-type="float">
            <text:p>2928044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399 Brickyard St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5];&quot;,&quot;;[.G35];&quot;,&quot;;[.H35];&quot;,&quot;;[.I35];&quot;,&quot;;[.J35];&quot;,'&quot;;[.K35];&quot;','&quot;;[.L35];&quot;',&quot;;[.M35];&quot;,'&quot;;[.N35];&quot;','&quot;;[.O35];&quot;','&quot;;[.P35];&quot;' )::alias_ty)&quot;)" office:value-type="string" office:string-value="UPDATE personal_inteligencia SET aliases = array_append(aliases,  ROW( 'Abigail','Maximo','Zelaya','Zayas','personal_inteligencia_data/foto.png','1970-03-20','Irlanda',29280444,'verde oscuro','7399 Brickyard St. ','2035-04-09 07:00:00' )::alias_ty)" calcext:value-type="string">
            <text:p>UPDATE personal_inteligencia SET aliases = array_append(aliases, <text:s/>ROW( 'Abigail','Maximo','Zelaya','Zayas','personal_inteligencia_data/foto.png','1970-03-20','Irlanda',29280444,'verde oscuro','7399 Brickyard St. ','2035-04-09 07:00:00' )::alias_ty)</text:p>
          </table:table-cell>
          <table:table-cell table:formula="of:=CONCATENATE([.$P$2];[.C35];&quot;;&quot;)" office:value-type="string" office:string-value=" WHERE id = 64;" calcext:value-type="string">
            <text:p><text:s/>WHERE id = 6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5453736" calcext:value-type="float">
            <text:p>85453736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ason, OH 450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6];&quot;,&quot;;[.G36];&quot;,&quot;;[.H36];&quot;,&quot;;[.I36];&quot;,&quot;;[.J36];&quot;,'&quot;;[.K36];&quot;','&quot;;[.L36];&quot;',&quot;;[.M36];&quot;,'&quot;;[.N36];&quot;','&quot;;[.O36];&quot;','&quot;;[.P36];&quot;' )::alias_ty)&quot;)" office:value-type="string" office:string-value="UPDATE personal_inteligencia SET aliases = array_append(aliases,  ROW( 'Bernarda','Maximo','Santana','Sierra','personal_inteligencia_data/foto.png','1986-10-17','Holanda',85453736,'verde oscuro','Mason, OH 45040','2035-04-09 07:00:00' )::alias_ty)" calcext:value-type="string">
            <text:p>UPDATE personal_inteligencia SET aliases = array_append(aliases, <text:s/>ROW( 'Bernarda','Maximo','Santana','Sierra','personal_inteligencia_data/foto.png','1986-10-17','Holanda',85453736,'verde oscuro','Mason, OH 45040','2035-04-09 07:00:00' )::alias_ty)</text:p>
          </table:table-cell>
          <table:table-cell table:formula="of:=CONCATENATE([.$P$2];[.C36];&quot;;&quot;)" office:value-type="string" office:string-value=" WHERE id = 66;" calcext:value-type="string">
            <text:p><text:s/>WHERE id = 6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lia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34842680" calcext:value-type="float">
            <text:p>3484268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Venice, FL 3429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7];&quot;,&quot;;[.G37];&quot;,&quot;;[.H37];&quot;,&quot;;[.I37];&quot;,&quot;;[.J37];&quot;,'&quot;;[.K37];&quot;','&quot;;[.L37];&quot;',&quot;;[.M37];&quot;,'&quot;;[.N37];&quot;','&quot;;[.O37];&quot;','&quot;;[.P37];&quot;' )::alias_ty)&quot;)" office:value-type="string" office:string-value="UPDATE personal_inteligencia SET aliases = array_append(aliases,  ROW( 'Amelia','Maximo','Valdivia','Valverde','personal_inteligencia_data/foto.png','1990-05-03','Argentina',34842680,'verde claro','Venice, FL 34293','2035-04-09 07:00:00' )::alias_ty)" calcext:value-type="string">
            <text:p>UPDATE personal_inteligencia SET aliases = array_append(aliases, <text:s/>ROW( 'Amelia','Maximo','Valdivia','Valverde','personal_inteligencia_data/foto.png','1990-05-03','Argentina',34842680,'verde claro','Venice, FL 34293','2035-04-09 07:00:00' )::alias_ty)</text:p>
          </table:table-cell>
          <table:table-cell table:formula="of:=CONCATENATE([.$P$2];[.C37];&quot;;&quot;)" office:value-type="string" office:string-value=" WHERE id = 68;" calcext:value-type="string">
            <text:p><text:s/>WHERE id = 6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90447207" calcext:value-type="float">
            <text:p>90447207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West Springfield, MA 01089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8];&quot;,&quot;;[.G38];&quot;,&quot;;[.H38];&quot;,&quot;;[.I38];&quot;,&quot;;[.J38];&quot;,'&quot;;[.K38];&quot;','&quot;;[.L38];&quot;',&quot;;[.M38];&quot;,'&quot;;[.N38];&quot;','&quot;;[.O38];&quot;','&quot;;[.P38];&quot;' )::alias_ty)&quot;)" office:value-type="string" office:string-value="UPDATE personal_inteligencia SET aliases = array_append(aliases,  ROW( 'Aleyda','Maximiliano','Velasco','Verdugo','personal_inteligencia_data/foto.png','1967-02-15','Australia',90447207,'marrón claro','West Springfield, MA 01089','2035-04-09 07:00:00' )::alias_ty)" calcext:value-type="string">
            <text:p>UPDATE personal_inteligencia SET aliases = array_append(aliases, <text:s/>ROW( 'Aleyda','Maximiliano','Velasco','Verdugo','personal_inteligencia_data/foto.png','1967-02-15','Australia',90447207,'marrón claro','West Springfield, MA 01089','2035-04-09 07:00:00' )::alias_ty)</text:p>
          </table:table-cell>
          <table:table-cell table:formula="of:=CONCATENATE([.$P$2];[.C38];&quot;;&quot;)" office:value-type="string" office:string-value=" WHERE id = 70;" calcext:value-type="string">
            <text:p><text:s/>WHERE id = 7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51591100" calcext:value-type="float">
            <text:p>51591100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Zionsville, IN 4607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39];&quot;,&quot;;[.G39];&quot;,&quot;;[.H39];&quot;,&quot;;[.I39];&quot;,&quot;;[.J39];&quot;,'&quot;;[.K39];&quot;','&quot;;[.L39];&quot;',&quot;;[.M39];&quot;,'&quot;;[.N39];&quot;','&quot;;[.O39];&quot;','&quot;;[.P39];&quot;' )::alias_ty)&quot;)" office:value-type="string" office:string-value="UPDATE personal_inteligencia SET aliases = array_append(aliases,  ROW( 'Amanda','Mariluz','Valerio','Velarde','personal_inteligencia_data/foto.png','1983-06-07','Groenlandia',51591100,'marrón oscuro','Zionsville, IN 46077','2035-04-09 07:00:00' )::alias_ty)" calcext:value-type="string">
            <text:p>UPDATE personal_inteligencia SET aliases = array_append(aliases, <text:s/>ROW( 'Amanda','Mariluz','Valerio','Velarde','personal_inteligencia_data/foto.png','1983-06-07','Groenlandia',51591100,'marrón oscuro','Zionsville, IN 46077','2035-04-09 07:00:00' )::alias_ty)</text:p>
          </table:table-cell>
          <table:table-cell table:formula="of:=CONCATENATE([.$P$2];[.C39];&quot;;&quot;)" office:value-type="string" office:string-value=" WHERE id = 72;" calcext:value-type="string">
            <text:p><text:s/>WHERE id = 7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nes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86973694" calcext:value-type="float">
            <text:p>8697369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Chillicothe, OH 4560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0];&quot;,&quot;;[.G40];&quot;,&quot;;[.H40];&quot;,&quot;;[.I40];&quot;,&quot;;[.J40];&quot;,'&quot;;[.K40];&quot;','&quot;;[.L40];&quot;',&quot;;[.M40];&quot;,'&quot;;[.N40];&quot;','&quot;;[.O40];&quot;','&quot;;[.P40];&quot;' )::alias_ty)&quot;)" office:value-type="string" office:string-value="UPDATE personal_inteligencia SET aliases = array_append(aliases,  ROW( 'Agnes','Mariana','Villeda','Walker','personal_inteligencia_data/foto.png','1989-03-16','Taiwán',86973694,'marrón oscuro','Chillicothe, OH 45601','2035-04-09 07:00:00' )::alias_ty)" calcext:value-type="string">
            <text:p>UPDATE personal_inteligencia SET aliases = array_append(aliases, <text:s/>ROW( 'Agnes','Mariana','Villeda','Walker','personal_inteligencia_data/foto.png','1989-03-16','Taiwán',86973694,'marrón oscuro','Chillicothe, OH 45601','2035-04-09 07:00:00' )::alias_ty)</text:p>
          </table:table-cell>
          <table:table-cell table:formula="of:=CONCATENATE([.$P$2];[.C40];&quot;;&quot;)" office:value-type="string" office:string-value=" WHERE id = 74;" calcext:value-type="string">
            <text:p><text:s/>WHERE id = 7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20070187" calcext:value-type="float">
            <text:p>20070187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Palm Harbor, FL 3468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1];&quot;,&quot;;[.G41];&quot;,&quot;;[.H41];&quot;,&quot;;[.I41];&quot;,&quot;;[.J41];&quot;,'&quot;;[.K41];&quot;','&quot;;[.L41];&quot;',&quot;;[.M41];&quot;,'&quot;;[.N41];&quot;','&quot;;[.O41];&quot;','&quot;;[.P41];&quot;' )::alias_ty)&quot;)" office:value-type="string" office:string-value="UPDATE personal_inteligencia SET aliases = array_append(aliases,  ROW( 'Benigno','Mariam','Sauceda','Simon','personal_inteligencia_data/foto.png','1975-06-12','Australia',20070187,'azul oscuro','Palm Harbor, FL 34683','2035-04-09 07:00:00' )::alias_ty)" calcext:value-type="string">
            <text:p>UPDATE personal_inteligencia SET aliases = array_append(aliases, <text:s/>ROW( 'Benigno','Mariam','Sauceda','Simon','personal_inteligencia_data/foto.png','1975-06-12','Australia',20070187,'azul oscuro','Palm Harbor, FL 34683','2035-04-09 07:00:00' )::alias_ty)</text:p>
          </table:table-cell>
          <table:table-cell table:formula="of:=CONCATENATE([.$P$2];[.C41];&quot;;&quot;)" office:value-type="string" office:string-value=" WHERE id = 76;" calcext:value-type="string">
            <text:p><text:s/>WHERE id = 7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15422404" calcext:value-type="float">
            <text:p>1542240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Cheshire, CT 0641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2];&quot;,&quot;;[.G42];&quot;,&quot;;[.H42];&quot;,&quot;;[.I42];&quot;,&quot;;[.J42];&quot;,'&quot;;[.K42];&quot;','&quot;;[.L42];&quot;',&quot;;[.M42];&quot;,'&quot;;[.N42];&quot;','&quot;;[.O42];&quot;','&quot;;[.P42];&quot;' )::alias_ty)&quot;)" office:value-type="string" office:string-value="UPDATE personal_inteligencia SET aliases = array_append(aliases,  ROW( 'Antonio','Margarita','Tamez','Trejo','personal_inteligencia_data/foto.png','1971-06-15','Irlanda',15422404,'marrón claro','Cheshire, CT 06410','2035-04-09 07:00:00' )::alias_ty)" calcext:value-type="string">
            <text:p>UPDATE personal_inteligencia SET aliases = array_append(aliases, <text:s/>ROW( 'Antonio','Margarita','Tamez','Trejo','personal_inteligencia_data/foto.png','1971-06-15','Irlanda',15422404,'marrón claro','Cheshire, CT 06410','2035-04-09 07:00:00' )::alias_ty)</text:p>
          </table:table-cell>
          <table:table-cell table:formula="of:=CONCATENATE([.$P$2];[.C42];&quot;;&quot;)" office:value-type="string" office:string-value=" WHERE id = 78;" calcext:value-type="string">
            <text:p><text:s/>WHERE id = 7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aceli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5486428" calcext:value-type="float">
            <text:p>6548642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Georgetown, SC 29440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3];&quot;,&quot;;[.G43];&quot;,&quot;;[.H43];&quot;,&quot;;[.I43];&quot;,&quot;;[.J43];&quot;,'&quot;;[.K43];&quot;','&quot;;[.L43];&quot;',&quot;;[.M43];&quot;,'&quot;;[.N43];&quot;','&quot;;[.O43];&quot;','&quot;;[.P43];&quot;' )::alias_ty)&quot;)" office:value-type="string" office:string-value="UPDATE personal_inteligencia SET aliases = array_append(aliases,  ROW( 'Araceli','Marcial','Tafoya','Torrez','personal_inteligencia_data/foto.png','1972-08-11','Irlanda',65486428,'marrón oscuro','Georgetown, SC 29440','2035-04-09 07:00:00' )::alias_ty)" calcext:value-type="string">
            <text:p>UPDATE personal_inteligencia SET aliases = array_append(aliases, <text:s/>ROW( 'Araceli','Marcial','Tafoya','Torrez','personal_inteligencia_data/foto.png','1972-08-11','Irlanda',65486428,'marrón oscuro','Georgetown, SC 29440','2035-04-09 07:00:00' )::alias_ty)</text:p>
          </table:table-cell>
          <table:table-cell table:formula="of:=CONCATENATE([.$P$2];[.C43];&quot;;&quot;)" office:value-type="string" office:string-value=" WHERE id = 80;" calcext:value-type="string">
            <text:p><text:s/>WHERE id = 8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64519015" calcext:value-type="float">
            <text:p>64519015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Maumee, OH 43537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4];&quot;,&quot;;[.G44];&quot;,&quot;;[.H44];&quot;,&quot;;[.I44];&quot;,&quot;;[.J44];&quot;,'&quot;;[.K44];&quot;','&quot;;[.L44];&quot;',&quot;;[.M44];&quot;,'&quot;;[.N44];&quot;','&quot;;[.O44];&quot;','&quot;;[.P44];&quot;' )::alias_ty)&quot;)" office:value-type="string" office:string-value="UPDATE personal_inteligencia SET aliases = array_append(aliases,  ROW( 'Benjamin','Marcela','Santillan','Silva','personal_inteligencia_data/foto.png','1979-03-29','Irlanda',64519015,'marrón claro','Maumee, OH 43537','2035-04-09 07:00:00' )::alias_ty)" calcext:value-type="string">
            <text:p>UPDATE personal_inteligencia SET aliases = array_append(aliases, <text:s/>ROW( 'Benjamin','Marcela','Santillan','Silva','personal_inteligencia_data/foto.png','1979-03-29','Irlanda',64519015,'marrón claro','Maumee, OH 43537','2035-04-09 07:00:00' )::alias_ty)</text:p>
          </table:table-cell>
          <table:table-cell table:formula="of:=CONCATENATE([.$P$2];[.C44];&quot;;&quot;)" office:value-type="string" office:string-value=" WHERE id = 82;" calcext:value-type="string">
            <text:p><text:s/>WHERE id = 8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2776521" calcext:value-type="float">
            <text:p>32776521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29 Golf St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5];&quot;,&quot;;[.G45];&quot;,&quot;;[.H45];&quot;,&quot;;[.I45];&quot;,&quot;;[.J45];&quot;,'&quot;;[.K45];&quot;','&quot;;[.L45];&quot;',&quot;;[.M45];&quot;,'&quot;;[.N45];&quot;','&quot;;[.O45];&quot;','&quot;;[.P45];&quot;' )::alias_ty)&quot;)" office:value-type="string" office:string-value="UPDATE personal_inteligencia SET aliases = array_append(aliases,  ROW( 'Adolfo','Mabel','Yepez','Zapata','personal_inteligencia_data/foto.png','1974-12-30','Groenlandia',32776521,'marrón oscuro','29 Golf St. ','2035-04-09 07:00:00' )::alias_ty)" calcext:value-type="string">
            <text:p>UPDATE personal_inteligencia SET aliases = array_append(aliases, <text:s/>ROW( 'Adolfo','Mabel','Yepez','Zapata','personal_inteligencia_data/foto.png','1974-12-30','Groenlandia',32776521,'marrón oscuro','29 Golf St. ','2035-04-09 07:00:00' )::alias_ty)</text:p>
          </table:table-cell>
          <table:table-cell table:formula="of:=CONCATENATE([.$P$2];[.C45];&quot;;&quot;)" office:value-type="string" office:string-value=" WHERE id = 84;" calcext:value-type="string">
            <text:p><text:s/>WHERE id = 8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11768059" calcext:value-type="float">
            <text:p>1176805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Winston Salem, NC 2710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6];&quot;,&quot;;[.G46];&quot;,&quot;;[.H46];&quot;,&quot;;[.I46];&quot;,&quot;;[.J46];&quot;,'&quot;;[.K46];&quot;','&quot;;[.L46];&quot;',&quot;;[.M46];&quot;,'&quot;;[.N46];&quot;','&quot;;[.O46];&quot;','&quot;;[.P46];&quot;' )::alias_ty)&quot;)" office:value-type="string" office:string-value="UPDATE personal_inteligencia SET aliases = array_append(aliases,  ROW( 'Benedicto','Lucrecia','Serna','Soria','personal_inteligencia_data/foto.png','1968-08-05','Zimbabue',11768059,'marrón oscuro','Winston Salem, NC 27103','2035-04-09 07:00:00' )::alias_ty)" calcext:value-type="string">
            <text:p>UPDATE personal_inteligencia SET aliases = array_append(aliases, <text:s/>ROW( 'Benedicto','Lucrecia','Serna','Soria','personal_inteligencia_data/foto.png','1968-08-05','Zimbabue',11768059,'marrón oscuro','Winston Salem, NC 27103','2035-04-09 07:00:00' )::alias_ty)</text:p>
          </table:table-cell>
          <table:table-cell table:formula="of:=CONCATENATE([.$P$2];[.C46];&quot;;&quot;)" office:value-type="string" office:string-value=" WHERE id = 86;" calcext:value-type="string">
            <text:p><text:s/>WHERE id = 8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65627568" calcext:value-type="float">
            <text:p>65627568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York, NY 10002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7];&quot;,&quot;;[.G47];&quot;,&quot;;[.H47];&quot;,&quot;;[.I47];&quot;,&quot;;[.J47];&quot;,'&quot;;[.K47];&quot;','&quot;;[.L47];&quot;',&quot;;[.M47];&quot;,'&quot;;[.N47];&quot;','&quot;;[.O47];&quot;','&quot;;[.P47];&quot;' )::alias_ty)&quot;)" office:value-type="string" office:string-value="UPDATE personal_inteligencia SET aliases = array_append(aliases,  ROW( 'Aurelio','Lorena','Soriano','Tejeda','personal_inteligencia_data/foto.png','1994-08-02','Argentina',65627568,'verde claro','New York, NY 10002','2035-04-09 07:00:00' )::alias_ty)" calcext:value-type="string">
            <text:p>UPDATE personal_inteligencia SET aliases = array_append(aliases, <text:s/>ROW( 'Aurelio','Lorena','Soriano','Tejeda','personal_inteligencia_data/foto.png','1994-08-02','Argentina',65627568,'verde claro','New York, NY 10002','2035-04-09 07:00:00' )::alias_ty)</text:p>
          </table:table-cell>
          <table:table-cell table:formula="of:=CONCATENATE([.$P$2];[.C47];&quot;;&quot;)" office:value-type="string" office:string-value=" WHERE id = 88;" calcext:value-type="string">
            <text:p><text:s/>WHERE id = 8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5838844" calcext:value-type="float">
            <text:p>5583884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8417 South Brandywine Rd.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8];&quot;,&quot;;[.G48];&quot;,&quot;;[.H48];&quot;,&quot;;[.I48];&quot;,&quot;;[.J48];&quot;,'&quot;;[.K48];&quot;','&quot;;[.L48];&quot;',&quot;;[.M48];&quot;,'&quot;;[.N48];&quot;','&quot;;[.O48];&quot;','&quot;;[.P48];&quot;' )::alias_ty)&quot;)" office:value-type="string" office:string-value="UPDATE personal_inteligencia SET aliases = array_append(aliases,  ROW( 'Adriana','Lincoln','Viramontes','Watson','personal_inteligencia_data/foto.png','1987-06-01','Taiwán',55838844,'marrón claro','8417 South Brandywine Rd. ','2035-04-09 07:00:00' )::alias_ty)" calcext:value-type="string">
            <text:p>UPDATE personal_inteligencia SET aliases = array_append(aliases, <text:s/>ROW( 'Adriana','Lincoln','Viramontes','Watson','personal_inteligencia_data/foto.png','1987-06-01','Taiwán',55838844,'marrón claro','8417 South Brandywine Rd. ','2035-04-09 07:00:00' )::alias_ty)</text:p>
          </table:table-cell>
          <table:table-cell table:formula="of:=CONCATENATE([.$P$2];[.C48];&quot;;&quot;)" office:value-type="string" office:string-value=" WHERE id = 90;" calcext:value-type="string">
            <text:p><text:s/>WHERE id = 9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paro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59214905" calcext:value-type="float">
            <text:p>59214905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Nottingham, MD 2123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49];&quot;,&quot;;[.G49];&quot;,&quot;;[.H49];&quot;,&quot;;[.I49];&quot;,&quot;;[.J49];&quot;,'&quot;;[.K49];&quot;','&quot;;[.L49];&quot;',&quot;;[.M49];&quot;,'&quot;;[.N49];&quot;','&quot;;[.O49];&quot;','&quot;;[.P49];&quot;' )::alias_ty)&quot;)" office:value-type="string" office:string-value="UPDATE personal_inteligencia SET aliases = array_append(aliases,  ROW( 'Amparo','Liliana','Valadez','Vallejo','personal_inteligencia_data/foto.png','1994-03-07','Argentina',59214905,'azul oscuro','Nottingham, MD 21236','2035-04-09 07:00:00' )::alias_ty)" calcext:value-type="string">
            <text:p>UPDATE personal_inteligencia SET aliases = array_append(aliases, <text:s/>ROW( 'Amparo','Liliana','Valadez','Vallejo','personal_inteligencia_data/foto.png','1994-03-07','Argentina',59214905,'azul oscuro','Nottingham, MD 21236','2035-04-09 07:00:00' )::alias_ty)</text:p>
          </table:table-cell>
          <table:table-cell table:formula="of:=CONCATENATE([.$P$2];[.C49];&quot;;&quot;)" office:value-type="string" office:string-value=" WHERE id = 92;" calcext:value-type="string">
            <text:p><text:s/>WHERE id = 9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shley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7860452" calcext:value-type="float">
            <text:p>97860452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Lake Villa, IL 60046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0];&quot;,&quot;;[.G50];&quot;,&quot;;[.H50];&quot;,&quot;;[.I50];&quot;,&quot;;[.J50];&quot;,'&quot;;[.K50];&quot;','&quot;;[.L50];&quot;',&quot;;[.M50];&quot;,'&quot;;[.N50];&quot;','&quot;;[.O50];&quot;','&quot;;[.P50];&quot;' )::alias_ty)&quot;)" office:value-type="string" office:string-value="UPDATE personal_inteligencia SET aliases = array_append(aliases,  ROW( 'Ashley','Leopoldo','Suarez','Thompson','personal_inteligencia_data/foto.png','1980-06-12','Groenlandia',97860452,'azul claro','Lake Villa, IL 60046','2035-04-09 07:00:00' )::alias_ty)" calcext:value-type="string">
            <text:p>UPDATE personal_inteligencia SET aliases = array_append(aliases, <text:s/>ROW( 'Ashley','Leopoldo','Suarez','Thompson','personal_inteligencia_data/foto.png','1980-06-12','Groenlandia',97860452,'azul claro','Lake Villa, IL 60046','2035-04-09 07:00:00' )::alias_ty)</text:p>
          </table:table-cell>
          <table:table-cell table:formula="of:=CONCATENATE([.$P$2];[.C50];&quot;;&quot;)" office:value-type="string" office:string-value=" WHERE id = 94;" calcext:value-type="string">
            <text:p><text:s/>WHERE id = 9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90232222" calcext:value-type="float">
            <text:p>90232222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638 Greenrose Road 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1];&quot;,&quot;;[.G51];&quot;,&quot;;[.H51];&quot;,&quot;;[.I51];&quot;,&quot;;[.J51];&quot;,'&quot;;[.K51];&quot;','&quot;;[.L51];&quot;',&quot;;[.M51];&quot;,'&quot;;[.N51];&quot;','&quot;;[.O51];&quot;','&quot;;[.P51];&quot;' )::alias_ty)&quot;)" office:value-type="string" office:string-value="UPDATE personal_inteligencia SET aliases = array_append(aliases,  ROW( 'Adria','Leopoldo','Wilson','Zamora','personal_inteligencia_data/foto.png','1980-03-31','Groenlandia',90232222,'verde claro','9638 Greenrose Road ','2035-04-09 07:00:00' )::alias_ty)" calcext:value-type="string">
            <text:p>UPDATE personal_inteligencia SET aliases = array_append(aliases, <text:s/>ROW( 'Adria','Leopoldo','Wilson','Zamora','personal_inteligencia_data/foto.png','1980-03-31','Groenlandia',90232222,'verde claro','9638 Greenrose Road ','2035-04-09 07:00:00' )::alias_ty)</text:p>
          </table:table-cell>
          <table:table-cell table:formula="of:=CONCATENATE([.$P$2];[.C51];&quot;;&quot;)" office:value-type="string" office:string-value=" WHERE id = 96;" calcext:value-type="string">
            <text:p><text:s/>WHERE id = 9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7394766" calcext:value-type="float">
            <text:p>57394766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Lawrenceville, GA 30043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2];&quot;,&quot;;[.G52];&quot;,&quot;;[.H52];&quot;,&quot;;[.I52];&quot;,&quot;;[.J52];&quot;,'&quot;;[.K52];&quot;','&quot;;[.L52];&quot;',&quot;;[.M52];&quot;,'&quot;;[.N52];&quot;','&quot;;[.O52];&quot;','&quot;;[.P52];&quot;' )::alias_ty)&quot;)" office:value-type="string" office:string-value="UPDATE personal_inteligencia SET aliases = array_append(aliases,  ROW( 'Ava','Leonardo','Solis','Tavarez','personal_inteligencia_data/foto.png','2004-05-20','Taiwán',57394766,'marrón claro','Lawrenceville, GA 30043','2035-04-09 07:00:00' )::alias_ty)" calcext:value-type="string">
            <text:p>UPDATE personal_inteligencia SET aliases = array_append(aliases, <text:s/>ROW( 'Ava','Leonardo','Solis','Tavarez','personal_inteligencia_data/foto.png','2004-05-20','Taiwán',57394766,'marrón claro','Lawrenceville, GA 30043','2035-04-09 07:00:00' )::alias_ty)</text:p>
          </table:table-cell>
          <table:table-cell table:formula="of:=CONCATENATE([.$P$2];[.C52];&quot;;&quot;)" office:value-type="string" office:string-value=" WHERE id = 98;" calcext:value-type="string">
            <text:p><text:s/>WHERE id = 9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da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94174156" calcext:value-type="float">
            <text:p>94174156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Adrian, MI 4922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3];&quot;,&quot;;[.G53];&quot;,&quot;;[.H53];&quot;,&quot;;[.I53];&quot;,&quot;;[.J53];&quot;,'&quot;;[.K53];&quot;','&quot;;[.L53];&quot;',&quot;;[.M53];&quot;,'&quot;;[.N53];&quot;','&quot;;[.O53];&quot;','&quot;;[.P53];&quot;' )::alias_ty)&quot;)" office:value-type="string" office:string-value="UPDATE personal_inteligencia SET aliases = array_append(aliases,  ROW( 'Amada','Leon','Vallejo','Velasquez','personal_inteligencia_data/foto.png','1975-12-30','Holanda',94174156,'azul claro','Adrian, MI 49221','2035-04-09 07:00:00' )::alias_ty)" calcext:value-type="string">
            <text:p>UPDATE personal_inteligencia SET aliases = array_append(aliases, <text:s/>ROW( 'Amada','Leon','Vallejo','Velasquez','personal_inteligencia_data/foto.png','1975-12-30','Holanda',94174156,'azul claro','Adrian, MI 49221','2035-04-09 07:00:00' )::alias_ty)</text:p>
          </table:table-cell>
          <table:table-cell table:formula="of:=CONCATENATE([.$P$2];[.C53];&quot;;&quot;)" office:value-type="string" office:string-value=" WHERE id = 100;" calcext:value-type="string">
            <text:p><text:s/>WHERE id = 10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31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hony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53556060" calcext:value-type="float">
            <text:p>53556060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New Berlin, WI 53151</text:p>
          </table:table-cell>
          <table:table-cell table:style-name="ce112" office:value-type="string" calcext:value-type="string">
            <text:p>2035-04-09 07:00:00</text:p>
          </table:table-cell>
          <table:table-cell table:formula="of:=CONCATENATE([.$O$2]; &quot; ROW( &quot;;[.F54];&quot;,&quot;;[.G54];&quot;,&quot;;[.H54];&quot;,&quot;;[.I54];&quot;,&quot;;[.J54];&quot;,'&quot;;[.K54];&quot;','&quot;;[.L54];&quot;',&quot;;[.M54];&quot;,'&quot;;[.N54];&quot;','&quot;;[.O54];&quot;','&quot;;[.P54];&quot;' )::alias_ty)&quot;)" office:value-type="string" office:string-value="UPDATE personal_inteligencia SET aliases = array_append(aliases,  ROW( 'Anthony','Klement','Tellez','Uribe','personal_inteligencia_data/foto.png','1966-06-15','Zimbabue',53556060,'verde claro','New Berlin, WI 53151','2035-04-09 07:00:00' )::alias_ty)" calcext:value-type="string">
            <text:p>UPDATE personal_inteligencia SET aliases = array_append(aliases, <text:s/>ROW( 'Anthony','Klement','Tellez','Uribe','personal_inteligencia_data/foto.png','1966-06-15','Zimbabue',53556060,'verde claro','New Berlin, WI 53151','2035-04-09 07:00:00' )::alias_ty)</text:p>
          </table:table-cell>
          <table:table-cell table:formula="of:=CONCATENATE([.$P$2];[.C54];&quot;;&quot;)" office:value-type="string" office:string-value=" WHERE id = 102;" calcext:value-type="string">
            <text:p><text:s/>WHERE id = 10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32362098" calcext:value-type="float">
            <text:p>32362098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1 Baker Cour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5];&quot;,&quot;;[.G55];&quot;,&quot;;[.H55];&quot;,&quot;;[.I55];&quot;,&quot;;[.J55];&quot;,'&quot;;[.K55];&quot;','&quot;;[.L55];&quot;',&quot;;[.M55];&quot;,'&quot;;[.N55];&quot;','&quot;;[.O55];&quot;','&quot;;[.P55];&quot;' )::alias_ty)&quot;)" office:value-type="string" office:string-value="UPDATE personal_inteligencia SET aliases = array_append(aliases,  ROW( 'Arturo','Guadalupe','Sullivan','Tobar','personal_inteligencia_data/foto.png','1980-04-16','Holanda',32362098,'azul oscuro','1 Baker Court ','2035-05-09 07:00:00' )::alias_ty)" calcext:value-type="string">
            <text:p>UPDATE personal_inteligencia SET aliases = array_append(aliases, <text:s/>ROW( 'Arturo','Guadalupe','Sullivan','Tobar','personal_inteligencia_data/foto.png','1980-04-16','Holanda',32362098,'azul oscuro','1 Baker Court ','2035-05-09 07:00:00' )::alias_ty)</text:p>
          </table:table-cell>
          <table:table-cell table:formula="of:=CONCATENATE([.$P$2];[.C55];&quot;;&quot;)" office:value-type="string" office:string-value=" WHERE id = 2;" calcext:value-type="string">
            <text:p><text:s/>WHERE id = 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97747737" calcext:value-type="float">
            <text:p>9774773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 Shirley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6];&quot;,&quot;;[.G56];&quot;,&quot;;[.H56];&quot;,&quot;;[.I56];&quot;,&quot;;[.J56];&quot;,'&quot;;[.K56];&quot;','&quot;;[.L56];&quot;',&quot;;[.M56];&quot;,'&quot;;[.N56];&quot;','&quot;;[.O56];&quot;','&quot;;[.P56];&quot;' )::alias_ty)&quot;)" office:value-type="string" office:string-value="UPDATE personal_inteligencia SET aliases = array_append(aliases,  ROW( 'Betsabe','Liliana','Sanabria','Segovia','personal_inteligencia_data/foto.png','1995-05-17','Argentina',97747737,'marrón oscuro','1 Shirley Drive ','2035-05-09 07:00:00' )::alias_ty)" calcext:value-type="string">
            <text:p>UPDATE personal_inteligencia SET aliases = array_append(aliases, <text:s/>ROW( 'Betsabe','Liliana','Sanabria','Segovia','personal_inteligencia_data/foto.png','1995-05-17','Argentina',97747737,'marrón oscuro','1 Shirley Drive ','2035-05-09 07:00:00' )::alias_ty)</text:p>
          </table:table-cell>
          <table:table-cell table:formula="of:=CONCATENATE([.$P$2];[.C56];&quot;;&quot;)" office:value-type="string" office:string-value=" WHERE id = 4;" calcext:value-type="string">
            <text:p><text:s/>WHERE id = 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2221688" calcext:value-type="float">
            <text:p>22221688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121 Lincoln Lan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7];&quot;,&quot;;[.G57];&quot;,&quot;;[.H57];&quot;,&quot;;[.I57];&quot;,&quot;;[.J57];&quot;,'&quot;;[.K57];&quot;','&quot;;[.L57];&quot;',&quot;;[.M57];&quot;,'&quot;;[.N57];&quot;','&quot;;[.O57];&quot;','&quot;;[.P57];&quot;' )::alias_ty)&quot;)" office:value-type="string" office:string-value="UPDATE personal_inteligencia SET aliases = array_append(aliases,  ROW( 'Alan','Adan','Vigil','Villalpando','personal_inteligencia_data/foto.png','2000-01-03','Uganda',22221688,'marrón claro','121 Lincoln Lane ','2035-05-09 07:00:00' )::alias_ty)" calcext:value-type="string">
            <text:p>UPDATE personal_inteligencia SET aliases = array_append(aliases, <text:s/>ROW( 'Alan','Adan','Vigil','Villalpando','personal_inteligencia_data/foto.png','2000-01-03','Uganda',22221688,'marrón claro','121 Lincoln Lane ','2035-05-09 07:00:00' )::alias_ty)</text:p>
          </table:table-cell>
          <table:table-cell table:formula="of:=CONCATENATE([.$P$2];[.C57];&quot;;&quot;)" office:value-type="string" office:string-value=" WHERE id = 6;" calcext:value-type="string">
            <text:p><text:s/>WHERE id = 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30565634" calcext:value-type="float">
            <text:p>30565634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14 N. Southampton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8];&quot;,&quot;;[.G58];&quot;,&quot;;[.H58];&quot;,&quot;;[.I58];&quot;,&quot;;[.J58];&quot;,'&quot;;[.K58];&quot;','&quot;;[.L58];&quot;',&quot;;[.M58];&quot;,'&quot;;[.N58];&quot;','&quot;;[.O58];&quot;','&quot;;[.P58];&quot;' )::alias_ty)&quot;)" office:value-type="string" office:string-value="UPDATE personal_inteligencia SET aliases = array_append(aliases,  ROW( 'Antonella','Consuelo','Tejeda','Urias','personal_inteligencia_data/foto.png','1966-08-26','Australia',30565634,'verde oscuro','14 N. Southampton Dr. ','2035-05-09 07:00:00' )::alias_ty)" calcext:value-type="string">
            <text:p>UPDATE personal_inteligencia SET aliases = array_append(aliases, <text:s/>ROW( 'Antonella','Consuelo','Tejeda','Urias','personal_inteligencia_data/foto.png','1966-08-26','Australia',30565634,'verde oscuro','14 N. Southampton Dr. ','2035-05-09 07:00:00' )::alias_ty)</text:p>
          </table:table-cell>
          <table:table-cell table:formula="of:=CONCATENATE([.$P$2];[.C58];&quot;;&quot;)" office:value-type="string" office:string-value=" WHERE id = 8;" calcext:value-type="string">
            <text:p><text:s/>WHERE id = 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130"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97466797" calcext:value-type="float">
            <text:p>97466797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15 SW. Gates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59];&quot;,&quot;;[.G59];&quot;,&quot;;[.H59];&quot;,&quot;;[.I59];&quot;,&quot;;[.J59];&quot;,'&quot;;[.K59];&quot;','&quot;;[.L59];&quot;',&quot;;[.M59];&quot;,'&quot;;[.N59];&quot;','&quot;;[.O59];&quot;','&quot;;[.P59];&quot;' )::alias_ty)&quot;)" office:value-type="string" office:string-value="UPDATE personal_inteligencia SET aliases = array_append(aliases,  ROW( 'Ayala','Gloria','Solis','Tapia','personal_inteligencia_data/foto.png','2005-10-25','Malasia',97466797,'marrón oscuro','15 SW. Gates Street ','2035-05-09 07:00:00' )::alias_ty)" calcext:value-type="string">
            <text:p>UPDATE personal_inteligencia SET aliases = array_append(aliases, <text:s/>ROW( 'Ayala','Gloria','Solis','Tapia','personal_inteligencia_data/foto.png','2005-10-25','Malasia',97466797,'marrón oscuro','15 SW. Gates Street ','2035-05-09 07:00:00' )::alias_ty)</text:p>
          </table:table-cell>
          <table:table-cell table:formula="of:=CONCATENATE([.$P$2];[.C59];&quot;;&quot;)" office:value-type="string" office:string-value=" WHERE id = 10;" calcext:value-type="string">
            <text:p><text:s/>WHERE id = 1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30"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28910241" calcext:value-type="float">
            <text:p>28910241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235 Orchard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0];&quot;,&quot;;[.G60];&quot;,&quot;;[.H60];&quot;,&quot;;[.I60];&quot;,&quot;;[.J60];&quot;,'&quot;;[.K60];&quot;','&quot;;[.L60];&quot;',&quot;;[.M60];&quot;,'&quot;;[.N60];&quot;','&quot;;[.O60];&quot;','&quot;;[.P60];&quot;' )::alias_ty)&quot;)" office:value-type="string" office:string-value="UPDATE personal_inteligencia SET aliases = array_append(aliases,  ROW( 'Bibiana','Celia','Salmeron','Sarmiento','personal_inteligencia_data/foto.png','1999-12-14','Taiwán',28910241,'verde oscuro','235 Orchard Dr. ','2035-05-09 07:00:00' )::alias_ty)" calcext:value-type="string">
            <text:p>UPDATE personal_inteligencia SET aliases = array_append(aliases, <text:s/>ROW( 'Bibiana','Celia','Salmeron','Sarmiento','personal_inteligencia_data/foto.png','1999-12-14','Taiwán',28910241,'verde oscuro','235 Orchard Dr. ','2035-05-09 07:00:00' )::alias_ty)</text:p>
          </table:table-cell>
          <table:table-cell table:formula="of:=CONCATENATE([.$P$2];[.C60];&quot;;&quot;)" office:value-type="string" office:string-value=" WHERE id = 12;" calcext:value-type="string">
            <text:p><text:s/>WHERE id = 1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30"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20008966" calcext:value-type="float">
            <text:p>20008966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3 Cedarwoo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1];&quot;,&quot;;[.G61];&quot;,&quot;;[.H61];&quot;,&quot;;[.I61];&quot;,&quot;;[.J61];&quot;,'&quot;;[.K61];&quot;','&quot;;[.L61];&quot;',&quot;;[.M61];&quot;,'&quot;;[.N61];&quot;','&quot;;[.O61];&quot;','&quot;;[.P61];&quot;' )::alias_ty)&quot;)" office:value-type="string" office:string-value="UPDATE personal_inteligencia SET aliases = array_append(aliases,  ROW( 'Ayala','Eleazar','Smith','Tafoya','personal_inteligencia_data/foto.png','2011-01-03','Malasia',20008966,'verde claro','3 Cedarwood Street ','2035-05-09 07:00:00' )::alias_ty)" calcext:value-type="string">
            <text:p>UPDATE personal_inteligencia SET aliases = array_append(aliases, <text:s/>ROW( 'Ayala','Eleazar','Smith','Tafoya','personal_inteligencia_data/foto.png','2011-01-03','Malasia',20008966,'verde claro','3 Cedarwood Street ','2035-05-09 07:00:00' )::alias_ty)</text:p>
          </table:table-cell>
          <table:table-cell table:formula="of:=CONCATENATE([.$P$2];[.C61];&quot;;&quot;)" office:value-type="string" office:string-value=" WHERE id = 14;" calcext:value-type="string">
            <text:p><text:s/>WHERE id = 1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90251392" calcext:value-type="float">
            <text:p>90251392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4 Cross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2];&quot;,&quot;;[.G62];&quot;,&quot;;[.H62];&quot;,&quot;;[.I62];&quot;,&quot;;[.J62];&quot;,'&quot;;[.K62];&quot;','&quot;;[.L62];&quot;',&quot;;[.M62];&quot;,'&quot;;[.N62];&quot;','&quot;;[.O62];&quot;','&quot;;[.P62];&quot;' )::alias_ty)&quot;)" office:value-type="string" office:string-value="UPDATE personal_inteligencia SET aliases = array_append(aliases,  ROW( 'Antonio','Vivaldo','Tamez','Umana','personal_inteligencia_data/foto.png','1970-09-16','Australia',90251392,'azul claro','34 Cross St. ','2035-05-09 07:00:00' )::alias_ty)" calcext:value-type="string">
            <text:p>UPDATE personal_inteligencia SET aliases = array_append(aliases, <text:s/>ROW( 'Antonio','Vivaldo','Tamez','Umana','personal_inteligencia_data/foto.png','1970-09-16','Australia',90251392,'azul claro','34 Cross St. ','2035-05-09 07:00:00' )::alias_ty)</text:p>
          </table:table-cell>
          <table:table-cell table:formula="of:=CONCATENATE([.$P$2];[.C62];&quot;;&quot;)" office:value-type="string" office:string-value=" WHERE id = 16;" calcext:value-type="string">
            <text:p><text:s/>WHERE id = 1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90376433" calcext:value-type="float">
            <text:p>90376433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367 West Cedarwoo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3];&quot;,&quot;;[.G63];&quot;,&quot;;[.H63];&quot;,&quot;;[.I63];&quot;,&quot;;[.J63];&quot;,'&quot;;[.K63];&quot;','&quot;;[.L63];&quot;',&quot;;[.M63];&quot;,'&quot;;[.N63];&quot;','&quot;;[.O63];&quot;','&quot;;[.P63];&quot;' )::alias_ty)&quot;)" office:value-type="string" office:string-value="UPDATE personal_inteligencia SET aliases = array_append(aliases,  ROW( 'Ava','Maximiliano','Soliz','Taveras','personal_inteligencia_data/foto.png','2003-08-08','Taiwán',90376433,'azul claro','367 West Cedarwood Street ','2035-05-09 07:00:00' )::alias_ty)" calcext:value-type="string">
            <text:p>UPDATE personal_inteligencia SET aliases = array_append(aliases, <text:s/>ROW( 'Ava','Maximiliano','Soliz','Taveras','personal_inteligencia_data/foto.png','2003-08-08','Taiwán',90376433,'azul claro','367 West Cedarwood Street ','2035-05-09 07:00:00' )::alias_ty)</text:p>
          </table:table-cell>
          <table:table-cell table:formula="of:=CONCATENATE([.$P$2];[.C63];&quot;;&quot;)" office:value-type="string" office:string-value=" WHERE id = 18;" calcext:value-type="string">
            <text:p><text:s/>WHERE id = 1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23451133" calcext:value-type="float">
            <text:p>23451133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4 Division Circl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4];&quot;,&quot;;[.G64];&quot;,&quot;;[.H64];&quot;,&quot;;[.I64];&quot;,&quot;;[.J64];&quot;,'&quot;;[.K64];&quot;','&quot;;[.L64];&quot;',&quot;;[.M64];&quot;,'&quot;;[.N64];&quot;','&quot;;[.O64];&quot;','&quot;;[.P64];&quot;' )::alias_ty)&quot;)" office:value-type="string" office:string-value="UPDATE personal_inteligencia SET aliases = array_append(aliases,  ROW( 'Caligula','Mariana','Saavedra','Santacruz','personal_inteligencia_data/foto.png','1970-10-02','Uganda',23451133,'azul oscuro','4 Division Circle ','2035-05-09 07:00:00' )::alias_ty)" calcext:value-type="string">
            <text:p>UPDATE personal_inteligencia SET aliases = array_append(aliases, <text:s/>ROW( 'Caligula','Mariana','Saavedra','Santacruz','personal_inteligencia_data/foto.png','1970-10-02','Uganda',23451133,'azul oscuro','4 Division Circle ','2035-05-09 07:00:00' )::alias_ty)</text:p>
          </table:table-cell>
          <table:table-cell table:formula="of:=CONCATENATE([.$P$2];[.C64];&quot;;&quot;)" office:value-type="string" office:string-value=" WHERE id = 20;" calcext:value-type="string">
            <text:p><text:s/>WHERE id = 2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18133069" calcext:value-type="float">
            <text:p>1813306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17 North Cedar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5];&quot;,&quot;;[.G65];&quot;,&quot;;[.H65];&quot;,&quot;;[.I65];&quot;,&quot;;[.J65];&quot;,'&quot;;[.K65];&quot;','&quot;;[.L65];&quot;',&quot;;[.M65];&quot;,'&quot;;[.N65];&quot;','&quot;;[.O65];&quot;','&quot;;[.P65];&quot;' )::alias_ty)&quot;)" office:value-type="string" office:string-value="UPDATE personal_inteligencia SET aliases = array_append(aliases,  ROW( 'Anastasia','Dante','Trejo','Valladares','personal_inteligencia_data/foto.png','1998-02-18','Taiwán',18133069,'marrón oscuro','417 North Cedar St. ','2035-05-09 07:00:00' )::alias_ty)" calcext:value-type="string">
            <text:p>UPDATE personal_inteligencia SET aliases = array_append(aliases, <text:s/>ROW( 'Anastasia','Dante','Trejo','Valladares','personal_inteligencia_data/foto.png','1998-02-18','Taiwán',18133069,'marrón oscuro','417 North Cedar St. ','2035-05-09 07:00:00' )::alias_ty)</text:p>
          </table:table-cell>
          <table:table-cell table:formula="of:=CONCATENATE([.$P$2];[.C65];&quot;;&quot;)" office:value-type="string" office:string-value=" WHERE id = 22;" calcext:value-type="string">
            <text:p><text:s/>WHERE id = 2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30"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64065004" calcext:value-type="float">
            <text:p>6406500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474 Primrose Rd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6];&quot;,&quot;;[.G66];&quot;,&quot;;[.H66];&quot;,&quot;;[.I66];&quot;,&quot;;[.J66];&quot;,'&quot;;[.K66];&quot;','&quot;;[.L66];&quot;',&quot;;[.M66];&quot;,'&quot;;[.N66];&quot;','&quot;;[.O66];&quot;','&quot;;[.P66];&quot;' )::alias_ty)&quot;)" office:value-type="string" office:string-value="UPDATE personal_inteligencia SET aliases = array_append(aliases,  ROW( 'Angela','Esperanza','Tellez','Uribe','personal_inteligencia_data/foto.png','1965-05-26','Zimbabue',64065004,'marrón oscuro','474 Primrose Rd. ','2035-05-09 07:00:00' )::alias_ty)" calcext:value-type="string">
            <text:p>UPDATE personal_inteligencia SET aliases = array_append(aliases, <text:s/>ROW( 'Angela','Esperanza','Tellez','Uribe','personal_inteligencia_data/foto.png','1965-05-26','Zimbabue',64065004,'marrón oscuro','474 Primrose Rd. ','2035-05-09 07:00:00' )::alias_ty)</text:p>
          </table:table-cell>
          <table:table-cell table:formula="of:=CONCATENATE([.$P$2];[.C66];&quot;;&quot;)" office:value-type="string" office:string-value=" WHERE id = 24;" calcext:value-type="string">
            <text:p><text:s/>WHERE id = 2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63144414" calcext:value-type="float">
            <text:p>63144414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567 Brickyard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7];&quot;,&quot;;[.G67];&quot;,&quot;;[.H67];&quot;,&quot;;[.I67];&quot;,&quot;;[.J67];&quot;,'&quot;;[.K67];&quot;','&quot;;[.L67];&quot;',&quot;;[.M67];&quot;,'&quot;;[.N67];&quot;','&quot;;[.O67];&quot;','&quot;;[.P67];&quot;' )::alias_ty)&quot;)" office:value-type="string" office:string-value="UPDATE personal_inteligencia SET aliases = array_append(aliases,  ROW( 'Andres','Aidana','Tenorio','Valdes','personal_inteligencia_data/foto.png','2004-07-13','Uganda',63144414,'marrón claro','567 Brickyard St. ','2035-05-09 07:00:00' )::alias_ty)" calcext:value-type="string">
            <text:p>UPDATE personal_inteligencia SET aliases = array_append(aliases, <text:s/>ROW( 'Andres','Aidana','Tenorio','Valdes','personal_inteligencia_data/foto.png','2004-07-13','Uganda',63144414,'marrón claro','567 Brickyard St. ','2035-05-09 07:00:00' )::alias_ty)</text:p>
          </table:table-cell>
          <table:table-cell table:formula="of:=CONCATENATE([.$P$2];[.C67];&quot;;&quot;)" office:value-type="string" office:string-value=" WHERE id = 26;" calcext:value-type="string">
            <text:p><text:s/>WHERE id = 2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11950255" calcext:value-type="float">
            <text:p>11950255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0 Leatherwood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8];&quot;,&quot;;[.G68];&quot;,&quot;;[.H68];&quot;,&quot;;[.I68];&quot;,&quot;;[.J68];&quot;,'&quot;;[.K68];&quot;','&quot;;[.L68];&quot;',&quot;;[.M68];&quot;,'&quot;;[.N68];&quot;','&quot;;[.O68];&quot;','&quot;;[.P68];&quot;' )::alias_ty)&quot;)" office:value-type="string" office:string-value="UPDATE personal_inteligencia SET aliases = array_append(aliases,  ROW( 'Benita','Mariluz','Santoyo','Silva','personal_inteligencia_data/foto.png','1977-02-23','Irlanda',11950255,'azul claro','60 Leatherwood Ave. ','2035-05-09 07:00:00' )::alias_ty)" calcext:value-type="string">
            <text:p>UPDATE personal_inteligencia SET aliases = array_append(aliases, <text:s/>ROW( 'Benita','Mariluz','Santoyo','Silva','personal_inteligencia_data/foto.png','1977-02-23','Irlanda',11950255,'azul claro','60 Leatherwood Ave. ','2035-05-09 07:00:00' )::alias_ty)</text:p>
          </table:table-cell>
          <table:table-cell table:formula="of:=CONCATENATE([.$P$2];[.C68];&quot;;&quot;)" office:value-type="string" office:string-value=" WHERE id = 28;" calcext:value-type="string">
            <text:p><text:s/>WHERE id = 2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18481965" calcext:value-type="float">
            <text:p>18481965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637 Elizabeth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69];&quot;,&quot;;[.G69];&quot;,&quot;;[.H69];&quot;,&quot;;[.I69];&quot;,&quot;;[.J69];&quot;,'&quot;;[.K69];&quot;','&quot;;[.L69];&quot;',&quot;;[.M69];&quot;,'&quot;;[.N69];&quot;','&quot;;[.O69];&quot;','&quot;;[.P69];&quot;' )::alias_ty)&quot;)" office:value-type="string" office:string-value="UPDATE personal_inteligencia SET aliases = array_append(aliases,  ROW( 'Bruno','Vicente','Salcedo','Santamaria','personal_inteligencia_data/foto.png','1968-01-03','Uganda',18481965,'verde claro','637 Elizabeth Dr. ','2035-05-09 07:00:00' )::alias_ty)" calcext:value-type="string">
            <text:p>UPDATE personal_inteligencia SET aliases = array_append(aliases, <text:s/>ROW( 'Bruno','Vicente','Salcedo','Santamaria','personal_inteligencia_data/foto.png','1968-01-03','Uganda',18481965,'verde claro','637 Elizabeth Dr. ','2035-05-09 07:00:00' )::alias_ty)</text:p>
          </table:table-cell>
          <table:table-cell table:formula="of:=CONCATENATE([.$P$2];[.C69];&quot;;&quot;)" office:value-type="string" office:string-value=" WHERE id = 30;" calcext:value-type="string">
            <text:p><text:s/>WHERE id = 3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93076798" calcext:value-type="float">
            <text:p>93076798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65 Johnson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0];&quot;,&quot;;[.G70];&quot;,&quot;;[.H70];&quot;,&quot;;[.I70];&quot;,&quot;;[.J70];&quot;,'&quot;;[.K70];&quot;','&quot;;[.L70];&quot;',&quot;;[.M70];&quot;,'&quot;;[.N70];&quot;','&quot;;[.O70];&quot;','&quot;;[.P70];&quot;' )::alias_ty)&quot;)" office:value-type="string" office:string-value="UPDATE personal_inteligencia SET aliases = array_append(aliases,  ROW( 'Alan','Nathaly','Villanueva','Villarreal','personal_inteligencia_data/foto.png','1995-07-06','Malasia',93076798,'azul oscuro','65 Johnson Drive ','2035-05-09 07:00:00' )::alias_ty)" calcext:value-type="string">
            <text:p>UPDATE personal_inteligencia SET aliases = array_append(aliases, <text:s/>ROW( 'Alan','Nathaly','Villanueva','Villarreal','personal_inteligencia_data/foto.png','1995-07-06','Malasia',93076798,'azul oscuro','65 Johnson Drive ','2035-05-09 07:00:00' )::alias_ty)</text:p>
          </table:table-cell>
          <table:table-cell table:formula="of:=CONCATENATE([.$P$2];[.C70];&quot;;&quot;)" office:value-type="string" office:string-value=" WHERE id = 32;" calcext:value-type="string">
            <text:p><text:s/>WHERE id = 3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63309024" calcext:value-type="float">
            <text:p>6330902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666 Princeton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1];&quot;,&quot;;[.G71];&quot;,&quot;;[.H71];&quot;,&quot;;[.I71];&quot;,&quot;;[.J71];&quot;,'&quot;;[.K71];&quot;','&quot;;[.L71];&quot;',&quot;;[.M71];&quot;,'&quot;;[.N71];&quot;','&quot;;[.O71];&quot;','&quot;;[.P71];&quot;' )::alias_ty)&quot;)" office:value-type="string" office:string-value="UPDATE personal_inteligencia SET aliases = array_append(aliases,  ROW( 'Alba','Klement','Vidal','Villa','personal_inteligencia_data/foto.png','2002-04-12','Zimbabue',63309024,'marrón oscuro','666 Princeton Ave. ','2035-05-09 07:00:00' )::alias_ty)" calcext:value-type="string">
            <text:p>UPDATE personal_inteligencia SET aliases = array_append(aliases, <text:s/>ROW( 'Alba','Klement','Vidal','Villa','personal_inteligencia_data/foto.png','2002-04-12','Zimbabue',63309024,'marrón oscuro','666 Princeton Ave. ','2035-05-09 07:00:00' )::alias_ty)</text:p>
          </table:table-cell>
          <table:table-cell table:formula="of:=CONCATENATE([.$P$2];[.C71];&quot;;&quot;)" office:value-type="string" office:string-value=" WHERE id = 34;" calcext:value-type="string">
            <text:p><text:s/>WHERE id = 3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30"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11825824" calcext:value-type="float">
            <text:p>1182582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67 Vermont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2];&quot;,&quot;;[.G72];&quot;,&quot;;[.H72];&quot;,&quot;;[.I72];&quot;,&quot;;[.J72];&quot;,'&quot;;[.K72];&quot;','&quot;;[.L72];&quot;',&quot;;[.M72];&quot;,'&quot;;[.N72];&quot;','&quot;;[.O72];&quot;','&quot;;[.P72];&quot;' )::alias_ty)&quot;)" office:value-type="string" office:string-value="UPDATE personal_inteligencia SET aliases = array_append(aliases,  ROW( 'Brandon','Angel','Salinas','Sarabia','personal_inteligencia_data/foto.png','2005-04-04','Taiwán',11825824,'azul claro','67 Vermont Street ','2035-05-09 07:00:00' )::alias_ty)" calcext:value-type="string">
            <text:p>UPDATE personal_inteligencia SET aliases = array_append(aliases, <text:s/>ROW( 'Brandon','Angel','Salinas','Sarabia','personal_inteligencia_data/foto.png','2005-04-04','Taiwán',11825824,'azul claro','67 Vermont Street ','2035-05-09 07:00:00' )::alias_ty)</text:p>
          </table:table-cell>
          <table:table-cell table:formula="of:=CONCATENATE([.$P$2];[.C72];&quot;;&quot;)" office:value-type="string" office:string-value=" WHERE id = 36;" calcext:value-type="string">
            <text:p><text:s/>WHERE id = 3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42145589" calcext:value-type="float">
            <text:p>4214558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049 Bradford Cour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3];&quot;,&quot;;[.G73];&quot;,&quot;;[.H73];&quot;,&quot;;[.I73];&quot;,&quot;;[.J73];&quot;,'&quot;;[.K73];&quot;','&quot;;[.L73];&quot;',&quot;;[.M73];&quot;,'&quot;;[.N73];&quot;','&quot;;[.O73];&quot;','&quot;;[.P73];&quot;' )::alias_ty)&quot;)" office:value-type="string" office:string-value="UPDATE personal_inteligencia SET aliases = array_append(aliases,  ROW( 'Aleyda','Gracia','Velasco','Vera','personal_inteligencia_data/foto.png','1967-11-20','Irlanda',42145589,'marrón oscuro','7049 Bradford Court ','2035-05-09 07:00:00' )::alias_ty)" calcext:value-type="string">
            <text:p>UPDATE personal_inteligencia SET aliases = array_append(aliases, <text:s/>ROW( 'Aleyda','Gracia','Velasco','Vera','personal_inteligencia_data/foto.png','1967-11-20','Irlanda',42145589,'marrón oscuro','7049 Bradford Court ','2035-05-09 07:00:00' )::alias_ty)</text:p>
          </table:table-cell>
          <table:table-cell table:formula="of:=CONCATENATE([.$P$2];[.C73];&quot;;&quot;)" office:value-type="string" office:string-value=" WHERE id = 38;" calcext:value-type="string">
            <text:p><text:s/>WHERE id = 3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47083827" calcext:value-type="float">
            <text:p>47083827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7497 Pheasant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4];&quot;,&quot;;[.G74];&quot;,&quot;;[.H74];&quot;,&quot;;[.I74];&quot;,&quot;;[.J74];&quot;,'&quot;;[.K74];&quot;','&quot;;[.L74];&quot;',&quot;;[.M74];&quot;,'&quot;;[.N74];&quot;','&quot;;[.O74];&quot;','&quot;;[.P74];&quot;' )::alias_ty)&quot;)" office:value-type="string" office:string-value="UPDATE personal_inteligencia SET aliases = array_append(aliases,  ROW( 'Benicio','Lorena','Sauceda','Solorio','personal_inteligencia_data/foto.png','1974-08-30','Australia',47083827,'verde oscuro','7497 Pheasant Street ','2035-05-09 07:00:00' )::alias_ty)" calcext:value-type="string">
            <text:p>UPDATE personal_inteligencia SET aliases = array_append(aliases, <text:s/>ROW( 'Benicio','Lorena','Sauceda','Solorio','personal_inteligencia_data/foto.png','1974-08-30','Australia',47083827,'verde oscuro','7497 Pheasant Street ','2035-05-09 07:00:00' )::alias_ty)</text:p>
          </table:table-cell>
          <table:table-cell table:formula="of:=CONCATENATE([.$P$2];[.C74];&quot;;&quot;)" office:value-type="string" office:string-value=" WHERE id = 40;" calcext:value-type="string">
            <text:p><text:s/>WHERE id = 4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99700775" calcext:value-type="float">
            <text:p>9970077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7810 Marshall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5];&quot;,&quot;;[.G75];&quot;,&quot;;[.H75];&quot;,&quot;;[.I75];&quot;,&quot;;[.J75];&quot;,'&quot;;[.K75];&quot;','&quot;;[.L75];&quot;',&quot;;[.M75];&quot;,'&quot;;[.N75];&quot;','&quot;;[.O75];&quot;','&quot;;[.P75];&quot;' )::alias_ty)&quot;)" office:value-type="string" office:string-value="UPDATE personal_inteligencia SET aliases = array_append(aliases,  ROW( 'Anunciacion','Caridad','Tafoya','Toscano','personal_inteligencia_data/foto.png','1972-06-09','Irlanda',99700775,'marrón oscuro','7810 Marshall Ave. ','2035-05-09 07:00:00' )::alias_ty)" calcext:value-type="string">
            <text:p>UPDATE personal_inteligencia SET aliases = array_append(aliases, <text:s/>ROW( 'Anunciacion','Caridad','Tafoya','Toscano','personal_inteligencia_data/foto.png','1972-06-09','Irlanda',99700775,'marrón oscuro','7810 Marshall Ave. ','2035-05-09 07:00:00' )::alias_ty)</text:p>
          </table:table-cell>
          <table:table-cell table:formula="of:=CONCATENATE([.$P$2];[.C75];&quot;;&quot;)" office:value-type="string" office:string-value=" WHERE id = 42;" calcext:value-type="string">
            <text:p><text:s/>WHERE id = 4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table:style-name="ce62" table:formula="of:=RANDBETWEEN(10000000;100000000)" office:value-type="float" office:value="45861674" calcext:value-type="float">
            <text:p>45861674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7965 Academy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6];&quot;,&quot;;[.G76];&quot;,&quot;;[.H76];&quot;,&quot;;[.I76];&quot;,&quot;;[.J76];&quot;,'&quot;;[.K76];&quot;','&quot;;[.L76];&quot;',&quot;;[.M76];&quot;,'&quot;;[.N76];&quot;','&quot;;[.O76];&quot;','&quot;;[.P76];&quot;' )::alias_ty)&quot;)" office:value-type="string" office:string-value="UPDATE personal_inteligencia SET aliases = array_append(aliases,  ROW( 'Aleyda','Vitalicio','Ventura','Verduzco','personal_inteligencia_data/foto.png','1965-04-16','Australia',45861674,'azul claro','7965 Academy Street ','2035-05-09 07:00:00' )::alias_ty)" calcext:value-type="string">
            <text:p>UPDATE personal_inteligencia SET aliases = array_append(aliases, <text:s/>ROW( 'Aleyda','Vitalicio','Ventura','Verduzco','personal_inteligencia_data/foto.png','1965-04-16','Australia',45861674,'azul claro','7965 Academy Street ','2035-05-09 07:00:00' )::alias_ty)</text:p>
          </table:table-cell>
          <table:table-cell table:formula="of:=CONCATENATE([.$P$2];[.C76];&quot;;&quot;)" office:value-type="string" office:string-value=" WHERE id = 44;" calcext:value-type="string">
            <text:p><text:s/>WHERE id = 4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82835163" calcext:value-type="float">
            <text:p>82835163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011 Kirkland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7];&quot;,&quot;;[.G77];&quot;,&quot;;[.H77];&quot;,&quot;;[.I77];&quot;,&quot;;[.J77];&quot;,'&quot;;[.K77];&quot;','&quot;;[.L77];&quot;',&quot;;[.M77];&quot;,'&quot;;[.N77];&quot;','&quot;;[.O77];&quot;','&quot;;[.P77];&quot;' )::alias_ty)&quot;)" office:value-type="string" office:string-value="UPDATE personal_inteligencia SET aliases = array_append(aliases,  ROW( 'Agustin','Juan','Villeda','Villeda','personal_inteligencia_data/foto.png','1993-04-14','Malasia',82835163,'verde claro','8011 Kirkland Road ','2035-05-09 07:00:00' )::alias_ty)" calcext:value-type="string">
            <text:p>UPDATE personal_inteligencia SET aliases = array_append(aliases, <text:s/>ROW( 'Agustin','Juan','Villeda','Villeda','personal_inteligencia_data/foto.png','1993-04-14','Malasia',82835163,'verde claro','8011 Kirkland Road ','2035-05-09 07:00:00' )::alias_ty)</text:p>
          </table:table-cell>
          <table:table-cell table:formula="of:=CONCATENATE([.$P$2];[.C77];&quot;;&quot;)" office:value-type="string" office:string-value=" WHERE id = 46;" calcext:value-type="string">
            <text:p><text:s/>WHERE id = 4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30"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59825333" calcext:value-type="float">
            <text:p>59825333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201 Old Arrowhead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8];&quot;,&quot;;[.G78];&quot;,&quot;;[.H78];&quot;,&quot;;[.I78];&quot;,&quot;;[.J78];&quot;,'&quot;;[.K78];&quot;','&quot;;[.L78];&quot;',&quot;;[.M78];&quot;,'&quot;;[.N78];&quot;','&quot;;[.O78];&quot;','&quot;;[.P78];&quot;' )::alias_ty)&quot;)" office:value-type="string" office:string-value="UPDATE personal_inteligencia SET aliases = array_append(aliases,  ROW( 'Bernarda','Guadalupe','Santana','Sifuentes','personal_inteligencia_data/foto.png','1983-04-26','Holanda',59825333,'verde claro','8201 Old Arrowhead Street ','2035-05-09 07:00:00' )::alias_ty)" calcext:value-type="string">
            <text:p>UPDATE personal_inteligencia SET aliases = array_append(aliases, <text:s/>ROW( 'Bernarda','Guadalupe','Santana','Sifuentes','personal_inteligencia_data/foto.png','1983-04-26','Holanda',59825333,'verde claro','8201 Old Arrowhead Street ','2035-05-09 07:00:00' )::alias_ty)</text:p>
          </table:table-cell>
          <table:table-cell table:formula="of:=CONCATENATE([.$P$2];[.C78];&quot;;&quot;)" office:value-type="string" office:string-value=" WHERE id = 48;" calcext:value-type="string">
            <text:p><text:s/>WHERE id = 4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99675448" calcext:value-type="float">
            <text:p>99675448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351 E. Young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79];&quot;,&quot;;[.G79];&quot;,&quot;;[.H79];&quot;,&quot;;[.I79];&quot;,&quot;;[.J79];&quot;,'&quot;;[.K79];&quot;','&quot;;[.L79];&quot;',&quot;;[.M79];&quot;,'&quot;;[.N79];&quot;','&quot;;[.O79];&quot;','&quot;;[.P79];&quot;' )::alias_ty)&quot;)" office:value-type="string" office:string-value="UPDATE personal_inteligencia SET aliases = array_append(aliases,  ROW( 'Benedicto','Maximo','Segura','Solorzano','personal_inteligencia_data/foto.png','1969-07-22','Zimbabue',99675448,'marrón oscuro','8351 E. Young St. ','2035-05-09 07:00:00' )::alias_ty)" calcext:value-type="string">
            <text:p>UPDATE personal_inteligencia SET aliases = array_append(aliases, <text:s/>ROW( 'Benedicto','Maximo','Segura','Solorzano','personal_inteligencia_data/foto.png','1969-07-22','Zimbabue',99675448,'marrón oscuro','8351 E. Young St. ','2035-05-09 07:00:00' )::alias_ty)</text:p>
          </table:table-cell>
          <table:table-cell table:formula="of:=CONCATENATE([.$P$2];[.C79];&quot;;&quot;)" office:value-type="string" office:string-value=" WHERE id = 50;" calcext:value-type="string">
            <text:p><text:s/>WHERE id = 5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8337568" calcext:value-type="float">
            <text:p>88337568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466 Lakeview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0];&quot;,&quot;;[.G80];&quot;,&quot;;[.H80];&quot;,&quot;;[.I80];&quot;,&quot;;[.J80];&quot;,'&quot;;[.K80];&quot;','&quot;;[.L80];&quot;',&quot;;[.M80];&quot;,'&quot;;[.N80];&quot;','&quot;;[.O80];&quot;','&quot;;[.P80];&quot;' )::alias_ty)&quot;)" office:value-type="string" office:string-value="UPDATE personal_inteligencia SET aliases = array_append(aliases,  ROW( 'Arturo','Hercules','Tafoya','Tolentino','personal_inteligencia_data/foto.png','1975-01-17','Holanda',88337568,'verde claro','8466 Lakeview Street ','2035-05-09 07:00:00' )::alias_ty)" calcext:value-type="string">
            <text:p>UPDATE personal_inteligencia SET aliases = array_append(aliases, <text:s/>ROW( 'Arturo','Hercules','Tafoya','Tolentino','personal_inteligencia_data/foto.png','1975-01-17','Holanda',88337568,'verde claro','8466 Lakeview Street ','2035-05-09 07:00:00' )::alias_ty)</text:p>
          </table:table-cell>
          <table:table-cell table:formula="of:=CONCATENATE([.$P$2];[.C80];&quot;;&quot;)" office:value-type="string" office:string-value=" WHERE id = 52;" calcext:value-type="string">
            <text:p><text:s/>WHERE id = 5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20680521" calcext:value-type="float">
            <text:p>20680521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487 W. Foxru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1];&quot;,&quot;;[.G81];&quot;,&quot;;[.H81];&quot;,&quot;;[.I81];&quot;,&quot;;[.J81];&quot;,'&quot;;[.K81];&quot;','&quot;;[.L81];&quot;',&quot;;[.M81];&quot;,'&quot;;[.N81];&quot;','&quot;;[.O81];&quot;','&quot;;[.P81];&quot;' )::alias_ty)&quot;)" office:value-type="string" office:string-value="UPDATE personal_inteligencia SET aliases = array_append(aliases,  ROW( 'Brenda','Isabella','Salgado','Santiago','personal_inteligencia_data/foto.png','2010-09-23','Malasia',20680521,'marrón oscuro','8487 W. Foxrun Street ','2035-05-09 07:00:00' )::alias_ty)" calcext:value-type="string">
            <text:p>UPDATE personal_inteligencia SET aliases = array_append(aliases, <text:s/>ROW( 'Brenda','Isabella','Salgado','Santiago','personal_inteligencia_data/foto.png','2010-09-23','Malasia',20680521,'marrón oscuro','8487 W. Foxrun Street ','2035-05-09 07:00:00' )::alias_ty)</text:p>
          </table:table-cell>
          <table:table-cell table:formula="of:=CONCATENATE([.$P$2];[.C81];&quot;;&quot;)" office:value-type="string" office:string-value=" WHERE id = 54;" calcext:value-type="string">
            <text:p><text:s/>WHERE id = 5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5487219" calcext:value-type="float">
            <text:p>2548721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858 Franklin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2];&quot;,&quot;;[.G82];&quot;,&quot;;[.H82];&quot;,&quot;;[.I82];&quot;,&quot;;[.J82];&quot;,'&quot;;[.K82];&quot;','&quot;;[.L82];&quot;',&quot;;[.M82];&quot;,'&quot;;[.N82];&quot;','&quot;;[.O82];&quot;','&quot;;[.P82];&quot;' )::alias_ty)&quot;)" office:value-type="string" office:string-value="UPDATE personal_inteligencia SET aliases = array_append(aliases,  ROW( 'Aurelia','Calixtrato','Sorto','Tello','personal_inteligencia_data/foto.png','1985-11-11','Argentina',25487219,'marrón oscuro','858 Franklin Drive ','2035-05-09 07:00:00' )::alias_ty)" calcext:value-type="string">
            <text:p>UPDATE personal_inteligencia SET aliases = array_append(aliases, <text:s/>ROW( 'Aurelia','Calixtrato','Sorto','Tello','personal_inteligencia_data/foto.png','1985-11-11','Argentina',25487219,'marrón oscuro','858 Franklin Drive ','2035-05-09 07:00:00' )::alias_ty)</text:p>
          </table:table-cell>
          <table:table-cell table:formula="of:=CONCATENATE([.$P$2];[.C82];&quot;;&quot;)" office:value-type="string" office:string-value=" WHERE id = 56;" calcext:value-type="string">
            <text:p><text:s/>WHERE id = 5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table:style-name="ce62" table:formula="of:=RANDBETWEEN(10000000;100000000)" office:value-type="float" office:value="91202876" calcext:value-type="float">
            <text:p>91202876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8794 Old Cobblestone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3];&quot;,&quot;;[.G83];&quot;,&quot;;[.H83];&quot;,&quot;;[.I83];&quot;,&quot;;[.J83];&quot;,'&quot;;[.K83];&quot;','&quot;;[.L83];&quot;',&quot;;[.M83];&quot;,'&quot;;[.N83];&quot;','&quot;;[.O83];&quot;','&quot;;[.P83];&quot;' )::alias_ty)&quot;)" office:value-type="string" office:string-value="UPDATE personal_inteligencia SET aliases = array_append(aliases,  ROW( 'Anastasia','Eneida','Torres','Valerio','personal_inteligencia_data/foto.png','2000-04-03','Malasia',91202876,'verde claro','8794 Old Cobblestone Ave. ','2035-05-09 07:00:00' )::alias_ty)" calcext:value-type="string">
            <text:p>UPDATE personal_inteligencia SET aliases = array_append(aliases, <text:s/>ROW( 'Anastasia','Eneida','Torres','Valerio','personal_inteligencia_data/foto.png','2000-04-03','Malasia',91202876,'verde claro','8794 Old Cobblestone Ave. ','2035-05-09 07:00:00' )::alias_ty)</text:p>
          </table:table-cell>
          <table:table-cell table:formula="of:=CONCATENATE([.$P$2];[.C83];&quot;;&quot;)" office:value-type="string" office:string-value=" WHERE id = 58;" calcext:value-type="string">
            <text:p><text:s/>WHERE id = 5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30"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22613140" calcext:value-type="float">
            <text:p>22613140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84 Glenridge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4];&quot;,&quot;;[.G84];&quot;,&quot;;[.H84];&quot;,&quot;;[.I84];&quot;,&quot;;[.J84];&quot;,'&quot;;[.K84];&quot;','&quot;;[.L84];&quot;',&quot;;[.M84];&quot;,'&quot;;[.N84];&quot;','&quot;;[.O84];&quot;','&quot;;[.P84];&quot;' )::alias_ty)&quot;)" office:value-type="string" office:string-value="UPDATE personal_inteligencia SET aliases = array_append(aliases,  ROW( 'Aurelio','Corania','Solorio','Tejeda','personal_inteligencia_data/foto.png','1996-01-05','Argentina',22613140,'verde oscuro','884 Glenridge Ave. ','2035-05-09 07:00:00' )::alias_ty)" calcext:value-type="string">
            <text:p>UPDATE personal_inteligencia SET aliases = array_append(aliases, <text:s/>ROW( 'Aurelio','Corania','Solorio','Tejeda','personal_inteligencia_data/foto.png','1996-01-05','Argentina',22613140,'verde oscuro','884 Glenridge Ave. ','2035-05-09 07:00:00' )::alias_ty)</text:p>
          </table:table-cell>
          <table:table-cell table:formula="of:=CONCATENATE([.$P$2];[.C84];&quot;;&quot;)" office:value-type="string" office:string-value=" WHERE id = 60;" calcext:value-type="string">
            <text:p><text:s/>WHERE id = 6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35341998" calcext:value-type="float">
            <text:p>35341998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893 South Stonybrook Dr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5];&quot;,&quot;;[.G85];&quot;,&quot;;[.H85];&quot;,&quot;;[.I85];&quot;,&quot;;[.J85];&quot;,'&quot;;[.K85];&quot;','&quot;;[.L85];&quot;',&quot;;[.M85];&quot;,'&quot;;[.N85];&quot;','&quot;;[.O85];&quot;','&quot;;[.P85];&quot;' )::alias_ty)&quot;)" office:value-type="string" office:string-value="UPDATE personal_inteligencia SET aliases = array_append(aliases,  ROW( 'America','Rosaura','Valdez','Valles','personal_inteligencia_data/foto.png','1990-07-24','Argentina',35341998,'verde oscuro','893 South Stonybrook Dr. ','2035-05-09 07:00:00' )::alias_ty)" calcext:value-type="string">
            <text:p>UPDATE personal_inteligencia SET aliases = array_append(aliases, <text:s/>ROW( 'America','Rosaura','Valdez','Valles','personal_inteligencia_data/foto.png','1990-07-24','Argentina',35341998,'verde oscuro','893 South Stonybrook Dr. ','2035-05-09 07:00:00' )::alias_ty)</text:p>
          </table:table-cell>
          <table:table-cell table:formula="of:=CONCATENATE([.$P$2];[.C85];&quot;;&quot;)" office:value-type="string" office:string-value=" WHERE id = 62;" calcext:value-type="string">
            <text:p><text:s/>WHERE id = 6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37573199" calcext:value-type="float">
            <text:p>37573199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8966 High Drive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6];&quot;,&quot;;[.G86];&quot;,&quot;;[.H86];&quot;,&quot;;[.I86];&quot;,&quot;;[.J86];&quot;,'&quot;;[.K86];&quot;','&quot;;[.L86];&quot;',&quot;;[.M86];&quot;,'&quot;;[.N86];&quot;','&quot;;[.O86];&quot;','&quot;;[.P86];&quot;' )::alias_ty)&quot;)" office:value-type="string" office:string-value="UPDATE personal_inteligencia SET aliases = array_append(aliases,  ROW( 'Ana','Veronica','Umana','Vallejo','personal_inteligencia_data/foto.png','1994-09-06','Taiwán',37573199,'azul claro','8966 High Drive ','2035-05-09 07:00:00' )::alias_ty)" calcext:value-type="string">
            <text:p>UPDATE personal_inteligencia SET aliases = array_append(aliases, <text:s/>ROW( 'Ana','Veronica','Umana','Vallejo','personal_inteligencia_data/foto.png','1994-09-06','Taiwán',37573199,'azul claro','8966 High Drive ','2035-05-09 07:00:00' )::alias_ty)</text:p>
          </table:table-cell>
          <table:table-cell table:formula="of:=CONCATENATE([.$P$2];[.C86];&quot;;&quot;)" office:value-type="string" office:string-value=" WHERE id = 64;" calcext:value-type="string">
            <text:p><text:s/>WHERE id = 6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0566768" calcext:value-type="float">
            <text:p>70566768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036 Harvey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7];&quot;,&quot;;[.G87];&quot;,&quot;;[.H87];&quot;,&quot;;[.I87];&quot;,&quot;;[.J87];&quot;,'&quot;;[.K87];&quot;','&quot;;[.L87];&quot;',&quot;;[.M87];&quot;,'&quot;;[.N87];&quot;','&quot;;[.O87];&quot;','&quot;;[.P87];&quot;' )::alias_ty)&quot;)" office:value-type="string" office:string-value="UPDATE personal_inteligencia SET aliases = array_append(aliases,  ROW( 'Amanda','Tulio','Vallejo','Velasquez','personal_inteligencia_data/foto.png','1982-03-05','Groenlandia',70566768,'marrón claro','9036 Harvey Street ','2035-05-09 07:00:00' )::alias_ty)" calcext:value-type="string">
            <text:p>UPDATE personal_inteligencia SET aliases = array_append(aliases, <text:s/>ROW( 'Amanda','Tulio','Vallejo','Velasquez','personal_inteligencia_data/foto.png','1982-03-05','Groenlandia',70566768,'marrón claro','9036 Harvey Street ','2035-05-09 07:00:00' )::alias_ty)</text:p>
          </table:table-cell>
          <table:table-cell table:formula="of:=CONCATENATE([.$P$2];[.C87];&quot;;&quot;)" office:value-type="string" office:string-value=" WHERE id = 66;" calcext:value-type="string">
            <text:p><text:s/>WHERE id = 6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60712581" calcext:value-type="float">
            <text:p>60712581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17 Ketch Harbour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8];&quot;,&quot;;[.G88];&quot;,&quot;;[.H88];&quot;,&quot;;[.I88];&quot;,&quot;;[.J88];&quot;,'&quot;;[.K88];&quot;','&quot;;[.L88];&quot;',&quot;;[.M88];&quot;,'&quot;;[.N88];&quot;','&quot;;[.O88];&quot;','&quot;;[.P88];&quot;' )::alias_ty)&quot;)" office:value-type="string" office:string-value="UPDATE personal_inteligencia SET aliases = array_append(aliases,  ROW( 'Bernarda','Michael','Santamaria','Servin','personal_inteligencia_data/foto.png','1990-01-26','Groenlandia',60712581,'azul oscuro','917 Ketch Harbour St. ','2035-05-09 07:00:00' )::alias_ty)" calcext:value-type="string">
            <text:p>UPDATE personal_inteligencia SET aliases = array_append(aliases, <text:s/>ROW( 'Bernarda','Michael','Santamaria','Servin','personal_inteligencia_data/foto.png','1990-01-26','Groenlandia',60712581,'azul oscuro','917 Ketch Harbour St. ','2035-05-09 07:00:00' )::alias_ty)</text:p>
          </table:table-cell>
          <table:table-cell table:formula="of:=CONCATENATE([.$P$2];[.C88];&quot;;&quot;)" office:value-type="string" office:string-value=" WHERE id = 68;" calcext:value-type="string">
            <text:p><text:s/>WHERE id = 68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52018361" calcext:value-type="float">
            <text:p>52018361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05 Carso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89];&quot;,&quot;;[.G89];&quot;,&quot;;[.H89];&quot;,&quot;;[.I89];&quot;,&quot;;[.J89];&quot;,'&quot;;[.K89];&quot;','&quot;;[.L89];&quot;',&quot;;[.M89];&quot;,'&quot;;[.N89];&quot;','&quot;;[.O89];&quot;','&quot;;[.P89];&quot;' )::alias_ty)&quot;)" office:value-type="string" office:string-value="UPDATE personal_inteligencia SET aliases = array_append(aliases,  ROW( 'Bertrudis','Saida','Sandoval','Serrato','personal_inteligencia_data/foto.png','1991-08-22','Groenlandia',52018361,'marrón claro','9205 Carson Street ','2035-05-09 07:00:00' )::alias_ty)" calcext:value-type="string">
            <text:p>UPDATE personal_inteligencia SET aliases = array_append(aliases, <text:s/>ROW( 'Bertrudis','Saida','Sandoval','Serrato','personal_inteligencia_data/foto.png','1991-08-22','Groenlandia',52018361,'marrón claro','9205 Carson Street ','2035-05-09 07:00:00' )::alias_ty)</text:p>
          </table:table-cell>
          <table:table-cell table:formula="of:=CONCATENATE([.$P$2];[.C89];&quot;;&quot;)" office:value-type="string" office:string-value=" WHERE id = 70;" calcext:value-type="string">
            <text:p><text:s/>WHERE id = 7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30"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69690568" calcext:value-type="float">
            <text:p>69690568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22 North Brow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0];&quot;,&quot;;[.G90];&quot;,&quot;;[.H90];&quot;,&quot;;[.I90];&quot;,&quot;;[.J90];&quot;,'&quot;;[.K90];&quot;','&quot;;[.L90];&quot;',&quot;;[.M90];&quot;,'&quot;;[.N90];&quot;','&quot;;[.O90];&quot;','&quot;;[.P90];&quot;' )::alias_ty)&quot;)" office:value-type="string" office:string-value="UPDATE personal_inteligencia SET aliases = array_append(aliases,  ROW( 'Benedicto','Klement','Serna','Sosa','personal_inteligencia_data/foto.png','1965-09-20','Zimbabue',69690568,'marrón claro','922 North Brown Street ','2035-05-09 07:00:00' )::alias_ty)" calcext:value-type="string">
            <text:p>UPDATE personal_inteligencia SET aliases = array_append(aliases, <text:s/>ROW( 'Benedicto','Klement','Serna','Sosa','personal_inteligencia_data/foto.png','1965-09-20','Zimbabue',69690568,'marrón claro','922 North Brown Street ','2035-05-09 07:00:00' )::alias_ty)</text:p>
          </table:table-cell>
          <table:table-cell table:formula="of:=CONCATENATE([.$P$2];[.C90];&quot;;&quot;)" office:value-type="string" office:string-value=" WHERE id = 72;" calcext:value-type="string">
            <text:p><text:s/>WHERE id = 7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50571297" calcext:value-type="float">
            <text:p>50571297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9414 Fawn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1];&quot;,&quot;;[.G91];&quot;,&quot;;[.H91];&quot;,&quot;;[.I91];&quot;,&quot;;[.J91];&quot;,'&quot;;[.K91];&quot;','&quot;;[.L91];&quot;',&quot;;[.M91];&quot;,'&quot;;[.N91];&quot;','&quot;;[.O91];&quot;','&quot;;[.P91];&quot;' )::alias_ty)&quot;)" office:value-type="string" office:string-value="UPDATE personal_inteligencia SET aliases = array_append(aliases,  ROW( 'Alicia','Jaime','Valverde','Veliz','personal_inteligencia_data/foto.png','1975-06-03','Irlanda',50571297,'verde claro','9414 Fawn St. ','2035-05-09 07:00:00' )::alias_ty)" calcext:value-type="string">
            <text:p>UPDATE personal_inteligencia SET aliases = array_append(aliases, <text:s/>ROW( 'Alicia','Jaime','Valverde','Veliz','personal_inteligencia_data/foto.png','1975-06-03','Irlanda',50571297,'verde claro','9414 Fawn St. ','2035-05-09 07:00:00' )::alias_ty)</text:p>
          </table:table-cell>
          <table:table-cell table:formula="of:=CONCATENATE([.$P$2];[.C91];&quot;;&quot;)" office:value-type="string" office:string-value=" WHERE id = 74;" calcext:value-type="string">
            <text:p><text:s/>WHERE id = 7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80807124" calcext:value-type="float">
            <text:p>80807124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44 Shadow Brook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2];&quot;,&quot;;[.G92];&quot;,&quot;;[.H92];&quot;,&quot;;[.I92];&quot;,&quot;;[.J92];&quot;,'&quot;;[.K92];&quot;','&quot;;[.L92];&quot;',&quot;;[.M92];&quot;,'&quot;;[.N92];&quot;','&quot;;[.O92];&quot;','&quot;;[.P92];&quot;' )::alias_ty)&quot;)" office:value-type="string" office:string-value="UPDATE personal_inteligencia SET aliases = array_append(aliases,  ROW( 'Altagracia','Paulo','Valles','Velazquez','personal_inteligencia_data/foto.png','1975-10-27','Holanda',80807124,'azul oscuro','944 Shadow Brook Ave. ','2035-05-09 07:00:00' )::alias_ty)" calcext:value-type="string">
            <text:p>UPDATE personal_inteligencia SET aliases = array_append(aliases, <text:s/>ROW( 'Altagracia','Paulo','Valles','Velazquez','personal_inteligencia_data/foto.png','1975-10-27','Holanda',80807124,'azul oscuro','944 Shadow Brook Ave. ','2035-05-09 07:00:00' )::alias_ty)</text:p>
          </table:table-cell>
          <table:table-cell table:formula="of:=CONCATENATE([.$P$2];[.C92];&quot;;&quot;)" office:value-type="string" office:string-value=" WHERE id = 76;" calcext:value-type="string">
            <text:p><text:s/>WHERE id = 7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35267085" calcext:value-type="float">
            <text:p>35267085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54 Lyme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3];&quot;,&quot;;[.G93];&quot;,&quot;;[.H93];&quot;,&quot;;[.I93];&quot;,&quot;;[.J93];&quot;,'&quot;;[.K93];&quot;','&quot;;[.L93];&quot;',&quot;;[.M93];&quot;,'&quot;;[.N93];&quot;','&quot;;[.O93];&quot;','&quot;;[.P93];&quot;' )::alias_ty)&quot;)" office:value-type="string" office:string-value="UPDATE personal_inteligencia SET aliases = array_append(aliases,  ROW( 'Benjamin','Felix','Santillan','Sifuentes','personal_inteligencia_data/foto.png','1981-11-20','Irlanda',35267085,'marrón oscuro','954 Lyme Road ','2035-05-09 07:00:00' )::alias_ty)" calcext:value-type="string">
            <text:p>UPDATE personal_inteligencia SET aliases = array_append(aliases, <text:s/>ROW( 'Benjamin','Felix','Santillan','Sifuentes','personal_inteligencia_data/foto.png','1981-11-20','Irlanda',35267085,'marrón oscuro','954 Lyme Road ','2035-05-09 07:00:00' )::alias_ty)</text:p>
          </table:table-cell>
          <table:table-cell table:formula="of:=CONCATENATE([.$P$2];[.C93];&quot;;&quot;)" office:value-type="string" office:string-value=" WHERE id = 78;" calcext:value-type="string">
            <text:p><text:s/>WHERE id = 7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55577998" calcext:value-type="float">
            <text:p>55577998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552 Beach Ave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4];&quot;,&quot;;[.G94];&quot;,&quot;;[.H94];&quot;,&quot;;[.I94];&quot;,&quot;;[.J94];&quot;,'&quot;;[.K94];&quot;','&quot;;[.L94];&quot;',&quot;;[.M94];&quot;,'&quot;;[.N94];&quot;','&quot;;[.O94];&quot;','&quot;;[.P94];&quot;' )::alias_ty)&quot;)" office:value-type="string" office:string-value="UPDATE personal_inteligencia SET aliases = array_append(aliases,  ROW( 'Andres','Lincoln','Toledo','Valdivia','personal_inteligencia_data/foto.png','2002-05-07','Uganda',55577998,'azul oscuro','9552 Beach Ave. ','2035-05-09 07:00:00' )::alias_ty)" calcext:value-type="string">
            <text:p>UPDATE personal_inteligencia SET aliases = array_append(aliases, <text:s/>ROW( 'Andres','Lincoln','Toledo','Valdivia','personal_inteligencia_data/foto.png','2002-05-07','Uganda',55577998,'azul oscuro','9552 Beach Ave. ','2035-05-09 07:00:00' )::alias_ty)</text:p>
          </table:table-cell>
          <table:table-cell table:formula="of:=CONCATENATE([.$P$2];[.C94];&quot;;&quot;)" office:value-type="string" office:string-value=" WHERE id = 80;" calcext:value-type="string">
            <text:p><text:s/>WHERE id = 80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table:style-name="ce62" table:formula="of:=RANDBETWEEN(10000000;100000000)" office:value-type="float" office:value="63442075" calcext:value-type="float">
            <text:p>63442075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9619 Jennings Rd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5];&quot;,&quot;;[.G95];&quot;,&quot;;[.H95];&quot;,&quot;;[.I95];&quot;,&quot;;[.J95];&quot;,'&quot;;[.K95];&quot;','&quot;;[.L95];&quot;',&quot;;[.M95];&quot;,'&quot;;[.N95];&quot;','&quot;;[.O95];&quot;','&quot;;[.P95];&quot;' )::alias_ty)&quot;)" office:value-type="string" office:string-value="UPDATE personal_inteligencia SET aliases = array_append(aliases,  ROW( 'Alba','Mabel','Verduzco','Viera','personal_inteligencia_data/foto.png','2010-11-25','Zimbabue',63442075,'verde oscuro','9619 Jennings Rd. ','2035-05-09 07:00:00' )::alias_ty)" calcext:value-type="string">
            <text:p>UPDATE personal_inteligencia SET aliases = array_append(aliases, <text:s/>ROW( 'Alba','Mabel','Verduzco','Viera','personal_inteligencia_data/foto.png','2010-11-25','Zimbabue',63442075,'verde oscuro','9619 Jennings Rd. ','2035-05-09 07:00:00' )::alias_ty)</text:p>
          </table:table-cell>
          <table:table-cell table:formula="of:=CONCATENATE([.$P$2];[.C95];&quot;;&quot;)" office:value-type="string" office:string-value=" WHERE id = 82;" calcext:value-type="string">
            <text:p><text:s/>WHERE id = 82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30"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1469374" calcext:value-type="float">
            <text:p>31469374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962 St Paul St.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6];&quot;,&quot;;[.G96];&quot;,&quot;;[.H96];&quot;,&quot;;[.I96];&quot;,&quot;;[.J96];&quot;,'&quot;;[.K96];&quot;','&quot;;[.L96];&quot;',&quot;;[.M96];&quot;,'&quot;;[.N96];&quot;','&quot;;[.O96];&quot;','&quot;;[.P96];&quot;' )::alias_ty)&quot;)" office:value-type="string" office:string-value="UPDATE personal_inteligencia SET aliases = array_append(aliases,  ROW( 'Amara','Alan','Valerio','Velarde','personal_inteligencia_data/foto.png','1989-03-23','Groenlandia',31469374,'marrón oscuro','962 St Paul St. ','2035-05-09 07:00:00' )::alias_ty)" calcext:value-type="string">
            <text:p>UPDATE personal_inteligencia SET aliases = array_append(aliases, <text:s/>ROW( 'Amara','Alan','Valerio','Velarde','personal_inteligencia_data/foto.png','1989-03-23','Groenlandia',31469374,'marrón oscuro','962 St Paul St. ','2035-05-09 07:00:00' )::alias_ty)</text:p>
          </table:table-cell>
          <table:table-cell table:formula="of:=CONCATENATE([.$P$2];[.C96];&quot;;&quot;)" office:value-type="string" office:string-value=" WHERE id = 84;" calcext:value-type="string">
            <text:p><text:s/>WHERE id = 84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table:style-name="ce62" table:formula="of:=RANDBETWEEN(10000000;100000000)" office:value-type="float" office:value="43901048" calcext:value-type="float">
            <text:p>43901048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9822 High Noon Street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7];&quot;,&quot;;[.G97];&quot;,&quot;;[.H97];&quot;,&quot;;[.I97];&quot;,&quot;;[.J97];&quot;,'&quot;;[.K97];&quot;','&quot;;[.L97];&quot;',&quot;;[.M97];&quot;,'&quot;;[.N97];&quot;','&quot;;[.O97];&quot;','&quot;;[.P97];&quot;' )::alias_ty)&quot;)" office:value-type="string" office:string-value="UPDATE personal_inteligencia SET aliases = array_append(aliases,  ROW( 'Bella','Orosio','Serrano','Suarez','personal_inteligencia_data/foto.png','2011-05-23','Uganda',43901048,'azul oscuro','9822 High Noon Street ','2035-05-09 07:00:00' )::alias_ty)" calcext:value-type="string">
            <text:p>UPDATE personal_inteligencia SET aliases = array_append(aliases, <text:s/>ROW( 'Bella','Orosio','Serrano','Suarez','personal_inteligencia_data/foto.png','2011-05-23','Uganda',43901048,'azul oscuro','9822 High Noon Street ','2035-05-09 07:00:00' )::alias_ty)</text:p>
          </table:table-cell>
          <table:table-cell table:formula="of:=CONCATENATE([.$P$2];[.C97];&quot;;&quot;)" office:value-type="string" office:string-value=" WHERE id = 86;" calcext:value-type="string">
            <text:p><text:s/>WHERE id = 86;</text:p>
          </table:table-cell>
          <table:table-cell table:number-columns-repeated="46"/>
        </table:table-row>
        <table:table-row table:style-name="ro4"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74535462" calcext:value-type="float">
            <text:p>74535462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9951 Lyme Road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8];&quot;,&quot;;[.G98];&quot;,&quot;;[.H98];&quot;,&quot;;[.I98];&quot;,&quot;;[.J98];&quot;,'&quot;;[.K98];&quot;','&quot;;[.L98];&quot;',&quot;;[.M98];&quot;,'&quot;;[.N98];&quot;','&quot;;[.O98];&quot;','&quot;;[.P98];&quot;' )::alias_ty)&quot;)" office:value-type="string" office:string-value="UPDATE personal_inteligencia SET aliases = array_append(aliases,  ROW( 'Atenea','Cesar','Suarez','Thomas','personal_inteligencia_data/foto.png','1984-04-26','Groenlandia',74535462,'marrón claro','9951 Lyme Road ','2035-05-09 07:00:00' )::alias_ty)" calcext:value-type="string">
            <text:p>UPDATE personal_inteligencia SET aliases = array_append(aliases, <text:s/>ROW( 'Atenea','Cesar','Suarez','Thomas','personal_inteligencia_data/foto.png','1984-04-26','Groenlandia',74535462,'marrón claro','9951 Lyme Road ','2035-05-09 07:00:00' )::alias_ty)</text:p>
          </table:table-cell>
          <table:table-cell table:formula="of:=CONCATENATE([.$P$2];[.C98];&quot;;&quot;)" office:value-type="string" office:string-value=" WHERE id = 88;" calcext:value-type="string">
            <text:p><text:s/>WHERE id = 8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62" table:formula="of:=RANDBETWEEN(10000000;100000000)" office:value-type="float" office:value="31055833" calcext:value-type="float">
            <text:p>31055833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Atlantic City, NJ 0840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99];&quot;,&quot;;[.G99];&quot;,&quot;;[.H99];&quot;,&quot;;[.I99];&quot;,&quot;;[.J99];&quot;,'&quot;;[.K99];&quot;','&quot;;[.L99];&quot;',&quot;;[.M99];&quot;,'&quot;;[.N99];&quot;','&quot;;[.O99];&quot;','&quot;;[.P99];&quot;' )::alias_ty)&quot;)" office:value-type="string" office:string-value="UPDATE personal_inteligencia SET aliases = array_append(aliases,  ROW( 'Adria','Zamira','Wright','Zamora','personal_inteligencia_data/foto.png','1977-10-31','Groenlandia',31055833,'marrón oscuro','Atlantic City, NJ 08401','2035-05-09 07:00:00' )::alias_ty)" calcext:value-type="string">
            <text:p>UPDATE personal_inteligencia SET aliases = array_append(aliases, <text:s/>ROW( 'Adria','Zamira','Wright','Zamora','personal_inteligencia_data/foto.png','1977-10-31','Groenlandia',31055833,'marrón oscuro','Atlantic City, NJ 08401','2035-05-09 07:00:00' )::alias_ty)</text:p>
          </table:table-cell>
          <table:table-cell table:formula="of:=CONCATENATE([.$P$2];[.C99];&quot;;&quot;)" office:value-type="string" office:string-value=" WHERE id = 90;" calcext:value-type="string">
            <text:p><text:s/>WHERE id = 9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90847154" calcext:value-type="float">
            <text:p>90847154</text:p>
          </table:table-cell>
          <table:table-cell office:value-type="string" calcext:value-type="string">
            <text:p>azul oscuro</text:p>
          </table:table-cell>
          <table:table-cell table:style-name="ce60" office:value-type="string" calcext:value-type="string">
            <text:p>Chattanooga, TN 3742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0];&quot;,&quot;;[.G100];&quot;,&quot;;[.H100];&quot;,&quot;;[.I100];&quot;,&quot;;[.J100];&quot;,'&quot;;[.K100];&quot;','&quot;;[.L100];&quot;',&quot;;[.M100];&quot;,'&quot;;[.N100];&quot;','&quot;;[.O100];&quot;','&quot;;[.P100];&quot;' )::alias_ty)&quot;)" office:value-type="string" office:string-value="UPDATE personal_inteligencia SET aliases = array_append(aliases,  ROW( 'Adan','Tarsicio','Zavala','Zarate','personal_inteligencia_data/foto.png','1971-04-19','Holanda',90847154,'azul oscuro','Chattanooga, TN 37421','2035-05-09 07:00:00' )::alias_ty)" calcext:value-type="string">
            <text:p>UPDATE personal_inteligencia SET aliases = array_append(aliases, <text:s/>ROW( 'Adan','Tarsicio','Zavala','Zarate','personal_inteligencia_data/foto.png','1971-04-19','Holanda',90847154,'azul oscuro','Chattanooga, TN 37421','2035-05-09 07:00:00' )::alias_ty)</text:p>
          </table:table-cell>
          <table:table-cell table:formula="of:=CONCATENATE([.$P$2];[.C100];&quot;;&quot;)" office:value-type="string" office:string-value=" WHERE id = 92;" calcext:value-type="string">
            <text:p><text:s/>WHERE id = 92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30"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table:style-name="ce62" table:formula="of:=RANDBETWEEN(10000000;100000000)" office:value-type="float" office:value="24836315" calcext:value-type="float">
            <text:p>24836315</text:p>
          </table:table-cell>
          <table:table-cell office:value-type="string" calcext:value-type="string">
            <text:p>verde claro</text:p>
          </table:table-cell>
          <table:table-cell table:style-name="ce60" office:value-type="string" calcext:value-type="string">
            <text:p>Leland, NC 2845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1];&quot;,&quot;;[.G101];&quot;,&quot;;[.H101];&quot;,&quot;;[.I101];&quot;,&quot;;[.J101];&quot;,'&quot;;[.K101];&quot;','&quot;;[.L101];&quot;',&quot;;[.M101];&quot;,'&quot;;[.N101];&quot;','&quot;;[.O101];&quot;','&quot;;[.P101];&quot;' )::alias_ty)&quot;)" office:value-type="string" office:string-value="UPDATE personal_inteligencia SET aliases = array_append(aliases,  ROW( 'Abigail','Soledad','Zepeda','Zepeda','personal_inteligencia_data/foto.png','1966-05-13','Irlanda',24836315,'verde claro','Leland, NC 28451','2035-05-09 07:00:00' )::alias_ty)" calcext:value-type="string">
            <text:p>UPDATE personal_inteligencia SET aliases = array_append(aliases, <text:s/>ROW( 'Abigail','Soledad','Zepeda','Zepeda','personal_inteligencia_data/foto.png','1966-05-13','Irlanda',24836315,'verde claro','Leland, NC 28451','2035-05-09 07:00:00' )::alias_ty)</text:p>
          </table:table-cell>
          <table:table-cell table:formula="of:=CONCATENATE([.$P$2];[.C101];&quot;;&quot;)" office:value-type="string" office:string-value=" WHERE id = 94;" calcext:value-type="string">
            <text:p><text:s/>WHERE id = 94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80212862" calcext:value-type="float">
            <text:p>80212862</text:p>
          </table:table-cell>
          <table:table-cell office:value-type="string" calcext:value-type="string">
            <text:p>verde oscuro</text:p>
          </table:table-cell>
          <table:table-cell table:style-name="ce60" office:value-type="string" calcext:value-type="string">
            <text:p>Mc Lean, VA 22101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2];&quot;,&quot;;[.G102];&quot;,&quot;;[.H102];&quot;,&quot;;[.I102];&quot;,&quot;;[.J102];&quot;,'&quot;;[.K102];&quot;','&quot;;[.L102];&quot;',&quot;;[.M102];&quot;,'&quot;;[.N102];&quot;','&quot;;[.O102];&quot;','&quot;;[.P102];&quot;' )::alias_ty)&quot;)" office:value-type="string" office:string-value="UPDATE personal_inteligencia SET aliases = array_append(aliases,  ROW( 'Adria','Eduviges','Ward','Zambrano','personal_inteligencia_data/foto.png','1980-05-19','Argentina',80212862,'verde oscuro','Mc Lean, VA 22101','2035-05-09 07:00:00' )::alias_ty)" calcext:value-type="string">
            <text:p>UPDATE personal_inteligencia SET aliases = array_append(aliases, <text:s/>ROW( 'Adria','Eduviges','Ward','Zambrano','personal_inteligencia_data/foto.png','1980-05-19','Argentina',80212862,'verde oscuro','Mc Lean, VA 22101','2035-05-09 07:00:00' )::alias_ty)</text:p>
          </table:table-cell>
          <table:table-cell table:formula="of:=CONCATENATE([.$P$2];[.C102];&quot;;&quot;)" office:value-type="string" office:string-value=" WHERE id = 96;" calcext:value-type="string">
            <text:p><text:s/>WHERE id = 96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table:style-name="ce62" table:formula="of:=RANDBETWEEN(10000000;100000000)" office:value-type="float" office:value="12646757" calcext:value-type="float">
            <text:p>12646757</text:p>
          </table:table-cell>
          <table:table-cell office:value-type="string" calcext:value-type="string">
            <text:p>azul claro</text:p>
          </table:table-cell>
          <table:table-cell table:style-name="ce60" office:value-type="string" calcext:value-type="string">
            <text:p>Patchogue, NY 11772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3];&quot;,&quot;;[.G103];&quot;,&quot;;[.H103];&quot;,&quot;;[.I103];&quot;,&quot;;[.J103];&quot;,'&quot;;[.K103];&quot;','&quot;;[.L103];&quot;',&quot;;[.M103];&quot;,'&quot;;[.N103];&quot;','&quot;;[.O103];&quot;','&quot;;[.P103];&quot;' )::alias_ty)&quot;)" office:value-type="string" office:string-value="UPDATE personal_inteligencia SET aliases = array_append(aliases,  ROW( 'Adrian','Constantino','Walker','White','personal_inteligencia_data/foto.png','1982-10-08','Argentina',12646757,'azul claro','Patchogue, NY 11772','2035-05-09 07:00:00' )::alias_ty)" calcext:value-type="string">
            <text:p>UPDATE personal_inteligencia SET aliases = array_append(aliases, <text:s/>ROW( 'Adrian','Constantino','Walker','White','personal_inteligencia_data/foto.png','1982-10-08','Argentina',12646757,'azul claro','Patchogue, NY 11772','2035-05-09 07:00:00' )::alias_ty)</text:p>
          </table:table-cell>
          <table:table-cell table:formula="of:=CONCATENATE([.$P$2];[.C103];&quot;;&quot;)" office:value-type="string" office:string-value=" WHERE id = 98;" calcext:value-type="string">
            <text:p><text:s/>WHERE id = 98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30"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table:style-name="ce62" table:formula="of:=RANDBETWEEN(10000000;100000000)" office:value-type="float" office:value="45432349" calcext:value-type="float">
            <text:p>45432349</text:p>
          </table:table-cell>
          <table:table-cell office:value-type="string" calcext:value-type="string">
            <text:p>marrón claro</text:p>
          </table:table-cell>
          <table:table-cell table:style-name="ce60" office:value-type="string" calcext:value-type="string">
            <text:p>Peachtree City, GA 30269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4];&quot;,&quot;;[.G104];&quot;,&quot;;[.H104];&quot;,&quot;;[.I104];&quot;,&quot;;[.J104];&quot;,'&quot;;[.K104];&quot;','&quot;;[.L104];&quot;',&quot;;[.M104];&quot;,'&quot;;[.N104];&quot;','&quot;;[.O104];&quot;','&quot;;[.P104];&quot;' )::alias_ty)&quot;)" office:value-type="string" office:string-value="UPDATE personal_inteligencia SET aliases = array_append(aliases,  ROW( 'Adolfo','Berenice','Zacarias','Zaragoza','personal_inteligencia_data/foto.png','1974-10-04','Holanda',45432349,'marrón claro','Peachtree City, GA 30269','2035-05-09 07:00:00' )::alias_ty)" calcext:value-type="string">
            <text:p>UPDATE personal_inteligencia SET aliases = array_append(aliases, <text:s/>ROW( 'Adolfo','Berenice','Zacarias','Zaragoza','personal_inteligencia_data/foto.png','1974-10-04','Holanda',45432349,'marrón claro','Peachtree City, GA 30269','2035-05-09 07:00:00' )::alias_ty)</text:p>
          </table:table-cell>
          <table:table-cell table:formula="of:=CONCATENATE([.$P$2];[.C104];&quot;;&quot;)" office:value-type="string" office:string-value=" WHERE id = 100;" calcext:value-type="string">
            <text:p><text:s/>WHERE id = 100;</text:p>
          </table:table-cell>
          <table:table-cell table:number-columns-repeated="46"/>
        </table:table-row>
        <table:table-row table:style-name="ro4"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31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personal_inteligencia_data/foto.png'</text:p>
          </table:table-cell>
          <table:table-cell table:style-name="ce53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62" table:formula="of:=RANDBETWEEN(10000000;100000000)" office:value-type="float" office:value="58729879" calcext:value-type="float">
            <text:p>58729879</text:p>
          </table:table-cell>
          <table:table-cell table:style-name="ce57" office:value-type="string" calcext:value-type="string">
            <text:p>marrón oscuro</text:p>
          </table:table-cell>
          <table:table-cell table:style-name="ce60" office:value-type="string" calcext:value-type="string">
            <text:p>Unit 7 </text:p>
          </table:table-cell>
          <table:table-cell table:style-name="ce112" office:value-type="string" calcext:value-type="string">
            <text:p>2035-05-09 07:00:00</text:p>
          </table:table-cell>
          <table:table-cell table:formula="of:=CONCATENATE([.$O$2]; &quot; ROW( &quot;;[.F105];&quot;,&quot;;[.G105];&quot;,&quot;;[.H105];&quot;,&quot;;[.I105];&quot;,&quot;;[.J105];&quot;,'&quot;;[.K105];&quot;','&quot;;[.L105];&quot;',&quot;;[.M105];&quot;,'&quot;;[.N105];&quot;','&quot;;[.O105];&quot;','&quot;;[.P105];&quot;' )::alias_ty)&quot;)" office:value-type="string" office:string-value="UPDATE personal_inteligencia SET aliases = array_append(aliases,  ROW( 'Adriana','Eliana','Villeda','Ward','personal_inteligencia_data/foto.png','1987-10-13','Taiwán',58729879,'marrón oscuro','Unit 7 ','2035-05-09 07:00:00' )::alias_ty)" calcext:value-type="string">
            <text:p>UPDATE personal_inteligencia SET aliases = array_append(aliases, <text:s/>ROW( 'Adriana','Eliana','Villeda','Ward','personal_inteligencia_data/foto.png','1987-10-13','Taiwán',58729879,'marrón oscuro','Unit 7 ','2035-05-09 07:00:00' )::alias_ty)</text:p>
          </table:table-cell>
          <table:table-cell table:formula="of:=CONCATENATE([.$P$2];[.C105];&quot;;&quot;)" office:value-type="string" office:string-value=" WHERE id = 102;" calcext:value-type="string">
            <text:p><text:s/>WHERE id = 102;</text:p>
          </table:table-cell>
          <table:table-cell table:number-columns-repeated="46"/>
        </table:table-row>
        <table:table-row table:style-name="ro4" table:number-rows-repeated="2">
          <table:table-cell table:style-name="ce27"/>
          <table:table-cell table:style-name="ce31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3">
          <table:table-cell table:style-name="ce27"/>
          <table:table-cell table:style-name="ce25"/>
          <table:table-cell table:number-columns-repeated="8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20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>
          <table:table-cell table:number-columns-repeated="6"/>
          <table:table-cell table:style-name="Default"/>
          <table:table-cell table:number-columns-repeated="3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4">
          <table:table-cell table:number-columns-repeated="10"/>
          <table:table-cell table:style-name="ce53"/>
          <table:table-cell/>
          <table:table-cell table:style-name="ce62"/>
          <table:table-cell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15">
          <table:table-cell table:number-columns-repeated="10"/>
          <table:table-cell table:style-name="ce53"/>
          <table:table-cell table:number-columns-repeated="3"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2">
          <table:table-cell table:number-columns-repeated="14"/>
          <table:table-cell table:style-name="ce60"/>
          <table:table-cell table:style-name="ce106"/>
          <table:table-cell table:number-columns-repeated="48"/>
        </table:table-row>
        <table:table-row table:style-name="ro4" table:number-rows-repeated="64">
          <table:table-cell table:number-columns-repeated="14"/>
          <table:table-cell table:style-name="ce60"/>
          <table:table-cell table:number-columns-repeated="49"/>
        </table:table-row>
        <table:table-row table:style-name="ro4" table:number-rows-repeated="1048357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IST_CARGO" table:style-name="ta4">
        <office:forms form:automatic-focus="false" form:apply-design-mode="false"/>
        <table:table-column table:style-name="co60" table:default-cell-style-name="ce24"/>
        <table:table-column table:style-name="co61" table:default-cell-style-name="ce24"/>
        <table:table-column table:style-name="co62" table:default-cell-style-name="ce24"/>
        <table:table-column table:style-name="co61" table:default-cell-style-name="ce24"/>
        <table:table-column table:style-name="co63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5" table:default-cell-style-name="ce24"/>
        <table:table-column table:style-name="co66" table:default-cell-style-name="ce114"/>
        <table:table-column table:style-name="co67" table:default-cell-style-name="Default"/>
        <table:table-column table:style-name="co68" table:default-cell-style-name="Default"/>
        <table:table-column table:style-name="co64" table:default-cell-style-name="ce118"/>
        <table:table-column table:style-name="co69" table:default-cell-style-name="ce118"/>
        <table:table-column table:style-name="co70" table:default-cell-style-name="ce123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1006" table:default-cell-style-name="Default"/>
        <table:table-row table:style-name="ro6">
          <table:table-cell table:number-columns-repeated="1023"/>
        </table:table-row>
        <table:table-row table:style-name="ro6">
          <table:table-cell table:style-name="ce107" office:value-type="string" calcext:value-type="string">
            <text:p>primer_nombre</text:p>
          </table:table-cell>
          <table:table-cell table:style-name="ce107" office:value-type="string" calcext:value-type="string">
            <text:p>primer_apellido</text:p>
          </table:table-cell>
          <table:table-cell table:style-name="ce111" office:value-type="string" calcext:value-type="string">
            <text:p>fecha_nacimiento</text:p>
          </table:table-cell>
          <table:table-cell table:style-name="ce111" office:value-type="string" calcext:value-type="string">
            <text:p>class_seguridad</text:p>
          </table:table-cell>
          <table:table-cell table:style-name="ce2" office:value-type="string" calcext:value-type="string">
            <text:p>fk_lugar</text:p>
          </table:table-cell>
          <table:table-cell table:style-name="ce25" table:number-columns-repeated="2"/>
          <table:table-cell table:style-name="ce111"/>
          <table:table-cell table:style-name="ce115" office:value-type="string" calcext:value-type="string">
            <text:p>n</text:p>
          </table:table-cell>
          <table:table-cell table:style-name="ce39" office:value-type="string" calcext:value-type="string">
            <text:p>fk_personal_inteligencia</text:p>
          </table:table-cell>
          <table:table-cell table:style-name="ce40" office:value-type="string" calcext:value-type="string">
            <text:p>cargo</text:p>
          </table:table-cell>
          <table:table-cell table:style-name="ce119" office:value-type="string" calcext:value-type="string">
            <text:p>fk_estacion</text:p>
          </table:table-cell>
          <table:table-cell table:style-name="ce119" office:value-type="string" calcext:value-type="string">
            <text:p>fk_oficina_principal</text:p>
          </table:table-cell>
          <table:table-cell table:style-name="ce124" office:value-type="string" calcext:value-type="string">
            <text:p>fk_empleado_jefe</text:p>
          </table:table-cell>
          <table:table-cell table:style-name="ce128" office:value-type="string" calcext:value-type="string">
            <text:p>fecha_inicio</text:p>
          </table:table-cell>
          <table:table-cell table:style-name="ce128" office:value-type="string" calcext:value-type="string">
            <text:p>fecha_fin</text:p>
          </table:table-cell>
          <table:table-cell table:style-name="ce130" office:value-type="string" calcext:value-type="string">
            <text:p>INSERT INTO HIST_CARGO (fecha_inicio, fecha_fin, cargo, <text:s/>fk_personal_inteligencia, fk_estacion, fk_oficina_principal) VALUES 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lorentina'</text:p>
          </table:table-cell>
          <table:table-cell table:style-name="ce14" office:value-type="string" calcext:value-type="string">
            <text:p>'Landa'</text:p>
          </table:table-cell>
          <table:table-cell table:style-name="ce112" office:value-type="string" calcext:value-type="string">
            <text:p>1993-03-0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];&quot;','&quot;;[.P3];&quot;','&quot;;[.K3];&quot;',&quot;;[.J3];&quot;,&quot;;[.L3];&quot;,&quot;;[.M3];&quot;),&quot;)" office:value-type="string" office:string-value="('2034-01-05 01:00:00','2035-03-09 07:00:00','agente',1,1,1)," calcext:value-type="string">
            <text:p>('2034-01-05 01:00:00','2035-03-09 07:00:00','agente',1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viedo'</text:p>
          </table:table-cell>
          <table:table-cell table:style-name="ce112" office:value-type="string" calcext:value-type="string">
            <text:p>2000-10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];&quot;','&quot;;[.P4];&quot;','&quot;;[.K4];&quot;',&quot;;[.J4];&quot;,&quot;;[.L4];&quot;,&quot;;[.M4];&quot;),&quot;)" office:value-type="string" office:string-value="('2034-01-05 01:00:00','2035-03-09 07:00:00','analista',2,1,1)," calcext:value-type="string">
            <text:p>('2034-01-05 01:00:00','2035-03-09 07:00:00','analista',2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ibertad'</text:p>
          </table:table-cell>
          <table:table-cell table:style-name="ce14" office:value-type="string" calcext:value-type="string">
            <text:p>'Casas'</text:p>
          </table:table-cell>
          <table:table-cell table:style-name="ce112" office:value-type="string" calcext:value-type="string">
            <text:p>1998-11-21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];&quot;','&quot;;[.P5];&quot;','&quot;;[.K5];&quot;',&quot;;[.J5];&quot;,&quot;;[.L5];&quot;,&quot;;[.M5];&quot;),&quot;)" office:value-type="string" office:string-value="('2034-01-06 01:00:00','2035-03-12 07:00:00','agente',3,1,1)," calcext:value-type="string">
            <text:p>('2034-01-06 01:00:00','2035-03-12 07:00:00','agente',3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eodora'</text:p>
          </table:table-cell>
          <table:table-cell table:style-name="ce14" office:value-type="string" calcext:value-type="string">
            <text:p>'Nolasco'</text:p>
          </table:table-cell>
          <table:table-cell table:style-name="ce112" office:value-type="string" calcext:value-type="string">
            <text:p>1997-12-1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25" office:value-type="float" office:value="11" calcext:value-type="float">
            <text:p>1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];&quot;','&quot;;[.P6];&quot;','&quot;;[.K6];&quot;',&quot;;[.J6];&quot;,&quot;;[.L6];&quot;,&quot;;[.M6];&quot;),&quot;)" office:value-type="string" office:string-value="('2034-01-06 01:00:00','2035-03-12 07:00:00','analista',4,1,1)," calcext:value-type="string">
            <text:p>('2034-01-06 01:00:00','2035-03-12 07:00:00','analista',4,1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alentin'</text:p>
          </table:table-cell>
          <table:table-cell table:style-name="ce14" office:value-type="string" calcext:value-type="string">
            <text:p>'Machuca'</text:p>
          </table:table-cell>
          <table:table-cell table:style-name="ce112" office:value-type="string" calcext:value-type="string">
            <text:p>1993-08-25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];&quot;','&quot;;[.P7];&quot;','&quot;;[.K7];&quot;',&quot;;[.J7];&quot;,&quot;;[.L7];&quot;,&quot;;[.M7];&quot;),&quot;)" office:value-type="string" office:string-value="('2034-01-05 01:00:00','2035-03-09 07:00:00','agente',5,2,1)," calcext:value-type="string">
            <text:p>('2034-01-05 01:00:00','2035-03-09 07:00:00','agente',5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esarino'</text:p>
          </table:table-cell>
          <table:table-cell table:style-name="ce14" office:value-type="string" calcext:value-type="string">
            <text:p>'Zuniga'</text:p>
          </table:table-cell>
          <table:table-cell table:style-name="ce112" office:value-type="string" calcext:value-type="string">
            <text:p>1983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];&quot;','&quot;;[.P8];&quot;','&quot;;[.K8];&quot;',&quot;;[.J8];&quot;,&quot;;[.L8];&quot;,&quot;;[.M8];&quot;),&quot;)" office:value-type="string" office:string-value="('2034-01-05 01:00:00','2035-03-09 07:00:00','analista',6,2,1)," calcext:value-type="string">
            <text:p>('2034-01-05 01:00:00','2035-03-09 07:00:00','analista',6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uno'</text:p>
          </table:table-cell>
          <table:table-cell table:style-name="ce14" office:value-type="string" calcext:value-type="string">
            <text:p>'Quiroga'</text:p>
          </table:table-cell>
          <table:table-cell table:style-name="ce112" office:value-type="string" calcext:value-type="string">
            <text:p>199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];&quot;','&quot;;[.P9];&quot;','&quot;;[.K9];&quot;',&quot;;[.J9];&quot;,&quot;;[.L9];&quot;,&quot;;[.M9];&quot;),&quot;)" office:value-type="string" office:string-value="('2034-01-06 01:00:00','2035-03-12 07:00:00','agente',7,2,1)," calcext:value-type="string">
            <text:p>('2034-01-06 01:00:00','2035-03-12 07:00:00','agente',7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ne'</text:p>
          </table:table-cell>
          <table:table-cell table:style-name="ce14" office:value-type="string" calcext:value-type="string">
            <text:p>'Tenorio'</text:p>
          </table:table-cell>
          <table:table-cell table:style-name="ce112" office:value-type="string" calcext:value-type="string">
            <text:p>1999-09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8" calcext:value-type="float">
            <text:p>8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2" calcext:value-type="float">
            <text:p>1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];&quot;','&quot;;[.P10];&quot;','&quot;;[.K10];&quot;',&quot;;[.J10];&quot;,&quot;;[.L10];&quot;,&quot;;[.M10];&quot;),&quot;)" office:value-type="string" office:string-value="('2034-01-06 01:00:00','2035-03-12 07:00:00','analista',8,2,1)," calcext:value-type="string">
            <text:p>('2034-01-06 01:00:00','2035-03-12 07:00:00','analista',8,2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ienvenido'</text:p>
          </table:table-cell>
          <table:table-cell table:style-name="ce14" office:value-type="string" calcext:value-type="string">
            <text:p>'Martines'</text:p>
          </table:table-cell>
          <table:table-cell table:style-name="ce112" office:value-type="string" calcext:value-type="string">
            <text:p>1994-05-2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0" office:value-type="string" calcext:value-type="string">
            <text:p>Irlanda</text:p>
          </table:table-cell>
          <table:table-cell table:style-name="ce14"/>
          <table:table-cell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1];&quot;','&quot;;[.P11];&quot;','&quot;;[.K11];&quot;',&quot;;[.J11];&quot;,&quot;;[.L11];&quot;,&quot;;[.M11];&quot;),&quot;)" office:value-type="string" office:string-value="('2034-01-05 01:00:00','2035-03-09 07:00:00','agente',9,3,1)," calcext:value-type="string">
            <text:p>('2034-01-05 01:00:00','2035-03-09 07:00:00','agente',9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alerio'</text:p>
          </table:table-cell>
          <table:table-cell table:style-name="ce14" office:value-type="string" calcext:value-type="string">
            <text:p>'Bahena'</text:p>
          </table:table-cell>
          <table:table-cell table:style-name="ce112" office:value-type="string" calcext:value-type="string">
            <text:p>1984-05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2];&quot;','&quot;;[.P12];&quot;','&quot;;[.K12];&quot;',&quot;;[.J12];&quot;,&quot;;[.L12];&quot;,&quot;;[.M12];&quot;),&quot;)" office:value-type="string" office:string-value="('2034-01-05 01:00:00','2035-03-09 07:00:00','analista',10,3,1)," calcext:value-type="string">
            <text:p>('2034-01-05 01:00:00','2035-03-09 07:00:00','analista',10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garito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2000-03-0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1" calcext:value-type="float">
            <text:p>11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3];&quot;','&quot;;[.P13];&quot;','&quot;;[.K13];&quot;',&quot;;[.J13];&quot;,&quot;;[.L13];&quot;,&quot;;[.M13];&quot;),&quot;)" office:value-type="string" office:string-value="('2034-01-06 01:00:00','2035-03-12 07:00:00','agente',11,3,1)," calcext:value-type="string">
            <text:p>('2034-01-06 01:00:00','2035-03-12 07:00:00','agente',11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eliciano'</text:p>
          </table:table-cell>
          <table:table-cell table:style-name="ce14" office:value-type="string" calcext:value-type="string">
            <text:p>'Guzman'</text:p>
          </table:table-cell>
          <table:table-cell table:style-name="ce112" office:value-type="string" calcext:value-type="string">
            <text:p>1999-09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13" calcext:value-type="float">
            <text:p>1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4];&quot;','&quot;;[.P14];&quot;','&quot;;[.K14];&quot;',&quot;;[.J14];&quot;,&quot;;[.L14];&quot;,&quot;;[.M14];&quot;),&quot;)" office:value-type="string" office:string-value="('2034-01-06 01:00:00','2035-03-12 07:00:00','analista',12,3,1)," calcext:value-type="string">
            <text:p>('2034-01-06 01:00:00','2035-03-12 07:00:00','analista',12,3,1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antiago'</text:p>
          </table:table-cell>
          <table:table-cell table:style-name="ce14" office:value-type="string" calcext:value-type="string">
            <text:p>'Izaguirre'</text:p>
          </table:table-cell>
          <table:table-cell table:style-name="ce112" office:value-type="string" calcext:value-type="string">
            <text:p>1992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14"/>
          <table:table-cell office:value-type="float" office:value="13" calcext:value-type="float">
            <text:p>13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5];&quot;','&quot;;[.P15];&quot;','&quot;;[.K15];&quot;',&quot;;[.J15];&quot;,&quot;;[.L15];&quot;,&quot;;[.M15];&quot;),&quot;)" office:value-type="string" office:string-value="('2034-01-05 01:00:00','2035-03-09 07:00:00','agente',13,4,2)," calcext:value-type="string">
            <text:p>('2034-01-05 01:00:00','2035-03-09 07:00:00','agente',13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idio'</text:p>
          </table:table-cell>
          <table:table-cell table:style-name="ce14" office:value-type="string" calcext:value-type="string">
            <text:p>'Carreno'</text:p>
          </table:table-cell>
          <table:table-cell table:style-name="ce112" office:value-type="string" calcext:value-type="string">
            <text:p>1996-11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4" calcext:value-type="float">
            <text:p>14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6];&quot;','&quot;;[.P16];&quot;','&quot;;[.K16];&quot;',&quot;;[.J16];&quot;,&quot;;[.L16];&quot;,&quot;;[.M16];&quot;),&quot;)" office:value-type="string" office:string-value="('2034-01-05 01:00:00','2035-03-09 07:00:00','analista',14,4,2)," calcext:value-type="string">
            <text:p>('2034-01-05 01:00:00','2035-03-09 07:00:00','analista',14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egulo'</text:p>
          </table:table-cell>
          <table:table-cell table:style-name="ce14" office:value-type="string" calcext:value-type="string">
            <text:p>'Coria'</text:p>
          </table:table-cell>
          <table:table-cell table:style-name="ce112" office:value-type="string" calcext:value-type="string">
            <text:p>1996-11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7];&quot;','&quot;;[.P17];&quot;','&quot;;[.K17];&quot;',&quot;;[.J17];&quot;,&quot;;[.L17];&quot;,&quot;;[.M17];&quot;),&quot;)" office:value-type="string" office:string-value="('2034-01-06 01:00:00','2035-03-12 07:00:00','agente',15,4,2)," calcext:value-type="string">
            <text:p>('2034-01-06 01:00:00','2035-03-12 07:00:00','agente',15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tenea'</text:p>
          </table:table-cell>
          <table:table-cell table:style-name="ce14" office:value-type="string" calcext:value-type="string">
            <text:p>'Escalante'</text:p>
          </table:table-cell>
          <table:table-cell table:style-name="ce112" office:value-type="string" calcext:value-type="string">
            <text:p>1998-11-2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6" calcext:value-type="float">
            <text:p>16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4" calcext:value-type="float">
            <text:p>1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8];&quot;','&quot;;[.P18];&quot;','&quot;;[.K18];&quot;',&quot;;[.J18];&quot;,&quot;;[.L18];&quot;,&quot;;[.M18];&quot;),&quot;)" office:value-type="string" office:string-value="('2034-01-06 01:00:00','2035-03-12 07:00:00','analista',16,4,2)," calcext:value-type="string">
            <text:p>('2034-01-06 01:00:00','2035-03-12 07:00:00','analista',16,4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ilvio'</text:p>
          </table:table-cell>
          <table:table-cell table:style-name="ce14" office:value-type="string" calcext:value-type="string">
            <text:p>'Avelar'</text:p>
          </table:table-cell>
          <table:table-cell table:style-name="ce112" office:value-type="string" calcext:value-type="string">
            <text:p>1992-05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9];&quot;','&quot;;[.P19];&quot;','&quot;;[.K19];&quot;',&quot;;[.J19];&quot;,&quot;;[.L19];&quot;,&quot;;[.M19];&quot;),&quot;)" office:value-type="string" office:string-value="('2034-01-05 01:00:00','2035-03-09 07:00:00','agente',17,5,2)," calcext:value-type="string">
            <text:p>('2034-01-05 01:00:00','2035-03-09 07:00:00','agente',17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ristian'</text:p>
          </table:table-cell>
          <table:table-cell table:style-name="ce14" office:value-type="string" calcext:value-type="string">
            <text:p>'Montero'</text:p>
          </table:table-cell>
          <table:table-cell table:style-name="ce112" office:value-type="string" calcext:value-type="string">
            <text:p>1999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8" calcext:value-type="float">
            <text:p>18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0];&quot;','&quot;;[.P20];&quot;','&quot;;[.K20];&quot;',&quot;;[.J20];&quot;,&quot;;[.L20];&quot;,&quot;;[.M20];&quot;),&quot;)" office:value-type="string" office:string-value="('2034-01-05 01:00:00','2035-03-09 07:00:00','analista',18,5,2)," calcext:value-type="string">
            <text:p>('2034-01-05 01:00:00','2035-03-09 07:00:00','analista',18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ves'</text:p>
          </table:table-cell>
          <table:table-cell table:style-name="ce14" office:value-type="string" calcext:value-type="string">
            <text:p>'Valerio'</text:p>
          </table:table-cell>
          <table:table-cell table:style-name="ce112" office:value-type="string" calcext:value-type="string">
            <text:p>1997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19" calcext:value-type="float">
            <text:p>19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1];&quot;','&quot;;[.P21];&quot;','&quot;;[.K21];&quot;',&quot;;[.J21];&quot;,&quot;;[.L21];&quot;,&quot;;[.M21];&quot;),&quot;)" office:value-type="string" office:string-value="('2034-01-06 01:00:00','2035-03-12 07:00:00','agente',19,5,2)," calcext:value-type="string">
            <text:p>('2034-01-06 01:00:00','2035-03-12 07:00:00','agente',19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Poncio'</text:p>
          </table:table-cell>
          <table:table-cell table:style-name="ce14" office:value-type="string" calcext:value-type="string">
            <text:p>'Parker'</text:p>
          </table:table-cell>
          <table:table-cell table:style-name="ce112" office:value-type="string" calcext:value-type="string">
            <text:p>1998-12-0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0" calcext:value-type="float">
            <text:p>20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5" calcext:value-type="float">
            <text:p>1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2];&quot;','&quot;;[.P22];&quot;','&quot;;[.K22];&quot;',&quot;;[.J22];&quot;,&quot;;[.L22];&quot;,&quot;;[.M22];&quot;),&quot;)" office:value-type="string" office:string-value="('2034-01-06 01:00:00','2035-03-12 07:00:00','analista',20,5,2)," calcext:value-type="string">
            <text:p>('2034-01-06 01:00:00','2035-03-12 07:00:00','analista',20,5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eno'</text:p>
          </table:table-cell>
          <table:table-cell table:style-name="ce14" office:value-type="string" calcext:value-type="string">
            <text:p>'Acuna'</text:p>
          </table:table-cell>
          <table:table-cell table:style-name="ce112" office:value-type="string" calcext:value-type="string">
            <text:p>1993-05-1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3];&quot;','&quot;;[.P23];&quot;','&quot;;[.K23];&quot;',&quot;;[.J23];&quot;,&quot;;[.L23];&quot;,&quot;;[.M23];&quot;),&quot;)" office:value-type="string" office:string-value="('2034-01-05 01:00:00','2035-03-09 07:00:00','agente',21,6,2)," calcext:value-type="string">
            <text:p>('2034-01-05 01:00:00','2035-03-09 07:00:00','agente',21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Velasco'</text:p>
          </table:table-cell>
          <table:table-cell table:style-name="ce112" office:value-type="string" calcext:value-type="string">
            <text:p>2000-04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2" calcext:value-type="float">
            <text:p>22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4];&quot;','&quot;;[.P24];&quot;','&quot;;[.K24];&quot;',&quot;;[.J24];&quot;,&quot;;[.L24];&quot;,&quot;;[.M24];&quot;),&quot;)" office:value-type="string" office:string-value="('2034-01-05 01:00:00','2035-03-09 07:00:00','analista',22,6,2)," calcext:value-type="string">
            <text:p>('2034-01-05 01:00:00','2035-03-09 07:00:00','analista',22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yden'</text:p>
          </table:table-cell>
          <table:table-cell table:style-name="ce14" office:value-type="string" calcext:value-type="string">
            <text:p>'Amezcua'</text:p>
          </table:table-cell>
          <table:table-cell table:style-name="ce112" office:value-type="string" calcext:value-type="string">
            <text:p>1997-10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3" calcext:value-type="float">
            <text:p>23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5];&quot;','&quot;;[.P25];&quot;','&quot;;[.K25];&quot;',&quot;;[.J25];&quot;,&quot;;[.L25];&quot;,&quot;;[.M25];&quot;),&quot;)" office:value-type="string" office:string-value="('2034-01-06 01:00:00','2035-03-12 07:00:00','agente',23,6,2)," calcext:value-type="string">
            <text:p>('2034-01-06 01:00:00','2035-03-12 07:00:00','agente',23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ba'</text:p>
          </table:table-cell>
          <table:table-cell table:style-name="ce14" office:value-type="string" calcext:value-type="string">
            <text:p>'Cortez'</text:p>
          </table:table-cell>
          <table:table-cell table:style-name="ce112" office:value-type="string" calcext:value-type="string">
            <text:p>2000-03-0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14"/>
          <table:table-cell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16" calcext:value-type="float">
            <text:p>1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6];&quot;','&quot;;[.P26];&quot;','&quot;;[.K26];&quot;',&quot;;[.J26];&quot;,&quot;;[.L26];&quot;,&quot;;[.M26];&quot;),&quot;)" office:value-type="string" office:string-value="('2034-01-06 01:00:00','2035-03-12 07:00:00','analista',24,6,2)," calcext:value-type="string">
            <text:p>('2034-01-06 01:00:00','2035-03-12 07:00:00','analista',24,6,2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Kevin'</text:p>
          </table:table-cell>
          <table:table-cell table:style-name="ce14" office:value-type="string" calcext:value-type="string">
            <text:p>'Edwards'</text:p>
          </table:table-cell>
          <table:table-cell table:style-name="ce112" office:value-type="string" calcext:value-type="string">
            <text:p>1984-12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5" calcext:value-type="float">
            <text:p>25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7];&quot;','&quot;;[.P27];&quot;','&quot;;[.K27];&quot;',&quot;;[.J27];&quot;,&quot;;[.L27];&quot;,&quot;;[.M27];&quot;),&quot;)" office:value-type="string" office:string-value="('2034-01-05 01:00:00','2035-03-09 07:00:00','agente',25,7,3)," calcext:value-type="string">
            <text:p>('2034-01-05 01:00:00','2035-03-09 07:00:00','agente',25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ana'</text:p>
          </table:table-cell>
          <table:table-cell table:style-name="ce14" office:value-type="string" calcext:value-type="string">
            <text:p>'Nevarez'</text:p>
          </table:table-cell>
          <table:table-cell table:style-name="ce112" office:value-type="string" calcext:value-type="string">
            <text:p>1988-02-0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6" calcext:value-type="float">
            <text:p>26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28];&quot;','&quot;;[.P28];&quot;','&quot;;[.K28];&quot;',&quot;;[.J28];&quot;,&quot;;[.L28];&quot;,&quot;;[.M28];&quot;),&quot;)" office:value-type="string" office:string-value="('2034-01-05 01:00:00','2035-03-09 07:00:00','analista',26,7,3)," calcext:value-type="string">
            <text:p>('2034-01-05 01:00:00','2035-03-09 07:00:00','analista',26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adio'</text:p>
          </table:table-cell>
          <table:table-cell table:style-name="ce14" office:value-type="string" calcext:value-type="string">
            <text:p>'Arteaga'</text:p>
          </table:table-cell>
          <table:table-cell table:style-name="ce112" office:value-type="string" calcext:value-type="string">
            <text:p>1998-03-1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29];&quot;','&quot;;[.P29];&quot;','&quot;;[.K29];&quot;',&quot;;[.J29];&quot;,&quot;;[.L29];&quot;,&quot;;[.M29];&quot;),&quot;)" office:value-type="string" office:string-value="('2034-01-06 01:00:00','2035-03-12 07:00:00','agente',27,7,3)," calcext:value-type="string">
            <text:p>('2034-01-06 01:00:00','2035-03-12 07:00:00','agente',27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abina'</text:p>
          </table:table-cell>
          <table:table-cell table:style-name="ce14" office:value-type="string" calcext:value-type="string">
            <text:p>'Johnson'</text:p>
          </table:table-cell>
          <table:table-cell table:style-name="ce112" office:value-type="string" calcext:value-type="string">
            <text:p>1992-05-03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7" calcext:value-type="float">
            <text:p>1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0];&quot;','&quot;;[.P30];&quot;','&quot;;[.K30];&quot;',&quot;;[.J30];&quot;,&quot;;[.L30];&quot;,&quot;;[.M30];&quot;),&quot;)" office:value-type="string" office:string-value="('2034-01-06 01:00:00','2035-03-12 07:00:00','analista',28,7,3)," calcext:value-type="string">
            <text:p>('2034-01-06 01:00:00','2035-03-12 07:00:00','analista',28,7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oledad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1986-05-0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1];&quot;','&quot;;[.P31];&quot;','&quot;;[.K31];&quot;',&quot;;[.J31];&quot;,&quot;;[.L31];&quot;,&quot;;[.M31];&quot;),&quot;)" office:value-type="string" office:string-value="('2034-01-05 01:00:00','2035-03-09 07:00:00','agente',29,8,3)," calcext:value-type="string">
            <text:p>('2034-01-05 01:00:00','2035-03-09 07:00:00','agente',29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udas'</text:p>
          </table:table-cell>
          <table:table-cell table:style-name="ce14" office:value-type="string" calcext:value-type="string">
            <text:p>'Cerda'</text:p>
          </table:table-cell>
          <table:table-cell table:style-name="ce112" office:value-type="string" calcext:value-type="string">
            <text:p>1988-05-0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2];&quot;','&quot;;[.P32];&quot;','&quot;;[.K32];&quot;',&quot;;[.J32];&quot;,&quot;;[.L32];&quot;,&quot;;[.M32];&quot;),&quot;)" office:value-type="string" office:string-value="('2034-01-05 01:00:00','2035-03-09 07:00:00','analista',30,8,3)," calcext:value-type="string">
            <text:p>('2034-01-05 01:00:00','2035-03-09 07:00:00','analista',30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iam'</text:p>
          </table:table-cell>
          <table:table-cell table:style-name="ce14" office:value-type="string" calcext:value-type="string">
            <text:p>'Orellana'</text:p>
          </table:table-cell>
          <table:table-cell table:style-name="ce112" office:value-type="string" calcext:value-type="string">
            <text:p>1998-04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3];&quot;','&quot;;[.P33];&quot;','&quot;;[.K33];&quot;',&quot;;[.J33];&quot;,&quot;;[.L33];&quot;,&quot;;[.M33];&quot;),&quot;)" office:value-type="string" office:string-value="('2034-01-06 01:00:00','2035-03-12 07:00:00','agente',31,8,3)," calcext:value-type="string">
            <text:p>('2034-01-06 01:00:00','2035-03-12 07:00:00','agente',31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orge'</text:p>
          </table:table-cell>
          <table:table-cell table:style-name="ce14" office:value-type="string" calcext:value-type="string">
            <text:p>'Ocampo'</text:p>
          </table:table-cell>
          <table:table-cell table:style-name="ce112" office:value-type="string" calcext:value-type="string">
            <text:p>1992-05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8" calcext:value-type="float">
            <text:p>1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4];&quot;','&quot;;[.P34];&quot;','&quot;;[.K34];&quot;',&quot;;[.J34];&quot;,&quot;;[.L34];&quot;,&quot;;[.M34];&quot;),&quot;)" office:value-type="string" office:string-value="('2034-01-06 01:00:00','2035-03-12 07:00:00','analista',32,8,3)," calcext:value-type="string">
            <text:p>('2034-01-06 01:00:00','2035-03-12 07:00:00','analista',32,8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iona'</text:p>
          </table:table-cell>
          <table:table-cell table:style-name="ce14" office:value-type="string" calcext:value-type="string">
            <text:p>'Soriano'</text:p>
          </table:table-cell>
          <table:table-cell table:style-name="ce112" office:value-type="string" calcext:value-type="string">
            <text:p>1988-12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5];&quot;','&quot;;[.P35];&quot;','&quot;;[.K35];&quot;',&quot;;[.J35];&quot;,&quot;;[.L35];&quot;,&quot;;[.M35];&quot;),&quot;)" office:value-type="string" office:string-value="('2034-01-05 01:00:00','2035-03-09 07:00:00','agente',33,9,3)," calcext:value-type="string">
            <text:p>('2034-01-05 01:00:00','2035-03-09 07:00:00','agente',33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nocencia'</text:p>
          </table:table-cell>
          <table:table-cell table:style-name="ce14" office:value-type="string" calcext:value-type="string">
            <text:p>'Maldonado'</text:p>
          </table:table-cell>
          <table:table-cell table:style-name="ce112" office:value-type="string" calcext:value-type="string">
            <text:p>1988-06-1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6];&quot;','&quot;;[.P36];&quot;','&quot;;[.K36];&quot;',&quot;;[.J36];&quot;,&quot;;[.L36];&quot;,&quot;;[.M36];&quot;),&quot;)" office:value-type="string" office:string-value="('2034-01-05 01:00:00','2035-03-09 07:00:00','analista',34,9,3)," calcext:value-type="string">
            <text:p>('2034-01-05 01:00:00','2035-03-09 07:00:00','analista',34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hais'</text:p>
          </table:table-cell>
          <table:table-cell table:style-name="ce14" office:value-type="string" calcext:value-type="string">
            <text:p>'Kelly'</text:p>
          </table:table-cell>
          <table:table-cell table:style-name="ce112" office:value-type="string" calcext:value-type="string">
            <text:p>1998-06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7];&quot;','&quot;;[.P37];&quot;','&quot;;[.K37];&quot;',&quot;;[.J37];&quot;,&quot;;[.L37];&quot;,&quot;;[.M37];&quot;),&quot;)" office:value-type="string" office:string-value="('2034-01-06 01:00:00','2035-03-12 07:00:00','agente',35,9,3)," calcext:value-type="string">
            <text:p>('2034-01-06 01:00:00','2035-03-12 07:00:00','agente',35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William'</text:p>
          </table:table-cell>
          <table:table-cell table:style-name="ce14" office:value-type="string" calcext:value-type="string">
            <text:p>'Miranda'</text:p>
          </table:table-cell>
          <table:table-cell table:style-name="ce112" office:value-type="string" calcext:value-type="string">
            <text:p>1993-05-1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19" calcext:value-type="float">
            <text:p>1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38];&quot;','&quot;;[.P38];&quot;','&quot;;[.K38];&quot;',&quot;;[.J38];&quot;,&quot;;[.L38];&quot;,&quot;;[.M38];&quot;),&quot;)" office:value-type="string" office:string-value="('2034-01-06 01:00:00','2035-03-12 07:00:00','analista',36,9,3)," calcext:value-type="string">
            <text:p>('2034-01-06 01:00:00','2035-03-12 07:00:00','analista',36,9,3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rnarda'</text:p>
          </table:table-cell>
          <table:table-cell table:style-name="ce14" office:value-type="string" calcext:value-type="string">
            <text:p>'Preciado'</text:p>
          </table:table-cell>
          <table:table-cell table:style-name="ce112" office:value-type="string" calcext:value-type="string">
            <text:p>2000-05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39];&quot;','&quot;;[.P39];&quot;','&quot;;[.K39];&quot;',&quot;;[.J39];&quot;,&quot;;[.L39];&quot;,&quot;;[.M39];&quot;),&quot;)" office:value-type="string" office:string-value="('2034-01-05 01:00:00','2035-03-09 07:00:00','agente',37,10,4)," calcext:value-type="string">
            <text:p>('2034-01-05 01:00:00','2035-03-09 07:00:00','agente',37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rtrudis'</text:p>
          </table:table-cell>
          <table:table-cell table:style-name="ce14" office:value-type="string" calcext:value-type="string">
            <text:p>'Mandujano'</text:p>
          </table:table-cell>
          <table:table-cell table:style-name="ce112" office:value-type="string" calcext:value-type="string">
            <text:p>1989-01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0];&quot;','&quot;;[.P40];&quot;','&quot;;[.K40];&quot;',&quot;;[.J40];&quot;,&quot;;[.L40];&quot;,&quot;;[.M40];&quot;),&quot;)" office:value-type="string" office:string-value="('2034-01-05 01:00:00','2035-03-09 07:00:00','analista',38,10,4)," calcext:value-type="string">
            <text:p>('2034-01-05 01:00:00','2035-03-09 07:00:00','analista',38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elina'</text:p>
          </table:table-cell>
          <table:table-cell table:style-name="ce14" office:value-type="string" calcext:value-type="string">
            <text:p>'Cardenas'</text:p>
          </table:table-cell>
          <table:table-cell table:style-name="ce112" office:value-type="string" calcext:value-type="string">
            <text:p>1990-08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1];&quot;','&quot;;[.P41];&quot;','&quot;;[.K41];&quot;',&quot;;[.J41];&quot;,&quot;;[.L41];&quot;,&quot;;[.M41];&quot;),&quot;)" office:value-type="string" office:string-value="('2034-01-06 01:00:00','2035-03-12 07:00:00','agente',39,10,4)," calcext:value-type="string">
            <text:p>('2034-01-06 01:00:00','2035-03-12 07:00:00','agente',39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ito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89-12-18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0" calcext:value-type="float">
            <text:p>40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2];&quot;','&quot;;[.P42];&quot;','&quot;;[.K42];&quot;',&quot;;[.J42];&quot;,&quot;;[.L42];&quot;,&quot;;[.M42];&quot;),&quot;)" office:value-type="string" office:string-value="('2034-01-06 01:00:00','2035-03-12 07:00:00','analista',40,10,4)," calcext:value-type="string">
            <text:p>('2034-01-06 01:00:00','2035-03-12 07:00:00','analista',40,10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Farias'</text:p>
          </table:table-cell>
          <table:table-cell table:style-name="ce112" office:value-type="string" calcext:value-type="string">
            <text:p>2000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1" calcext:value-type="float">
            <text:p>41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3];&quot;','&quot;;[.P43];&quot;','&quot;;[.K43];&quot;',&quot;;[.J43];&quot;,&quot;;[.L43];&quot;,&quot;;[.M43];&quot;),&quot;)" office:value-type="string" office:string-value="('2034-01-05 01:00:00','2035-03-09 07:00:00','agente',41,11,4)," calcext:value-type="string">
            <text:p>('2034-01-05 01:00:00','2035-03-09 07:00:00','agente',41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Quinones'</text:p>
          </table:table-cell>
          <table:table-cell table:style-name="ce112" office:value-type="string" calcext:value-type="string">
            <text:p>1989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2" calcext:value-type="float">
            <text:p>42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4];&quot;','&quot;;[.P44];&quot;','&quot;;[.K44];&quot;',&quot;;[.J44];&quot;,&quot;;[.L44];&quot;,&quot;;[.M44];&quot;),&quot;)" office:value-type="string" office:string-value="('2034-01-05 01:00:00','2035-03-09 07:00:00','analista',42,11,4)," calcext:value-type="string">
            <text:p>('2034-01-05 01:00:00','2035-03-09 07:00:00','analista',42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cunda'</text:p>
          </table:table-cell>
          <table:table-cell table:style-name="ce14" office:value-type="string" calcext:value-type="string">
            <text:p>'Prado'</text:p>
          </table:table-cell>
          <table:table-cell table:style-name="ce112" office:value-type="string" calcext:value-type="string">
            <text:p>1991-01-29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3" calcext:value-type="float">
            <text:p>43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5];&quot;','&quot;;[.P45];&quot;','&quot;;[.K45];&quot;',&quot;;[.J45];&quot;,&quot;;[.L45];&quot;,&quot;;[.M45];&quot;),&quot;)" office:value-type="string" office:string-value="('2034-01-06 01:00:00','2035-03-12 07:00:00','agente',43,11,4)," calcext:value-type="string">
            <text:p>('2034-01-06 01:00:00','2035-03-12 07:00:00','agente',43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ulcinea'</text:p>
          </table:table-cell>
          <table:table-cell table:style-name="ce14" office:value-type="string" calcext:value-type="string">
            <text:p>'Angeles'</text:p>
          </table:table-cell>
          <table:table-cell table:style-name="ce112" office:value-type="string" calcext:value-type="string">
            <text:p>1990-02-0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1" calcext:value-type="float">
            <text:p>2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6];&quot;','&quot;;[.P46];&quot;','&quot;;[.K46];&quot;',&quot;;[.J46];&quot;,&quot;;[.L46];&quot;,&quot;;[.M46];&quot;),&quot;)" office:value-type="string" office:string-value="('2034-01-06 01:00:00','2035-03-12 07:00:00','analista',44,11,4)," calcext:value-type="string">
            <text:p>('2034-01-06 01:00:00','2035-03-12 07:00:00','analista',44,11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ichael'</text:p>
          </table:table-cell>
          <table:table-cell table:style-name="ce14" office:value-type="string" calcext:value-type="string">
            <text:p>'Moreno'</text:p>
          </table:table-cell>
          <table:table-cell table:style-name="ce112" office:value-type="string" calcext:value-type="string">
            <text:p>2000-10-1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5" calcext:value-type="float">
            <text:p>45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7];&quot;','&quot;;[.P47];&quot;','&quot;;[.K47];&quot;',&quot;;[.J47];&quot;,&quot;;[.L47];&quot;,&quot;;[.M47];&quot;),&quot;)" office:value-type="string" office:string-value="('2034-01-05 01:00:00','2035-03-09 07:00:00','agente',45,12,4)," calcext:value-type="string">
            <text:p>('2034-01-05 01:00:00','2035-03-09 07:00:00','agente',45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rcos'</text:p>
          </table:table-cell>
          <table:table-cell table:style-name="ce14" office:value-type="string" calcext:value-type="string">
            <text:p>'Solorio'</text:p>
          </table:table-cell>
          <table:table-cell table:style-name="ce112" office:value-type="string" calcext:value-type="string">
            <text:p>1990-02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6" calcext:value-type="float">
            <text:p>46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48];&quot;','&quot;;[.P48];&quot;','&quot;;[.K48];&quot;',&quot;;[.J48];&quot;,&quot;;[.L48];&quot;,&quot;;[.M48];&quot;),&quot;)" office:value-type="string" office:string-value="('2034-01-05 01:00:00','2035-03-09 07:00:00','analista',46,12,4)," calcext:value-type="string">
            <text:p>('2034-01-05 01:00:00','2035-03-09 07:00:00','analista',46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tias'</text:p>
          </table:table-cell>
          <table:table-cell table:style-name="ce14" office:value-type="string" calcext:value-type="string">
            <text:p>'Segura'</text:p>
          </table:table-cell>
          <table:table-cell table:style-name="ce112" office:value-type="string" calcext:value-type="string">
            <text:p>1991-05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7" calcext:value-type="float">
            <text:p>47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49];&quot;','&quot;;[.P49];&quot;','&quot;;[.K49];&quot;',&quot;;[.J49];&quot;,&quot;;[.L49];&quot;,&quot;;[.M49];&quot;),&quot;)" office:value-type="string" office:string-value="('2034-01-06 01:00:00','2035-03-12 07:00:00','agente',47,12,4)," calcext:value-type="string">
            <text:p>('2034-01-06 01:00:00','2035-03-12 07:00:00','agente',47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mara'</text:p>
          </table:table-cell>
          <table:table-cell table:style-name="ce14" office:value-type="string" calcext:value-type="string">
            <text:p>'Saldana'</text:p>
          </table:table-cell>
          <table:table-cell table:style-name="ce112" office:value-type="string" calcext:value-type="string">
            <text:p>1990-08-30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14"/>
          <table:table-cell office:value-type="float" office:value="48" calcext:value-type="float">
            <text:p>48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22" calcext:value-type="float">
            <text:p>2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0];&quot;','&quot;;[.P50];&quot;','&quot;;[.K50];&quot;',&quot;;[.J50];&quot;,&quot;;[.L50];&quot;,&quot;;[.M50];&quot;),&quot;)" office:value-type="string" office:string-value="('2034-01-06 01:00:00','2035-03-12 07:00:00','analista',48,12,4)," calcext:value-type="string">
            <text:p>('2034-01-06 01:00:00','2035-03-12 07:00:00','analista',48,12,4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Nikita'</text:p>
          </table:table-cell>
          <table:table-cell table:style-name="ce14" office:value-type="string" calcext:value-type="string">
            <text:p>'Sanabria'</text:p>
          </table:table-cell>
          <table:table-cell table:style-name="ce112" office:value-type="string" calcext:value-type="string">
            <text:p>2000-10-29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1];&quot;','&quot;;[.P51];&quot;','&quot;;[.K51];&quot;',&quot;;[.J51];&quot;,&quot;;[.L51];&quot;,&quot;;[.M51];&quot;),&quot;)" office:value-type="string" office:string-value="('2034-01-05 01:00:00','2035-03-09 07:00:00','agente',49,13,5)," calcext:value-type="string">
            <text:p>('2034-01-05 01:00:00','2035-03-09 07:00:00','agente',49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nigno'</text:p>
          </table:table-cell>
          <table:table-cell table:style-name="ce14" office:value-type="string" calcext:value-type="string">
            <text:p>'Lozano'</text:p>
          </table:table-cell>
          <table:table-cell table:style-name="ce112" office:value-type="string" calcext:value-type="string">
            <text:p>2000-04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0" calcext:value-type="float">
            <text:p>50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2];&quot;','&quot;;[.P52];&quot;','&quot;;[.K52];&quot;',&quot;;[.J52];&quot;,&quot;;[.L52];&quot;,&quot;;[.M52];&quot;),&quot;)" office:value-type="string" office:string-value="('2034-01-05 01:00:00','2035-03-09 07:00:00','analista',50,13,5)," calcext:value-type="string">
            <text:p>('2034-01-05 01:00:00','2035-03-09 07:00:00','analista',50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onathan'</text:p>
          </table:table-cell>
          <table:table-cell table:style-name="ce14" office:value-type="string" calcext:value-type="string">
            <text:p>'Caballero'</text:p>
          </table:table-cell>
          <table:table-cell table:style-name="ce112" office:value-type="string" calcext:value-type="string">
            <text:p>1986-05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1" calcext:value-type="float">
            <text:p>51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3];&quot;','&quot;;[.P53];&quot;','&quot;;[.K53];&quot;',&quot;;[.J53];&quot;,&quot;;[.L53];&quot;,&quot;;[.M53];&quot;),&quot;)" office:value-type="string" office:string-value="('2034-01-06 01:00:00','2035-03-12 07:00:00','agente',51,13,5)," calcext:value-type="string">
            <text:p>('2034-01-06 01:00:00','2035-03-12 07:00:00','agente',51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iovani'</text:p>
          </table:table-cell>
          <table:table-cell table:style-name="ce14" office:value-type="string" calcext:value-type="string">
            <text:p>'Villeda'</text:p>
          </table:table-cell>
          <table:table-cell table:style-name="ce112" office:value-type="string" calcext:value-type="string">
            <text:p>2000-04-2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2" calcext:value-type="float">
            <text:p>52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3" calcext:value-type="float">
            <text:p>2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4];&quot;','&quot;;[.P54];&quot;','&quot;;[.K54];&quot;',&quot;;[.J54];&quot;,&quot;;[.L54];&quot;,&quot;;[.M54];&quot;),&quot;)" office:value-type="string" office:string-value="('2034-01-06 01:00:00','2035-03-12 07:00:00','analista',52,13,5)," calcext:value-type="string">
            <text:p>('2034-01-06 01:00:00','2035-03-12 07:00:00','analista',52,13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Yves'</text:p>
          </table:table-cell>
          <table:table-cell table:style-name="ce14" office:value-type="string" calcext:value-type="string">
            <text:p>'Avina'</text:p>
          </table:table-cell>
          <table:table-cell table:style-name="ce112" office:value-type="string" calcext:value-type="string">
            <text:p>1983-09-14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3" calcext:value-type="float">
            <text:p>53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5];&quot;','&quot;;[.P55];&quot;','&quot;;[.K55];&quot;',&quot;;[.J55];&quot;,&quot;;[.L55];&quot;,&quot;;[.M55];&quot;),&quot;)" office:value-type="string" office:string-value="('2034-01-05 01:00:00','2035-03-09 07:00:00','agente',53,14,5)," calcext:value-type="string">
            <text:p>('2034-01-05 01:00:00','2035-03-09 07:00:00','agente',53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sabel'</text:p>
          </table:table-cell>
          <table:table-cell table:style-name="ce14" office:value-type="string" calcext:value-type="string">
            <text:p>'Rueda'</text:p>
          </table:table-cell>
          <table:table-cell table:style-name="ce112" office:value-type="string" calcext:value-type="string">
            <text:p>2000-05-3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4" calcext:value-type="float">
            <text:p>54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6];&quot;','&quot;;[.P56];&quot;','&quot;;[.K56];&quot;',&quot;;[.J56];&quot;,&quot;;[.L56];&quot;,&quot;;[.M56];&quot;),&quot;)" office:value-type="string" office:string-value="('2034-01-05 01:00:00','2035-03-09 07:00:00','analista',54,14,5)," calcext:value-type="string">
            <text:p>('2034-01-05 01:00:00','2035-03-09 07:00:00','analista',54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Hermosillo'</text:p>
          </table:table-cell>
          <table:table-cell table:style-name="ce112" office:value-type="string" calcext:value-type="string">
            <text:p>1988-12-0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5" calcext:value-type="float">
            <text:p>55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7];&quot;','&quot;;[.P57];&quot;','&quot;;[.K57];&quot;',&quot;;[.J57];&quot;,&quot;;[.L57];&quot;,&quot;;[.M57];&quot;),&quot;)" office:value-type="string" office:string-value="('2034-01-06 01:00:00','2035-03-12 07:00:00','agente',55,14,5)," calcext:value-type="string">
            <text:p>('2034-01-06 01:00:00','2035-03-12 07:00:00','agente',55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renda'</text:p>
          </table:table-cell>
          <table:table-cell table:style-name="ce14" office:value-type="string" calcext:value-type="string">
            <text:p>'Baltazar'</text:p>
          </table:table-cell>
          <table:table-cell table:style-name="ce112" office:value-type="string" calcext:value-type="string">
            <text:p>2000-05-3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6" calcext:value-type="float">
            <text:p>56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4" calcext:value-type="float">
            <text:p>2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58];&quot;','&quot;;[.P58];&quot;','&quot;;[.K58];&quot;',&quot;;[.J58];&quot;,&quot;;[.L58];&quot;,&quot;;[.M58];&quot;),&quot;)" office:value-type="string" office:string-value="('2034-01-06 01:00:00','2035-03-12 07:00:00','analista',56,14,5)," calcext:value-type="string">
            <text:p>('2034-01-06 01:00:00','2035-03-12 07:00:00','analista',56,14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ria'</text:p>
          </table:table-cell>
          <table:table-cell table:style-name="ce14" office:value-type="string" calcext:value-type="string">
            <text:p>'Armijo'</text:p>
          </table:table-cell>
          <table:table-cell table:style-name="ce112" office:value-type="string" calcext:value-type="string">
            <text:p>1984-05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7" calcext:value-type="float">
            <text:p>57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59];&quot;','&quot;;[.P59];&quot;','&quot;;[.K59];&quot;',&quot;;[.J59];&quot;,&quot;;[.L59];&quot;,&quot;;[.M59];&quot;),&quot;)" office:value-type="string" office:string-value="('2034-01-05 01:00:00','2035-03-09 07:00:00','agente',57,15,5)," calcext:value-type="string">
            <text:p>('2034-01-05 01:00:00','2035-03-09 07:00:00','agente',57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haron'</text:p>
          </table:table-cell>
          <table:table-cell table:style-name="ce14" office:value-type="string" calcext:value-type="string">
            <text:p>'Beltran'</text:p>
          </table:table-cell>
          <table:table-cell table:style-name="ce112" office:value-type="string" calcext:value-type="string">
            <text:p>2000-08-1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8" calcext:value-type="float">
            <text:p>58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0];&quot;','&quot;;[.P60];&quot;','&quot;;[.K60];&quot;',&quot;;[.J60];&quot;,&quot;;[.L60];&quot;,&quot;;[.M60];&quot;),&quot;)" office:value-type="string" office:string-value="('2034-01-05 01:00:00','2035-03-09 07:00:00','analista',58,15,5)," calcext:value-type="string">
            <text:p>('2034-01-05 01:00:00','2035-03-09 07:00:00','analista',58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lfredo'</text:p>
          </table:table-cell>
          <table:table-cell table:style-name="ce14" office:value-type="string" calcext:value-type="string">
            <text:p>'Flores'</text:p>
          </table:table-cell>
          <table:table-cell table:style-name="ce112" office:value-type="string" calcext:value-type="string">
            <text:p>1989-01-0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59" calcext:value-type="float">
            <text:p>59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1];&quot;','&quot;;[.P61];&quot;','&quot;;[.K61];&quot;',&quot;;[.J61];&quot;,&quot;;[.L61];&quot;,&quot;;[.M61];&quot;),&quot;)" office:value-type="string" office:string-value="('2034-01-06 01:00:00','2035-03-12 07:00:00','agente',59,15,5)," calcext:value-type="string">
            <text:p>('2034-01-06 01:00:00','2035-03-12 07:00:00','agente',59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peratriz'</text:p>
          </table:table-cell>
          <table:table-cell table:style-name="ce14" office:value-type="string" calcext:value-type="string">
            <text:p>'Castanon'</text:p>
          </table:table-cell>
          <table:table-cell table:style-name="ce112" office:value-type="string" calcext:value-type="string">
            <text:p>2000-08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14"/>
          <table:table-cell office:value-type="float" office:value="60" calcext:value-type="float">
            <text:p>60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25" calcext:value-type="float">
            <text:p>2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2];&quot;','&quot;;[.P62];&quot;','&quot;;[.K62];&quot;',&quot;;[.J62];&quot;,&quot;;[.L62];&quot;,&quot;;[.M62];&quot;),&quot;)" office:value-type="string" office:string-value="('2034-01-06 01:00:00','2035-03-12 07:00:00','analista',60,15,5)," calcext:value-type="string">
            <text:p>('2034-01-06 01:00:00','2035-03-12 07:00:00','analista',60,15,5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ylvia'</text:p>
          </table:table-cell>
          <table:table-cell table:style-name="ce14" office:value-type="string" calcext:value-type="string">
            <text:p>'Caraballo'</text:p>
          </table:table-cell>
          <table:table-cell table:style-name="ce112" office:value-type="string" calcext:value-type="string">
            <text:p>1996-11-1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1" calcext:value-type="float">
            <text:p>61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3];&quot;','&quot;;[.P63];&quot;','&quot;;[.K63];&quot;',&quot;;[.J63];&quot;,&quot;;[.L63];&quot;,&quot;;[.M63];&quot;),&quot;)" office:value-type="string" office:string-value="('2034-01-05 01:00:00','2035-03-09 07:00:00','agente',61,16,6)," calcext:value-type="string">
            <text:p>('2034-01-05 01:00:00','2035-03-09 07:00:00','agente',61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larence'</text:p>
          </table:table-cell>
          <table:table-cell table:style-name="ce14" office:value-type="string" calcext:value-type="string">
            <text:p>'Angel'</text:p>
          </table:table-cell>
          <table:table-cell table:style-name="ce112" office:value-type="string" calcext:value-type="string">
            <text:p>2000-07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2" calcext:value-type="float">
            <text:p>62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4];&quot;','&quot;;[.P64];&quot;','&quot;;[.K64];&quot;',&quot;;[.J64];&quot;,&quot;;[.L64];&quot;,&quot;;[.M64];&quot;),&quot;)" office:value-type="string" office:string-value="('2034-01-05 01:00:00','2035-03-09 07:00:00','analista',62,16,6)," calcext:value-type="string">
            <text:p>('2034-01-05 01:00:00','2035-03-09 07:00:00','analista',62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onatila'</text:p>
          </table:table-cell>
          <table:table-cell table:style-name="ce14" office:value-type="string" calcext:value-type="string">
            <text:p>'Michel'</text:p>
          </table:table-cell>
          <table:table-cell table:style-name="ce112" office:value-type="string" calcext:value-type="string">
            <text:p>1994-06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3" calcext:value-type="float">
            <text:p>63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5];&quot;','&quot;;[.P65];&quot;','&quot;;[.K65];&quot;',&quot;;[.J65];&quot;,&quot;;[.L65];&quot;,&quot;;[.M65];&quot;),&quot;)" office:value-type="string" office:string-value="('2034-01-06 01:00:00','2035-03-12 07:00:00','agente',63,16,6)," calcext:value-type="string">
            <text:p>('2034-01-06 01:00:00','2035-03-12 07:00:00','agente',63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rika'</text:p>
          </table:table-cell>
          <table:table-cell table:style-name="ce14" office:value-type="string" calcext:value-type="string">
            <text:p>'Ordaz'</text:p>
          </table:table-cell>
          <table:table-cell table:style-name="ce112" office:value-type="string" calcext:value-type="string">
            <text:p>2000-07-22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6" calcext:value-type="float">
            <text:p>2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6];&quot;','&quot;;[.P66];&quot;','&quot;;[.K66];&quot;',&quot;;[.J66];&quot;,&quot;;[.L66];&quot;,&quot;;[.M66];&quot;),&quot;)" office:value-type="string" office:string-value="('2034-01-06 01:00:00','2035-03-12 07:00:00','analista',64,16,6)," calcext:value-type="string">
            <text:p>('2034-01-06 01:00:00','2035-03-12 07:00:00','analista',64,16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Maximo'</text:p>
          </table:table-cell>
          <table:table-cell table:style-name="ce14" office:value-type="string" calcext:value-type="string">
            <text:p>'Moncada'</text:p>
          </table:table-cell>
          <table:table-cell table:style-name="ce112" office:value-type="string" calcext:value-type="string">
            <text:p>1997-08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5" calcext:value-type="float">
            <text:p>65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7];&quot;','&quot;;[.P67];&quot;','&quot;;[.K67];&quot;',&quot;;[.J67];&quot;,&quot;;[.L67];&quot;,&quot;;[.M67];&quot;),&quot;)" office:value-type="string" office:string-value="('2034-01-05 01:00:00','2035-03-09 07:00:00','agente',65,17,6)," calcext:value-type="string">
            <text:p>('2034-01-05 01:00:00','2035-03-09 07:00:00','agente',65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uliana'</text:p>
          </table:table-cell>
          <table:table-cell table:style-name="ce14" office:value-type="string" calcext:value-type="string">
            <text:p>'Archuleta'</text:p>
          </table:table-cell>
          <table:table-cell table:style-name="ce112" office:value-type="string" calcext:value-type="string">
            <text:p>200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6" calcext:value-type="float">
            <text:p>66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68];&quot;','&quot;;[.P68];&quot;','&quot;;[.K68];&quot;',&quot;;[.J68];&quot;,&quot;;[.L68];&quot;,&quot;;[.M68];&quot;),&quot;)" office:value-type="string" office:string-value="('2034-01-05 01:00:00','2035-03-09 07:00:00','analista',66,17,6)," calcext:value-type="string">
            <text:p>('2034-01-05 01:00:00','2035-03-09 07:00:00','analista',66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Haydee'</text:p>
          </table:table-cell>
          <table:table-cell table:style-name="ce14" office:value-type="string" calcext:value-type="string">
            <text:p>'Caldera'</text:p>
          </table:table-cell>
          <table:table-cell table:style-name="ce112" office:value-type="string" calcext:value-type="string">
            <text:p>1995-07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7" calcext:value-type="float">
            <text:p>67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69];&quot;','&quot;;[.P69];&quot;','&quot;;[.K69];&quot;',&quot;;[.J69];&quot;,&quot;;[.L69];&quot;,&quot;;[.M69];&quot;),&quot;)" office:value-type="string" office:string-value="('2034-01-06 01:00:00','2035-03-12 07:00:00','agente',67,17,6)," calcext:value-type="string">
            <text:p>('2034-01-06 01:00:00','2035-03-12 07:00:00','agente',67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rla'</text:p>
          </table:table-cell>
          <table:table-cell table:style-name="ce14" office:value-type="string" calcext:value-type="string">
            <text:p>'Mojica'</text:p>
          </table:table-cell>
          <table:table-cell table:style-name="ce112" office:value-type="string" calcext:value-type="string">
            <text:p>2000-08-27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7" calcext:value-type="float">
            <text:p>17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7" calcext:value-type="float">
            <text:p>2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0];&quot;','&quot;;[.P70];&quot;','&quot;;[.K70];&quot;',&quot;;[.J70];&quot;,&quot;;[.L70];&quot;,&quot;;[.M70];&quot;),&quot;)" office:value-type="string" office:string-value="('2034-01-06 01:00:00','2035-03-12 07:00:00','analista',68,17,6)," calcext:value-type="string">
            <text:p>('2034-01-06 01:00:00','2035-03-12 07:00:00','analista',68,17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Adolfo'</text:p>
          </table:table-cell>
          <table:table-cell table:style-name="ce14" office:value-type="string" calcext:value-type="string">
            <text:p>'Quinonez'</text:p>
          </table:table-cell>
          <table:table-cell table:style-name="ce112" office:value-type="string" calcext:value-type="string">
            <text:p>1997-10-1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69" calcext:value-type="float">
            <text:p>69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1];&quot;','&quot;;[.P71];&quot;','&quot;;[.K71];&quot;',&quot;;[.J71];&quot;,&quot;;[.L71];&quot;,&quot;;[.M71];&quot;),&quot;)" office:value-type="string" office:string-value="('2034-01-05 01:00:00','2035-03-09 07:00:00','agente',69,18,6)," calcext:value-type="string">
            <text:p>('2034-01-05 01:00:00','2035-03-09 07:00:00','agente',69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amona'</text:p>
          </table:table-cell>
          <table:table-cell table:style-name="ce14" office:value-type="string" calcext:value-type="string">
            <text:p>'Viramontes'</text:p>
          </table:table-cell>
          <table:table-cell table:style-name="ce112" office:value-type="string" calcext:value-type="string">
            <text:p>1996-09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0" calcext:value-type="float">
            <text:p>70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2];&quot;','&quot;;[.P72];&quot;','&quot;;[.K72];&quot;',&quot;;[.J72];&quot;,&quot;;[.L72];&quot;,&quot;;[.M72];&quot;),&quot;)" office:value-type="string" office:string-value="('2034-01-05 01:00:00','2035-03-09 07:00:00','analista',70,18,6)," calcext:value-type="string">
            <text:p>('2034-01-05 01:00:00','2035-03-09 07:00:00','analista',70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izabeth'</text:p>
          </table:table-cell>
          <table:table-cell table:style-name="ce14" office:value-type="string" calcext:value-type="string">
            <text:p>'Henriquez'</text:p>
          </table:table-cell>
          <table:table-cell table:style-name="ce112" office:value-type="string" calcext:value-type="string">
            <text:p>1996-09-20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1" calcext:value-type="float">
            <text:p>71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3];&quot;','&quot;;[.P73];&quot;','&quot;;[.K73];&quot;',&quot;;[.J73];&quot;,&quot;;[.L73];&quot;,&quot;;[.M73];&quot;),&quot;)" office:value-type="string" office:string-value="('2034-01-06 01:00:00','2035-03-12 07:00:00','agente',71,18,6)," calcext:value-type="string">
            <text:p>('2034-01-06 01:00:00','2035-03-12 07:00:00','agente',71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rmona'</text:p>
          </table:table-cell>
          <table:table-cell table:style-name="ce14" office:value-type="string" calcext:value-type="string">
            <text:p>'Martinez'</text:p>
          </table:table-cell>
          <table:table-cell table:style-name="ce112" office:value-type="string" calcext:value-type="string">
            <text:p>1996-09-2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14"/>
          <table:table-cell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28" calcext:value-type="float">
            <text:p>28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4];&quot;','&quot;;[.P74];&quot;','&quot;;[.K74];&quot;',&quot;;[.J74];&quot;,&quot;;[.L74];&quot;,&quot;;[.M74];&quot;),&quot;)" office:value-type="string" office:string-value="('2034-01-06 01:00:00','2035-03-12 07:00:00','analista',72,18,6)," calcext:value-type="string">
            <text:p>('2034-01-06 01:00:00','2035-03-12 07:00:00','analista',72,18,6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Klement'</text:p>
          </table:table-cell>
          <table:table-cell table:style-name="ce14" office:value-type="string" calcext:value-type="string">
            <text:p>'Alonzo'</text:p>
          </table:table-cell>
          <table:table-cell table:style-name="ce112" office:value-type="string" calcext:value-type="string">
            <text:p>1998-03-20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3" calcext:value-type="float">
            <text:p>73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5];&quot;','&quot;;[.P75];&quot;','&quot;;[.K75];&quot;',&quot;;[.J75];&quot;,&quot;;[.L75];&quot;,&quot;;[.M75];&quot;),&quot;)" office:value-type="string" office:string-value="('2034-01-05 01:00:00','2035-03-09 07:00:00','agente',73,19,7)," calcext:value-type="string">
            <text:p>('2034-01-05 01:00:00','2035-03-09 07:00:00','agente',73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ilio'</text:p>
          </table:table-cell>
          <table:table-cell table:style-name="ce14" office:value-type="string" calcext:value-type="string">
            <text:p>'Quiles'</text:p>
          </table:table-cell>
          <table:table-cell table:style-name="ce112" office:value-type="string" calcext:value-type="string">
            <text:p>1983-03-2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4" calcext:value-type="float">
            <text:p>74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6];&quot;','&quot;;[.P76];&quot;','&quot;;[.K76];&quot;',&quot;;[.J76];&quot;,&quot;;[.L76];&quot;,&quot;;[.M76];&quot;),&quot;)" office:value-type="string" office:string-value="('2034-01-05 01:00:00','2035-03-09 07:00:00','analista',74,19,7)," calcext:value-type="string">
            <text:p>('2034-01-05 01:00:00','2035-03-09 07:00:00','analista',74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Rosaura'</text:p>
          </table:table-cell>
          <table:table-cell table:style-name="ce14" office:value-type="string" calcext:value-type="string">
            <text:p>'Zelaya'</text:p>
          </table:table-cell>
          <table:table-cell table:style-name="ce112" office:value-type="string" calcext:value-type="string">
            <text:p>1993-10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5" calcext:value-type="float">
            <text:p>75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7];&quot;','&quot;;[.P77];&quot;','&quot;;[.K77];&quot;',&quot;;[.J77];&quot;,&quot;;[.L77];&quot;,&quot;;[.M77];&quot;),&quot;)" office:value-type="string" office:string-value="('2034-01-06 01:00:00','2035-03-12 07:00:00','agente',75,19,7)," calcext:value-type="string">
            <text:p>('2034-01-06 01:00:00','2035-03-12 07:00:00','agente',75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uis'</text:p>
          </table:table-cell>
          <table:table-cell table:style-name="ce14" office:value-type="string" calcext:value-type="string">
            <text:p>'Wilson'</text:p>
          </table:table-cell>
          <table:table-cell table:style-name="ce112" office:value-type="string" calcext:value-type="string">
            <text:p>1993-10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29" calcext:value-type="float">
            <text:p>29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78];&quot;','&quot;;[.P78];&quot;','&quot;;[.K78];&quot;',&quot;;[.J78];&quot;,&quot;;[.L78];&quot;,&quot;;[.M78];&quot;),&quot;)" office:value-type="string" office:string-value="('2034-01-06 01:00:00','2035-03-12 07:00:00','analista',76,19,7)," calcext:value-type="string">
            <text:p>('2034-01-06 01:00:00','2035-03-12 07:00:00','analista',76,19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Ludmila'</text:p>
          </table:table-cell>
          <table:table-cell table:style-name="ce14" office:value-type="string" calcext:value-type="string">
            <text:p>'Almonte'</text:p>
          </table:table-cell>
          <table:table-cell table:style-name="ce112" office:value-type="string" calcext:value-type="string">
            <text:p>1998-04-23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7" calcext:value-type="float">
            <text:p>77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79];&quot;','&quot;;[.P79];&quot;','&quot;;[.K79];&quot;',&quot;;[.J79];&quot;,&quot;;[.L79];&quot;,&quot;;[.M79];&quot;),&quot;)" office:value-type="string" office:string-value="('2034-01-05 01:00:00','2035-03-09 07:00:00','agente',77,20,7)," calcext:value-type="string">
            <text:p>('2034-01-05 01:00:00','2035-03-09 07:00:00','agente',77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elfina'</text:p>
          </table:table-cell>
          <table:table-cell table:style-name="ce14" office:value-type="string" calcext:value-type="string">
            <text:p>'Carpio'</text:p>
          </table:table-cell>
          <table:table-cell table:style-name="ce112" office:value-type="string" calcext:value-type="string">
            <text:p>1984-01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8" calcext:value-type="float">
            <text:p>78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0];&quot;','&quot;;[.P80];&quot;','&quot;;[.K80];&quot;',&quot;;[.J80];&quot;,&quot;;[.L80];&quot;,&quot;;[.M80];&quot;),&quot;)" office:value-type="string" office:string-value="('2034-01-05 01:00:00','2035-03-09 07:00:00','analista',78,20,7)," calcext:value-type="string">
            <text:p>('2034-01-05 01:00:00','2035-03-09 07:00:00','analista',78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neida'</text:p>
          </table:table-cell>
          <table:table-cell table:style-name="ce14" office:value-type="string" calcext:value-type="string">
            <text:p>'Guerrero'</text:p>
          </table:table-cell>
          <table:table-cell table:style-name="ce112" office:value-type="string" calcext:value-type="string">
            <text:p>1995-01-0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79" calcext:value-type="float">
            <text:p>79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1];&quot;','&quot;;[.P81];&quot;','&quot;;[.K81];&quot;',&quot;;[.J81];&quot;,&quot;;[.L81];&quot;,&quot;;[.M81];&quot;),&quot;)" office:value-type="string" office:string-value="('2034-01-06 01:00:00','2035-03-12 07:00:00','agente',79,20,7)," calcext:value-type="string">
            <text:p>('2034-01-06 01:00:00','2035-03-12 07:00:00','agente',79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Payan'</text:p>
          </table:table-cell>
          <table:table-cell table:style-name="ce112" office:value-type="string" calcext:value-type="string">
            <text:p>1995-01-09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0" calcext:value-type="float">
            <text:p>80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0" calcext:value-type="float">
            <text:p>30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2];&quot;','&quot;;[.P82];&quot;','&quot;;[.K82];&quot;',&quot;;[.J82];&quot;,&quot;;[.L82];&quot;,&quot;;[.M82];&quot;),&quot;)" office:value-type="string" office:string-value="('2034-01-06 01:00:00','2035-03-12 07:00:00','analista',80,20,7)," calcext:value-type="string">
            <text:p>('2034-01-06 01:00:00','2035-03-12 07:00:00','analista',80,20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Imelda'</text:p>
          </table:table-cell>
          <table:table-cell table:style-name="ce14" office:value-type="string" calcext:value-type="string">
            <text:p>'Salmeron'</text:p>
          </table:table-cell>
          <table:table-cell table:style-name="ce112" office:value-type="string" calcext:value-type="string">
            <text:p>1998-06-27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1" calcext:value-type="float">
            <text:p>81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3];&quot;','&quot;;[.P83];&quot;','&quot;;[.K83];&quot;',&quot;;[.J83];&quot;,&quot;;[.L83];&quot;,&quot;;[.M83];&quot;),&quot;)" office:value-type="string" office:string-value="('2034-01-05 01:00:00','2035-03-09 07:00:00','agente',81,21,7)," calcext:value-type="string">
            <text:p>('2034-01-05 01:00:00','2035-03-09 07:00:00','agente',81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elicia'</text:p>
          </table:table-cell>
          <table:table-cell table:style-name="ce14" office:value-type="string" calcext:value-type="string">
            <text:p>'Pacheco'</text:p>
          </table:table-cell>
          <table:table-cell table:style-name="ce112" office:value-type="string" calcext:value-type="string">
            <text:p>1986-03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4];&quot;','&quot;;[.P84];&quot;','&quot;;[.K84];&quot;',&quot;;[.J84];&quot;,&quot;;[.L84];&quot;,&quot;;[.M84];&quot;),&quot;)" office:value-type="string" office:string-value="('2034-01-05 01:00:00','2035-03-09 07:00:00','analista',82,21,7)," calcext:value-type="string">
            <text:p>('2034-01-05 01:00:00','2035-03-09 07:00:00','analista',82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Tarsicio'</text:p>
          </table:table-cell>
          <table:table-cell table:style-name="ce14" office:value-type="string" calcext:value-type="string">
            <text:p>'Garza'</text:p>
          </table:table-cell>
          <table:table-cell table:style-name="ce112" office:value-type="string" calcext:value-type="string">
            <text:p>1995-07-2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3" calcext:value-type="float">
            <text:p>83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5];&quot;','&quot;;[.P85];&quot;','&quot;;[.K85];&quot;',&quot;;[.J85];&quot;,&quot;;[.L85];&quot;,&quot;;[.M85];&quot;),&quot;)" office:value-type="string" office:string-value="('2034-01-06 01:00:00','2035-03-12 07:00:00','agente',83,21,7)," calcext:value-type="string">
            <text:p>('2034-01-06 01:00:00','2035-03-12 07:00:00','agente',83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Jacobo'</text:p>
          </table:table-cell>
          <table:table-cell table:style-name="ce14" office:value-type="string" calcext:value-type="string">
            <text:p>'Person'</text:p>
          </table:table-cell>
          <table:table-cell table:style-name="ce112" office:value-type="string" calcext:value-type="string">
            <text:p>1995-07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14"/>
          <table:table-cell office:value-type="float" office:value="84" calcext:value-type="float">
            <text:p>84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1" calcext:value-type="float">
            <text:p>21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31" calcext:value-type="float">
            <text:p>31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6];&quot;','&quot;;[.P86];&quot;','&quot;;[.K86];&quot;',&quot;;[.J86];&quot;,&quot;;[.L86];&quot;,&quot;;[.M86];&quot;),&quot;)" office:value-type="string" office:string-value="('2034-01-06 01:00:00','2035-03-12 07:00:00','analista',84,21,7)," calcext:value-type="string">
            <text:p>('2034-01-06 01:00:00','2035-03-12 07:00:00','analista',84,21,7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Diego'</text:p>
          </table:table-cell>
          <table:table-cell table:style-name="ce14" office:value-type="string" calcext:value-type="string">
            <text:p>'Bueno'</text:p>
          </table:table-cell>
          <table:table-cell table:style-name="ce112" office:value-type="string" calcext:value-type="string">
            <text:p>1989-02-08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7];&quot;','&quot;;[.P87];&quot;','&quot;;[.K87];&quot;',&quot;;[.J87];&quot;,&quot;;[.L87];&quot;,&quot;;[.M87];&quot;),&quot;)" office:value-type="string" office:string-value="('2034-01-05 01:00:00','2035-03-09 07:00:00','agente',85,22,8)," calcext:value-type="string">
            <text:p>('2034-01-05 01:00:00','2035-03-09 07:00:00','agente',85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Calderon'</text:p>
          </table:table-cell>
          <table:table-cell table:style-name="ce112" office:value-type="string" calcext:value-type="string">
            <text:p>1984-12-22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6" calcext:value-type="float">
            <text:p>86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88];&quot;','&quot;;[.P88];&quot;','&quot;;[.K88];&quot;',&quot;;[.J88];&quot;,&quot;;[.L88];&quot;,&quot;;[.M88];&quot;),&quot;)" office:value-type="string" office:string-value="('2034-01-05 01:00:00','2035-03-09 07:00:00','analista',86,22,8)," calcext:value-type="string">
            <text:p>('2034-01-05 01:00:00','2035-03-09 07:00:00','analista',86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cundo'</text:p>
          </table:table-cell>
          <table:table-cell table:style-name="ce14" office:value-type="string" calcext:value-type="string">
            <text:p>'Ventura'</text:p>
          </table:table-cell>
          <table:table-cell table:style-name="ce112" office:value-type="string" calcext:value-type="string">
            <text:p>1989-01-0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7" calcext:value-type="float">
            <text:p>87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2" calcext:value-type="float">
            <text:p>32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89];&quot;','&quot;;[.P89];&quot;','&quot;;[.K89];&quot;',&quot;;[.J89];&quot;,&quot;;[.L89];&quot;,&quot;;[.M89];&quot;),&quot;)" office:value-type="string" office:string-value="('2034-01-06 01:00:00','2035-03-12 07:00:00','agente',87,22,8)," calcext:value-type="string">
            <text:p>('2034-01-06 01:00:00','2035-03-12 07:00:00','agente',87,22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enancio'</text:p>
          </table:table-cell>
          <table:table-cell table:style-name="ce14" office:value-type="string" calcext:value-type="string">
            <text:p>'Miramontes'</text:p>
          </table:table-cell>
          <table:table-cell table:style-name="ce112" office:value-type="string" calcext:value-type="string">
            <text:p>1989-04-24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8" calcext:value-type="float">
            <text:p>88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0];&quot;','&quot;;[.P90];&quot;','&quot;;[.K90];&quot;',&quot;;[.J90];&quot;,&quot;;[.L90];&quot;,&quot;;[.M90];&quot;),&quot;)" office:value-type="string" office:string-value="('2034-01-06 01:00:00','2035-03-12 07:00:00','analista',88,23,8)," calcext:value-type="string">
            <text:p>('2034-01-06 01:00:00','2035-03-12 07:00:00','analista',88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leazar'</text:p>
          </table:table-cell>
          <table:table-cell table:style-name="ce14" office:value-type="string" calcext:value-type="string">
            <text:p>'Abreu'</text:p>
          </table:table-cell>
          <table:table-cell table:style-name="ce112" office:value-type="string" calcext:value-type="string">
            <text:p>1986-05-02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89" calcext:value-type="float">
            <text:p>89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1];&quot;','&quot;;[.P91];&quot;','&quot;;[.K91];&quot;',&quot;;[.J91];&quot;,&quot;;[.L91];&quot;,&quot;;[.M91];&quot;),&quot;)" office:value-type="string" office:string-value="('2034-01-05 01:00:00','2035-03-09 07:00:00','agente',89,23,8)," calcext:value-type="string">
            <text:p>('2034-01-05 01:00:00','2035-03-09 07:00:00','agente',89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Vitalicio'</text:p>
          </table:table-cell>
          <table:table-cell table:style-name="ce14" office:value-type="string" calcext:value-type="string">
            <text:p>'Bennett'</text:p>
          </table:table-cell>
          <table:table-cell table:style-name="ce112" office:value-type="string" calcext:value-type="string">
            <text:p>1989-12-17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0" calcext:value-type="float">
            <text:p>90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3" calcext:value-type="float">
            <text:p>33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2];&quot;','&quot;;[.P92];&quot;','&quot;;[.K92];&quot;',&quot;;[.J92];&quot;,&quot;;[.L92];&quot;,&quot;;[.M92];&quot;),&quot;)" office:value-type="string" office:string-value="('2034-01-05 01:00:00','2035-03-09 07:00:00','analista',90,23,8)," calcext:value-type="string">
            <text:p>('2034-01-05 01:00:00','2035-03-09 07:00:00','analista',90,23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amilo'</text:p>
          </table:table-cell>
          <table:table-cell table:style-name="ce14" office:value-type="string" calcext:value-type="string">
            <text:p>'Melgoza'</text:p>
          </table:table-cell>
          <table:table-cell table:style-name="ce112" office:value-type="string" calcext:value-type="string">
            <text:p>1990-09-14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1" calcext:value-type="float">
            <text:p>91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3];&quot;','&quot;;[.P93];&quot;','&quot;;[.K93];&quot;',&quot;;[.J93];&quot;,&quot;;[.L93];&quot;,&quot;;[.M93];&quot;),&quot;)" office:value-type="string" office:string-value="('2034-01-06 01:00:00','2035-03-12 07:00:00','agente',91,24,8)," calcext:value-type="string">
            <text:p>('2034-01-06 01:00:00','2035-03-12 07:00:00','agente',91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Ulises'</text:p>
          </table:table-cell>
          <table:table-cell table:style-name="ce14" office:value-type="string" calcext:value-type="string">
            <text:p>'Delgadillo'</text:p>
          </table:table-cell>
          <table:table-cell table:style-name="ce112" office:value-type="string" calcext:value-type="string">
            <text:p>1988-12-01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2" calcext:value-type="float">
            <text:p>92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4];&quot;','&quot;;[.P94];&quot;','&quot;;[.K94];&quot;',&quot;;[.J94];&quot;,&quot;;[.L94];&quot;,&quot;;[.M94];&quot;),&quot;)" office:value-type="string" office:string-value="('2034-01-06 01:00:00','2035-03-12 07:00:00','analista',92,24,8)," calcext:value-type="string">
            <text:p>('2034-01-06 01:00:00','2035-03-12 07:00:00','analista',92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Paula'</text:p>
          </table:table-cell>
          <table:table-cell table:style-name="ce14" office:value-type="string" calcext:value-type="string">
            <text:p>'Serna'</text:p>
          </table:table-cell>
          <table:table-cell table:style-name="ce112" office:value-type="string" calcext:value-type="string">
            <text:p>1990-02-06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14"/>
          <table:table-cell office:value-type="float" office:value="93" calcext:value-type="float">
            <text:p>93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34" calcext:value-type="float">
            <text:p>34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5];&quot;','&quot;;[.P95];&quot;','&quot;;[.K95];&quot;',&quot;;[.J95];&quot;,&quot;;[.L95];&quot;,&quot;;[.M95];&quot;),&quot;)" office:value-type="string" office:string-value="('2034-01-05 01:00:00','2035-03-09 07:00:00','agente',93,24,8)," calcext:value-type="string">
            <text:p>('2034-01-05 01:00:00','2035-03-09 07:00:00','agente',93,24,8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Constancia'</text:p>
          </table:table-cell>
          <table:table-cell table:style-name="ce14" office:value-type="string" calcext:value-type="string">
            <text:p>'Olivo'</text:p>
          </table:table-cell>
          <table:table-cell table:style-name="ce112" office:value-type="string" calcext:value-type="string">
            <text:p>1990-08-28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4" calcext:value-type="float">
            <text:p>94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6];&quot;','&quot;;[.P96];&quot;','&quot;;[.K96];&quot;',&quot;;[.J96];&quot;,&quot;;[.L96];&quot;,&quot;;[.M96];&quot;),&quot;)" office:value-type="string" office:string-value="('2034-01-05 01:00:00','2035-03-09 07:00:00','analista',94,25,9)," calcext:value-type="string">
            <text:p>('2034-01-05 01:00:00','2035-03-09 07:00:00','analista',94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Sebastian'</text:p>
          </table:table-cell>
          <table:table-cell table:style-name="ce14" office:value-type="string" calcext:value-type="string">
            <text:p>'Mitchell'</text:p>
          </table:table-cell>
          <table:table-cell table:style-name="ce112" office:value-type="string" calcext:value-type="string">
            <text:p>1997-12-16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5" calcext:value-type="float">
            <text:p>95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7];&quot;','&quot;;[.P97];&quot;','&quot;;[.K97];&quot;',&quot;;[.J97];&quot;,&quot;;[.L97];&quot;,&quot;;[.M97];&quot;),&quot;)" office:value-type="string" office:string-value="('2034-01-06 01:00:00','2035-03-12 07:00:00','agente',95,25,9)," calcext:value-type="string">
            <text:p>('2034-01-06 01:00:00','2035-03-12 07:00:00','agente',95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Gabriela'</text:p>
          </table:table-cell>
          <table:table-cell table:style-name="ce14" office:value-type="string" calcext:value-type="string">
            <text:p>'Vallejo'</text:p>
          </table:table-cell>
          <table:table-cell table:style-name="ce112" office:value-type="string" calcext:value-type="string">
            <text:p>1983-09-16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6" calcext:value-type="float">
            <text:p>96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5" calcext:value-type="float">
            <text:p>35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98];&quot;','&quot;;[.P98];&quot;','&quot;;[.K98];&quot;',&quot;;[.J98];&quot;,&quot;;[.L98];&quot;,&quot;;[.M98];&quot;),&quot;)" office:value-type="string" office:string-value="('2034-01-06 01:00:00','2035-03-12 07:00:00','analista',96,25,9)," calcext:value-type="string">
            <text:p>('2034-01-06 01:00:00','2035-03-12 07:00:00','analista',96,25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Ema'</text:p>
          </table:table-cell>
          <table:table-cell table:style-name="ce14" office:value-type="string" calcext:value-type="string">
            <text:p>'Ramirez'</text:p>
          </table:table-cell>
          <table:table-cell table:style-name="ce112" office:value-type="string" calcext:value-type="string">
            <text:p>1991-01-3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7" calcext:value-type="float">
            <text:p>97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99];&quot;','&quot;;[.P99];&quot;','&quot;;[.K99];&quot;',&quot;;[.J99];&quot;,&quot;;[.L99];&quot;,&quot;;[.M99];&quot;),&quot;)" office:value-type="string" office:string-value="('2034-01-05 01:00:00','2035-03-09 07:00:00','agente',97,26,9)," calcext:value-type="string">
            <text:p>('2034-01-05 01:00:00','2035-03-09 07:00:00','agente',97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Heidi'</text:p>
          </table:table-cell>
          <table:table-cell table:style-name="ce14" office:value-type="string" calcext:value-type="string">
            <text:p>'Luciano'</text:p>
          </table:table-cell>
          <table:table-cell table:style-name="ce112" office:value-type="string" calcext:value-type="string">
            <text:p>1999-09-15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8" calcext:value-type="float">
            <text:p>98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0];&quot;','&quot;;[.P100];&quot;','&quot;;[.K100];&quot;',&quot;;[.J100];&quot;,&quot;;[.L100];&quot;,&quot;;[.M100];&quot;),&quot;)" office:value-type="string" office:string-value="('2034-01-05 01:00:00','2035-03-09 07:00:00','analista',98,26,9)," calcext:value-type="string">
            <text:p>('2034-01-05 01:00:00','2035-03-09 07:00:00','analista',98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Benedicto'</text:p>
          </table:table-cell>
          <table:table-cell table:style-name="ce14" office:value-type="string" calcext:value-type="string">
            <text:p>'Melgar'</text:p>
          </table:table-cell>
          <table:table-cell table:style-name="ce112" office:value-type="string" calcext:value-type="string">
            <text:p>1984-05-23</text:p>
          </table:table-cell>
          <table:table-cell table:style-name="ce14" office:value-type="string" calcext:value-type="string">
            <text:p>no_clasificado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99" calcext:value-type="float">
            <text:p>99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6" calcext:value-type="float">
            <text:p>36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1];&quot;','&quot;;[.P101];&quot;','&quot;;[.K101];&quot;',&quot;;[.J101];&quot;,&quot;;[.L101];&quot;,&quot;;[.M101];&quot;),&quot;)" office:value-type="string" office:string-value="('2034-01-06 01:00:00','2035-03-12 07:00:00','agente',99,26,9)," calcext:value-type="string">
            <text:p>('2034-01-06 01:00:00','2035-03-12 07:00:00','agente',99,26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Waldetrudis'</text:p>
          </table:table-cell>
          <table:table-cell table:style-name="ce14" office:value-type="string" calcext:value-type="string">
            <text:p>'Angulo'</text:p>
          </table:table-cell>
          <table:table-cell table:style-name="ce112" office:value-type="string" calcext:value-type="string">
            <text:p>1991-05-25</text:p>
          </table:table-cell>
          <table:table-cell table:style-name="ce14" office:value-type="string" calcext:value-type="string">
            <text:p>confidencial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0" calcext:value-type="float">
            <text:p>100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6 01:00:00</text:p>
          </table:table-cell>
          <table:table-cell table:style-name="ce112" office:value-type="string" calcext:value-type="string">
            <text:p>2035-03-12 07:00:00</text:p>
          </table:table-cell>
          <table:table-cell table:formula="of:=CONCATENATE(&quot;('&quot;;[.O102];&quot;','&quot;;[.P102];&quot;','&quot;;[.K102];&quot;',&quot;;[.J102];&quot;,&quot;;[.L102];&quot;,&quot;;[.M102];&quot;),&quot;)" office:value-type="string" office:string-value="('2034-01-06 01:00:00','2035-03-12 07:00:00','analista',100,27,9)," calcext:value-type="string">
            <text:p>('2034-01-06 01:00:00','2035-03-12 07:00:00','analista',100,27,9),</text:p>
          </table:table-cell>
          <table:table-cell table:number-columns-repeated="1006"/>
        </table:table-row>
        <table:table-row table:style-name="ro6">
          <table:table-cell table:style-name="ce14" office:value-type="string" calcext:value-type="string">
            <text:p>'Faustino'</text:p>
          </table:table-cell>
          <table:table-cell table:style-name="ce14" office:value-type="string" calcext:value-type="string">
            <text:p>'Camarillo'</text:p>
          </table:table-cell>
          <table:table-cell table:style-name="ce112" office:value-type="string" calcext:value-type="string">
            <text:p>1999-09-21</text:p>
          </table:table-cell>
          <table:table-cell table:style-name="ce14" office:value-type="string" calcext:value-type="string">
            <text:p>top_secret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14"/>
          <table:table-cell office:value-type="float" office:value="101" calcext:value-type="float">
            <text:p>101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3];&quot;','&quot;;[.P103];&quot;','&quot;;[.K103];&quot;',&quot;;[.J103];&quot;,&quot;;[.L103];&quot;,&quot;;[.M103];&quot;),&quot;)" office:value-type="string" office:string-value="('2034-01-05 01:00:00','2035-03-09 07:00:00','agente',101,27,9)," calcext:value-type="string">
            <text:p>('2034-01-05 01:00:00','2035-03-09 07:00:00','agente',101,27,9),</text:p>
          </table:table-cell>
          <table:table-cell table:number-columns-repeated="1006"/>
        </table:table-row>
        <table:table-row table:style-name="ro6">
          <table:table-cell table:style-name="ce84" office:value-type="string" calcext:value-type="string">
            <text:p>'Marcelo'</text:p>
          </table:table-cell>
          <table:table-cell table:style-name="ce84" office:value-type="string" calcext:value-type="string">
            <text:p>'Parada'</text:p>
          </table:table-cell>
          <table:table-cell table:style-name="ce113" office:value-type="string" calcext:value-type="string">
            <text:p>1984-12-24</text:p>
          </table:table-cell>
          <table:table-cell table:style-name="ce84" office:value-type="string" calcext:value-type="string">
            <text:p>no_clasificado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84"/>
          <table:table-cell office:value-type="float" office:value="102" calcext:value-type="float">
            <text:p>102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37" calcext:value-type="float">
            <text:p>37</text:p>
          </table:table-cell>
          <table:table-cell table:style-name="ce112" office:value-type="string" calcext:value-type="string">
            <text:p>2034-01-05 01:00:00</text:p>
          </table:table-cell>
          <table:table-cell table:style-name="ce112" office:value-type="string" calcext:value-type="string">
            <text:p>2035-03-09 07:00:00</text:p>
          </table:table-cell>
          <table:table-cell table:formula="of:=CONCATENATE(&quot;('&quot;;[.O104];&quot;','&quot;;[.P104];&quot;','&quot;;[.K104];&quot;',&quot;;[.J104];&quot;,&quot;;[.L104];&quot;,&quot;;[.M104];&quot;),&quot;)" office:value-type="string" office:string-value="('2034-01-05 01:00:00','2035-03-09 07:00:00','analista',102,27,9)," calcext:value-type="string">
            <text:p>('2034-01-05 01:00:00','2035-03-09 07:00:00','analista',102,27,9),</text:p>
          </table:table-cell>
          <table:table-cell table:number-columns-repeated="1006"/>
        </table:table-row>
        <table:table-row table:style-name="ro6">
          <table:table-cell table:style-name="ce109" table:number-columns-repeated="4"/>
          <table:table-cell table:style-name="ce48" table:number-columns-repeated="3"/>
          <table:table-cell table:style-name="ce109"/>
          <table:table-cell table:style-name="ce116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nalista</text:p>
          </table:table-cell>
          <table:table-cell table:style-name="ce116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6" office:value-type="float" office:value="11" calcext:value-type="float">
            <text:p>11</text:p>
          </table:table-cell>
          <table:table-cell table:style-name="ce129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5];&quot;','&quot;;[.P105];&quot;','&quot;;[.K105];&quot;',&quot;;[.J105];&quot;,&quot;;[.L105];&quot;,&quot;;[.M105];&quot;),&quot;)" office:value-type="string" office:string-value="('2035-03-09 07:00:00','null','analista',1,1,1)," calcext:value-type="string">
            <text:p>('2035-03-09 07:00:00','null','analista',1,1,1),</text:p>
          </table:table-cell>
          <table:table-cell table:style-name="ce48" table:number-columns-repeated="1006"/>
        </table:table-row>
        <table:table-row table:style-name="ro6"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6];&quot;','&quot;;[.P106];&quot;','&quot;;[.K106];&quot;',&quot;;[.J106];&quot;,&quot;;[.L106];&quot;,&quot;;[.M106];&quot;),&quot;)" office:value-type="string" office:string-value="('2035-03-09 07:00:00','null','agente',2,1,1)," calcext:value-type="string">
            <text:p>('2035-03-09 07:00:00','null','agente',2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7];&quot;','&quot;;[.P107];&quot;','&quot;;[.K107];&quot;',&quot;;[.J107];&quot;,&quot;;[.L107];&quot;,&quot;;[.M107];&quot;),&quot;)" office:value-type="string" office:string-value="('2035-03-12 07:00:00','null','analista',3,1,1)," calcext:value-type="string">
            <text:p>('2035-03-12 07:00:00','null','analista',3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8];&quot;','&quot;;[.P108];&quot;','&quot;;[.K108];&quot;',&quot;;[.J108];&quot;,&quot;;[.L108];&quot;,&quot;;[.M108];&quot;),&quot;)" office:value-type="string" office:string-value="('2035-03-12 07:00:00','null','agente',4,1,1)," calcext:value-type="string">
            <text:p>('2035-03-12 07:00:00','null','agente',4,1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09];&quot;','&quot;;[.P109];&quot;','&quot;;[.K109];&quot;',&quot;;[.J109];&quot;,&quot;;[.L109];&quot;,&quot;;[.M109];&quot;),&quot;)" office:value-type="string" office:string-value="('2035-03-09 07:00:00','null','analista',5,2,1)," calcext:value-type="string">
            <text:p>('2035-03-09 07:00:00','null','analista',5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0];&quot;','&quot;;[.P110];&quot;','&quot;;[.K110];&quot;',&quot;;[.J110];&quot;,&quot;;[.L110];&quot;,&quot;;[.M110];&quot;),&quot;)" office:value-type="string" office:string-value="('2035-03-09 07:00:00','null','agente',6,2,1)," calcext:value-type="string">
            <text:p>('2035-03-09 07:00:00','null','agente',6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1];&quot;','&quot;;[.P111];&quot;','&quot;;[.K111];&quot;',&quot;;[.J111];&quot;,&quot;;[.L111];&quot;,&quot;;[.M111];&quot;),&quot;)" office:value-type="string" office:string-value="('2035-03-12 07:00:00','null','analista',7,2,1)," calcext:value-type="string">
            <text:p>('2035-03-12 07:00:00','null','analista',7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2];&quot;','&quot;;[.P112];&quot;','&quot;;[.K112];&quot;',&quot;;[.J112];&quot;,&quot;;[.L112];&quot;,&quot;;[.M112];&quot;),&quot;)" office:value-type="string" office:string-value="('2035-03-12 07:00:00','null','agente',8,2,1)," calcext:value-type="string">
            <text:p>('2035-03-12 07:00:00','null','agente',8,2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3];&quot;','&quot;;[.P113];&quot;','&quot;;[.K113];&quot;',&quot;;[.J113];&quot;,&quot;;[.L113];&quot;,&quot;;[.M113];&quot;),&quot;)" office:value-type="string" office:string-value="('2035-03-09 07:00:00','null','analista',9,3,1)," calcext:value-type="string">
            <text:p>('2035-03-09 07:00:00','null','analista',9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4];&quot;','&quot;;[.P114];&quot;','&quot;;[.K114];&quot;',&quot;;[.J114];&quot;,&quot;;[.L114];&quot;,&quot;;[.M114];&quot;),&quot;)" office:value-type="string" office:string-value="('2035-03-09 07:00:00','null','agente',10,3,1)," calcext:value-type="string">
            <text:p>('2035-03-09 07:00:00','null','agente',10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5];&quot;','&quot;;[.P115];&quot;','&quot;;[.K115];&quot;',&quot;;[.J115];&quot;,&quot;;[.L115];&quot;,&quot;;[.M115];&quot;),&quot;)" office:value-type="string" office:string-value="('2035-03-12 07:00:00','null','analista',11,3,1)," calcext:value-type="string">
            <text:p>('2035-03-12 07:00:00','null','analista',11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6];&quot;','&quot;;[.P116];&quot;','&quot;;[.K116];&quot;',&quot;;[.J116];&quot;,&quot;;[.L116];&quot;,&quot;;[.M116];&quot;),&quot;)" office:value-type="string" office:string-value="('2035-03-12 07:00:00','null','agente',12,3,1)," calcext:value-type="string">
            <text:p>('2035-03-12 07:00:00','null','agente',12,3,1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7];&quot;','&quot;;[.P117];&quot;','&quot;;[.K117];&quot;',&quot;;[.J117];&quot;,&quot;;[.L117];&quot;,&quot;;[.M117];&quot;),&quot;)" office:value-type="string" office:string-value="('2035-03-09 07:00:00','null','analista',13,4,2)," calcext:value-type="string">
            <text:p>('2035-03-09 07:00:00','null','analista',13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8];&quot;','&quot;;[.P118];&quot;','&quot;;[.K118];&quot;',&quot;;[.J118];&quot;,&quot;;[.L118];&quot;,&quot;;[.M118];&quot;),&quot;)" office:value-type="string" office:string-value="('2035-03-09 07:00:00','null','agente',14,4,2)," calcext:value-type="string">
            <text:p>('2035-03-09 07:00:00','null','agente',14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19];&quot;','&quot;;[.P119];&quot;','&quot;;[.K119];&quot;',&quot;;[.J119];&quot;,&quot;;[.L119];&quot;,&quot;;[.M119];&quot;),&quot;)" office:value-type="string" office:string-value="('2035-03-12 07:00:00','null','analista',15,4,2)," calcext:value-type="string">
            <text:p>('2035-03-12 07:00:00','null','analista',15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0];&quot;','&quot;;[.P120];&quot;','&quot;;[.K120];&quot;',&quot;;[.J120];&quot;,&quot;;[.L120];&quot;,&quot;;[.M120];&quot;),&quot;)" office:value-type="string" office:string-value="('2035-03-12 07:00:00','null','agente',16,4,2)," calcext:value-type="string">
            <text:p>('2035-03-12 07:00:00','null','agente',16,4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1];&quot;','&quot;;[.P121];&quot;','&quot;;[.K121];&quot;',&quot;;[.J121];&quot;,&quot;;[.L121];&quot;,&quot;;[.M121];&quot;),&quot;)" office:value-type="string" office:string-value="('2035-03-09 07:00:00','null','analista',17,5,2)," calcext:value-type="string">
            <text:p>('2035-03-09 07:00:00','null','analista',17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2];&quot;','&quot;;[.P122];&quot;','&quot;;[.K122];&quot;',&quot;;[.J122];&quot;,&quot;;[.L122];&quot;,&quot;;[.M122];&quot;),&quot;)" office:value-type="string" office:string-value="('2035-03-09 07:00:00','null','agente',18,5,2)," calcext:value-type="string">
            <text:p>('2035-03-09 07:00:00','null','agente',18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1" calcext:value-type="float">
            <text:p>1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3];&quot;','&quot;;[.P123];&quot;','&quot;;[.K123];&quot;',&quot;;[.J123];&quot;,&quot;;[.L123];&quot;,&quot;;[.M123];&quot;),&quot;)" office:value-type="string" office:string-value="('2035-03-12 07:00:00','null','analista',19,5,2)," calcext:value-type="string">
            <text:p>('2035-03-12 07:00:00','null','analista',19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4];&quot;','&quot;;[.P124];&quot;','&quot;;[.K124];&quot;',&quot;;[.J124];&quot;,&quot;;[.L124];&quot;,&quot;;[.M124];&quot;),&quot;)" office:value-type="string" office:string-value="('2035-03-12 07:00:00','null','agente',20,5,2)," calcext:value-type="string">
            <text:p>('2035-03-12 07:00:00','null','agente',20,5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5];&quot;','&quot;;[.P125];&quot;','&quot;;[.K125];&quot;',&quot;;[.J125];&quot;,&quot;;[.L125];&quot;,&quot;;[.M125];&quot;),&quot;)" office:value-type="string" office:string-value="('2035-03-09 07:00:00','null','analista',21,6,2)," calcext:value-type="string">
            <text:p>('2035-03-09 07:00:00','null','analista',21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6];&quot;','&quot;;[.P126];&quot;','&quot;;[.K126];&quot;',&quot;;[.J126];&quot;,&quot;;[.L126];&quot;,&quot;;[.M126];&quot;),&quot;)" office:value-type="string" office:string-value="('2035-03-09 07:00:00','null','agente',22,6,2)," calcext:value-type="string">
            <text:p>('2035-03-09 07:00:00','null','agente',22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7];&quot;','&quot;;[.P127];&quot;','&quot;;[.K127];&quot;',&quot;;[.J127];&quot;,&quot;;[.L127];&quot;,&quot;;[.M127];&quot;),&quot;)" office:value-type="string" office:string-value="('2035-03-12 07:00:00','null','analista',23,6,2)," calcext:value-type="string">
            <text:p>('2035-03-12 07:00:00','null','analista',23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8];&quot;','&quot;;[.P128];&quot;','&quot;;[.K128];&quot;',&quot;;[.J128];&quot;,&quot;;[.L128];&quot;,&quot;;[.M128];&quot;),&quot;)" office:value-type="string" office:string-value="('2035-03-12 07:00:00','null','agente',24,6,2)," calcext:value-type="string">
            <text:p>('2035-03-12 07:00:00','null','agente',24,6,2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29];&quot;','&quot;;[.P129];&quot;','&quot;;[.K129];&quot;',&quot;;[.J129];&quot;,&quot;;[.L129];&quot;,&quot;;[.M129];&quot;),&quot;)" office:value-type="string" office:string-value="('2035-03-09 07:00:00','null','analista',25,7,3)," calcext:value-type="string">
            <text:p>('2035-03-09 07:00:00','null','analista',25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0];&quot;','&quot;;[.P130];&quot;','&quot;;[.K130];&quot;',&quot;;[.J130];&quot;,&quot;;[.L130];&quot;,&quot;;[.M130];&quot;),&quot;)" office:value-type="string" office:string-value="('2035-03-09 07:00:00','null','agente',26,7,3)," calcext:value-type="string">
            <text:p>('2035-03-09 07:00:00','null','agente',26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29" calcext:value-type="float">
            <text:p>1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1];&quot;','&quot;;[.P131];&quot;','&quot;;[.K131];&quot;',&quot;;[.J131];&quot;,&quot;;[.L131];&quot;,&quot;;[.M131];&quot;),&quot;)" office:value-type="string" office:string-value="('2035-03-12 07:00:00','null','analista',27,7,3)," calcext:value-type="string">
            <text:p>('2035-03-12 07:00:00','null','analista',27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2];&quot;','&quot;;[.P132];&quot;','&quot;;[.K132];&quot;',&quot;;[.J132];&quot;,&quot;;[.L132];&quot;,&quot;;[.M132];&quot;),&quot;)" office:value-type="string" office:string-value="('2035-03-12 07:00:00','null','agente',28,7,3)," calcext:value-type="string">
            <text:p>('2035-03-12 07:00:00','null','agente',28,7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3];&quot;','&quot;;[.P133];&quot;','&quot;;[.K133];&quot;',&quot;;[.J133];&quot;,&quot;;[.L133];&quot;,&quot;;[.M133];&quot;),&quot;)" office:value-type="string" office:string-value="('2035-03-09 07:00:00','null','analista',29,8,3)," calcext:value-type="string">
            <text:p>('2035-03-09 07:00:00','null','analista',29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4];&quot;','&quot;;[.P134];&quot;','&quot;;[.K134];&quot;',&quot;;[.J134];&quot;,&quot;;[.L134];&quot;,&quot;;[.M134];&quot;),&quot;)" office:value-type="string" office:string-value="('2035-03-09 07:00:00','null','agente',30,8,3)," calcext:value-type="string">
            <text:p>('2035-03-09 07:00:00','null','agente',30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5];&quot;','&quot;;[.P135];&quot;','&quot;;[.K135];&quot;',&quot;;[.J135];&quot;,&quot;;[.L135];&quot;,&quot;;[.M135];&quot;),&quot;)" office:value-type="string" office:string-value="('2035-03-12 07:00:00','null','analista',31,8,3)," calcext:value-type="string">
            <text:p>('2035-03-12 07:00:00','null','analista',31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6];&quot;','&quot;;[.P136];&quot;','&quot;;[.K136];&quot;',&quot;;[.J136];&quot;,&quot;;[.L136];&quot;,&quot;;[.M136];&quot;),&quot;)" office:value-type="string" office:string-value="('2035-03-12 07:00:00','null','agente',32,8,3)," calcext:value-type="string">
            <text:p>('2035-03-12 07:00:00','null','agente',32,8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7];&quot;','&quot;;[.P137];&quot;','&quot;;[.K137];&quot;',&quot;;[.J137];&quot;,&quot;;[.L137];&quot;,&quot;;[.M137];&quot;),&quot;)" office:value-type="string" office:string-value="('2035-03-09 07:00:00','null','analista',33,9,3)," calcext:value-type="string">
            <text:p>('2035-03-09 07:00:00','null','analista',33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8];&quot;','&quot;;[.P138];&quot;','&quot;;[.K138];&quot;',&quot;;[.J138];&quot;,&quot;;[.L138];&quot;,&quot;;[.M138];&quot;),&quot;)" office:value-type="string" office:string-value="('2035-03-09 07:00:00','null','agente',34,9,3)," calcext:value-type="string">
            <text:p>('2035-03-09 07:00:00','null','agente',34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39];&quot;','&quot;;[.P139];&quot;','&quot;;[.K139];&quot;',&quot;;[.J139];&quot;,&quot;;[.L139];&quot;,&quot;;[.M139];&quot;),&quot;)" office:value-type="string" office:string-value="('2035-03-12 07:00:00','null','analista',35,9,3)," calcext:value-type="string">
            <text:p>('2035-03-12 07:00:00','null','analista',35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0];&quot;','&quot;;[.P140];&quot;','&quot;;[.K140];&quot;',&quot;;[.J140];&quot;,&quot;;[.L140];&quot;,&quot;;[.M140];&quot;),&quot;)" office:value-type="string" office:string-value="('2035-03-12 07:00:00','null','agente',36,9,3)," calcext:value-type="string">
            <text:p>('2035-03-12 07:00:00','null','agente',36,9,3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1];&quot;','&quot;;[.P141];&quot;','&quot;;[.K141];&quot;',&quot;;[.J141];&quot;,&quot;;[.L141];&quot;,&quot;;[.M141];&quot;),&quot;)" office:value-type="string" office:string-value="('2035-03-09 07:00:00','null','analista',37,10,4)," calcext:value-type="string">
            <text:p>('2035-03-09 07:00:00','null','analista',37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2];&quot;','&quot;;[.P142];&quot;','&quot;;[.K142];&quot;',&quot;;[.J142];&quot;,&quot;;[.L142];&quot;,&quot;;[.M142];&quot;),&quot;)" office:value-type="string" office:string-value="('2035-03-09 07:00:00','null','agente',38,10,4)," calcext:value-type="string">
            <text:p>('2035-03-09 07:00:00','null','agente',38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3];&quot;','&quot;;[.P143];&quot;','&quot;;[.K143];&quot;',&quot;;[.J143];&quot;,&quot;;[.L143];&quot;,&quot;;[.M143];&quot;),&quot;)" office:value-type="string" office:string-value="('2035-03-12 07:00:00','null','analista',39,10,4)," calcext:value-type="string">
            <text:p>('2035-03-12 07:00:00','null','analista',39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4];&quot;','&quot;;[.P144];&quot;','&quot;;[.K144];&quot;',&quot;;[.J144];&quot;,&quot;;[.L144];&quot;,&quot;;[.M144];&quot;),&quot;)" office:value-type="string" office:string-value="('2035-03-12 07:00:00','null','agente',40,10,4)," calcext:value-type="string">
            <text:p>('2035-03-12 07:00:00','null','agente',40,10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3" calcext:value-type="float">
            <text:p>1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5];&quot;','&quot;;[.P145];&quot;','&quot;;[.K145];&quot;',&quot;;[.J145];&quot;,&quot;;[.L145];&quot;,&quot;;[.M145];&quot;),&quot;)" office:value-type="string" office:string-value="('2035-03-09 07:00:00','null','analista',41,11,4)," calcext:value-type="string">
            <text:p>('2035-03-09 07:00:00','null','analista',41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6];&quot;','&quot;;[.P146];&quot;','&quot;;[.K146];&quot;',&quot;;[.J146];&quot;,&quot;;[.L146];&quot;,&quot;;[.M146];&quot;),&quot;)" office:value-type="string" office:string-value="('2035-03-09 07:00:00','null','agente',42,11,4)," calcext:value-type="string">
            <text:p>('2035-03-09 07:00:00','null','agente',42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7];&quot;','&quot;;[.P147];&quot;','&quot;;[.K147];&quot;',&quot;;[.J147];&quot;,&quot;;[.L147];&quot;,&quot;;[.M147];&quot;),&quot;)" office:value-type="string" office:string-value="('2035-03-12 07:00:00','null','analista',43,11,4)," calcext:value-type="string">
            <text:p>('2035-03-12 07:00:00','null','analista',43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6" calcext:value-type="float">
            <text:p>1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8];&quot;','&quot;;[.P148];&quot;','&quot;;[.K148];&quot;',&quot;;[.J148];&quot;,&quot;;[.L148];&quot;,&quot;;[.M148];&quot;),&quot;)" office:value-type="string" office:string-value="('2035-03-12 07:00:00','null','agente',44,11,4)," calcext:value-type="string">
            <text:p>('2035-03-12 07:00:00','null','agente',44,11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49];&quot;','&quot;;[.P149];&quot;','&quot;;[.K149];&quot;',&quot;;[.J149];&quot;,&quot;;[.L149];&quot;,&quot;;[.M149];&quot;),&quot;)" office:value-type="string" office:string-value="('2035-03-09 07:00:00','null','analista',45,12,4)," calcext:value-type="string">
            <text:p>('2035-03-09 07:00:00','null','analista',45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0];&quot;','&quot;;[.P150];&quot;','&quot;;[.K150];&quot;',&quot;;[.J150];&quot;,&quot;;[.L150];&quot;,&quot;;[.M150];&quot;),&quot;)" office:value-type="string" office:string-value="('2035-03-09 07:00:00','null','agente',46,12,4)," calcext:value-type="string">
            <text:p>('2035-03-09 07:00:00','null','agente',46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1];&quot;','&quot;;[.P151];&quot;','&quot;;[.K151];&quot;',&quot;;[.J151];&quot;,&quot;;[.L151];&quot;,&quot;;[.M151];&quot;),&quot;)" office:value-type="string" office:string-value="('2035-03-12 07:00:00','null','analista',47,12,4)," calcext:value-type="string">
            <text:p>('2035-03-12 07:00:00','null','analista',47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2];&quot;','&quot;;[.P152];&quot;','&quot;;[.K152];&quot;',&quot;;[.J152];&quot;,&quot;;[.L152];&quot;,&quot;;[.M152];&quot;),&quot;)" office:value-type="string" office:string-value="('2035-03-12 07:00:00','null','agente',48,12,4)," calcext:value-type="string">
            <text:p>('2035-03-12 07:00:00','null','agente',48,12,4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1" calcext:value-type="float">
            <text:p>1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3];&quot;','&quot;;[.P153];&quot;','&quot;;[.K153];&quot;',&quot;;[.J153];&quot;,&quot;;[.L153];&quot;,&quot;;[.M153];&quot;),&quot;)" office:value-type="string" office:string-value="('2035-03-09 07:00:00','null','analista',49,13,5)," calcext:value-type="string">
            <text:p>('2035-03-09 07:00:00','null','analista',49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4];&quot;','&quot;;[.P154];&quot;','&quot;;[.K154];&quot;',&quot;;[.J154];&quot;,&quot;;[.L154];&quot;,&quot;;[.M154];&quot;),&quot;)" office:value-type="string" office:string-value="('2035-03-09 07:00:00','null','agente',50,13,5)," calcext:value-type="string">
            <text:p>('2035-03-09 07:00:00','null','agente',50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5];&quot;','&quot;;[.P155];&quot;','&quot;;[.K155];&quot;',&quot;;[.J155];&quot;,&quot;;[.L155];&quot;,&quot;;[.M155];&quot;),&quot;)" office:value-type="string" office:string-value="('2035-03-12 07:00:00','null','analista',51,13,5)," calcext:value-type="string">
            <text:p>('2035-03-12 07:00:00','null','analista',51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6];&quot;','&quot;;[.P156];&quot;','&quot;;[.K156];&quot;',&quot;;[.J156];&quot;,&quot;;[.L156];&quot;,&quot;;[.M156];&quot;),&quot;)" office:value-type="string" office:string-value="('2035-03-12 07:00:00','null','agente',52,13,5)," calcext:value-type="string">
            <text:p>('2035-03-12 07:00:00','null','agente',52,13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5" calcext:value-type="float">
            <text:p>15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7];&quot;','&quot;;[.P157];&quot;','&quot;;[.K157];&quot;',&quot;;[.J157];&quot;,&quot;;[.L157];&quot;,&quot;;[.M157];&quot;),&quot;)" office:value-type="string" office:string-value="('2035-03-09 07:00:00','null','analista',53,14,5)," calcext:value-type="string">
            <text:p>('2035-03-09 07:00:00','null','analista',53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6" calcext:value-type="float">
            <text:p>1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8];&quot;','&quot;;[.P158];&quot;','&quot;;[.K158];&quot;',&quot;;[.J158];&quot;,&quot;;[.L158];&quot;,&quot;;[.M158];&quot;),&quot;)" office:value-type="string" office:string-value="('2035-03-09 07:00:00','null','agente',54,14,5)," calcext:value-type="string">
            <text:p>('2035-03-09 07:00:00','null','agente',54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59];&quot;','&quot;;[.P159];&quot;','&quot;;[.K159];&quot;',&quot;;[.J159];&quot;,&quot;;[.L159];&quot;,&quot;;[.M159];&quot;),&quot;)" office:value-type="string" office:string-value="('2035-03-12 07:00:00','null','analista',55,14,5)," calcext:value-type="string">
            <text:p>('2035-03-12 07:00:00','null','analista',55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8" calcext:value-type="float">
            <text:p>1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0];&quot;','&quot;;[.P160];&quot;','&quot;;[.K160];&quot;',&quot;;[.J160];&quot;,&quot;;[.L160];&quot;,&quot;;[.M160];&quot;),&quot;)" office:value-type="string" office:string-value="('2035-03-12 07:00:00','null','agente',56,14,5)," calcext:value-type="string">
            <text:p>('2035-03-12 07:00:00','null','agente',56,14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59" calcext:value-type="float">
            <text:p>15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1];&quot;','&quot;;[.P161];&quot;','&quot;;[.K161];&quot;',&quot;;[.J161];&quot;,&quot;;[.L161];&quot;,&quot;;[.M161];&quot;),&quot;)" office:value-type="string" office:string-value="('2035-03-09 07:00:00','null','analista',57,15,5)," calcext:value-type="string">
            <text:p>('2035-03-09 07:00:00','null','analista',57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2];&quot;','&quot;;[.P162];&quot;','&quot;;[.K162];&quot;',&quot;;[.J162];&quot;,&quot;;[.L162];&quot;,&quot;;[.M162];&quot;),&quot;)" office:value-type="string" office:string-value="('2035-03-09 07:00:00','null','agente',58,15,5)," calcext:value-type="string">
            <text:p>('2035-03-09 07:00:00','null','agente',58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3];&quot;','&quot;;[.P163];&quot;','&quot;;[.K163];&quot;',&quot;;[.J163];&quot;,&quot;;[.L163];&quot;,&quot;;[.M163];&quot;),&quot;)" office:value-type="string" office:string-value="('2035-03-12 07:00:00','null','analista',59,15,5)," calcext:value-type="string">
            <text:p>('2035-03-12 07:00:00','null','analista',59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4];&quot;','&quot;;[.P164];&quot;','&quot;;[.K164];&quot;',&quot;;[.J164];&quot;,&quot;;[.L164];&quot;,&quot;;[.M164];&quot;),&quot;)" office:value-type="string" office:string-value="('2035-03-12 07:00:00','null','agente',60,15,5)," calcext:value-type="string">
            <text:p>('2035-03-12 07:00:00','null','agente',60,15,5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5];&quot;','&quot;;[.P165];&quot;','&quot;;[.K165];&quot;',&quot;;[.J165];&quot;,&quot;;[.L165];&quot;,&quot;;[.M165];&quot;),&quot;)" office:value-type="string" office:string-value="('2035-03-09 07:00:00','null','analista',61,16,6)," calcext:value-type="string">
            <text:p>('2035-03-09 07:00:00','null','analista',61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6];&quot;','&quot;;[.P166];&quot;','&quot;;[.K166];&quot;',&quot;;[.J166];&quot;,&quot;;[.L166];&quot;,&quot;;[.M166];&quot;),&quot;)" office:value-type="string" office:string-value="('2035-03-09 07:00:00','null','agente',62,16,6)," calcext:value-type="string">
            <text:p>('2035-03-09 07:00:00','null','agente',62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7];&quot;','&quot;;[.P167];&quot;','&quot;;[.K167];&quot;',&quot;;[.J167];&quot;,&quot;;[.L167];&quot;,&quot;;[.M167];&quot;),&quot;)" office:value-type="string" office:string-value="('2035-03-12 07:00:00','null','analista',63,16,6)," calcext:value-type="string">
            <text:p>('2035-03-12 07:00:00','null','analista',63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8];&quot;','&quot;;[.P168];&quot;','&quot;;[.K168];&quot;',&quot;;[.J168];&quot;,&quot;;[.L168];&quot;,&quot;;[.M168];&quot;),&quot;)" office:value-type="string" office:string-value="('2035-03-12 07:00:00','null','agente',64,16,6)," calcext:value-type="string">
            <text:p>('2035-03-12 07:00:00','null','agente',64,16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69];&quot;','&quot;;[.P169];&quot;','&quot;;[.K169];&quot;',&quot;;[.J169];&quot;,&quot;;[.L169];&quot;,&quot;;[.M169];&quot;),&quot;)" office:value-type="string" office:string-value="('2035-03-09 07:00:00','null','analista',65,17,6)," calcext:value-type="string">
            <text:p>('2035-03-09 07:00:00','null','analista',65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0];&quot;','&quot;;[.P170];&quot;','&quot;;[.K170];&quot;',&quot;;[.J170];&quot;,&quot;;[.L170];&quot;,&quot;;[.M170];&quot;),&quot;)" office:value-type="string" office:string-value="('2035-03-09 07:00:00','null','agente',66,17,6)," calcext:value-type="string">
            <text:p>('2035-03-09 07:00:00','null','agente',66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69" calcext:value-type="float">
            <text:p>1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1];&quot;','&quot;;[.P171];&quot;','&quot;;[.K171];&quot;',&quot;;[.J171];&quot;,&quot;;[.L171];&quot;,&quot;;[.M171];&quot;),&quot;)" office:value-type="string" office:string-value="('2035-03-12 07:00:00','null','analista',67,17,6)," calcext:value-type="string">
            <text:p>('2035-03-12 07:00:00','null','analista',67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2];&quot;','&quot;;[.P172];&quot;','&quot;;[.K172];&quot;',&quot;;[.J172];&quot;,&quot;;[.L172];&quot;,&quot;;[.M172];&quot;),&quot;)" office:value-type="string" office:string-value="('2035-03-12 07:00:00','null','agente',68,17,6)," calcext:value-type="string">
            <text:p>('2035-03-12 07:00:00','null','agente',68,17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1" calcext:value-type="float">
            <text:p>1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3];&quot;','&quot;;[.P173];&quot;','&quot;;[.K173];&quot;',&quot;;[.J173];&quot;,&quot;;[.L173];&quot;,&quot;;[.M173];&quot;),&quot;)" office:value-type="string" office:string-value="('2035-03-09 07:00:00','null','analista',69,18,6)," calcext:value-type="string">
            <text:p>('2035-03-09 07:00:00','null','analista',69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4];&quot;','&quot;;[.P174];&quot;','&quot;;[.K174];&quot;',&quot;;[.J174];&quot;,&quot;;[.L174];&quot;,&quot;;[.M174];&quot;),&quot;)" office:value-type="string" office:string-value="('2035-03-09 07:00:00','null','agente',70,18,6)," calcext:value-type="string">
            <text:p>('2035-03-09 07:00:00','null','agente',70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5];&quot;','&quot;;[.P175];&quot;','&quot;;[.K175];&quot;',&quot;;[.J175];&quot;,&quot;;[.L175];&quot;,&quot;;[.M175];&quot;),&quot;)" office:value-type="string" office:string-value="('2035-03-12 07:00:00','null','analista',71,18,6)," calcext:value-type="string">
            <text:p>('2035-03-12 07:00:00','null','analista',71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4" calcext:value-type="float">
            <text:p>1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6];&quot;','&quot;;[.P176];&quot;','&quot;;[.K176];&quot;',&quot;;[.J176];&quot;,&quot;;[.L176];&quot;,&quot;;[.M176];&quot;),&quot;)" office:value-type="string" office:string-value="('2035-03-12 07:00:00','null','agente',72,18,6)," calcext:value-type="string">
            <text:p>('2035-03-12 07:00:00','null','agente',72,18,6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7];&quot;','&quot;;[.P177];&quot;','&quot;;[.K177];&quot;',&quot;;[.J177];&quot;,&quot;;[.L177];&quot;,&quot;;[.M177];&quot;),&quot;)" office:value-type="string" office:string-value="('2035-03-09 07:00:00','null','analista',73,19,7)," calcext:value-type="string">
            <text:p>('2035-03-09 07:00:00','null','analista',73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6" calcext:value-type="float">
            <text:p>1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8];&quot;','&quot;;[.P178];&quot;','&quot;;[.K178];&quot;',&quot;;[.J178];&quot;,&quot;;[.L178];&quot;,&quot;;[.M178];&quot;),&quot;)" office:value-type="string" office:string-value="('2035-03-09 07:00:00','null','agente',74,19,7)," calcext:value-type="string">
            <text:p>('2035-03-09 07:00:00','null','agente',74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79];&quot;','&quot;;[.P179];&quot;','&quot;;[.K179];&quot;',&quot;;[.J179];&quot;,&quot;;[.L179];&quot;,&quot;;[.M179];&quot;),&quot;)" office:value-type="string" office:string-value="('2035-03-12 07:00:00','null','analista',75,19,7)," calcext:value-type="string">
            <text:p>('2035-03-12 07:00:00','null','analista',75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0];&quot;','&quot;;[.P180];&quot;','&quot;;[.K180];&quot;',&quot;;[.J180];&quot;,&quot;;[.L180];&quot;,&quot;;[.M180];&quot;),&quot;)" office:value-type="string" office:string-value="('2035-03-12 07:00:00','null','agente',76,19,7)," calcext:value-type="string">
            <text:p>('2035-03-12 07:00:00','null','agente',76,19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1];&quot;','&quot;;[.P181];&quot;','&quot;;[.K181];&quot;',&quot;;[.J181];&quot;,&quot;;[.L181];&quot;,&quot;;[.M181];&quot;),&quot;)" office:value-type="string" office:string-value="('2035-03-09 07:00:00','null','analista',77,20,7)," calcext:value-type="string">
            <text:p>('2035-03-09 07:00:00','null','analista',77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2];&quot;','&quot;;[.P182];&quot;','&quot;;[.K182];&quot;',&quot;;[.J182];&quot;,&quot;;[.L182];&quot;,&quot;;[.M182];&quot;),&quot;)" office:value-type="string" office:string-value="('2035-03-09 07:00:00','null','agente',78,20,7)," calcext:value-type="string">
            <text:p>('2035-03-09 07:00:00','null','agente',78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1" calcext:value-type="float">
            <text:p>1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3];&quot;','&quot;;[.P183];&quot;','&quot;;[.K183];&quot;',&quot;;[.J183];&quot;,&quot;;[.L183];&quot;,&quot;;[.M183];&quot;),&quot;)" office:value-type="string" office:string-value="('2035-03-12 07:00:00','null','analista',79,20,7)," calcext:value-type="string">
            <text:p>('2035-03-12 07:00:00','null','analista',79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2" calcext:value-type="float">
            <text:p>18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4];&quot;','&quot;;[.P184];&quot;','&quot;;[.K184];&quot;',&quot;;[.J184];&quot;,&quot;;[.L184];&quot;,&quot;;[.M184];&quot;),&quot;)" office:value-type="string" office:string-value="('2035-03-12 07:00:00','null','agente',80,20,7)," calcext:value-type="string">
            <text:p>('2035-03-12 07:00:00','null','agente',80,20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5];&quot;','&quot;;[.P185];&quot;','&quot;;[.K185];&quot;',&quot;;[.J185];&quot;,&quot;;[.L185];&quot;,&quot;;[.M185];&quot;),&quot;)" office:value-type="string" office:string-value="('2035-03-09 07:00:00','null','analista',81,21,7)," calcext:value-type="string">
            <text:p>('2035-03-09 07:00:00','null','analista',81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6];&quot;','&quot;;[.P186];&quot;','&quot;;[.K186];&quot;',&quot;;[.J186];&quot;,&quot;;[.L186];&quot;,&quot;;[.M186];&quot;),&quot;)" office:value-type="string" office:string-value="('2035-03-09 07:00:00','null','agente',82,21,7)," calcext:value-type="string">
            <text:p>('2035-03-09 07:00:00','null','agente',82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5" calcext:value-type="float">
            <text:p>1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7];&quot;','&quot;;[.P187];&quot;','&quot;;[.K187];&quot;',&quot;;[.J187];&quot;,&quot;;[.L187];&quot;,&quot;;[.M187];&quot;),&quot;)" office:value-type="string" office:string-value="('2035-03-12 07:00:00','null','analista',83,21,7)," calcext:value-type="string">
            <text:p>('2035-03-12 07:00:00','null','analista',83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6" calcext:value-type="float">
            <text:p>1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8];&quot;','&quot;;[.P188];&quot;','&quot;;[.K188];&quot;',&quot;;[.J188];&quot;,&quot;;[.L188];&quot;,&quot;;[.M188];&quot;),&quot;)" office:value-type="string" office:string-value="('2035-03-12 07:00:00','null','agente',84,21,7)," calcext:value-type="string">
            <text:p>('2035-03-12 07:00:00','null','agente',84,21,7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89];&quot;','&quot;;[.P189];&quot;','&quot;;[.K189];&quot;',&quot;;[.J189];&quot;,&quot;;[.L189];&quot;,&quot;;[.M189];&quot;),&quot;)" office:value-type="string" office:string-value="('2035-03-09 07:00:00','null','analista',85,22,8)," calcext:value-type="string">
            <text:p>('2035-03-09 07:00:00','null','analista',85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8" calcext:value-type="float">
            <text:p>1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0];&quot;','&quot;;[.P190];&quot;','&quot;;[.K190];&quot;',&quot;;[.J190];&quot;,&quot;;[.L190];&quot;,&quot;;[.M190];&quot;),&quot;)" office:value-type="string" office:string-value="('2035-03-09 07:00:00','null','agente',86,22,8)," calcext:value-type="string">
            <text:p>('2035-03-09 07:00:00','null','agente',86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89" calcext:value-type="float">
            <text:p>18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1];&quot;','&quot;;[.P191];&quot;','&quot;;[.K191];&quot;',&quot;;[.J191];&quot;,&quot;;[.L191];&quot;,&quot;;[.M191];&quot;),&quot;)" office:value-type="string" office:string-value="('2035-03-12 07:00:00','null','analista',87,22,8)," calcext:value-type="string">
            <text:p>('2035-03-12 07:00:00','null','analista',87,22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0" calcext:value-type="float">
            <text:p>1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2];&quot;','&quot;;[.P192];&quot;','&quot;;[.K192];&quot;',&quot;;[.J192];&quot;,&quot;;[.L192];&quot;,&quot;;[.M192];&quot;),&quot;)" office:value-type="string" office:string-value="('2035-03-12 07:00:00','null','agente',88,23,8)," calcext:value-type="string">
            <text:p>('2035-03-12 07:00:00','null','agente',88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1" calcext:value-type="float">
            <text:p>19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3];&quot;','&quot;;[.P193];&quot;','&quot;;[.K193];&quot;',&quot;;[.J193];&quot;,&quot;;[.L193];&quot;,&quot;;[.M193];&quot;),&quot;)" office:value-type="string" office:string-value="('2035-03-09 07:00:00','null','analista',89,23,8)," calcext:value-type="string">
            <text:p>('2035-03-09 07:00:00','null','analista',89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4];&quot;','&quot;;[.P194];&quot;','&quot;;[.K194];&quot;',&quot;;[.J194];&quot;,&quot;;[.L194];&quot;,&quot;;[.M194];&quot;),&quot;)" office:value-type="string" office:string-value="('2035-03-09 07:00:00','null','agente',90,23,8)," calcext:value-type="string">
            <text:p>('2035-03-09 07:00:00','null','agente',90,23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5];&quot;','&quot;;[.P195];&quot;','&quot;;[.K195];&quot;',&quot;;[.J195];&quot;,&quot;;[.L195];&quot;,&quot;;[.M195];&quot;),&quot;)" office:value-type="string" office:string-value="('2035-03-12 07:00:00','null','analista',91,24,8)," calcext:value-type="string">
            <text:p>('2035-03-12 07:00:00','null','analista',91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4" calcext:value-type="float">
            <text:p>1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6];&quot;','&quot;;[.P196];&quot;','&quot;;[.K196];&quot;',&quot;;[.J196];&quot;,&quot;;[.L196];&quot;,&quot;;[.M196];&quot;),&quot;)" office:value-type="string" office:string-value="('2035-03-12 07:00:00','null','agente',92,24,8)," calcext:value-type="string">
            <text:p>('2035-03-12 07:00:00','null','agente',92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7];&quot;','&quot;;[.P197];&quot;','&quot;;[.K197];&quot;',&quot;;[.J197];&quot;,&quot;;[.L197];&quot;,&quot;;[.M197];&quot;),&quot;)" office:value-type="string" office:string-value="('2035-03-09 07:00:00','null','analista',93,24,8)," calcext:value-type="string">
            <text:p>('2035-03-09 07:00:00','null','analista',93,24,8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6" calcext:value-type="float">
            <text:p>1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8];&quot;','&quot;;[.P198];&quot;','&quot;;[.K198];&quot;',&quot;;[.J198];&quot;,&quot;;[.L198];&quot;,&quot;;[.M198];&quot;),&quot;)" office:value-type="string" office:string-value="('2035-03-09 07:00:00','null','agente',94,25,9)," calcext:value-type="string">
            <text:p>('2035-03-09 07:00:00','null','agente',94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199];&quot;','&quot;;[.P199];&quot;','&quot;;[.K199];&quot;',&quot;;[.J199];&quot;,&quot;;[.L199];&quot;,&quot;;[.M199];&quot;),&quot;)" office:value-type="string" office:string-value="('2035-03-12 07:00:00','null','analista',95,25,9)," calcext:value-type="string">
            <text:p>('2035-03-12 07:00:00','null','analista',95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8" calcext:value-type="float">
            <text:p>1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0];&quot;','&quot;;[.P200];&quot;','&quot;;[.K200];&quot;',&quot;;[.J200];&quot;,&quot;;[.L200];&quot;,&quot;;[.M200];&quot;),&quot;)" office:value-type="string" office:string-value="('2035-03-12 07:00:00','null','agente',96,25,9)," calcext:value-type="string">
            <text:p>('2035-03-12 07:00:00','null','agente',96,25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1];&quot;','&quot;;[.P201];&quot;','&quot;;[.K201];&quot;',&quot;;[.J201];&quot;,&quot;;[.L201];&quot;,&quot;;[.M201];&quot;),&quot;)" office:value-type="string" office:string-value="('2035-03-09 07:00:00','null','analista',97,26,9)," calcext:value-type="string">
            <text:p>('2035-03-09 07:00:00','null','analista',97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2];&quot;','&quot;;[.P202];&quot;','&quot;;[.K202];&quot;',&quot;;[.J202];&quot;,&quot;;[.L202];&quot;,&quot;;[.M202];&quot;),&quot;)" office:value-type="string" office:string-value="('2035-03-09 07:00:00','null','agente',98,26,9)," calcext:value-type="string">
            <text:p>('2035-03-09 07:00:00','null','agente',98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1" calcext:value-type="float">
            <text:p>2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3];&quot;','&quot;;[.P203];&quot;','&quot;;[.K203];&quot;',&quot;;[.J203];&quot;,&quot;;[.L203];&quot;,&quot;;[.M203];&quot;),&quot;)" office:value-type="string" office:string-value="('2035-03-12 07:00:00','null','analista',99,26,9)," calcext:value-type="string">
            <text:p>('2035-03-12 07:00:00','null','analista',99,26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12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4];&quot;','&quot;;[.P204];&quot;','&quot;;[.K204];&quot;',&quot;;[.J204];&quot;,&quot;;[.L204];&quot;,&quot;;[.M204];&quot;),&quot;)" office:value-type="string" office:string-value="('2035-03-12 07:00:00','null','agente',100,27,9)," calcext:value-type="string">
            <text:p>('2035-03-12 07:00:00','null','agente',100,27,9),</text:p>
          </table:table-cell>
          <table:table-cell table:number-columns-repeated="1006"/>
        </table:table-row>
        <table:table-row table:style-name="ro6">
          <table:table-cell table:number-columns-repeated="8"/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alista</text:p>
          </table:table-cell>
          <table:table-cell table:style-name="ce114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5];&quot;','&quot;;[.P205];&quot;','&quot;;[.K205];&quot;',&quot;;[.J205];&quot;,&quot;;[.L205];&quot;,&quot;;[.M205];&quot;),&quot;)" office:value-type="string" office:string-value="('2035-03-09 07:00:00','null','analista',101,27,9)," calcext:value-type="string">
            <text:p>('2035-03-09 07:00:00','null','analista',101,27,9),</text:p>
          </table:table-cell>
          <table:table-cell table:number-columns-repeated="1006"/>
        </table:table-row>
        <table:table-row table:style-name="ro6">
          <table:table-cell table:style-name="ce110" table:number-columns-repeated="4"/>
          <table:table-cell table:style-name="ce47" table:number-columns-repeated="3"/>
          <table:table-cell table:style-name="ce110"/>
          <table:table-cell table:style-name="ce117" office:value-type="float" office:value="204" calcext:value-type="float">
            <text:p>204</text:p>
          </table:table-cell>
          <table:table-cell table:style-name="ce47" office:value-type="float" office:value="102" calcext:value-type="float">
            <text:p>102</text:p>
          </table:table-cell>
          <table:table-cell office:value-type="string" calcext:value-type="string">
            <text:p>agente</text:p>
          </table:table-cell>
          <table:table-cell table:style-name="ce114" office:value-type="float" office:value="27" calcext:value-type="float">
            <text:p>27</text:p>
          </table:table-cell>
          <table:table-cell table:style-name="ce122" office:value-type="float" office:value="9" calcext:value-type="float">
            <text:p>9</text:p>
          </table:table-cell>
          <table:table-cell table:style-name="ce127" office:value-type="float" office:value="37" calcext:value-type="float">
            <text:p>37</text:p>
          </table:table-cell>
          <table:table-cell table:style-name="ce112" office:value-type="string" calcext:value-type="string">
            <text:p>2035-03-09 07:00:00</text:p>
          </table:table-cell>
          <table:table-cell table:style-name="ce129" office:value-type="string" calcext:value-type="string">
            <text:p>null</text:p>
          </table:table-cell>
          <table:table-cell table:formula="of:=CONCATENATE(&quot;('&quot;;[.O206];&quot;','&quot;;[.P206];&quot;','&quot;;[.K206];&quot;',&quot;;[.J206];&quot;,&quot;;[.L206];&quot;,&quot;;[.M206];&quot;),&quot;)" office:value-type="string" office:string-value="('2035-03-09 07:00:00','null','agente',102,27,9)," calcext:value-type="string">
            <text:p>('2035-03-09 07:00:00','null','agente',102,27,9),</text:p>
          </table:table-cell>
          <table:table-cell table:style-name="ce47" table:number-columns-repeated="1006"/>
        </table:table-row>
        <table:table-row table:style-name="ro6">
          <table:table-cell table:number-columns-repeated="11"/>
          <table:table-cell table:style-name="ce117"/>
          <table:table-cell table:number-columns-repeated="1011"/>
        </table:table-row>
        <table:table-row table:style-name="ro6" table:number-rows-repeated="1048368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1" table:target-range-address="PERSONAL_INTELIGENCIA.D3:PERSONAL_INTELIGENCIA.BI105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ALIASES.G1:ALIASES.G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8:32:27.152956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4T18:41:59.870701829</dc:date>
    <meta:editing-cycles>15</meta:editing-cycles>
    <meta:editing-duration>PT2H3M32S</meta:editing-duration>
    <meta:generator>LibreOffice/7.1.8.1$Linux_X86_64 LibreOffice_project/10$Build-1</meta:generator>
    <meta:document-statistic meta:table-count="5" meta:cell-count="17402" meta:object-count="0"/>
    <meta:user-defined meta:name="AppVersion">15.0000</meta:user-defined>
  </office:meta>
</office:document-meta>
</file>